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1" svg:font-family="Arial1"/>
    <style:font-face style:name="DejaVu Sans Condensed" svg:font-family="&quot;DejaVu Sans Condensed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9900"/>
    </style:style>
    <style:style style:name="ce3" style:family="table-cell" style:parent-style-name="Default" style:data-style-name="N0">
      <style:table-cell-properties fo:background-color="#FF3333"/>
    </style:style>
    <style:style style:name="ce4" style:family="table-cell" style:parent-style-name="Default" style:data-style-name="N0">
      <style:table-cell-properties fo:background-color="#99FF66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ackground-color="#99FF66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fo:background-color="#ACB20C"/>
    </style:style>
    <style:style style:name="ce9" style:family="table-cell" style:parent-style-name="Default" style:data-style-name="N0">
      <style:table-cell-properties fo:background-color="#6666FF"/>
    </style:style>
    <style:style style:name="ce10" style:family="table-cell" style:parent-style-name="Default" style:data-style-name="N0"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66CCFF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fo:background-color="#66CCFF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fo:background-color="#66CCFF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fo:background-color="#66CCFF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none" fo:background-color="#66CCFF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1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6" style:family="table-cell" style:parent-style-name="Default" style:data-style-name="N0"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style:rotation-angle="15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ackground-color="#FFFF00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3" style:family="table-cell" style:parent-style-name="Default" style:data-style-name="N0">
      <style:text-properties style:text-line-through-style="solid"/>
    </style:style>
    <style:style style:name="ce34" style:family="table-cell" style:parent-style-name="Default" style:data-style-name="N0">
      <style:table-cell-properties style:vertical-align="middle" fo:background-color="#FFFF66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 fo:background-color="#CCFFCC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middle" fo:background-color="#CC9900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middle" fo:background-color="#B2B2B2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middle" fo:background-color="#663300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middle" fo:background-color="#FFC8C8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8C8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background-color="#CC9966" style:repeat-content="false"/>
      <style:paragraph-properties fo:text-align="center"/>
    </style:style>
    <style:style style:name="ce43" style:family="table-cell" style:parent-style-name="Default" style:data-style-name="N0">
      <style:table-cell-properties style:vertical-align="middle" fo:background-color="#784B04" style:repeat-content="false"/>
      <style:paragraph-properties fo:text-align="center"/>
      <style:text-properties fo:color="#FFFFFF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6E905"/>
      <style:text-properties style:text-line-through-style="solid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66FF99" style:repeat-content="false"/>
      <style:paragraph-properties fo:text-align="center"/>
      <style:text-properties style:text-line-through-style="solid"/>
    </style:style>
    <style:style style:name="ce48" style:family="table-cell" style:parent-style-name="Default" style:data-style-name="N0">
      <style:table-cell-properties fo:background-color="#ACB20C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666666"/>
      <style:text-properties fo:color="#FFFFFF" style:text-line-through-style="solid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2B2B2"/>
      <style:text-properties style:text-line-through-style="solid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8000"/>
      <style:text-properties style:text-line-through-style="solid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85C00"/>
      <style:text-properties style:text-line-through-style="solid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85C00"/>
    </style:style>
    <style:style style:name="ce5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55" style:family="table-cell" style:parent-style-name="Default" style:data-style-name="N0">
      <style:table-cell-properties style:vertical-align="automatic" fo:wrap-option="wrap" fo:background-color="#E6E6E6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6" style:family="table-cell" style:parent-style-name="Default" style:data-style-name="N0">
      <style:table-cell-properties style:vertical-align="automatic" fo:wrap-option="wrap" fo:background-color="#E6E6E6"/>
      <style:text-properties style:font-name="DejaVu Sans Condensed" style:font-name-asian="DejaVu Sans Condensed" style:font-name-complex="DejaVu Sans Condensed" fo:font-size="10pt" style:font-size-asian="10pt" style:font-size-complex="10pt"/>
    </style:style>
    <style:style style:name="ce57" style:family="table-cell" style:parent-style-name="Default" style:data-style-name="N0">
      <style:table-cell-properties style:vertical-align="automatic" fo:wrap-option="wrap" fo:background-color="#E6E6E6" style:repeat-content="false"/>
      <style:paragraph-properties fo:text-align="start" fo:margin-left="0cm"/>
      <style:text-properties style:font-name="DejaVu Sans Condensed" style:font-name-asian="DejaVu Sans Condensed" style:font-name-complex="DejaVu Sans Condensed" fo:font-size="10pt" style:font-size-asian="10pt" style:font-size-complex="10pt"/>
    </style:style>
    <style:style style:name="ce5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Arial1" style:font-name-asian="Arial1" style:font-name-complex="Arial1" fo:font-size="6pt" style:font-size-asian="6pt" style:font-size-complex="6pt"/>
    </style:style>
    <style:style style:name="ce62" style:family="table-cell" style:parent-style-name="Default" style:data-style-name="N0">
      <style:table-cell-properties fo:border="thin solid #000000" style:vertical-align="middle" fo:background-color="#C0504D" style:repeat-content="false"/>
      <style:paragraph-properties fo:text-align="center"/>
      <style:text-properties fo:color="#FFFFFF" style:font-name="Arial1" style:font-name-asian="Arial1" style:font-name-complex="Arial1" fo:font-size="6pt" style:font-size-asian="6pt" style:font-size-complex="6pt"/>
    </style:style>
    <style:style style:name="ce63" style:family="table-cell" style:parent-style-name="Default" style:data-style-name="N0">
      <style:table-cell-properties fo:border="thin solid #000000" style:vertical-align="middle" fo:background-color="#77933C" style:repeat-content="false"/>
      <style:paragraph-properties fo:text-align="center"/>
      <style:text-properties fo:color="#FFFFFF" style:font-name="Arial1" style:font-name-asian="Arial1" style:font-name-complex="Arial1" fo:font-size="6pt" style:font-size-asian="6pt" style:font-size-complex="6pt"/>
    </style:style>
    <style:style style:name="ce64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CCCCFF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CCCFF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CCCCFF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68" style:family="table-cell" style:parent-style-name="Default" style:data-style-name="N0">
      <style:table-cell-properties fo:border="thin solid #000000" style:vertical-align="middle" fo:background-color="#31859C" style:repeat-content="false"/>
      <style:paragraph-properties fo:text-align="center"/>
      <style:text-properties fo:color="#FFFFFF" style:font-name="Arial1" style:font-name-asian="Arial1" style:font-name-complex="Arial1" fo:font-size="6pt" style:font-size-asian="6pt" style:font-size-complex="6pt"/>
    </style:style>
    <style:style style:name="ce69" style:family="table-cell" style:parent-style-name="Default" style:data-style-name="N0">
      <style:table-cell-properties fo:border="thin solid #000000" style:vertical-align="middle" fo:background-color="#632523" style:repeat-content="false"/>
      <style:paragraph-properties fo:text-align="center"/>
      <style:text-properties fo:color="#FFFFFF" style:font-name="Arial1" style:font-name-asian="Arial1" style:font-name-complex="Arial1" fo:font-size="6pt" style:font-size-asian="6pt" style:font-size-complex="6pt"/>
    </style:style>
    <style:style style:name="ce70" style:family="table-cell" style:parent-style-name="Default" style:data-style-name="N0">
      <style:table-cell-properties fo:border="thin solid #000000" style:vertical-align="middle" fo:background-color="#C4BD97" style:repeat-content="false"/>
      <style:paragraph-properties fo:text-align="center"/>
      <style:text-properties style:font-name="Arial1" style:font-name-asian="Arial1" style:font-name-complex="Arial1" fo:font-size="6pt" style:font-size-asian="6pt" style:font-size-complex="6pt"/>
    </style:style>
    <style:style style:name="ce71" style:family="table-cell" style:parent-style-name="Default" style:data-style-name="N0">
      <style:table-cell-properties fo:border="thin solid #000000" style:vertical-align="middle" fo:background-color="#4A452A" style:repeat-content="false"/>
      <style:paragraph-properties fo:text-align="center"/>
      <style:text-properties fo:color="#FFFFFF" style:font-name="Arial1" style:font-name-asian="Arial1" style:font-name-complex="Arial1" fo:font-size="6pt" style:font-size-asian="6pt" style:font-size-complex="6pt"/>
    </style:style>
    <style:style style:name="ce7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376092" style:repeat-content="false"/>
      <style:paragraph-properties fo:text-align="center"/>
      <style:text-properties fo:color="#FFFFFF" style:font-name="Arial1" style:font-name-asian="Arial1" style:font-name-complex="Arial1" fo:font-size="6pt" style:font-size-asian="6pt" style:font-size-complex="6pt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376092"/>
      <style:text-properties fo:color="#FFFFFF" style:font-name="Arial1" style:font-name-asian="Arial1" style:font-name-complex="Arial1" fo:font-size="6pt" style:font-size-asian="6pt" style:font-size-complex="6pt"/>
    </style:style>
    <style:style style:name="ce7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FFFF" style:font-name="Arial1" style:font-name-asian="Arial1" style:font-name-complex="Arial1" fo:font-size="6pt" style:font-size-asian="6pt" style:font-size-complex="6pt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376092"/>
      <style:text-properties fo:color="#FFFFFF" style:font-name="Arial1" style:font-name-asian="Arial1" style:font-name-complex="Arial1" fo:font-size="6pt" style:font-size-asian="6pt" style:font-size-complex="6pt"/>
    </style:style>
    <style:style style:name="ce76" style:family="table-cell" style:parent-style-name="Default" style:data-style-name="N0">
      <style:table-cell-properties fo:border="thin solid #000000" style:vertical-align="middle" fo:background-color="#3399FF" style:repeat-content="false"/>
      <style:paragraph-properties fo:text-align="center"/>
      <style:text-properties fo:color="#EEEEEE" style:font-name="Arial1" style:font-name-asian="Arial1" style:font-name-complex="Arial1" fo:font-size="6pt" style:font-size-asian="6pt" style:font-size-complex="6pt"/>
    </style:style>
    <style:style style:name="ce77" style:family="table-cell" style:parent-style-name="Default" style:data-style-name="N0">
      <style:table-cell-properties fo:border="thin solid #000000" style:vertical-align="middle" fo:background-color="#C3D69B" style:repeat-content="false"/>
      <style:paragraph-properties fo:text-align="center"/>
      <style:text-properties style:font-name="Arial1" style:font-name-asian="Arial1" style:font-name-complex="Arial1" fo:font-size="6pt" style:font-size-asian="6pt" style:font-size-complex="6pt"/>
    </style:style>
    <style:style style:name="ce78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style:font-name="Arial1" style:font-name-asian="Arial1" style:font-name-complex="Arial1" fo:font-size="6pt" style:font-size-asian="6pt" style:font-size-complex="6pt"/>
    </style:style>
    <style:style style:name="ce79" style:family="table-cell" style:parent-style-name="Default" style:data-style-name="N0">
      <style:table-cell-properties fo:border="thin solid #000000" style:vertical-align="middle" fo:background-color="#215968" style:repeat-content="false"/>
      <style:paragraph-properties fo:text-align="center"/>
      <style:text-properties fo:color="#FFFFFF" style:font-name="Arial1" style:font-name-asian="Arial1" style:font-name-complex="Arial1" fo:font-size="6pt" style:font-size-asian="6pt" style:font-size-complex="6pt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CCC99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8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CCCC99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CCC99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8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CCCC99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8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DejaVu Sans Condensed" style:font-name-asian="DejaVu Sans Condensed" style:font-name-complex="DejaVu Sans Condensed" fo:font-size="12pt" style:font-size-asian="12pt" style:font-size-complex="12pt"/>
    </style:style>
    <style:style style:name="ce87" style:family="table-cell" style:parent-style-name="Default" style:data-style-name="N3">
      <style:table-cell-properties style:vertical-align="automatic" fo:wrap-option="wrap" fo:background-color="#FF9966" style:repeat-content="false"/>
      <style:paragraph-properties fo:text-align="center"/>
      <style:text-properties style:font-name="DejaVu Sans Condensed" style:font-name-asian="DejaVu Sans Condensed" style:font-name-complex="DejaVu Sans Condensed"/>
    </style:style>
    <style:style style:name="ce88" style:family="table-cell" style:parent-style-name="Default" style:data-style-name="N3">
      <style:table-cell-properties style:vertical-align="automatic" fo:wrap-option="wrap" fo:background-color="#FFCC99" style:repeat-content="false"/>
      <style:paragraph-properties fo:text-align="center"/>
      <style:text-properties style:font-name="DejaVu Sans Condensed" style:font-name-asian="DejaVu Sans Condensed" style:font-name-complex="DejaVu Sans Condensed"/>
    </style:style>
    <style:style style:name="ce89" style:family="table-cell" style:parent-style-name="Default" style:data-style-name="N3">
      <style:table-cell-properties style:vertical-align="automatic" fo:wrap-option="wrap" fo:background-color="#EB613D" style:repeat-content="false"/>
      <style:paragraph-properties fo:text-align="center"/>
      <style:text-properties style:font-name="DejaVu Sans Condensed" style:font-name-asian="DejaVu Sans Condensed" style:font-name-complex="DejaVu Sans Condensed"/>
    </style:style>
    <style:style style:name="ce9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1" style:font-name-asian="Arial1" style:font-name-complex="Arial1" fo:font-size="6pt" style:font-size-asian="6pt" style:font-size-complex="6pt"/>
    </style:style>
    <style:style style:name="ce91" style:family="table-cell" style:parent-style-name="Default" style:data-style-name="N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9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FFFF0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9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FDEADA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9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D9D9D9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95" style:family="table-cell" style:parent-style-name="Default" style:data-style-name="N0">
      <style:table-cell-properties style:vertical-align="automatic" fo:wrap-option="wrap" fo:background-color="#E6E6E6" style:repeat-content="false"/>
      <style:paragraph-properties fo:text-align="center"/>
      <style:text-properties style:font-name="DejaVu Sans Condensed" style:font-name-asian="DejaVu Sans Condensed" style:font-name-complex="DejaVu Sans Condensed" fo:font-size="10pt" style:font-size-asian="10pt" style:font-size-complex="10pt"/>
    </style:style>
    <style:style style:name="ce9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7" style:family="table-cell" style:parent-style-name="Default" style:data-style-name="N0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middle" fo:background-color="#C0504D" style:repeat-content="false"/>
      <style:paragraph-properties fo:text-align="center"/>
      <style:text-properties fo:color="#FFFFFF" style:font-name="Arial1" style:font-name-asian="Arial1" style:font-name-complex="Arial1" fo:font-size="6pt" style:font-size-asian="6pt" style:font-size-complex="6pt"/>
    </style:style>
    <style:style style:name="ce99" style:family="table-cell" style:parent-style-name="Default" style:data-style-name="N0">
      <style:table-cell-properties fo:border="thin solid #000000" style:vertical-align="middle" fo:background-color="#77933C" style:repeat-content="false"/>
      <style:paragraph-properties fo:text-align="center"/>
      <style:text-properties fo:color="#FFFFFF" style:font-name="Arial1" style:font-name-asian="Arial1" style:font-name-complex="Arial1" fo:font-size="6pt" style:font-size-asian="6pt" style:font-size-complex="6pt"/>
    </style:style>
    <style:style style:name="ce100" style:family="table-cell" style:parent-style-name="Default" style:data-style-name="N0">
      <style:table-cell-properties fo:border="thin solid #000000" style:vertical-align="middle" fo:background-color="#31859C" style:repeat-content="false"/>
      <style:paragraph-properties fo:text-align="center"/>
      <style:text-properties fo:color="#FFFFFF" style:font-name="Arial1" style:font-name-asian="Arial1" style:font-name-complex="Arial1" fo:font-size="6pt" style:font-size-asian="6pt" style:font-size-complex="6pt"/>
    </style:style>
    <style:style style:name="ce10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02" style:family="table-cell" style:parent-style-name="Default" style:data-style-name="N0">
      <style:table-cell-properties fo:border="thin solid #000000" style:vertical-align="middle" fo:background-color="#632523" style:repeat-content="false"/>
      <style:paragraph-properties fo:text-align="center"/>
      <style:text-properties fo:color="#FFFFFF" style:font-name="Arial1" style:font-name-asian="Arial1" style:font-name-complex="Arial1" fo:font-size="6pt" style:font-size-asian="6pt" style:font-size-complex="6pt"/>
    </style:style>
    <style:style style:name="ce103" style:family="table-cell" style:parent-style-name="Default" style:data-style-name="N0">
      <style:table-cell-properties fo:border="thin solid #000000" style:vertical-align="middle" fo:background-color="#C4BD97" style:repeat-content="false"/>
      <style:paragraph-properties fo:text-align="center"/>
      <style:text-properties style:font-name="Arial1" style:font-name-asian="Arial1" style:font-name-complex="Arial1" fo:font-size="6pt" style:font-size-asian="6pt" style:font-size-complex="6pt"/>
    </style:style>
    <style:style style:name="ce104" style:family="table-cell" style:parent-style-name="Default" style:data-style-name="N0">
      <style:table-cell-properties fo:border="thin solid #000000" style:vertical-align="middle" fo:background-color="#4A452A" style:repeat-content="false"/>
      <style:paragraph-properties fo:text-align="center"/>
      <style:text-properties fo:color="#FFFFFF" style:font-name="Arial1" style:font-name-asian="Arial1" style:font-name-complex="Arial1" fo:font-size="6pt" style:font-size-asian="6pt" style:font-size-complex="6pt"/>
    </style:style>
    <style:style style:name="ce105" style:family="table-cell" style:parent-style-name="Default" style:data-style-name="N0">
      <style:table-cell-properties fo:border="thin solid #000000" style:vertical-align="middle" fo:background-color="#7030A0" style:repeat-content="false"/>
      <style:paragraph-properties fo:text-align="center"/>
      <style:text-properties fo:color="#FFFFFF" style:font-name="Arial1" style:font-name-asian="Arial1" style:font-name-complex="Arial1" fo:font-size="6pt" style:font-size-asian="6pt" style:font-size-complex="6pt"/>
    </style:style>
    <style:style style:name="ce106" style:family="table-cell" style:parent-style-name="Default" style:data-style-name="N0">
      <style:table-cell-properties fo:border="thin solid #000000" style:vertical-align="middle" fo:background-color="#376092" style:repeat-content="false"/>
      <style:paragraph-properties fo:text-align="center"/>
      <style:text-properties fo:color="#FFFFFF" style:font-name="Arial1" style:font-name-asian="Arial1" style:font-name-complex="Arial1" fo:font-size="6pt" style:font-size-asian="6pt" style:font-size-complex="6pt"/>
    </style:style>
    <style:style style:name="ce107" style:family="table-cell" style:parent-style-name="Default" style:data-style-name="N0">
      <style:table-cell-properties fo:border="thin solid #000000" style:vertical-align="middle" fo:background-color="#E46C0A" style:repeat-content="false"/>
      <style:paragraph-properties fo:text-align="center"/>
      <style:text-properties fo:color="#FFFFFF" style:font-name="Arial1" style:font-name-asian="Arial1" style:font-name-complex="Arial1" fo:font-size="6pt" style:font-size-asian="6pt" style:font-size-complex="6pt"/>
    </style:style>
    <style:style style:name="ce108" style:family="table-cell" style:parent-style-name="Default" style:data-style-name="N0">
      <style:table-cell-properties fo:border="thin solid #000000" style:vertical-align="middle" fo:background-color="#3399FF" style:repeat-content="false"/>
      <style:paragraph-properties fo:text-align="center"/>
      <style:text-properties fo:color="#FFFFFF" style:font-name="Arial1" style:font-name-asian="Arial1" style:font-name-complex="Arial1" fo:font-size="6pt" style:font-size-asian="6pt" style:font-size-complex="6pt"/>
    </style:style>
    <style:style style:name="ce109" style:family="table-cell" style:parent-style-name="Default" style:data-style-name="N0">
      <style:table-cell-properties fo:border="thin solid #000000" style:vertical-align="middle" fo:background-color="#3399FF" style:repeat-content="false"/>
      <style:paragraph-properties fo:text-align="center"/>
      <style:text-properties fo:color="#EEEEEE" style:font-name="Arial1" style:font-name-asian="Arial1" style:font-name-complex="Arial1" fo:font-size="6pt" style:font-size-asian="6pt" style:font-size-complex="6pt"/>
    </style:style>
    <style:style style:name="ce110" style:family="table-cell" style:parent-style-name="Default" style:data-style-name="N0">
      <style:table-cell-properties fo:border="thin solid #000000" style:vertical-align="middle" fo:background-color="#984807" style:repeat-content="false"/>
      <style:paragraph-properties fo:text-align="center"/>
      <style:text-properties fo:color="#FFFFFF" style:font-name="Arial1" style:font-name-asian="Arial1" style:font-name-complex="Arial1" fo:font-size="6pt" style:font-size-asian="6pt" style:font-size-complex="6pt"/>
    </style:style>
    <style:style style:name="ce111" style:family="table-cell" style:parent-style-name="Default" style:data-style-name="N0">
      <style:table-cell-properties fo:border="thin solid #000000" style:vertical-align="middle" fo:background-color="#3399FF" style:repeat-content="false"/>
      <style:paragraph-properties fo:text-align="center"/>
      <style:text-properties fo:color="#EEEEEE" style:font-name="Arial" style:font-name-asian="Arial" style:font-name-complex="Arial" fo:font-size="6pt" style:font-size-asian="6pt" style:font-size-complex="6pt" style:font-family-generic="swiss"/>
    </style:style>
    <style:style style:name="ce112" style:family="table-cell" style:parent-style-name="Default" style:data-style-name="N0">
      <style:table-cell-properties fo:border="thin solid #000000" style:vertical-align="middle" fo:background-color="#FFCCCC" style:repeat-content="false"/>
      <style:paragraph-properties fo:text-align="center"/>
      <style:text-properties style:font-name="Arial1" style:font-name-asian="Arial1" style:font-name-complex="Arial1" fo:font-size="6pt" style:font-size-asian="6pt" style:font-size-complex="6pt"/>
    </style:style>
    <style:style style:name="ce113" style:family="table-cell" style:parent-style-name="Default" style:data-style-name="N0">
      <style:table-cell-properties fo:border="thin solid #000000" style:vertical-align="middle" fo:wrap-option="wrap" fo:background-color="#FCD5B5" style:repeat-content="false"/>
      <style:paragraph-properties fo:text-align="center"/>
      <style:text-properties style:font-name="Arial1" style:font-name-asian="Arial1" style:font-name-complex="Arial1" fo:font-size="6pt" style:font-size-asian="6pt" style:font-size-complex="6pt"/>
    </style:style>
    <style:style style:name="ce114" style:family="table-cell" style:parent-style-name="Default" style:data-style-name="N0">
      <style:table-cell-properties fo:border="thin solid #000000" style:vertical-align="middle" fo:background-color="#FCD5B5" style:repeat-content="false"/>
      <style:paragraph-properties fo:text-align="center"/>
      <style:text-properties style:font-name="Arial1" style:font-name-asian="Arial1" style:font-name-complex="Arial1" fo:font-size="6pt" style:font-size-asian="6pt" style:font-size-complex="6pt"/>
    </style:style>
    <style:style style:name="ce115" style:family="table-cell" style:parent-style-name="Default" style:data-style-name="N0">
      <style:table-cell-properties fo:border="thin solid #000000" style:vertical-align="middle" fo:background-color="#C3D69B" style:repeat-content="false"/>
      <style:paragraph-properties fo:text-align="center"/>
      <style:text-properties style:font-name="Arial1" style:font-name-asian="Arial1" style:font-name-complex="Arial1" fo:font-size="6pt" style:font-size-asian="6pt" style:font-size-complex="6pt"/>
    </style:style>
    <style:style style:name="ce116" style:family="table-cell" style:parent-style-name="Default" style:data-style-name="N0">
      <style:table-cell-properties fo:border="thin solid #000000" style:vertical-align="middle" fo:background-color="#663300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17" style:family="table-cell" style:parent-style-name="Default" style:data-style-name="N0">
      <style:table-cell-properties fo:border="thin solid #000000" fo:background-color="#663300"/>
    </style:style>
    <style:style style:name="ce118" style:family="table-cell" style:parent-style-name="Default" style:data-style-name="N0">
      <style:table-cell-properties fo:border="thin solid #000000" style:vertical-align="middle" fo:wrap-option="wrap" fo:background-color="#FFCCCC" style:repeat-content="false"/>
      <style:paragraph-properties fo:text-align="center"/>
      <style:text-properties style:font-name="Arial1" style:font-name-asian="Arial1" style:font-name-complex="Arial1" fo:font-size="6pt" style:font-size-asian="6pt" style:font-size-complex="6pt"/>
    </style:style>
    <style:style style:name="ce119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style:font-name="Arial1" style:font-name-asian="Arial1" style:font-name-complex="Arial1" fo:font-size="6pt" style:font-size-asian="6pt" style:font-size-complex="6pt"/>
    </style:style>
    <style:style style:name="ce120" style:family="table-cell" style:parent-style-name="Default" style:data-style-name="N0">
      <style:table-cell-properties fo:border="thin solid #000000" style:vertical-align="middle" fo:background-color="#215968" style:repeat-content="false"/>
      <style:paragraph-properties fo:text-align="center"/>
      <style:text-properties fo:color="#FFFFFF" style:font-name="Arial1" style:font-name-asian="Arial1" style:font-name-complex="Arial1" fo:font-size="6pt" style:font-size-asian="6pt" style:font-size-complex="6pt"/>
    </style:style>
    <style:style style:name="ce121" style:family="table-cell" style:parent-style-name="Default" style:data-style-name="N0">
      <style:table-cell-properties fo:border="thin solid #000000" style:vertical-align="middle" fo:background-color="#CCCC99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22" style:family="table-cell" style:parent-style-name="Default" style:data-style-name="N0">
      <style:table-cell-properties fo:border="thin solid #000000" style:vertical-align="middle" fo:background-color="#CCCC99" style:repeat-content="false"/>
      <style:paragraph-properties fo:text-align="center"/>
      <style:text-properties style:font-name="Arial1" style:font-name-asian="Arial1" style:font-name-complex="Arial1" fo:font-size="6pt" style:font-size-asian="6pt" style:font-size-complex="6pt"/>
    </style:style>
    <style:style style:name="ce123" style:family="table-cell" style:parent-style-name="Default" style:data-style-name="N0">
      <style:table-cell-properties fo:border="thin solid #000000" fo:background-color="#CCCC99"/>
    </style:style>
    <style:style style:name="ce12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DejaVu Sans Condensed" style:font-name-asian="DejaVu Sans Condensed" style:font-name-complex="DejaVu Sans Condensed" fo:font-size="9pt" style:font-size-asian="9pt" style:font-size-complex="9pt"/>
    </style:style>
    <style:style style:name="ce125" style:family="table-cell" style:parent-style-name="Default" style:data-style-name="N3">
      <style:table-cell-properties style:vertical-align="automatic" fo:wrap-option="wrap" fo:background-color="#FF9966" style:repeat-content="false"/>
      <style:paragraph-properties fo:text-align="start" fo:margin-left="0cm"/>
      <style:text-properties style:font-name="DejaVu Sans Condensed" style:font-name-asian="DejaVu Sans Condensed" style:font-name-complex="DejaVu Sans Condensed"/>
    </style:style>
    <style:style style:name="ce126" style:family="table-cell" style:parent-style-name="Default" style:data-style-name="N3">
      <style:table-cell-properties style:vertical-align="automatic" fo:wrap-option="wrap" fo:background-color="#FFCC99" style:repeat-content="false"/>
      <style:paragraph-properties fo:text-align="start" fo:margin-left="0cm"/>
      <style:text-properties style:font-name="DejaVu Sans Condensed" style:font-name-asian="DejaVu Sans Condensed" style:font-name-complex="DejaVu Sans Condensed"/>
    </style:style>
    <style:style style:name="ce127" style:family="table-cell" style:parent-style-name="Default" style:data-style-name="N3">
      <style:table-cell-properties style:vertical-align="automatic" fo:wrap-option="wrap" fo:background-color="#EB613D" style:repeat-content="false"/>
      <style:paragraph-properties fo:text-align="start" fo:margin-left="0cm"/>
      <style:text-properties style:font-name="DejaVu Sans Condensed" style:font-name-asian="DejaVu Sans Condensed" style:font-name-complex="DejaVu Sans Condense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0.740833333333333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1.42875cm"/>
    </style:style>
    <style:style style:name="co8" style:family="table-column">
      <style:table-column-properties fo:break-before="auto" style:column-width="1.666875cm"/>
    </style:style>
    <style:style style:name="co9" style:family="table-column">
      <style:table-column-properties fo:break-before="auto" style:column-width="1.48166666666667cm"/>
    </style:style>
    <style:style style:name="co10" style:family="table-column">
      <style:table-column-properties fo:break-before="auto" style:column-width="0.87312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1.508125cm"/>
    </style:style>
    <style:style style:name="co13" style:family="table-column">
      <style:table-column-properties fo:break-before="auto" style:column-width="1.45520833333333cm"/>
    </style:style>
    <style:style style:name="co14" style:family="table-column">
      <style:table-column-properties fo:break-before="auto" style:column-width="0.5291666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34.5pt" style:use-optimal-row-height="false" fo:break-before="auto"/>
    </style:style>
    <style:style style:name="ro3" style:family="table-row">
      <style:table-row-properties style:row-height="41.85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4.5pt" style:use-optimal-row-height="true" fo:break-before="auto"/>
    </style:style>
    <style:style style:name="ro7" style:family="table-row">
      <style:table-row-properties style:row-height="25.5pt" style:use-optimal-row-height="false" fo:break-before="auto"/>
    </style:style>
    <style:style style:name="ro8" style:family="table-row">
      <style:table-row-properties style:row-height="38.45pt" style:use-optimal-row-height="false" fo:break-before="auto"/>
    </style:style>
    <style:style style:name="ro9" style:family="table-row">
      <style:table-row-properties style:row-height="11.1pt" style:use-optimal-row-height="false" fo:break-before="auto"/>
    </style:style>
    <style:style style:name="ro10" style:family="table-row">
      <style:table-row-properties style:row-height="9pt" style:use-optimal-row-height="false" fo:break-before="auto"/>
    </style:style>
    <style:style style:name="ro11" style:family="table-row">
      <style:table-row-properties style:row-height="25.35pt" style:use-optimal-row-height="false" fo:break-before="auto"/>
    </style:style>
    <style:style style:name="ro12" style:family="table-row">
      <style:table-row-properties style:row-height="17.1pt" style:use-optimal-row-height="false" fo:break-before="auto"/>
    </style:style>
    <style:style style:name="ro13" style:family="table-row">
      <style:table-row-properties style:row-height="13.9pt" style:use-optimal-row-height="false" fo:break-before="auto"/>
    </style:style>
    <style:style style:name="ro14" style:family="table-row">
      <style:table-row-properties style:row-height="12pt" style:use-optimal-row-height="false" fo:break-before="auto"/>
    </style:style>
    <style:style style:name="ro1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HDC_layout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1" table:number-columns-repeated="5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1">
            <text:p>Control Block</text:p>
          </table:table-cell>
          <table:table-cell table:number-columns-repeated="3" table:style-name="ce1"/>
          <table:table-cell office:value-type="string" table:style-name="ce1">
            <text:p>Not to scale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office:value-type="string" table:style-name="ce2">
            <text:p>&lt;A7</text:p>
          </table:table-cell>
          <table:table-cell table:style-name="ce1"/>
          <table:table-cell office:value-type="string" table:style-name="ce2">
            <text:p>Store ('E1')&gt;</text:p>
          </table:table-cell>
          <table:table-cell table:number-columns-repeated="3" table:style-name="ce1"/>
          <table:table-cell office:value-type="string" table:style-name="ce1">
            <text:p>Key</text:p>
          </table:table-cell>
          <table:table-cell table:number-columns-repeated="16374" table:style-name="ce1"/>
        </table:table-row>
        <table:table-row table:style-name="ro2">
          <table:table-cell table:number-columns-repeated="3" table:style-name="ce1"/>
          <table:table-cell office:value-type="string" table:style-name="ce2">
            <text:p>&lt;A8</text:p>
          </table:table-cell>
          <table:table-cell table:style-name="ce1"/>
          <table:table-cell office:value-type="string" table:style-name="ce2">
            <text:p>Store ('E2')&gt;</text:p>
          </table:table-cell>
          <table:table-cell table:style-name="ce1"/>
          <table:table-cell office:value-type="string" table:style-name="ce1">
            <text:p>N (-z)</text:p>
          </table:table-cell>
          <table:table-cell table:style-name="ce1"/>
          <table:table-cell table:style-name="ce3"/>
          <table:table-cell office:value-type="string" table:style-name="ce1">
            <text:p>COSMA6</text:p>
          </table:table-cell>
          <table:table-cell table:number-columns-repeated="16373"/>
        </table:table-row>
        <table:table-row table:style-name="ro2">
          <table:table-cell table:number-columns-repeated="3" table:style-name="ce1"/>
          <table:table-cell office:value-type="string" table:style-name="ce2">
            <text:p>&lt;A1</text:p>
          </table:table-cell>
          <table:table-cell table:style-name="ce1"/>
          <table:table-cell office:value-type="string" table:style-name="ce3">
            <text:p>New store&gt;</text:p>
          </table:table-cell>
          <table:table-cell office:value-type="string" table:style-name="ce1">
            <text:p>W (-x)</text:p>
          </table:table-cell>
          <table:table-cell table:style-name="ce1"/>
          <table:table-cell office:value-type="string" table:style-name="ce1">
            <text:p>E (+x)</text:p>
          </table:table-cell>
          <table:table-cell table:style-name="ce2"/>
          <table:table-cell office:value-type="string" table:style-name="ce1">
            <text:p>COSMA7</text:p>
          </table:table-cell>
          <table:table-cell table:number-columns-repeated="16373"/>
        </table:table-row>
        <table:table-row table:style-name="ro2">
          <table:table-cell table:number-columns-repeated="3" table:style-name="ce1"/>
          <table:table-cell office:value-type="string" table:style-name="ce2">
            <text:p>&lt;Console (A2)</text:p>
          </table:table-cell>
          <table:table-cell table:style-name="ce1"/>
          <table:table-cell office:value-type="string" table:style-name="ce3">
            <text:p>Store&gt;</text:p>
          </table:table-cell>
          <table:table-cell table:style-name="ce1"/>
          <table:table-cell office:value-type="string" table:style-name="ce1">
            <text:p>S (+z)</text:p>
          </table:table-cell>
          <table:table-cell table:style-name="ce1"/>
          <table:table-cell table:style-name="ce4"/>
          <table:table-cell office:value-type="string" table:style-name="ce1">
            <text:p>COSMA8</text:p>
          </table:table-cell>
          <table:table-cell table:number-columns-repeated="16373"/>
        </table:table-row>
        <table:table-row table:style-name="ro2">
          <table:table-cell table:number-columns-repeated="3" table:style-name="ce1"/>
          <table:table-cell office:value-type="string" table:style-name="ce2">
            <text:p>&lt;A3</text:p>
          </table:table-cell>
          <table:table-cell table:style-name="ce1"/>
          <table:table-cell office:value-type="string" table:style-name="ce3">
            <text:p>Store&gt;</text:p>
          </table:table-cell>
          <table:table-cell table:number-columns-repeated="3" table:style-name="ce1"/>
          <table:table-cell office:value-type="string" table:style-name="ce1">
            <text:p>&gt;</text:p>
          </table:table-cell>
          <table:table-cell office:value-type="string" table:style-name="ce1">
            <text:p>Pointer to rear door</text:p>
          </table:table-cell>
          <table:table-cell table:number-columns-repeated="16373"/>
        </table:table-row>
        <table:table-row table:style-name="ro2">
          <table:table-cell table:number-columns-repeated="3" table:style-name="ce1"/>
          <table:table-cell office:value-type="string" table:style-name="ce2">
            <text:p>&lt;A4</text:p>
          </table:table-cell>
          <table:table-cell table:style-name="ce1"/>
          <table:table-cell office:value-type="string" table:style-name="ce3">
            <text:p>Store&gt;</text:p>
          </table:table-cell>
          <table:table-cell table:number-columns-repeated="3" table:style-name="ce1"/>
          <table:table-cell office:value-type="string" table:style-name="ce5">
            <text:p>H1</text:p>
          </table:table-cell>
          <table:table-cell office:value-type="string" table:style-name="ce1">
            <text:p>Rack number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6">
            <text:p>H14&gt;</text:p>
          </table:table-cell>
          <table:table-cell table:style-name="ce1"/>
          <table:table-cell office:value-type="string" table:style-name="ce2">
            <text:p>&lt;A5</text:p>
          </table:table-cell>
          <table:table-cell table:style-name="ce1"/>
          <table:table-cell office:value-type="string" table:style-name="ce3">
            <text:p>Console&gt;</text:p>
          </table:table-cell>
          <table:table-cell table:number-columns-repeated="3" table:style-name="ce1"/>
          <table:table-cell office:value-type="string" table:style-name="ce1">
            <text:p>Rack width assumed to be 0.8m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office:value-type="string" table:style-name="ce6">
            <text:p>H13&gt;</text:p>
          </table:table-cell>
          <table:table-cell table:style-name="ce1"/>
          <table:table-cell office:value-type="string" table:style-name="ce2">
            <text:p>&lt;A6</text:p>
          </table:table-cell>
          <table:table-cell table:style-name="ce1"/>
          <table:table-cell office:value-type="string" table:style-name="ce3">
            <text:p>&gt;</text:p>
          </table:table-cell>
          <table:table-cell table:number-columns-repeated="3" table:style-name="ce1"/>
          <table:table-cell office:value-type="string" table:style-name="ce1">
            <text:p>Isle separation to be 1.2m (from rear of door to rear or door)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office:value-type="string" table:style-name="ce6">
            <text:p>H12&gt;</text:p>
          </table:table-cell>
          <table:table-cell table:number-columns-repeated="3" table:style-name="ce1"/>
          <table:table-cell office:value-type="string" table:style-name="ce3">
            <text:p>&gt;</text:p>
          </table:table-cell>
          <table:table-cell table:number-columns-repeated="3" table:style-name="ce1"/>
          <table:table-cell office:value-type="string" table:style-name="ce1">
            <text:p>Door thickness assumed to be 0.3m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office:value-type="string" table:style-name="ce6">
            <text:p>H11&gt;</text:p>
          </table:table-cell>
          <table:table-cell table:style-name="ce1"/>
          <table:table-cell office:value-type="string" table:style-name="ce4">
            <text:p>&lt;H5a</text:p>
          </table:table-cell>
          <table:table-cell table:style-name="ce1"/>
          <table:table-cell office:value-type="string" table:style-name="ce3">
            <text:p>&gt;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6">
            <text:p>H10&gt;</text:p>
          </table:table-cell>
          <table:table-cell table:style-name="ce1"/>
          <table:table-cell office:value-type="string" table:style-name="ce4">
            <text:p>&lt;H5</text:p>
          </table:table-cell>
          <table:table-cell table:style-name="ce1"/>
          <table:table-cell office:value-type="string" table:style-name="ce3">
            <text:p>&gt;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4">
            <text:p>H9&gt;</text:p>
          </table:table-cell>
          <table:table-cell table:style-name="ce1"/>
          <table:table-cell office:value-type="string" table:style-name="ce4">
            <text:p>&lt;H4</text:p>
          </table:table-cell>
          <table:table-cell table:style-name="ce1"/>
          <table:table-cell office:value-type="string" table:style-name="ce3">
            <text:p>&gt;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4">
            <text:p>H8 Console&gt;</text:p>
          </table:table-cell>
          <table:table-cell table:style-name="ce1"/>
          <table:table-cell office:value-type="string" table:style-name="ce4">
            <text:p>&lt;H3</text:p>
          </table:table-cell>
          <table:table-cell table:style-name="ce1"/>
          <table:table-cell office:value-type="string" table:style-name="ce3">
            <text:p>&gt;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4">
            <text:p>H7&gt;</text:p>
          </table:table-cell>
          <table:table-cell table:style-name="ce1"/>
          <table:table-cell office:value-type="string" table:style-name="ce4">
            <text:p>&lt;H2</text:p>
          </table:table-cell>
          <table:table-cell table:style-name="ce1"/>
          <table:table-cell office:value-type="string" table:style-name="ce3">
            <text:p>&gt;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7">
            <text:p>Pipes every 60 cm</text:p>
          </table:table-cell>
          <table:table-cell office:value-type="string" table:style-name="ce4">
            <text:p>H6&gt;</text:p>
          </table:table-cell>
          <table:table-cell table:style-name="ce1"/>
          <table:table-cell office:value-type="string" table:style-name="ce4">
            <text:p>&lt;H1</text:p>
          </table:table-cell>
          <table:table-cell table:style-name="ce1"/>
          <table:table-cell office:value-type="string" table:style-name="ce3">
            <text:p>&gt;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7">
            <text:p>Pipe for CDU2, 2.4m to front of CDU</text:p>
          </table:table-cell>
          <table:table-cell table:number-columns-repeated="4" table:style-name="ce1"/>
          <table:table-cell office:value-type="string" table:style-name="ce3">
            <text:p>&gt;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7">
            <text:p>Pipe for CDU3</text:p>
          </table:table-cell>
          <table:table-cell table:number-columns-repeated="2" table:style-name="ce1"/>
          <table:table-cell office:value-type="string" table:style-name="ce8">
            <text:p>CoolIT CDU</text:p>
          </table:table-cell>
          <table:table-cell table:style-name="ce1"/>
          <table:table-cell office:value-type="string" table:style-name="ce3">
            <text:p>&gt;</text:p>
          </table:table-cell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office:value-type="string" table:style-name="ce8">
            <text:p>CoolIT CDU</text:p>
          </table:table-cell>
          <table:table-cell table:style-name="ce1"/>
          <table:table-cell office:value-type="string" table:style-name="ce3">
            <text:p>&gt;</text:p>
          </table:table-cell>
          <table:table-cell table:number-columns-repeated="16378" table:style-name="ce1"/>
        </table:table-row>
        <table:table-row table:style-name="ro2">
          <table:table-cell table:number-columns-repeated="5" table:style-name="ce1"/>
          <table:table-cell office:value-type="string" table:style-name="ce3">
            <text:p>&gt;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9">
            <text:p>Tape library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Note: H6 row of cooling pipes start at the front of the rack, assuming leaving 120cm between C7 and C8 rows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o, 1.2m between pipes and doors - assuming 120cm racks, which they all are.</text:p>
          </table:table-cell>
          <table:table-cell table:number-columns-repeated="16383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">
            <text:p>PDU layout</text:p>
          </table:table-cell>
          <table:table-cell table:number-columns-repeated="16383" table:style-name="ce1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4" table:style-name="ce10"/>
          <table:table-cell office:value-type="string" table:style-name="ce10">
            <text:p>2B/12L/123 - H3</text:p>
          </table:table-cell>
          <table:table-cell office:value-type="string" table:style-name="ce10">
            <text:p>2B/13L/123 - H3</text:p>
          </table:table-cell>
          <table:table-cell office:value-type="string" table:style-name="ce10">
            <text:p>1B/5L/123 - H2</text:p>
          </table:table-cell>
          <table:table-cell office:value-type="string" table:style-name="ce10">
            <text:p>1B/2L/123 - H1</text:p>
          </table:table-cell>
          <table:table-cell office:value-type="string" table:style-name="ce10">
            <text:p>1A/2L/123 - H1</text:p>
          </table:table-cell>
          <table:table-cell table:style-name="ce1"/>
          <table:table-cell office:value-type="string" table:style-name="ce1">
            <text:p>40cm from back of rack H1</text:p>
          </table:table-cell>
          <table:table-cell table:number-columns-repeated="16373"/>
        </table:table-row>
        <table:table-row table:style-name="ro4">
          <table:table-cell table:number-columns-repeated="4" table:style-name="ce10"/>
          <table:table-cell office:value-type="string" table:style-name="ce10">
            <text:p>2B/14L/123 - H4</text:p>
          </table:table-cell>
          <table:table-cell office:value-type="string" table:style-name="ce10">
            <text:p>2B/11L/123 - H3</text:p>
          </table:table-cell>
          <table:table-cell office:value-type="string" table:style-name="ce10">
            <text:p>1B/4L/123 - H2</text:p>
          </table:table-cell>
          <table:table-cell office:value-type="string" table:style-name="ce10">
            <text:p>1B/3L/123 - H2</text:p>
          </table:table-cell>
          <table:table-cell office:value-type="string" table:style-name="ce10">
            <text:p>1A/1L/123 - H1</text:p>
          </table:table-cell>
          <table:table-cell table:number-columns-repeated="16375" table:style-name="ce1"/>
        </table:table-row>
        <table:table-row table:style-name="ro4">
          <table:table-cell table:number-columns-repeated="9" table:style-name="ce10"/>
          <table:table-cell table:number-columns-repeated="16375" table:style-name="ce1"/>
        </table:table-row>
        <table:table-row table:style-name="ro4">
          <table:table-cell office:value-type="string" table:style-name="ce10">
            <text:p>2A/11L/123</text:p>
          </table:table-cell>
          <table:table-cell office:value-type="string" table:style-name="ce10">
            <text:p>2A/8L/123</text:p>
          </table:table-cell>
          <table:table-cell office:value-type="string" table:style-name="ce10">
            <text:p>2A/6L/123 - H8</text:p>
          </table:table-cell>
          <table:table-cell office:value-type="string" table:style-name="ce10">
            <text:p>2A/4L/123 - H5</text:p>
          </table:table-cell>
          <table:table-cell office:value-type="string" table:style-name="ce10">
            <text:p>2A/2L/123 - H4</text:p>
          </table:table-cell>
          <table:table-cell office:value-type="string" table:style-name="ce10">
            <text:p>1A/8L/123 - H7</text:p>
          </table:table-cell>
          <table:table-cell office:value-type="string" table:style-name="ce10">
            <text:p>1A/5L/123 - H6</text:p>
          </table:table-cell>
          <table:table-cell office:value-type="string" table:style-name="ce10">
            <text:p>1A/16L/123 - H6</text:p>
          </table:table-cell>
          <table:table-cell office:value-type="string" table:style-name="ce10">
            <text:p>1A/3L/123 - CDU1</text:p>
          </table:table-cell>
          <table:table-cell table:style-name="ce1"/>
          <table:table-cell office:value-type="string" table:style-name="ce1">
            <text:p>1m from back of rack H1</text:p>
          </table:table-cell>
          <table:table-cell table:number-columns-repeated="16373"/>
        </table:table-row>
        <table:table-row table:style-name="ro4">
          <table:table-cell office:value-type="string" table:style-name="ce10">
            <text:p>2A/10L/123</text:p>
          </table:table-cell>
          <table:table-cell office:value-type="string" table:style-name="ce10">
            <text:p>2A/7L/123</text:p>
          </table:table-cell>
          <table:table-cell office:value-type="string" table:style-name="ce10">
            <text:p>2A/5L/123</text:p>
          </table:table-cell>
          <table:table-cell office:value-type="string" table:style-name="ce10">
            <text:p>2A/3L/123 - H8</text:p>
          </table:table-cell>
          <table:table-cell office:value-type="string" table:style-name="ce10">
            <text:p>2A/1L/123 - H5</text:p>
          </table:table-cell>
          <table:table-cell office:value-type="string" table:style-name="ce10">
            <text:p>1A/7L/123 - H7</text:p>
          </table:table-cell>
          <table:table-cell office:value-type="string" table:style-name="ce10">
            <text:p>1A/6L/123 - H7</text:p>
          </table:table-cell>
          <table:table-cell office:value-type="string" table:style-name="ce10">
            <text:p>1A/17L/123 - H6</text:p>
          </table:table-cell>
          <table:table-cell office:value-type="string" table:style-name="ce10">
            <text:p>1A/4L/123 - CDU2</text:p>
          </table:table-cell>
          <table:table-cell table:number-columns-repeated="16375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">
            <text:p>|-----------</text:p>
          </table:table-cell>
          <table:table-cell office:value-type="string" table:style-name="ce1">
            <text:p>---------------</text:p>
          </table:table-cell>
          <table:table-cell office:value-type="string" table:style-name="ce1">
            <text:p>---------------</text:p>
          </table:table-cell>
          <table:table-cell office:value-type="string" table:style-name="ce1">
            <text:p>---------------</text:p>
          </table:table-cell>
          <table:table-cell office:value-type="string" table:style-name="ce1">
            <text:p>7.8m</text:p>
          </table:table-cell>
          <table:table-cell office:value-type="string" table:style-name="ce1">
            <text:p>---------------</text:p>
          </table:table-cell>
          <table:table-cell office:value-type="string" table:style-name="ce1">
            <text:p>---------------</text:p>
          </table:table-cell>
          <table:table-cell office:value-type="string" table:style-name="ce1">
            <text:p>---------------</text:p>
          </table:table-cell>
          <table:table-cell office:value-type="string" table:style-name="ce1">
            <text:p>---------------|</text:p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4">
          <table:table-cell table:style-name="ce1"/>
          <table:table-cell office:value-type="string" table:style-name="ce1">
            <text:p>Approx 1m spacing between PDUs, and 75cm between racks.</text:p>
          </table:table-cell>
          <table:table-cell table:number-columns-repeated="16382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1"/>
          <table:table-cell office:value-type="string" table:style-name="ce1">
            <text:p>See dirac/d3/design/pduConnections.odg for which rack to connect to which commando.</text:p>
          </table:table-cell>
          <table:table-cell table:number-columns-repeated="16382" table:style-name="ce1"/>
        </table:table-row>
        <table:table-row table:number-rows-repeated="1048538" table:style-name="ro4">
          <table:table-cell table:number-columns-repeated="16384"/>
        </table:table-row>
      </table:table>
      <table:table table:name="COSMA8_layout" table:style-name="ta2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5" table:default-cell-style-name="ce1"/>
        <table:table-column table:style-name="co3" table:number-columns-repeated="16343" table:default-cell-style-name="ce1"/>
        <table:table-row table:style-name="ro4">
          <table:table-cell office:value-type="string" table:style-name="ce1">
            <text:p>Integrated cosma8, distributed switch. <text:s/>Strike-through items are those which we have already.</text:p>
          </table:table-cell>
          <table:table-cell table:number-columns-repeated="8" table:style-name="ce1"/>
          <table:table-cell office:value-type="string" table:style-name="ce1">
            <text:p>1 rack with cooling manifolds already exists, but does not have a chilled rear door.</text:p>
          </table:table-cell>
          <table:table-cell table:number-columns-repeated="16374" table:style-name="ce1"/>
        </table:table-row>
        <table:table-row table:style-name="ro4">
          <table:table-cell table:number-columns-repeated="2" table:style-name="ce1"/>
          <table:table-cell office:value-type="string" table:number-columns-spanned="4" table:number-rows-spanned="1" table:style-name="ce34">
            <text:p>Rack H1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34">
            <text:p>Rack H2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34">
            <text:p>Rack H3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34">
            <text:p>Rack H4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34">
            <text:p>Rack H5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34">
            <text:p>Rack H5b</text:p>
          </table:table-cell>
          <table:covered-table-cell table:number-columns-repeated="3"/>
          <table:table-cell table:number-columns-repeated="16353"/>
        </table:table-row>
        <table:table-row table:style-name="ro4">
          <table:table-cell table:number-columns-repeated="2" table:style-name="ce1"/>
          <table:table-cell office:value-type="string" table:number-columns-spanned="2" table:number-rows-spanned="1" table:style-name="ce35">
            <text:p>Layout</text:p>
          </table:table-cell>
          <table:covered-table-cell/>
          <table:table-cell office:value-type="string" table:style-name="ce1">
            <text:p>Power / W</text:p>
          </table:table-cell>
          <table:table-cell office:value-type="string" table:style-name="ce1">
            <text:p>Mass / kg</text:p>
          </table:table-cell>
          <table:table-cell table:style-name="ce1"/>
          <table:table-cell office:value-type="string" table:number-columns-spanned="2" table:number-rows-spanned="1" table:style-name="ce35">
            <text:p>Layout</text:p>
          </table:table-cell>
          <table:covered-table-cell/>
          <table:table-cell office:value-type="string" table:style-name="ce1">
            <text:p>Power / W</text:p>
          </table:table-cell>
          <table:table-cell office:value-type="string" table:style-name="ce1">
            <text:p>Mass / kg</text:p>
          </table:table-cell>
          <table:table-cell table:style-name="ce1"/>
          <table:table-cell office:value-type="string" table:number-columns-spanned="2" table:number-rows-spanned="1" table:style-name="ce35">
            <text:p>Layout</text:p>
          </table:table-cell>
          <table:covered-table-cell/>
          <table:table-cell office:value-type="string" table:style-name="ce1">
            <text:p>Power / W</text:p>
          </table:table-cell>
          <table:table-cell office:value-type="string" table:style-name="ce1">
            <text:p>Mass / kg</text:p>
          </table:table-cell>
          <table:table-cell table:style-name="ce1"/>
          <table:table-cell office:value-type="string" table:number-columns-spanned="2" table:number-rows-spanned="1" table:style-name="ce35">
            <text:p>Layout</text:p>
          </table:table-cell>
          <table:covered-table-cell/>
          <table:table-cell office:value-type="string" table:style-name="ce1">
            <text:p>Power / W</text:p>
          </table:table-cell>
          <table:table-cell office:value-type="string" table:style-name="ce1">
            <text:p>Mass / kg</text:p>
          </table:table-cell>
          <table:table-cell table:style-name="ce1"/>
          <table:table-cell office:value-type="string" table:number-columns-spanned="2" table:number-rows-spanned="1" table:style-name="ce35">
            <text:p>Layout</text:p>
          </table:table-cell>
          <table:covered-table-cell/>
          <table:table-cell office:value-type="string" table:style-name="ce1">
            <text:p>Power / W</text:p>
          </table:table-cell>
          <table:table-cell office:value-type="string" table:style-name="ce1">
            <text:p>Mass / kg</text:p>
          </table:table-cell>
          <table:table-cell table:style-name="ce1"/>
          <table:table-cell office:value-type="string" table:number-columns-spanned="2" table:number-rows-spanned="1" table:style-name="ce35">
            <text:p>Layout</text:p>
          </table:table-cell>
          <table:covered-table-cell/>
          <table:table-cell office:value-type="string" table:style-name="ce1">
            <text:p>Power / W</text:p>
          </table:table-cell>
          <table:table-cell office:value-type="string" table:style-name="ce1">
            <text:p>Mass / kg</text:p>
          </table:table-cell>
          <table:table-cell table:number-columns-repeated="16353"/>
        </table:table-row>
        <table:table-row table:style-name="ro4">
          <table:table-cell table:number-columns-repeated="16384"/>
        </table:table-row>
        <table:table-row table:style-name="ro4">
          <table:table-cell table:style-name="ce1"/>
          <table:table-cell office:value-type="float" office:value="42" table:style-name="ce1">
            <text:p>42</text:p>
          </table:table-cell>
          <table:table-cell office:value-type="string" table:style-name="ce11">
            <text:p>m8001</text:p>
          </table:table-cell>
          <table:table-cell office:value-type="string" office:string-value="m8002" table:formula="of:=&quot;m&quot;&amp;(MID([.C5];2;4)+1)" table:style-name="ce12">
            <text:p>m8002</text:p>
          </table:table-cell>
          <table:table-cell table:style-name="ce13"/>
          <table:table-cell table:style-name="ce14"/>
          <table:table-cell office:value-type="float" office:value="42" table:style-name="ce1">
            <text:p>42</text:p>
          </table:table-cell>
          <table:table-cell office:value-type="string" office:string-value="m8073" table:formula="of:=&quot;m&quot;&amp;(MID([.C46];2;4)+2)" table:style-name="ce15">
            <text:p>m8073</text:p>
          </table:table-cell>
          <table:table-cell office:value-type="string" office:string-value="m8074" table:formula="of:=&quot;m&quot;&amp;(MID([.H5];2;4)+1)" table:style-name="ce12">
            <text:p>m8074</text:p>
          </table:table-cell>
          <table:table-cell table:style-name="ce13"/>
          <table:table-cell table:style-name="ce14"/>
          <table:table-cell office:value-type="float" office:value="42" table:style-name="ce1">
            <text:p>42</text:p>
          </table:table-cell>
          <table:table-cell office:value-type="string" office:string-value="m8145" table:formula="of:=&quot;m&quot;&amp;(MID([.H46];2;4)+2)" table:style-name="ce15">
            <text:p>m8145</text:p>
          </table:table-cell>
          <table:table-cell office:value-type="string" office:string-value="m8146" table:formula="of:=&quot;m&quot;&amp;(MID([.M5];2;4)+1)" table:style-name="ce12">
            <text:p>m8146</text:p>
          </table:table-cell>
          <table:table-cell table:style-name="ce13"/>
          <table:table-cell table:style-name="ce14"/>
          <table:table-cell office:value-type="float" office:value="42" table:style-name="ce1">
            <text:p>42</text:p>
          </table:table-cell>
          <table:table-cell office:value-type="string" table:number-columns-spanned="2" table:number-rows-spanned="1" table:style-name="ce36">
            <text:p>10G: c8sw12</text:p>
          </table:table-cell>
          <table:covered-table-cell/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string" table:number-columns-spanned="2" table:number-rows-spanned="1" table:style-name="ce36">
            <text:p>10G: c8sw13</text:p>
          </table:table-cell>
          <table:covered-table-cell/>
          <table:table-cell table:number-columns-repeated="16360" table:style-name="ce1"/>
        </table:table-row>
        <table:table-row table:style-name="ro4">
          <table:table-cell table:style-name="ce1"/>
          <table:table-cell office:value-type="float" office:value="41" table:formula="of:=[.B5]-1" table:style-name="ce1">
            <text:p>41</text:p>
          </table:table-cell>
          <table:table-cell office:value-type="string" office:string-value="m8003" table:formula="of:=&quot;m&quot;&amp;(MID([.C5];2;4)+2)" table:style-name="ce15">
            <text:p>m8003</text:p>
          </table:table-cell>
          <table:table-cell office:value-type="string" office:string-value="m8004" table:formula="of:=&quot;m&quot;&amp;(MID([.C6];2;4)+1)" table:style-name="ce16">
            <text:p>m8004</text:p>
          </table:table-cell>
          <table:table-cell table:style-name="ce17"/>
          <table:table-cell table:style-name="ce18"/>
          <table:table-cell office:value-type="float" office:value="41" table:formula="of:=[.G5]-1" table:style-name="ce1">
            <text:p>41</text:p>
          </table:table-cell>
          <table:table-cell office:value-type="string" office:string-value="m8075" table:formula="of:=&quot;m&quot;&amp;(MID([.H5];2;4)+2)" table:style-name="ce15">
            <text:p>m8075</text:p>
          </table:table-cell>
          <table:table-cell office:value-type="string" office:string-value="m8076" table:formula="of:=&quot;m&quot;&amp;(MID([.H6];2;4)+1)" table:style-name="ce16">
            <text:p>m8076</text:p>
          </table:table-cell>
          <table:table-cell table:style-name="ce17"/>
          <table:table-cell table:style-name="ce18"/>
          <table:table-cell office:value-type="float" office:value="41" table:formula="of:=[.L5]-1" table:style-name="ce1">
            <text:p>41</text:p>
          </table:table-cell>
          <table:table-cell office:value-type="string" office:string-value="m8147" table:formula="of:=&quot;m&quot;&amp;(MID([.M5];2;4)+2)" table:style-name="ce15">
            <text:p>m8147</text:p>
          </table:table-cell>
          <table:table-cell office:value-type="string" office:string-value="m8148" table:formula="of:=&quot;m&quot;&amp;(MID([.M6];2;4)+1)" table:style-name="ce16">
            <text:p>m8148</text:p>
          </table:table-cell>
          <table:table-cell table:style-name="ce17"/>
          <table:table-cell table:style-name="ce18"/>
          <table:table-cell office:value-type="float" office:value="41" table:formula="of:=[.Q5]-1" table:style-name="ce1">
            <text:p>41</text:p>
          </table:table-cell>
          <table:table-cell office:value-type="string" table:number-columns-spanned="2" table:number-rows-spanned="1" table:style-name="ce37">
            <text:p>snap8oss01</text:p>
          </table:table-cell>
          <table:covered-table-cell/>
          <table:table-cell table:number-columns-repeated="2" table:style-name="ce1"/>
          <table:table-cell office:value-type="float" office:value="41" table:formula="of:=[.V5]-1" table:style-name="ce1">
            <text:p>41</text:p>
          </table:table-cell>
          <table:table-cell office:value-type="string" table:number-columns-spanned="2" table:number-rows-spanned="2" table:style-name="ce38">
            <text:p>c8mdsbackup</text:p>
          </table:table-cell>
          <table:covered-table-cell/>
          <table:table-cell table:number-columns-repeated="16360" table:style-name="ce1"/>
        </table:table-row>
        <table:table-row table:style-name="ro4">
          <table:table-cell table:style-name="ce1"/>
          <table:table-cell office:value-type="float" office:value="40" table:formula="of:=[.B6]-1" table:style-name="ce1">
            <text:p>40</text:p>
          </table:table-cell>
          <table:table-cell office:value-type="string" office:string-value="m8005" table:formula="of:=&quot;m&quot;&amp;(MID([.C6];2;4)+2)" table:style-name="ce19">
            <text:p>m8005</text:p>
          </table:table-cell>
          <table:table-cell office:value-type="string" office:string-value="m8006" table:formula="of:=&quot;m&quot;&amp;(MID([.C7];2;4)+1)" table:style-name="ce12">
            <text:p>m8006</text:p>
          </table:table-cell>
          <table:table-cell table:style-name="ce13"/>
          <table:table-cell table:style-name="ce14"/>
          <table:table-cell office:value-type="float" office:value="40" table:formula="of:=[.G6]-1" table:style-name="ce1">
            <text:p>40</text:p>
          </table:table-cell>
          <table:table-cell office:value-type="string" office:string-value="m8077" table:formula="of:=&quot;m&quot;&amp;(MID([.H6];2;4)+2)" table:style-name="ce19">
            <text:p>m8077</text:p>
          </table:table-cell>
          <table:table-cell office:value-type="string" office:string-value="m8078" table:formula="of:=&quot;m&quot;&amp;(MID([.H7];2;4)+1)" table:style-name="ce12">
            <text:p>m8078</text:p>
          </table:table-cell>
          <table:table-cell table:style-name="ce13"/>
          <table:table-cell table:style-name="ce14"/>
          <table:table-cell office:value-type="float" office:value="40" table:formula="of:=[.L6]-1" table:style-name="ce1">
            <text:p>40</text:p>
          </table:table-cell>
          <table:table-cell office:value-type="string" office:string-value="m8149" table:formula="of:=&quot;m&quot;&amp;(MID([.M6];2;4)+2)" table:style-name="ce19">
            <text:p>m8149</text:p>
          </table:table-cell>
          <table:table-cell office:value-type="string" office:string-value="m8150" table:formula="of:=&quot;m&quot;&amp;(MID([.M7];2;4)+1)" table:style-name="ce12">
            <text:p>m8150</text:p>
          </table:table-cell>
          <table:table-cell table:style-name="ce13"/>
          <table:table-cell table:style-name="ce14"/>
          <table:table-cell office:value-type="float" office:value="40" table:formula="of:=[.Q6]-1" table:style-name="ce1">
            <text:p>40</text:p>
          </table:table-cell>
          <table:table-cell office:value-type="string" office:string-value="snap8oss02" table:formula="of:=&quot;snap8oss&quot;&amp;TEXT(MID([.R6];9;2)+1;&quot;00&quot;)" table:number-columns-spanned="2" table:number-rows-spanned="1" table:style-name="ce37">
            <text:p>snap8oss02</text:p>
          </table:table-cell>
          <table:covered-table-cell/>
          <table:table-cell table:number-columns-repeated="2" table:style-name="ce1"/>
          <table:table-cell office:value-type="float" office:value="40" table:formula="of:=[.V6]-1" table:style-name="ce1">
            <text:p>40</text:p>
          </table:table-cell>
          <table:covered-table-cell/>
          <table:covered-table-cell/>
          <table:table-cell table:number-columns-repeated="16360" table:style-name="ce1"/>
        </table:table-row>
        <table:table-row table:style-name="ro4">
          <table:table-cell table:style-name="ce1"/>
          <table:table-cell office:value-type="float" office:value="39" table:formula="of:=[.B7]-1" table:style-name="ce1">
            <text:p>39</text:p>
          </table:table-cell>
          <table:table-cell office:value-type="string" office:string-value="m8007" table:formula="of:=&quot;m&quot;&amp;(MID([.C7];2;4)+2)" table:style-name="ce15">
            <text:p>m8007</text:p>
          </table:table-cell>
          <table:table-cell office:value-type="string" office:string-value="m8008" table:formula="of:=&quot;m&quot;&amp;(MID([.C8];2;4)+1)" table:style-name="ce16">
            <text:p>m8008</text:p>
          </table:table-cell>
          <table:table-cell table:style-name="ce17"/>
          <table:table-cell table:style-name="ce18"/>
          <table:table-cell office:value-type="float" office:value="39" table:formula="of:=[.G7]-1" table:style-name="ce1">
            <text:p>39</text:p>
          </table:table-cell>
          <table:table-cell office:value-type="string" office:string-value="m8079" table:formula="of:=&quot;m&quot;&amp;(MID([.H7];2;4)+2)" table:style-name="ce15">
            <text:p>m8079</text:p>
          </table:table-cell>
          <table:table-cell office:value-type="string" office:string-value="m8080" table:formula="of:=&quot;m&quot;&amp;(MID([.H8];2;4)+1)" table:style-name="ce16">
            <text:p>m8080</text:p>
          </table:table-cell>
          <table:table-cell table:style-name="ce17"/>
          <table:table-cell table:style-name="ce18"/>
          <table:table-cell office:value-type="float" office:value="39" table:formula="of:=[.L7]-1" table:style-name="ce1">
            <text:p>39</text:p>
          </table:table-cell>
          <table:table-cell office:value-type="string" office:string-value="m8151" table:formula="of:=&quot;m&quot;&amp;(MID([.M7];2;4)+2)" table:style-name="ce15">
            <text:p>m8151</text:p>
          </table:table-cell>
          <table:table-cell office:value-type="string" office:string-value="m8152" table:formula="of:=&quot;m&quot;&amp;(MID([.M8];2;4)+1)" table:style-name="ce16">
            <text:p>m8152</text:p>
          </table:table-cell>
          <table:table-cell table:style-name="ce17"/>
          <table:table-cell table:style-name="ce18"/>
          <table:table-cell office:value-type="float" office:value="39" table:formula="of:=[.Q7]-1" table:style-name="ce1">
            <text:p>39</text:p>
          </table:table-cell>
          <table:table-cell office:value-type="string" office:string-value="snap8oss03" table:formula="of:=&quot;snap8oss&quot;&amp;TEXT(MID([.R7];9;2)+1;&quot;00&quot;)" table:number-columns-spanned="2" table:number-rows-spanned="1" table:style-name="ce37">
            <text:p>snap8oss03</text:p>
          </table:table-cell>
          <table:covered-table-cell/>
          <table:table-cell table:number-columns-repeated="2" table:style-name="ce1"/>
          <table:table-cell office:value-type="float" office:value="39" table:formula="of:=[.V7]-1" table:style-name="ce1">
            <text:p>39</text:p>
          </table:table-cell>
          <table:table-cell office:value-type="string" table:number-columns-spanned="2" table:number-rows-spanned="2" table:style-name="ce39">
            <text:p>c8mds1</text:p>
          </table:table-cell>
          <table:covered-table-cell/>
          <table:table-cell table:number-columns-repeated="16360" table:style-name="ce1"/>
        </table:table-row>
        <table:table-row table:style-name="ro4">
          <table:table-cell table:style-name="ce1"/>
          <table:table-cell office:value-type="float" office:value="38" table:formula="of:=[.B8]-1" table:style-name="ce1">
            <text:p>38</text:p>
          </table:table-cell>
          <table:table-cell office:value-type="string" table:number-columns-spanned="2" table:number-rows-spanned="1" table:style-name="ce40">
            <text:p>IB switch: c8ibe01</text:p>
          </table:table-cell>
          <table:covered-table-cell/>
          <table:table-cell table:style-name="ce13"/>
          <table:table-cell table:style-name="ce14"/>
          <table:table-cell office:value-type="float" office:value="38" table:formula="of:=[.G8]-1" table:style-name="ce1">
            <text:p>38</text:p>
          </table:table-cell>
          <table:table-cell office:value-type="string" office:string-value="IB switch: c8ibe05" table:formula="of:=&quot;IB switch: c8ibe&quot;&amp;TEXT(MID([.$C$9];17;2)+4;&quot;00&quot;)" table:number-columns-spanned="2" table:number-rows-spanned="1" table:style-name="ce40">
            <text:p>IB switch: c8ibe05</text:p>
          </table:table-cell>
          <table:covered-table-cell/>
          <table:table-cell table:style-name="ce13"/>
          <table:table-cell table:style-name="ce14"/>
          <table:table-cell office:value-type="float" office:value="38" table:formula="of:=[.L8]-1" table:style-name="ce1">
            <text:p>38</text:p>
          </table:table-cell>
          <table:table-cell office:value-type="string" office:string-value="IB switch: c8ibe09" table:formula="of:=&quot;IB switch: c8ibe&quot;&amp;TEXT(MID([.$C$9];17;2)+8;&quot;00&quot;)" table:number-columns-spanned="2" table:number-rows-spanned="1" table:style-name="ce40">
            <text:p>IB switch: c8ibe09</text:p>
          </table:table-cell>
          <table:covered-table-cell/>
          <table:table-cell table:style-name="ce13"/>
          <table:table-cell table:style-name="ce14"/>
          <table:table-cell office:value-type="float" office:value="38" table:formula="of:=[.Q8]-1" table:style-name="ce1">
            <text:p>38</text:p>
          </table:table-cell>
          <table:table-cell office:value-type="string" office:string-value="snap8oss04" table:formula="of:=&quot;snap8oss&quot;&amp;TEXT(MID([.R8];9;2)+1;&quot;00&quot;)" table:number-columns-spanned="2" table:number-rows-spanned="1" table:style-name="ce37">
            <text:p>snap8oss04</text:p>
          </table:table-cell>
          <table:covered-table-cell/>
          <table:table-cell table:number-columns-repeated="2" table:style-name="ce1"/>
          <table:table-cell office:value-type="float" office:value="38" table:formula="of:=[.V8]-1" table:style-name="ce1">
            <text:p>38</text:p>
          </table:table-cell>
          <table:covered-table-cell/>
          <table:covered-table-cell/>
          <table:table-cell table:number-columns-repeated="16360" table:style-name="ce1"/>
        </table:table-row>
        <table:table-row table:style-name="ro4">
          <table:table-cell table:style-name="ce1"/>
          <table:table-cell office:value-type="float" office:value="37" table:formula="of:=[.B9]-1" table:style-name="ce1">
            <text:p>37</text:p>
          </table:table-cell>
          <table:table-cell office:value-type="string" office:string-value="m8009" table:formula="of:=&quot;m&quot;&amp;(MID([.C8];2;4)+2)" table:style-name="ce19">
            <text:p>m8009</text:p>
          </table:table-cell>
          <table:table-cell office:value-type="string" office:string-value="m8010" table:formula="of:=&quot;m&quot;&amp;(MID([.C10];2;4)+1)" table:style-name="ce12">
            <text:p>m8010</text:p>
          </table:table-cell>
          <table:table-cell table:style-name="ce17"/>
          <table:table-cell table:style-name="ce18"/>
          <table:table-cell office:value-type="float" office:value="37" table:formula="of:=[.G9]-1" table:style-name="ce1">
            <text:p>37</text:p>
          </table:table-cell>
          <table:table-cell office:value-type="string" office:string-value="m8081" table:formula="of:=&quot;m&quot;&amp;(MID([.H8];2;4)+2)" table:style-name="ce19">
            <text:p>m8081</text:p>
          </table:table-cell>
          <table:table-cell office:value-type="string" office:string-value="m8082" table:formula="of:=&quot;m&quot;&amp;(MID([.H10];2;4)+1)" table:style-name="ce12">
            <text:p>m8082</text:p>
          </table:table-cell>
          <table:table-cell table:style-name="ce17"/>
          <table:table-cell table:style-name="ce18"/>
          <table:table-cell office:value-type="float" office:value="37" table:formula="of:=[.L9]-1" table:style-name="ce1">
            <text:p>37</text:p>
          </table:table-cell>
          <table:table-cell office:value-type="string" office:string-value="m8153" table:formula="of:=&quot;m&quot;&amp;(MID([.M8];2;4)+2)" table:style-name="ce19">
            <text:p>m8153</text:p>
          </table:table-cell>
          <table:table-cell office:value-type="string" office:string-value="m8154" table:formula="of:=&quot;m&quot;&amp;(MID([.M10];2;4)+1)" table:style-name="ce12">
            <text:p>m8154</text:p>
          </table:table-cell>
          <table:table-cell table:style-name="ce17"/>
          <table:table-cell table:style-name="ce18"/>
          <table:table-cell office:value-type="float" office:value="37" table:formula="of:=[.Q9]-1" table:style-name="ce1">
            <text:p>37</text:p>
          </table:table-cell>
          <table:table-cell office:value-type="string" office:string-value="snap8oss05" table:formula="of:=&quot;snap8oss&quot;&amp;TEXT(MID([.R9];9;2)+1;&quot;00&quot;)" table:number-columns-spanned="2" table:number-rows-spanned="1" table:style-name="ce37">
            <text:p>snap8oss05</text:p>
          </table:table-cell>
          <table:covered-table-cell/>
          <table:table-cell table:number-columns-repeated="2" table:style-name="ce1"/>
          <table:table-cell office:value-type="float" office:value="37" table:formula="of:=[.V9]-1" table:style-name="ce1">
            <text:p>37</text:p>
          </table:table-cell>
          <table:table-cell office:value-type="string" table:number-columns-spanned="2" table:number-rows-spanned="2" table:style-name="ce39">
            <text:p>c8mds2</text:p>
          </table:table-cell>
          <table:covered-table-cell/>
          <table:table-cell table:number-columns-repeated="16360" table:style-name="ce1"/>
        </table:table-row>
        <table:table-row table:style-name="ro4">
          <table:table-cell table:style-name="ce1"/>
          <table:table-cell office:value-type="float" office:value="36" table:formula="of:=[.B10]-1" table:style-name="ce1">
            <text:p>36</text:p>
          </table:table-cell>
          <table:table-cell office:value-type="string" office:string-value="m8011" table:formula="of:=&quot;m&quot;&amp;(MID([.C10];2;4)+2)" table:style-name="ce15">
            <text:p>m8011</text:p>
          </table:table-cell>
          <table:table-cell office:value-type="string" office:string-value="m8012" table:formula="of:=&quot;m&quot;&amp;(MID([.C11];2;4)+1)" table:style-name="ce16">
            <text:p>m8012</text:p>
          </table:table-cell>
          <table:table-cell table:style-name="ce13"/>
          <table:table-cell table:style-name="ce14"/>
          <table:table-cell office:value-type="float" office:value="36" table:formula="of:=[.G10]-1" table:style-name="ce1">
            <text:p>36</text:p>
          </table:table-cell>
          <table:table-cell office:value-type="string" office:string-value="m8083" table:formula="of:=&quot;m&quot;&amp;(MID([.H10];2;4)+2)" table:style-name="ce15">
            <text:p>m8083</text:p>
          </table:table-cell>
          <table:table-cell office:value-type="string" office:string-value="m8084" table:formula="of:=&quot;m&quot;&amp;(MID([.H11];2;4)+1)" table:style-name="ce16">
            <text:p>m8084</text:p>
          </table:table-cell>
          <table:table-cell table:style-name="ce13"/>
          <table:table-cell table:style-name="ce14"/>
          <table:table-cell office:value-type="float" office:value="36" table:formula="of:=[.L10]-1" table:style-name="ce1">
            <text:p>36</text:p>
          </table:table-cell>
          <table:table-cell office:value-type="string" office:string-value="m8155" table:formula="of:=&quot;m&quot;&amp;(MID([.M10];2;4)+2)" table:style-name="ce15">
            <text:p>m8155</text:p>
          </table:table-cell>
          <table:table-cell office:value-type="string" office:string-value="m8156" table:formula="of:=&quot;m&quot;&amp;(MID([.M11];2;4)+1)" table:style-name="ce16">
            <text:p>m8156</text:p>
          </table:table-cell>
          <table:table-cell table:style-name="ce13"/>
          <table:table-cell table:style-name="ce14"/>
          <table:table-cell office:value-type="float" office:value="36" table:formula="of:=[.Q10]-1" table:style-name="ce1">
            <text:p>36</text:p>
          </table:table-cell>
          <table:table-cell office:value-type="string" office:string-value="snap8oss06" table:formula="of:=&quot;snap8oss&quot;&amp;TEXT(MID([.R10];9;2)+1;&quot;00&quot;)" table:number-columns-spanned="2" table:number-rows-spanned="1" table:style-name="ce37">
            <text:p>snap8oss06</text:p>
          </table:table-cell>
          <table:covered-table-cell/>
          <table:table-cell table:number-columns-repeated="2" table:style-name="ce1"/>
          <table:table-cell office:value-type="float" office:value="36" table:formula="of:=[.V10]-1" table:style-name="ce1">
            <text:p>36</text:p>
          </table:table-cell>
          <table:covered-table-cell/>
          <table:covered-table-cell/>
          <table:table-cell table:number-columns-repeated="16360" table:style-name="ce1"/>
        </table:table-row>
        <table:table-row table:style-name="ro4">
          <table:table-cell table:style-name="ce1"/>
          <table:table-cell office:value-type="float" office:value="35" table:formula="of:=[.B11]-1" table:style-name="ce1">
            <text:p>35</text:p>
          </table:table-cell>
          <table:table-cell office:value-type="string" office:string-value="m8013" table:formula="of:=&quot;m&quot;&amp;(MID([.C11];2;4)+2)" table:style-name="ce19">
            <text:p>m8013</text:p>
          </table:table-cell>
          <table:table-cell office:value-type="string" office:string-value="m8014" table:formula="of:=&quot;m&quot;&amp;(MID([.C12];2;4)+1)" table:style-name="ce12">
            <text:p>m8014</text:p>
          </table:table-cell>
          <table:table-cell table:style-name="ce17"/>
          <table:table-cell table:style-name="ce18"/>
          <table:table-cell office:value-type="float" office:value="35" table:formula="of:=[.G11]-1" table:style-name="ce1">
            <text:p>35</text:p>
          </table:table-cell>
          <table:table-cell office:value-type="string" office:string-value="m8085" table:formula="of:=&quot;m&quot;&amp;(MID([.H11];2;4)+2)" table:style-name="ce19">
            <text:p>m8085</text:p>
          </table:table-cell>
          <table:table-cell office:value-type="string" office:string-value="m8086" table:formula="of:=&quot;m&quot;&amp;(MID([.H12];2;4)+1)" table:style-name="ce12">
            <text:p>m8086</text:p>
          </table:table-cell>
          <table:table-cell table:style-name="ce17"/>
          <table:table-cell table:style-name="ce18"/>
          <table:table-cell office:value-type="float" office:value="35" table:formula="of:=[.L11]-1" table:style-name="ce1">
            <text:p>35</text:p>
          </table:table-cell>
          <table:table-cell office:value-type="string" office:string-value="m8157" table:formula="of:=&quot;m&quot;&amp;(MID([.M11];2;4)+2)" table:style-name="ce19">
            <text:p>m8157</text:p>
          </table:table-cell>
          <table:table-cell office:value-type="string" office:string-value="m8158" table:formula="of:=&quot;m&quot;&amp;(MID([.M12];2;4)+1)" table:style-name="ce12">
            <text:p>m8158</text:p>
          </table:table-cell>
          <table:table-cell table:style-name="ce17"/>
          <table:table-cell table:style-name="ce18"/>
          <table:table-cell office:value-type="float" office:value="35" table:formula="of:=[.Q11]-1" table:style-name="ce1">
            <text:p>35</text:p>
          </table:table-cell>
          <table:table-cell office:value-type="string" office:string-value="snap8oss07" table:formula="of:=&quot;snap8oss&quot;&amp;TEXT(MID([.R11];9;2)+1;&quot;00&quot;)" table:number-columns-spanned="2" table:number-rows-spanned="1" table:style-name="ce37">
            <text:p>snap8oss07</text:p>
          </table:table-cell>
          <table:covered-table-cell/>
          <table:table-cell table:number-columns-repeated="2" table:style-name="ce1"/>
          <table:table-cell office:value-type="float" office:value="35" table:formula="of:=[.V11]-1" table:style-name="ce1">
            <text:p>35</text:p>
          </table:table-cell>
          <table:table-cell office:value-type="string" table:number-columns-spanned="2" table:number-rows-spanned="2" table:style-name="ce39">
            <text:p>c8mds3</text:p>
          </table:table-cell>
          <table:covered-table-cell/>
          <table:table-cell table:number-columns-repeated="16360" table:style-name="ce1"/>
        </table:table-row>
        <table:table-row table:style-name="ro4">
          <table:table-cell table:style-name="ce1"/>
          <table:table-cell office:value-type="float" office:value="34" table:formula="of:=[.B12]-1" table:style-name="ce1">
            <text:p>34</text:p>
          </table:table-cell>
          <table:table-cell office:value-type="string" office:string-value="m8015" table:formula="of:=&quot;m&quot;&amp;(MID([.C12];2;4)+2)" table:style-name="ce15">
            <text:p>m8015</text:p>
          </table:table-cell>
          <table:table-cell office:value-type="string" office:string-value="m8016" table:formula="of:=&quot;m&quot;&amp;(MID([.C13];2;4)+1)" table:style-name="ce16">
            <text:p>m8016</text:p>
          </table:table-cell>
          <table:table-cell table:style-name="ce13"/>
          <table:table-cell table:style-name="ce14"/>
          <table:table-cell office:value-type="float" office:value="34" table:formula="of:=[.G12]-1" table:style-name="ce1">
            <text:p>34</text:p>
          </table:table-cell>
          <table:table-cell office:value-type="string" office:string-value="m8087" table:formula="of:=&quot;m&quot;&amp;(MID([.H12];2;4)+2)" table:style-name="ce15">
            <text:p>m8087</text:p>
          </table:table-cell>
          <table:table-cell office:value-type="string" office:string-value="m8088" table:formula="of:=&quot;m&quot;&amp;(MID([.H13];2;4)+1)" table:style-name="ce16">
            <text:p>m8088</text:p>
          </table:table-cell>
          <table:table-cell table:style-name="ce13"/>
          <table:table-cell table:style-name="ce14"/>
          <table:table-cell office:value-type="float" office:value="34" table:formula="of:=[.L12]-1" table:style-name="ce1">
            <text:p>34</text:p>
          </table:table-cell>
          <table:table-cell office:value-type="string" office:string-value="m8159" table:formula="of:=&quot;m&quot;&amp;(MID([.M12];2;4)+2)" table:style-name="ce15">
            <text:p>m8159</text:p>
          </table:table-cell>
          <table:table-cell office:value-type="string" office:string-value="m8160" table:formula="of:=&quot;m&quot;&amp;(MID([.M13];2;4)+1)" table:style-name="ce16">
            <text:p>m8160</text:p>
          </table:table-cell>
          <table:table-cell table:style-name="ce13"/>
          <table:table-cell table:style-name="ce14"/>
          <table:table-cell office:value-type="float" office:value="34" table:formula="of:=[.Q12]-1" table:style-name="ce1">
            <text:p>34</text:p>
          </table:table-cell>
          <table:table-cell office:value-type="string" office:string-value="snap8oss08" table:formula="of:=&quot;snap8oss&quot;&amp;TEXT(MID([.R12];9;2)+1;&quot;00&quot;)" table:number-columns-spanned="2" table:number-rows-spanned="1" table:style-name="ce37">
            <text:p>snap8oss08</text:p>
          </table:table-cell>
          <table:covered-table-cell/>
          <table:table-cell table:number-columns-repeated="2" table:style-name="ce1"/>
          <table:table-cell office:value-type="float" office:value="34" table:formula="of:=[.V12]-1" table:style-name="ce1">
            <text:p>34</text:p>
          </table:table-cell>
          <table:covered-table-cell/>
          <table:covered-table-cell/>
          <table:table-cell table:number-columns-repeated="16360" table:style-name="ce1"/>
        </table:table-row>
        <table:table-row table:style-name="ro4">
          <table:table-cell table:style-name="ce1"/>
          <table:table-cell office:value-type="float" office:value="33" table:formula="of:=[.B13]-1" table:style-name="ce1">
            <text:p>33</text:p>
          </table:table-cell>
          <table:table-cell office:value-type="string" office:string-value="m8017" table:formula="of:=&quot;m&quot;&amp;(MID([.C13];2;4)+2)" table:style-name="ce19">
            <text:p>m8017</text:p>
          </table:table-cell>
          <table:table-cell office:value-type="string" office:string-value="m8018" table:formula="of:=&quot;m&quot;&amp;(MID([.C14];2;4)+1)" table:style-name="ce12">
            <text:p>m8018</text:p>
          </table:table-cell>
          <table:table-cell table:style-name="ce17"/>
          <table:table-cell table:style-name="ce18"/>
          <table:table-cell office:value-type="float" office:value="33" table:formula="of:=[.G13]-1" table:style-name="ce1">
            <text:p>33</text:p>
          </table:table-cell>
          <table:table-cell office:value-type="string" office:string-value="m8089" table:formula="of:=&quot;m&quot;&amp;(MID([.H13];2;4)+2)" table:style-name="ce19">
            <text:p>m8089</text:p>
          </table:table-cell>
          <table:table-cell office:value-type="string" office:string-value="m8090" table:formula="of:=&quot;m&quot;&amp;(MID([.H14];2;4)+1)" table:style-name="ce12">
            <text:p>m8090</text:p>
          </table:table-cell>
          <table:table-cell table:style-name="ce17"/>
          <table:table-cell table:style-name="ce18"/>
          <table:table-cell office:value-type="float" office:value="33" table:formula="of:=[.L13]-1" table:style-name="ce1">
            <text:p>33</text:p>
          </table:table-cell>
          <table:table-cell office:value-type="string" office:string-value="m8161" table:formula="of:=&quot;m&quot;&amp;(MID([.M13];2;4)+2)" table:style-name="ce19">
            <text:p>m8161</text:p>
          </table:table-cell>
          <table:table-cell office:value-type="string" office:string-value="m8162" table:formula="of:=&quot;m&quot;&amp;(MID([.M14];2;4)+1)" table:style-name="ce12">
            <text:p>m8162</text:p>
          </table:table-cell>
          <table:table-cell table:style-name="ce17"/>
          <table:table-cell table:style-name="ce18"/>
          <table:table-cell office:value-type="float" office:value="33" table:formula="of:=[.Q13]-1" table:style-name="ce1">
            <text:p>33</text:p>
          </table:table-cell>
          <table:table-cell office:value-type="string" office:string-value="snap8oss09" table:formula="of:=&quot;snap8oss&quot;&amp;TEXT(MID([.R13];9;2)+1;&quot;00&quot;)" table:number-columns-spanned="2" table:number-rows-spanned="1" table:style-name="ce37">
            <text:p>snap8oss09</text:p>
          </table:table-cell>
          <table:covered-table-cell/>
          <table:table-cell table:number-columns-repeated="2" table:style-name="ce1"/>
          <table:table-cell office:value-type="float" office:value="33" table:formula="of:=[.V13]-1" table:style-name="ce1">
            <text:p>33</text:p>
          </table:table-cell>
          <table:table-cell office:value-type="string" table:number-columns-spanned="2" table:number-rows-spanned="2" table:style-name="ce39">
            <text:p>c8mds4</text:p>
          </table:table-cell>
          <table:covered-table-cell/>
          <table:table-cell table:number-columns-repeated="16360" table:style-name="ce1"/>
        </table:table-row>
        <table:table-row table:style-name="ro4">
          <table:table-cell table:style-name="ce1"/>
          <table:table-cell office:value-type="float" office:value="32" table:formula="of:=[.B14]-1" table:style-name="ce1">
            <text:p>32</text:p>
          </table:table-cell>
          <table:table-cell office:value-type="string" office:string-value="m8019" table:formula="of:=&quot;m&quot;&amp;(MID([.C14];2;4)+2)" table:style-name="ce15">
            <text:p>m8019</text:p>
          </table:table-cell>
          <table:table-cell office:value-type="string" office:string-value="m8020" table:formula="of:=&quot;m&quot;&amp;(MID([.C15];2;4)+1)" table:style-name="ce16">
            <text:p>m8020</text:p>
          </table:table-cell>
          <table:table-cell table:style-name="ce20"/>
          <table:table-cell table:style-name="ce21"/>
          <table:table-cell office:value-type="float" office:value="32" table:formula="of:=[.G14]-1" table:style-name="ce1">
            <text:p>32</text:p>
          </table:table-cell>
          <table:table-cell office:value-type="string" office:string-value="m8091" table:formula="of:=&quot;m&quot;&amp;(MID([.H14];2;4)+2)" table:style-name="ce15">
            <text:p>m8091</text:p>
          </table:table-cell>
          <table:table-cell office:value-type="string" office:string-value="m8092" table:formula="of:=&quot;m&quot;&amp;(MID([.H15];2;4)+1)" table:style-name="ce16">
            <text:p>m8092</text:p>
          </table:table-cell>
          <table:table-cell table:style-name="ce20"/>
          <table:table-cell table:style-name="ce21"/>
          <table:table-cell office:value-type="float" office:value="32" table:formula="of:=[.L14]-1" table:style-name="ce1">
            <text:p>32</text:p>
          </table:table-cell>
          <table:table-cell office:value-type="string" office:string-value="m8163" table:formula="of:=&quot;m&quot;&amp;(MID([.M14];2;4)+2)" table:style-name="ce15">
            <text:p>m8163</text:p>
          </table:table-cell>
          <table:table-cell office:value-type="string" office:string-value="m8164" table:formula="of:=&quot;m&quot;&amp;(MID([.M15];2;4)+1)" table:style-name="ce16">
            <text:p>m8164</text:p>
          </table:table-cell>
          <table:table-cell table:style-name="ce20"/>
          <table:table-cell table:style-name="ce21"/>
          <table:table-cell office:value-type="float" office:value="32" table:formula="of:=[.Q14]-1" table:style-name="ce1">
            <text:p>32</text:p>
          </table:table-cell>
          <table:table-cell office:value-type="string" office:string-value="snap8oss10" table:formula="of:=&quot;snap8oss&quot;&amp;TEXT(MID([.R14];9;2)+1;&quot;00&quot;)" table:number-columns-spanned="2" table:number-rows-spanned="1" table:style-name="ce37">
            <text:p>snap8oss10</text:p>
          </table:table-cell>
          <table:covered-table-cell/>
          <table:table-cell table:number-columns-repeated="2" table:style-name="ce1"/>
          <table:table-cell office:value-type="float" office:value="32" table:formula="of:=[.V14]-1" table:style-name="ce1">
            <text:p>32</text:p>
          </table:table-cell>
          <table:covered-table-cell/>
          <table:covered-table-cell/>
          <table:table-cell table:number-columns-repeated="16360" table:style-name="ce1"/>
        </table:table-row>
        <table:table-row table:style-name="ro4">
          <table:table-cell table:style-name="ce1"/>
          <table:table-cell office:value-type="float" office:value="31" table:formula="of:=[.B15]-1" table:style-name="ce1">
            <text:p>31</text:p>
          </table:table-cell>
          <table:table-cell office:value-type="string" table:number-columns-spanned="2" table:number-rows-spanned="1" table:style-name="ce36">
            <text:p>c8sw02</text:p>
          </table:table-cell>
          <table:covered-table-cell/>
          <table:table-cell table:style-name="ce13"/>
          <table:table-cell table:style-name="ce14"/>
          <table:table-cell office:value-type="float" office:value="31" table:formula="of:=[.G15]-1" table:style-name="ce1">
            <text:p>31</text:p>
          </table:table-cell>
          <table:table-cell office:value-type="string" office:string-value="c8sw04" table:formula="of:=&quot;c8sw&quot;&amp;TEXT(MID([.$C$16];5;2)+2;&quot;00&quot;)" table:number-columns-spanned="2" table:number-rows-spanned="1" table:style-name="ce36">
            <text:p>c8sw04</text:p>
          </table:table-cell>
          <table:covered-table-cell/>
          <table:table-cell table:style-name="ce13"/>
          <table:table-cell table:style-name="ce14"/>
          <table:table-cell office:value-type="float" office:value="31" table:formula="of:=[.L15]-1" table:style-name="ce1">
            <text:p>31</text:p>
          </table:table-cell>
          <table:table-cell office:value-type="string" office:string-value="c8sw06" table:formula="of:=&quot;c8sw&quot;&amp;TEXT(MID([.$C$16];5;2)+4;&quot;00&quot;)" table:number-columns-spanned="2" table:number-rows-spanned="1" table:style-name="ce36">
            <text:p>c8sw06</text:p>
          </table:table-cell>
          <table:covered-table-cell/>
          <table:table-cell table:style-name="ce13"/>
          <table:table-cell table:style-name="ce14"/>
          <table:table-cell office:value-type="float" office:value="31" table:formula="of:=[.Q15]-1" table:style-name="ce1">
            <text:p>31</text:p>
          </table:table-cell>
          <table:table-cell office:value-type="string" office:string-value="snap8oss11" table:formula="of:=&quot;snap8oss&quot;&amp;TEXT(MID([.R15];9;2)+1;&quot;00&quot;)" table:number-columns-spanned="2" table:number-rows-spanned="1" table:style-name="ce37">
            <text:p>snap8oss11</text:p>
          </table:table-cell>
          <table:covered-table-cell/>
          <table:table-cell table:number-columns-repeated="2" table:style-name="ce1"/>
          <table:table-cell office:value-type="float" office:value="31" table:formula="of:=[.V15]-1" table:style-name="ce1">
            <text:p>31</text:p>
          </table:table-cell>
          <table:table-cell office:value-type="string" table:number-columns-spanned="2" table:number-rows-spanned="1" table:style-name="ce41">
            <text:p>IB switch: c8ibe23</text:p>
          </table:table-cell>
          <table:covered-table-cell/>
          <table:table-cell table:number-columns-repeated="16360" table:style-name="ce1"/>
        </table:table-row>
        <table:table-row table:style-name="ro4">
          <table:table-cell/>
          <table:table-cell office:value-type="float" office:value="30" table:formula="of:=[.B16]-1" table:style-name="ce1">
            <text:p>30</text:p>
          </table:table-cell>
          <table:table-cell office:value-type="string" office:string-value="m8021" table:formula="of:=&quot;m&quot;&amp;(MID([.C15];2;4)+2)" table:style-name="ce19">
            <text:p>m8021</text:p>
          </table:table-cell>
          <table:table-cell office:value-type="string" office:string-value="m8022" table:formula="of:=&quot;m&quot;&amp;(MID([.C17];2;4)+1)" table:style-name="ce12">
            <text:p>m8022</text:p>
          </table:table-cell>
          <table:table-cell table:style-name="ce17"/>
          <table:table-cell table:style-name="ce18"/>
          <table:table-cell office:value-type="float" office:value="30" table:formula="of:=[.G16]-1" table:style-name="ce1">
            <text:p>30</text:p>
          </table:table-cell>
          <table:table-cell office:value-type="string" office:string-value="m8093" table:formula="of:=&quot;m&quot;&amp;(MID([.H15];2;4)+2)" table:style-name="ce19">
            <text:p>m8093</text:p>
          </table:table-cell>
          <table:table-cell office:value-type="string" office:string-value="m8094" table:formula="of:=&quot;m&quot;&amp;(MID([.H17];2;4)+1)" table:style-name="ce12">
            <text:p>m8094</text:p>
          </table:table-cell>
          <table:table-cell table:style-name="ce17"/>
          <table:table-cell table:style-name="ce18"/>
          <table:table-cell office:value-type="float" office:value="30" table:formula="of:=[.L16]-1" table:style-name="ce1">
            <text:p>30</text:p>
          </table:table-cell>
          <table:table-cell office:value-type="string" office:string-value="m8165" table:formula="of:=&quot;m&quot;&amp;(MID([.M15];2;4)+2)" table:style-name="ce19">
            <text:p>m8165</text:p>
          </table:table-cell>
          <table:table-cell office:value-type="string" office:string-value="m8166" table:formula="of:=&quot;m&quot;&amp;(MID([.M17];2;4)+1)" table:style-name="ce12">
            <text:p>m8166</text:p>
          </table:table-cell>
          <table:table-cell table:style-name="ce17"/>
          <table:table-cell table:style-name="ce18"/>
          <table:table-cell office:value-type="float" office:value="30" table:formula="of:=[.Q16]-1" table:style-name="ce1">
            <text:p>30</text:p>
          </table:table-cell>
          <table:table-cell office:value-type="string" office:string-value="snap8oss12" table:formula="of:=&quot;snap8oss&quot;&amp;TEXT(MID([.R16];9;2)+1;&quot;00&quot;)" table:number-columns-spanned="2" table:number-rows-spanned="1" table:style-name="ce37">
            <text:p>snap8oss12</text:p>
          </table:table-cell>
          <table:covered-table-cell/>
          <table:table-cell table:number-columns-repeated="2" table:style-name="ce1"/>
          <table:table-cell office:value-type="float" office:value="30" table:formula="of:=[.V16]-1" table:style-name="ce1">
            <text:p>30</text:p>
          </table:table-cell>
          <table:table-cell office:value-type="string" table:number-columns-spanned="2" table:number-rows-spanned="1" table:style-name="ce37">
            <text:p>c8oss01</text:p>
          </table:table-cell>
          <table:covered-table-cell/>
          <table:table-cell table:number-columns-repeated="3" table:style-name="ce1"/>
          <table:table-cell office:value-type="string" table:number-columns-spanned="2" table:number-rows-spanned="1" table:style-name="ce37">
            <text:p>c8oss06</text:p>
          </table:table-cell>
          <table:covered-table-cell/>
          <table:table-cell table:number-columns-repeated="16355" table:style-name="ce1"/>
        </table:table-row>
        <table:table-row table:style-name="ro4">
          <table:table-cell/>
          <table:table-cell office:value-type="float" office:value="29" table:formula="of:=[.B17]-1" table:style-name="ce1">
            <text:p>29</text:p>
          </table:table-cell>
          <table:table-cell office:value-type="string" office:string-value="m8023" table:formula="of:=&quot;m&quot;&amp;(MID([.C17];2;4)+2)" table:style-name="ce15">
            <text:p>m8023</text:p>
          </table:table-cell>
          <table:table-cell office:value-type="string" office:string-value="m8024" table:formula="of:=&quot;m&quot;&amp;(MID([.C18];2;4)+1)" table:style-name="ce16">
            <text:p>m8024</text:p>
          </table:table-cell>
          <table:table-cell table:style-name="ce13"/>
          <table:table-cell table:style-name="ce14"/>
          <table:table-cell office:value-type="float" office:value="29" table:formula="of:=[.G17]-1" table:style-name="ce1">
            <text:p>29</text:p>
          </table:table-cell>
          <table:table-cell office:value-type="string" office:string-value="m8095" table:formula="of:=&quot;m&quot;&amp;(MID([.H17];2;4)+2)" table:style-name="ce15">
            <text:p>m8095</text:p>
          </table:table-cell>
          <table:table-cell office:value-type="string" office:string-value="m8096" table:formula="of:=&quot;m&quot;&amp;(MID([.H18];2;4)+1)" table:style-name="ce16">
            <text:p>m8096</text:p>
          </table:table-cell>
          <table:table-cell table:style-name="ce13"/>
          <table:table-cell table:style-name="ce14"/>
          <table:table-cell office:value-type="float" office:value="29" table:formula="of:=[.L17]-1" table:style-name="ce1">
            <text:p>29</text:p>
          </table:table-cell>
          <table:table-cell office:value-type="string" office:string-value="m8167" table:formula="of:=&quot;m&quot;&amp;(MID([.M17];2;4)+2)" table:style-name="ce15">
            <text:p>m8167</text:p>
          </table:table-cell>
          <table:table-cell office:value-type="string" office:string-value="m8168" table:formula="of:=&quot;m&quot;&amp;(MID([.M18];2;4)+1)" table:style-name="ce16">
            <text:p>m8168</text:p>
          </table:table-cell>
          <table:table-cell table:style-name="ce13"/>
          <table:table-cell table:style-name="ce14"/>
          <table:table-cell office:value-type="float" office:value="29" table:formula="of:=[.Q17]-1" table:style-name="ce1">
            <text:p>29</text:p>
          </table:table-cell>
          <table:table-cell office:value-type="string" table:number-columns-spanned="2" table:number-rows-spanned="1" table:style-name="ce41">
            <text:p>IBd switch: c8ibe21</text:p>
          </table:table-cell>
          <table:covered-table-cell/>
          <table:table-cell table:number-columns-repeated="2" table:style-name="ce1"/>
          <table:table-cell office:value-type="float" office:value="29" table:formula="of:=[.V17]-1" table:style-name="ce1">
            <text:p>29</text:p>
          </table:table-cell>
          <table:table-cell office:value-type="string" office:string-value="c8oss02" table:formula="of:=&quot;c8oss&quot;&amp;TEXT(MID([.W17];6;2)+1;&quot;00&quot;)" table:number-columns-spanned="2" table:number-rows-spanned="1" table:style-name="ce37">
            <text:p>c8oss02</text:p>
          </table:table-cell>
          <table:covered-table-cell/>
          <table:table-cell table:number-columns-repeated="3" table:style-name="ce1"/>
          <table:table-cell office:value-type="string" office:string-value="c8oss07" table:formula="of:=&quot;c8oss&quot;&amp;TEXT(MID([.AB17];6;2)+1;&quot;00&quot;)" table:number-columns-spanned="2" table:number-rows-spanned="1" table:style-name="ce37">
            <text:p>c8oss07</text:p>
          </table:table-cell>
          <table:covered-table-cell/>
          <table:table-cell table:number-columns-repeated="16355" table:style-name="ce1"/>
        </table:table-row>
        <table:table-row table:style-name="ro4">
          <table:table-cell/>
          <table:table-cell office:value-type="float" office:value="28" table:formula="of:=[.B18]-1" table:style-name="ce1">
            <text:p>28</text:p>
          </table:table-cell>
          <table:table-cell office:value-type="string" office:string-value="m8025" table:formula="of:=&quot;m&quot;&amp;(MID([.C18];2;4)+2)" table:style-name="ce19">
            <text:p>m8025</text:p>
          </table:table-cell>
          <table:table-cell office:value-type="string" office:string-value="m8026" table:formula="of:=&quot;m&quot;&amp;(MID([.C19];2;4)+1)" table:style-name="ce12">
            <text:p>m8026</text:p>
          </table:table-cell>
          <table:table-cell table:style-name="ce17"/>
          <table:table-cell table:style-name="ce18"/>
          <table:table-cell office:value-type="float" office:value="28" table:formula="of:=[.G18]-1" table:style-name="ce1">
            <text:p>28</text:p>
          </table:table-cell>
          <table:table-cell office:value-type="string" office:string-value="m8097" table:formula="of:=&quot;m&quot;&amp;(MID([.H18];2;4)+2)" table:style-name="ce19">
            <text:p>m8097</text:p>
          </table:table-cell>
          <table:table-cell office:value-type="string" office:string-value="m8098" table:formula="of:=&quot;m&quot;&amp;(MID([.H19];2;4)+1)" table:style-name="ce12">
            <text:p>m8098</text:p>
          </table:table-cell>
          <table:table-cell table:style-name="ce17"/>
          <table:table-cell table:style-name="ce18"/>
          <table:table-cell office:value-type="float" office:value="28" table:formula="of:=[.L18]-1" table:style-name="ce1">
            <text:p>28</text:p>
          </table:table-cell>
          <table:table-cell office:value-type="string" office:string-value="m8169" table:formula="of:=&quot;m&quot;&amp;(MID([.M18];2;4)+2)" table:style-name="ce19">
            <text:p>m8169</text:p>
          </table:table-cell>
          <table:table-cell office:value-type="string" office:string-value="m8170" table:formula="of:=&quot;m&quot;&amp;(MID([.M19];2;4)+1)" table:style-name="ce12">
            <text:p>m8170</text:p>
          </table:table-cell>
          <table:table-cell table:style-name="ce17"/>
          <table:table-cell table:style-name="ce18"/>
          <table:table-cell office:value-type="float" office:value="28" table:formula="of:=[.Q18]-1" table:style-name="ce1">
            <text:p>28</text:p>
          </table:table-cell>
          <table:table-cell office:value-type="string" office:string-value="snap8oss13" table:formula="of:=&quot;snap8oss&quot;&amp;TEXT(MID([.R17];9;2)+1;&quot;00&quot;)" table:number-columns-spanned="2" table:number-rows-spanned="1" table:style-name="ce37">
            <text:p>snap8oss13</text:p>
          </table:table-cell>
          <table:covered-table-cell/>
          <table:table-cell table:number-columns-repeated="2" table:style-name="ce1"/>
          <table:table-cell office:value-type="float" office:value="28" table:formula="of:=[.V18]-1" table:style-name="ce1">
            <text:p>28</text:p>
          </table:table-cell>
          <table:table-cell office:value-type="string" office:string-value="c8oss03" table:formula="of:=&quot;c8oss&quot;&amp;TEXT(MID([.W18];6;2)+1;&quot;00&quot;)" table:number-columns-spanned="2" table:number-rows-spanned="1" table:style-name="ce37">
            <text:p>c8oss03</text:p>
          </table:table-cell>
          <table:covered-table-cell/>
          <table:table-cell table:number-columns-repeated="2" table:style-name="ce1"/>
          <table:table-cell office:value-type="string" table:style-name="ce1">
            <text:p>SAS cable lengths:</text:p>
          </table:table-cell>
          <table:table-cell office:value-type="string" office:string-value="c8oss08" table:formula="of:=&quot;c8oss&quot;&amp;TEXT(MID([.AB18];6;2)+1;&quot;00&quot;)" table:number-columns-spanned="2" table:number-rows-spanned="1" table:style-name="ce37">
            <text:p>c8oss08</text:p>
          </table:table-cell>
          <table:covered-table-cell/>
          <table:table-cell table:number-columns-repeated="16355" table:style-name="ce1"/>
        </table:table-row>
        <table:table-row table:style-name="ro4">
          <table:table-cell/>
          <table:table-cell office:value-type="float" office:value="27" table:formula="of:=[.B19]-1" table:style-name="ce1">
            <text:p>27</text:p>
          </table:table-cell>
          <table:table-cell office:value-type="string" office:string-value="m8027" table:formula="of:=&quot;m&quot;&amp;(MID([.C19];2;4)+2)" table:style-name="ce15">
            <text:p>m8027</text:p>
          </table:table-cell>
          <table:table-cell office:value-type="string" office:string-value="m8028" table:formula="of:=&quot;m&quot;&amp;(MID([.C20];2;4)+1)" table:style-name="ce16">
            <text:p>m8028</text:p>
          </table:table-cell>
          <table:table-cell table:style-name="ce13"/>
          <table:table-cell table:style-name="ce14"/>
          <table:table-cell office:value-type="float" office:value="27" table:formula="of:=[.G19]-1" table:style-name="ce1">
            <text:p>27</text:p>
          </table:table-cell>
          <table:table-cell office:value-type="string" office:string-value="m8099" table:formula="of:=&quot;m&quot;&amp;(MID([.H19];2;4)+2)" table:style-name="ce15">
            <text:p>m8099</text:p>
          </table:table-cell>
          <table:table-cell office:value-type="string" office:string-value="m8100" table:formula="of:=&quot;m&quot;&amp;(MID([.H20];2;4)+1)" table:style-name="ce16">
            <text:p>m8100</text:p>
          </table:table-cell>
          <table:table-cell table:style-name="ce13"/>
          <table:table-cell table:style-name="ce14"/>
          <table:table-cell office:value-type="float" office:value="27" table:formula="of:=[.L19]-1" table:style-name="ce1">
            <text:p>27</text:p>
          </table:table-cell>
          <table:table-cell office:value-type="string" office:string-value="m8171" table:formula="of:=&quot;m&quot;&amp;(MID([.M19];2;4)+2)" table:style-name="ce15">
            <text:p>m8171</text:p>
          </table:table-cell>
          <table:table-cell office:value-type="string" office:string-value="m8172" table:formula="of:=&quot;m&quot;&amp;(MID([.M20];2;4)+1)" table:style-name="ce16">
            <text:p>m8172</text:p>
          </table:table-cell>
          <table:table-cell table:style-name="ce13"/>
          <table:table-cell table:style-name="ce14"/>
          <table:table-cell office:value-type="float" office:value="27" table:formula="of:=[.Q19]-1" table:style-name="ce1">
            <text:p>27</text:p>
          </table:table-cell>
          <table:table-cell office:value-type="string" office:string-value="snap8oss14" table:formula="of:=&quot;snap8oss&quot;&amp;TEXT(MID([.R19];9;2)+1;&quot;00&quot;)" table:number-columns-spanned="2" table:number-rows-spanned="1" table:style-name="ce37">
            <text:p>snap8oss14</text:p>
          </table:table-cell>
          <table:covered-table-cell/>
          <table:table-cell table:number-columns-repeated="2" table:style-name="ce1"/>
          <table:table-cell office:value-type="float" office:value="27" table:formula="of:=[.V19]-1" table:style-name="ce1">
            <text:p>27</text:p>
          </table:table-cell>
          <table:table-cell office:value-type="string" office:string-value="c8oss04" table:formula="of:=&quot;c8oss&quot;&amp;TEXT(MID([.W19];6;2)+1;&quot;00&quot;)" table:number-columns-spanned="2" table:number-rows-spanned="1" table:style-name="ce37">
            <text:p>c8oss04</text:p>
          </table:table-cell>
          <table:covered-table-cell/>
          <table:table-cell table:number-columns-repeated="2" table:style-name="ce1"/>
          <table:table-cell office:value-type="string" table:style-name="ce1">
            <text:p>Per jbod: 1x 0.5m, 3x 2m.</text:p>
          </table:table-cell>
          <table:table-cell office:value-type="string" office:string-value="c8oss09" table:formula="of:=&quot;c8oss&quot;&amp;TEXT(MID([.AB19];6;2)+1;&quot;00&quot;)" table:number-columns-spanned="2" table:number-rows-spanned="1" table:style-name="ce37">
            <text:p>c8oss09</text:p>
          </table:table-cell>
          <table:covered-table-cell/>
          <table:table-cell table:number-columns-repeated="16355" table:style-name="ce1"/>
        </table:table-row>
        <table:table-row table:style-name="ro4">
          <table:table-cell/>
          <table:table-cell office:value-type="float" office:value="26" table:formula="of:=[.B20]-1" table:style-name="ce1">
            <text:p>26</text:p>
          </table:table-cell>
          <table:table-cell office:value-type="string" office:string-value="IB switch: c8ibe02" table:formula="of:=&quot;IB switch: c8ibe&quot;&amp;TEXT(MID([.C$9];17;2)+1;&quot;00&quot;)" table:number-columns-spanned="2" table:number-rows-spanned="1" table:style-name="ce40">
            <text:p>IB switch: c8ibe02</text:p>
          </table:table-cell>
          <table:covered-table-cell/>
          <table:table-cell table:style-name="ce17"/>
          <table:table-cell table:style-name="ce18"/>
          <table:table-cell office:value-type="float" office:value="26" table:formula="of:=[.G20]-1" table:style-name="ce1">
            <text:p>26</text:p>
          </table:table-cell>
          <table:table-cell office:value-type="string" office:string-value="IB switch: c8ibe06" table:formula="of:=&quot;IB switch: c8ibe&quot;&amp;TEXT(MID([.H$9];17;2)+1;&quot;00&quot;)" table:number-columns-spanned="2" table:number-rows-spanned="1" table:style-name="ce40">
            <text:p>IB switch: c8ibe06</text:p>
          </table:table-cell>
          <table:covered-table-cell/>
          <table:table-cell table:style-name="ce17"/>
          <table:table-cell table:style-name="ce18"/>
          <table:table-cell office:value-type="float" office:value="26" table:formula="of:=[.L20]-1" table:style-name="ce1">
            <text:p>26</text:p>
          </table:table-cell>
          <table:table-cell office:value-type="string" office:string-value="IB switch: c8ibe10" table:formula="of:=&quot;IB switch: c8ibe&quot;&amp;TEXT(MID([.M$9];17;2)+1;&quot;00&quot;)" table:number-columns-spanned="2" table:number-rows-spanned="1" table:style-name="ce40">
            <text:p>IB switch: c8ibe10</text:p>
          </table:table-cell>
          <table:covered-table-cell/>
          <table:table-cell table:style-name="ce17"/>
          <table:table-cell table:style-name="ce18"/>
          <table:table-cell office:value-type="float" office:value="26" table:formula="of:=[.Q20]-1" table:style-name="ce1">
            <text:p>26</text:p>
          </table:table-cell>
          <table:table-cell office:value-type="string" office:string-value="snap8oss15" table:formula="of:=&quot;snap8oss&quot;&amp;TEXT(MID([.R20];9;2)+1;&quot;00&quot;)" table:number-columns-spanned="2" table:number-rows-spanned="1" table:style-name="ce37">
            <text:p>snap8oss15</text:p>
          </table:table-cell>
          <table:covered-table-cell/>
          <table:table-cell table:number-columns-repeated="2" table:style-name="ce1"/>
          <table:table-cell office:value-type="float" office:value="26" table:formula="of:=[.V20]-1" table:style-name="ce1">
            <text:p>26</text:p>
          </table:table-cell>
          <table:table-cell office:value-type="string" office:string-value="c8oss05" table:formula="of:=&quot;c8oss&quot;&amp;TEXT(MID([.W20];6;2)+1;&quot;00&quot;)" table:number-columns-spanned="2" table:number-rows-spanned="1" table:style-name="ce37">
            <text:p>c8oss05</text:p>
          </table:table-cell>
          <table:covered-table-cell/>
          <table:table-cell office:value-type="string" table:style-name="ce1">
            <text:p>Connect to server:</text:p>
          </table:table-cell>
          <table:table-cell table:style-name="ce1"/>
          <table:table-cell office:value-type="string" table:style-name="ce1">
            <text:p>Then 1st jbod has 0.5m, rest are 2m (nothing inbetween)</text:p>
          </table:table-cell>
          <table:table-cell office:value-type="string" office:string-value="c8oss10" table:formula="of:=&quot;c8oss&quot;&amp;TEXT(MID([.AB20];6;2)+1;&quot;00&quot;)" table:number-columns-spanned="2" table:number-rows-spanned="1" table:style-name="ce37">
            <text:p>c8oss10</text:p>
          </table:table-cell>
          <table:covered-table-cell/>
          <table:table-cell office:value-type="string" table:style-name="ce1">
            <text:p>Connect to server:</text:p>
          </table:table-cell>
          <table:table-cell table:number-columns-repeated="16354"/>
        </table:table-row>
        <table:table-row table:style-name="ro4">
          <table:table-cell/>
          <table:table-cell office:value-type="float" office:value="25" table:formula="of:=[.B21]-1" table:style-name="ce1">
            <text:p>25</text:p>
          </table:table-cell>
          <table:table-cell office:value-type="string" office:string-value="m8029" table:formula="of:=&quot;m&quot;&amp;(MID([.C20];2;4)+2)" table:style-name="ce19">
            <text:p>m8029</text:p>
          </table:table-cell>
          <table:table-cell office:value-type="string" office:string-value="m8030" table:formula="of:=&quot;m&quot;&amp;(MID([.C22];2;4)+1)" table:style-name="ce12">
            <text:p>m8030</text:p>
          </table:table-cell>
          <table:table-cell table:style-name="ce13"/>
          <table:table-cell table:style-name="ce14"/>
          <table:table-cell office:value-type="float" office:value="25" table:formula="of:=[.G21]-1" table:style-name="ce1">
            <text:p>25</text:p>
          </table:table-cell>
          <table:table-cell office:value-type="string" office:string-value="m8101" table:formula="of:=&quot;m&quot;&amp;(MID([.H20];2;4)+2)" table:style-name="ce19">
            <text:p>m8101</text:p>
          </table:table-cell>
          <table:table-cell office:value-type="string" office:string-value="m8102" table:formula="of:=&quot;m&quot;&amp;(MID([.H22];2;4)+1)" table:style-name="ce12">
            <text:p>m8102</text:p>
          </table:table-cell>
          <table:table-cell table:style-name="ce13"/>
          <table:table-cell table:style-name="ce14"/>
          <table:table-cell office:value-type="float" office:value="25" table:formula="of:=[.L21]-1" table:style-name="ce1">
            <text:p>25</text:p>
          </table:table-cell>
          <table:table-cell office:value-type="string" office:string-value="m8173" table:formula="of:=&quot;m&quot;&amp;(MID([.M20];2;4)+2)" table:style-name="ce19">
            <text:p>m8173</text:p>
          </table:table-cell>
          <table:table-cell office:value-type="string" office:string-value="m8174" table:formula="of:=&quot;m&quot;&amp;(MID([.M22];2;4)+1)" table:style-name="ce12">
            <text:p>m8174</text:p>
          </table:table-cell>
          <table:table-cell table:style-name="ce13"/>
          <table:table-cell table:style-name="ce14"/>
          <table:table-cell office:value-type="float" office:value="25" table:formula="of:=[.Q21]-1" table:style-name="ce1">
            <text:p>25</text:p>
          </table:table-cell>
          <table:table-cell office:value-type="string" office:string-value="snap8oss16" table:formula="of:=&quot;snap8oss&quot;&amp;TEXT(MID([.R21];9;2)+1;&quot;00&quot;)" table:number-columns-spanned="2" table:number-rows-spanned="1" table:style-name="ce37">
            <text:p>snap8oss16</text:p>
          </table:table-cell>
          <table:covered-table-cell/>
          <table:table-cell table:number-columns-repeated="2" table:style-name="ce1"/>
          <table:table-cell office:value-type="float" office:value="25" table:formula="of:=[.V21]-1" table:style-name="ce1">
            <text:p>25</text:p>
          </table:table-cell>
          <table:table-cell office:value-type="string" table:number-columns-spanned="2" table:number-rows-spanned="5" table:style-name="ce42">
            <text:p>c8ossary01</text:p>
          </table:table-cell>
          <table:covered-table-cell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number-columns-spanned="2" table:number-rows-spanned="5" table:style-name="ce42">
            <text:p>c8ossary06</text:p>
          </table:table-cell>
          <table:covered-table-cell/>
          <table:table-cell office:value-type="float" office:value="1" table:style-name="ce1">
            <text:p>1</text:p>
          </table:table-cell>
          <table:table-cell table:number-columns-repeated="16354"/>
        </table:table-row>
        <table:table-row table:style-name="ro4">
          <table:table-cell/>
          <table:table-cell office:value-type="float" office:value="24" table:formula="of:=[.B22]-1" table:style-name="ce1">
            <text:p>24</text:p>
          </table:table-cell>
          <table:table-cell office:value-type="string" office:string-value="m8031" table:formula="of:=&quot;m&quot;&amp;(MID([.C22];2;4)+2)" table:style-name="ce15">
            <text:p>m8031</text:p>
          </table:table-cell>
          <table:table-cell office:value-type="string" office:string-value="m8032" table:formula="of:=&quot;m&quot;&amp;(MID([.C23];2;4)+1)" table:style-name="ce16">
            <text:p>m8032</text:p>
          </table:table-cell>
          <table:table-cell table:style-name="ce17"/>
          <table:table-cell table:style-name="ce18"/>
          <table:table-cell office:value-type="float" office:value="24" table:formula="of:=[.G22]-1" table:style-name="ce1">
            <text:p>24</text:p>
          </table:table-cell>
          <table:table-cell office:value-type="string" office:string-value="m8103" table:formula="of:=&quot;m&quot;&amp;(MID([.H22];2;4)+2)" table:style-name="ce15">
            <text:p>m8103</text:p>
          </table:table-cell>
          <table:table-cell office:value-type="string" office:string-value="m8104" table:formula="of:=&quot;m&quot;&amp;(MID([.H23];2;4)+1)" table:style-name="ce16">
            <text:p>m8104</text:p>
          </table:table-cell>
          <table:table-cell table:style-name="ce17"/>
          <table:table-cell table:style-name="ce18"/>
          <table:table-cell office:value-type="float" office:value="24" table:formula="of:=[.L22]-1" table:style-name="ce1">
            <text:p>24</text:p>
          </table:table-cell>
          <table:table-cell office:value-type="string" office:string-value="m8175" table:formula="of:=&quot;m&quot;&amp;(MID([.M22];2;4)+2)" table:style-name="ce15">
            <text:p>m8175</text:p>
          </table:table-cell>
          <table:table-cell office:value-type="string" office:string-value="m8176" table:formula="of:=&quot;m&quot;&amp;(MID([.M23];2;4)+1)" table:style-name="ce16">
            <text:p>m8176</text:p>
          </table:table-cell>
          <table:table-cell table:style-name="ce17"/>
          <table:table-cell table:style-name="ce18"/>
          <table:table-cell office:value-type="float" office:value="24" table:formula="of:=[.Q22]-1" table:style-name="ce1">
            <text:p>24</text:p>
          </table:table-cell>
          <table:table-cell office:value-type="string" office:string-value="snap8oss17" table:formula="of:=&quot;snap8oss&quot;&amp;TEXT(MID([.R22];9;2)+1;&quot;00&quot;)" table:number-columns-spanned="2" table:number-rows-spanned="1" table:style-name="ce37">
            <text:p>snap8oss17</text:p>
          </table:table-cell>
          <table:covered-table-cell/>
          <table:table-cell table:number-columns-repeated="2" table:style-name="ce1"/>
          <table:table-cell office:value-type="float" office:value="24" table:formula="of:=[.V22]-1" table:style-name="ce1">
            <text:p>24</text:p>
          </table:table-cell>
          <table:covered-table-cell/>
          <table:covered-table-cell/>
          <table:table-cell office:value-type="float" office:value="3" table:style-name="ce1">
            <text:p>3</text:p>
          </table:table-cell>
          <table:table-cell table:number-columns-repeated="2" table:style-name="ce1"/>
          <table:covered-table-cell/>
          <table:covered-table-cell/>
          <table:table-cell office:value-type="float" office:value="3" table:style-name="ce1">
            <text:p>3</text:p>
          </table:table-cell>
          <table:table-cell table:number-columns-repeated="16354"/>
        </table:table-row>
        <table:table-row table:style-name="ro4">
          <table:table-cell/>
          <table:table-cell office:value-type="float" office:value="23" table:formula="of:=[.B23]-1" table:style-name="ce1">
            <text:p>23</text:p>
          </table:table-cell>
          <table:table-cell office:value-type="string" office:string-value="m8033" table:formula="of:=&quot;m&quot;&amp;(MID([.C23];2;4)+2)" table:style-name="ce19">
            <text:p>m8033</text:p>
          </table:table-cell>
          <table:table-cell office:value-type="string" office:string-value="m8034" table:formula="of:=&quot;m&quot;&amp;(MID([.C24];2;4)+1)" table:style-name="ce12">
            <text:p>m8034</text:p>
          </table:table-cell>
          <table:table-cell table:style-name="ce13"/>
          <table:table-cell table:style-name="ce14"/>
          <table:table-cell office:value-type="float" office:value="23" table:formula="of:=[.G23]-1" table:style-name="ce1">
            <text:p>23</text:p>
          </table:table-cell>
          <table:table-cell office:value-type="string" office:string-value="m8105" table:formula="of:=&quot;m&quot;&amp;(MID([.H23];2;4)+2)" table:style-name="ce19">
            <text:p>m8105</text:p>
          </table:table-cell>
          <table:table-cell office:value-type="string" office:string-value="m8106" table:formula="of:=&quot;m&quot;&amp;(MID([.H24];2;4)+1)" table:style-name="ce12">
            <text:p>m8106</text:p>
          </table:table-cell>
          <table:table-cell table:style-name="ce13"/>
          <table:table-cell table:style-name="ce14"/>
          <table:table-cell office:value-type="float" office:value="23" table:formula="of:=[.L23]-1" table:style-name="ce1">
            <text:p>23</text:p>
          </table:table-cell>
          <table:table-cell office:value-type="string" office:string-value="m8177" table:formula="of:=&quot;m&quot;&amp;(MID([.M23];2;4)+2)" table:style-name="ce19">
            <text:p>m8177</text:p>
          </table:table-cell>
          <table:table-cell office:value-type="string" office:string-value="m8178" table:formula="of:=&quot;m&quot;&amp;(MID([.M24];2;4)+1)" table:style-name="ce12">
            <text:p>m8178</text:p>
          </table:table-cell>
          <table:table-cell table:style-name="ce13"/>
          <table:table-cell table:style-name="ce14"/>
          <table:table-cell office:value-type="float" office:value="23" table:formula="of:=[.Q23]-1" table:style-name="ce1">
            <text:p>23</text:p>
          </table:table-cell>
          <table:table-cell office:value-type="string" office:string-value="snap8oss18" table:formula="of:=&quot;snap8oss&quot;&amp;TEXT(MID([.R23];9;2)+1;&quot;00&quot;)" table:number-columns-spanned="2" table:number-rows-spanned="1" table:style-name="ce37">
            <text:p>snap8oss18</text:p>
          </table:table-cell>
          <table:covered-table-cell/>
          <table:table-cell table:number-columns-repeated="2" table:style-name="ce1"/>
          <table:table-cell office:value-type="float" office:value="23" table:formula="of:=[.V23]-1" table:style-name="ce1">
            <text:p>23</text:p>
          </table:table-cell>
          <table:covered-table-cell/>
          <table:covered-table-cell/>
          <table:table-cell office:value-type="float" office:value="4" table:style-name="ce1">
            <text:p>4</text:p>
          </table:table-cell>
          <table:table-cell table:number-columns-repeated="2" table:style-name="ce1"/>
          <table:covered-table-cell/>
          <table:covered-table-cell/>
          <table:table-cell office:value-type="float" office:value="4" table:style-name="ce1">
            <text:p>4</text:p>
          </table:table-cell>
          <table:table-cell table:number-columns-repeated="16354"/>
        </table:table-row>
        <table:table-row table:style-name="ro4">
          <table:table-cell/>
          <table:table-cell office:value-type="float" office:value="22" table:formula="of:=[.B24]-1" table:style-name="ce1">
            <text:p>22</text:p>
          </table:table-cell>
          <table:table-cell office:value-type="string" office:string-value="m8035" table:formula="of:=&quot;m&quot;&amp;(MID([.C24];2;4)+2)" table:style-name="ce15">
            <text:p>m8035</text:p>
          </table:table-cell>
          <table:table-cell office:value-type="string" office:string-value="m8036" table:formula="of:=&quot;m&quot;&amp;(MID([.C25];2;4)+1)" table:style-name="ce16">
            <text:p>m8036</text:p>
          </table:table-cell>
          <table:table-cell table:style-name="ce17"/>
          <table:table-cell table:style-name="ce18"/>
          <table:table-cell office:value-type="float" office:value="22" table:formula="of:=[.G24]-1" table:style-name="ce1">
            <text:p>22</text:p>
          </table:table-cell>
          <table:table-cell office:value-type="string" office:string-value="m8107" table:formula="of:=&quot;m&quot;&amp;(MID([.H24];2;4)+2)" table:style-name="ce15">
            <text:p>m8107</text:p>
          </table:table-cell>
          <table:table-cell office:value-type="string" office:string-value="m8108" table:formula="of:=&quot;m&quot;&amp;(MID([.H25];2;4)+1)" table:style-name="ce16">
            <text:p>m8108</text:p>
          </table:table-cell>
          <table:table-cell table:style-name="ce17"/>
          <table:table-cell table:style-name="ce18"/>
          <table:table-cell office:value-type="float" office:value="22" table:formula="of:=[.L24]-1" table:style-name="ce1">
            <text:p>22</text:p>
          </table:table-cell>
          <table:table-cell office:value-type="string" office:string-value="m8179" table:formula="of:=&quot;m&quot;&amp;(MID([.M24];2;4)+2)" table:style-name="ce15">
            <text:p>m8179</text:p>
          </table:table-cell>
          <table:table-cell office:value-type="string" office:string-value="m8180" table:formula="of:=&quot;m&quot;&amp;(MID([.M25];2;4)+1)" table:style-name="ce16">
            <text:p>m8180</text:p>
          </table:table-cell>
          <table:table-cell table:style-name="ce17"/>
          <table:table-cell table:style-name="ce18"/>
          <table:table-cell office:value-type="float" office:value="22" table:formula="of:=[.Q24]-1" table:style-name="ce1">
            <text:p>22</text:p>
          </table:table-cell>
          <table:table-cell office:value-type="string" office:string-value="snap8oss19" table:formula="of:=&quot;snap8oss&quot;&amp;TEXT(MID([.R24];9;2)+1;&quot;00&quot;)" table:number-columns-spanned="2" table:number-rows-spanned="1" table:style-name="ce37">
            <text:p>snap8oss19</text:p>
          </table:table-cell>
          <table:covered-table-cell/>
          <table:table-cell table:number-columns-repeated="2" table:style-name="ce1"/>
          <table:table-cell office:value-type="float" office:value="22" table:formula="of:=[.V24]-1" table:style-name="ce1">
            <text:p>22</text:p>
          </table:table-cell>
          <table:covered-table-cell/>
          <table:covered-table-cell/>
          <table:table-cell office:value-type="float" office:value="5" table:style-name="ce1">
            <text:p>5</text:p>
          </table:table-cell>
          <table:table-cell table:number-columns-repeated="2" table:style-name="ce1"/>
          <table:covered-table-cell/>
          <table:covered-table-cell/>
          <table:table-cell office:value-type="float" office:value="5" table:style-name="ce1">
            <text:p>5</text:p>
          </table:table-cell>
          <table:table-cell table:number-columns-repeated="16354"/>
        </table:table-row>
        <table:table-row table:style-name="ro4">
          <table:table-cell/>
          <table:table-cell office:value-type="float" office:value="21" table:formula="of:=[.B25]-1" table:style-name="ce1">
            <text:p>21</text:p>
          </table:table-cell>
          <table:table-cell office:value-type="string" office:string-value="m8037" table:formula="of:=&quot;m&quot;&amp;(MID([.C25];2;4)+2)" table:style-name="ce19">
            <text:p>m8037</text:p>
          </table:table-cell>
          <table:table-cell office:value-type="string" office:string-value="m8038" table:formula="of:=&quot;m&quot;&amp;(MID([.C26];2;4)+1)" table:style-name="ce12">
            <text:p>m8038</text:p>
          </table:table-cell>
          <table:table-cell table:style-name="ce13"/>
          <table:table-cell table:style-name="ce14"/>
          <table:table-cell office:value-type="float" office:value="21" table:formula="of:=[.G25]-1" table:style-name="ce1">
            <text:p>21</text:p>
          </table:table-cell>
          <table:table-cell office:value-type="string" office:string-value="m8109" table:formula="of:=&quot;m&quot;&amp;(MID([.H25];2;4)+2)" table:style-name="ce19">
            <text:p>m8109</text:p>
          </table:table-cell>
          <table:table-cell office:value-type="string" office:string-value="m8110" table:formula="of:=&quot;m&quot;&amp;(MID([.H26];2;4)+1)" table:style-name="ce12">
            <text:p>m8110</text:p>
          </table:table-cell>
          <table:table-cell table:style-name="ce13"/>
          <table:table-cell table:style-name="ce14"/>
          <table:table-cell office:value-type="float" office:value="21" table:formula="of:=[.L25]-1" table:style-name="ce1">
            <text:p>21</text:p>
          </table:table-cell>
          <table:table-cell office:value-type="string" office:string-value="m8181" table:formula="of:=&quot;m&quot;&amp;(MID([.M25];2;4)+2)" table:style-name="ce19">
            <text:p>m8181</text:p>
          </table:table-cell>
          <table:table-cell office:value-type="string" office:string-value="m8182" table:formula="of:=&quot;m&quot;&amp;(MID([.M26];2;4)+1)" table:style-name="ce12">
            <text:p>m8182</text:p>
          </table:table-cell>
          <table:table-cell table:style-name="ce13"/>
          <table:table-cell table:style-name="ce14"/>
          <table:table-cell office:value-type="float" office:value="21" table:formula="of:=[.Q25]-1" table:style-name="ce1">
            <text:p>21</text:p>
          </table:table-cell>
          <table:table-cell office:value-type="string" office:string-value="snap8oss20" table:formula="of:=&quot;snap8oss&quot;&amp;TEXT(MID([.R25];9;2)+1;&quot;00&quot;)" table:number-columns-spanned="2" table:number-rows-spanned="1" table:style-name="ce37">
            <text:p>snap8oss20</text:p>
          </table:table-cell>
          <table:covered-table-cell/>
          <table:table-cell table:number-columns-repeated="2" table:style-name="ce1"/>
          <table:table-cell office:value-type="float" office:value="21" table:formula="of:=[.V25]-1" table:style-name="ce1">
            <text:p>21</text:p>
          </table:table-cell>
          <table:covered-table-cell/>
          <table:covered-table-cell/>
          <table:table-cell table:number-columns-repeated="3" table:style-name="ce1"/>
          <table:covered-table-cell/>
          <table:covered-table-cell/>
          <table:table-cell table:number-columns-repeated="16355" table:style-name="ce1"/>
        </table:table-row>
        <table:table-row table:style-name="ro4">
          <table:table-cell/>
          <table:table-cell office:value-type="float" office:value="20" table:formula="of:=[.B26]-1" table:style-name="ce1">
            <text:p>20</text:p>
          </table:table-cell>
          <table:table-cell office:value-type="string" office:string-value="m8039" table:formula="of:=&quot;m&quot;&amp;(MID([.C26];2;4)+2)" table:style-name="ce15">
            <text:p>m8039</text:p>
          </table:table-cell>
          <table:table-cell office:value-type="string" office:string-value="m8040" table:formula="of:=&quot;m&quot;&amp;(MID([.C27];2;4)+1)" table:style-name="ce16">
            <text:p>m8040</text:p>
          </table:table-cell>
          <table:table-cell table:style-name="ce17"/>
          <table:table-cell table:style-name="ce18"/>
          <table:table-cell office:value-type="float" office:value="20" table:formula="of:=[.G26]-1" table:style-name="ce1">
            <text:p>20</text:p>
          </table:table-cell>
          <table:table-cell office:value-type="string" office:string-value="m8111" table:formula="of:=&quot;m&quot;&amp;(MID([.H26];2;4)+2)" table:style-name="ce15">
            <text:p>m8111</text:p>
          </table:table-cell>
          <table:table-cell office:value-type="string" office:string-value="m8112" table:formula="of:=&quot;m&quot;&amp;(MID([.H27];2;4)+1)" table:style-name="ce16">
            <text:p>m8112</text:p>
          </table:table-cell>
          <table:table-cell table:style-name="ce17"/>
          <table:table-cell table:style-name="ce18"/>
          <table:table-cell office:value-type="float" office:value="20" table:formula="of:=[.L26]-1" table:style-name="ce1">
            <text:p>20</text:p>
          </table:table-cell>
          <table:table-cell office:value-type="string" office:string-value="m8183" table:formula="of:=&quot;m&quot;&amp;(MID([.M26];2;4)+2)" table:style-name="ce15">
            <text:p>m8183</text:p>
          </table:table-cell>
          <table:table-cell office:value-type="string" office:string-value="m8184" table:formula="of:=&quot;m&quot;&amp;(MID([.M27];2;4)+1)" table:style-name="ce16">
            <text:p>m8184</text:p>
          </table:table-cell>
          <table:table-cell table:style-name="ce17"/>
          <table:table-cell table:style-name="ce18"/>
          <table:table-cell office:value-type="float" office:value="20" table:formula="of:=[.Q26]-1" table:style-name="ce1">
            <text:p>20</text:p>
          </table:table-cell>
          <table:table-cell office:value-type="string" office:string-value="snap8oss21" table:formula="of:=&quot;snap8oss&quot;&amp;TEXT(MID([.R26];9;2)+1;&quot;00&quot;)" table:number-columns-spanned="2" table:number-rows-spanned="1" table:style-name="ce37">
            <text:p>snap8oss21</text:p>
          </table:table-cell>
          <table:covered-table-cell/>
          <table:table-cell table:number-columns-repeated="2" table:style-name="ce1"/>
          <table:table-cell office:value-type="float" office:value="20" table:formula="of:=[.V26]-1" table:style-name="ce1">
            <text:p>20</text:p>
          </table:table-cell>
          <table:table-cell office:value-type="string" office:string-value="c8ossary02" table:formula="of:=&quot;c8ossary&quot;&amp;TEXT(MID([.W22];9;2)+1;&quot;00&quot;)" table:number-columns-spanned="2" table:number-rows-spanned="5" table:style-name="ce42">
            <text:p>c8ossary02</text:p>
          </table:table-cell>
          <table:covered-table-cell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office:string-value="c8ossary07" table:formula="of:=&quot;c8ossary&quot;&amp;TEXT(MID([.AB22];9;2)+1;&quot;00&quot;)" table:number-columns-spanned="2" table:number-rows-spanned="5" table:style-name="ce42">
            <text:p>c8ossary07</text:p>
          </table:table-cell>
          <table:covered-table-cell/>
          <table:table-cell office:value-type="float" office:value="1" table:style-name="ce1">
            <text:p>1</text:p>
          </table:table-cell>
          <table:table-cell table:number-columns-repeated="16354"/>
        </table:table-row>
        <table:table-row table:style-name="ro4">
          <table:table-cell/>
          <table:table-cell office:value-type="float" office:value="19" table:formula="of:=[.B27]-1" table:style-name="ce1">
            <text:p>19</text:p>
          </table:table-cell>
          <table:table-cell office:value-type="string" office:string-value="m8041" table:formula="of:=&quot;m&quot;&amp;(MID([.C27];2;4)+2)" table:style-name="ce19">
            <text:p>m8041</text:p>
          </table:table-cell>
          <table:table-cell office:value-type="string" office:string-value="m8042" table:formula="of:=&quot;m&quot;&amp;(MID([.C28];2;4)+1)" table:style-name="ce12">
            <text:p>m8042</text:p>
          </table:table-cell>
          <table:table-cell table:style-name="ce13"/>
          <table:table-cell table:style-name="ce14"/>
          <table:table-cell office:value-type="float" office:value="19" table:formula="of:=[.G27]-1" table:style-name="ce1">
            <text:p>19</text:p>
          </table:table-cell>
          <table:table-cell office:value-type="string" office:string-value="m8113" table:formula="of:=&quot;m&quot;&amp;(MID([.H27];2;4)+2)" table:style-name="ce19">
            <text:p>m8113</text:p>
          </table:table-cell>
          <table:table-cell office:value-type="string" office:string-value="m8114" table:formula="of:=&quot;m&quot;&amp;(MID([.H28];2;4)+1)" table:style-name="ce12">
            <text:p>m8114</text:p>
          </table:table-cell>
          <table:table-cell table:style-name="ce13"/>
          <table:table-cell table:style-name="ce14"/>
          <table:table-cell office:value-type="float" office:value="19" table:formula="of:=[.L27]-1" table:style-name="ce1">
            <text:p>19</text:p>
          </table:table-cell>
          <table:table-cell office:value-type="string" office:string-value="m8185" table:formula="of:=&quot;m&quot;&amp;(MID([.M27];2;4)+2)" table:style-name="ce19">
            <text:p>m8185</text:p>
          </table:table-cell>
          <table:table-cell office:value-type="string" office:string-value="m8186" table:formula="of:=&quot;m&quot;&amp;(MID([.M28];2;4)+1)" table:style-name="ce12">
            <text:p>m8186</text:p>
          </table:table-cell>
          <table:table-cell table:style-name="ce13"/>
          <table:table-cell table:style-name="ce14"/>
          <table:table-cell office:value-type="float" office:value="19" table:formula="of:=[.Q27]-1" table:style-name="ce1">
            <text:p>19</text:p>
          </table:table-cell>
          <table:table-cell office:value-type="string" office:string-value="snap8oss22" table:formula="of:=&quot;snap8oss&quot;&amp;TEXT(MID([.R27];9;2)+1;&quot;00&quot;)" table:number-columns-spanned="2" table:number-rows-spanned="1" table:style-name="ce37">
            <text:p>snap8oss22</text:p>
          </table:table-cell>
          <table:covered-table-cell/>
          <table:table-cell table:number-columns-repeated="2" table:style-name="ce1"/>
          <table:table-cell office:value-type="float" office:value="19" table:formula="of:=[.V27]-1" table:style-name="ce1">
            <text:p>19</text:p>
          </table:table-cell>
          <table:covered-table-cell/>
          <table:covered-table-cell/>
          <table:table-cell office:value-type="float" office:value="2" table:style-name="ce1">
            <text:p>2</text:p>
          </table:table-cell>
          <table:table-cell table:number-columns-repeated="2" table:style-name="ce1"/>
          <table:covered-table-cell/>
          <table:covered-table-cell/>
          <table:table-cell office:value-type="float" office:value="2" table:style-name="ce1">
            <text:p>2</text:p>
          </table:table-cell>
          <table:table-cell table:number-columns-repeated="16354"/>
        </table:table-row>
        <table:table-row table:style-name="ro4">
          <table:table-cell/>
          <table:table-cell office:value-type="float" office:value="18" table:formula="of:=[.B28]-1" table:style-name="ce1">
            <text:p>18</text:p>
          </table:table-cell>
          <table:table-cell office:value-type="string" office:string-value="m8043" table:formula="of:=&quot;m&quot;&amp;(MID([.C28];2;4)+2)" table:style-name="ce15">
            <text:p>m8043</text:p>
          </table:table-cell>
          <table:table-cell office:value-type="string" office:string-value="m8044" table:formula="of:=&quot;m&quot;&amp;(MID([.C29];2;4)+1)" table:style-name="ce16">
            <text:p>m8044</text:p>
          </table:table-cell>
          <table:table-cell table:style-name="ce17"/>
          <table:table-cell table:style-name="ce18"/>
          <table:table-cell office:value-type="float" office:value="18" table:formula="of:=[.G28]-1" table:style-name="ce1">
            <text:p>18</text:p>
          </table:table-cell>
          <table:table-cell office:value-type="string" office:string-value="m8115" table:formula="of:=&quot;m&quot;&amp;(MID([.H28];2;4)+2)" table:style-name="ce15">
            <text:p>m8115</text:p>
          </table:table-cell>
          <table:table-cell office:value-type="string" office:string-value="m8116" table:formula="of:=&quot;m&quot;&amp;(MID([.H29];2;4)+1)" table:style-name="ce16">
            <text:p>m8116</text:p>
          </table:table-cell>
          <table:table-cell table:style-name="ce17"/>
          <table:table-cell table:style-name="ce18"/>
          <table:table-cell office:value-type="float" office:value="18" table:formula="of:=[.L28]-1" table:style-name="ce1">
            <text:p>18</text:p>
          </table:table-cell>
          <table:table-cell office:value-type="string" office:string-value="m8187" table:formula="of:=&quot;m&quot;&amp;(MID([.M28];2;4)+2)" table:style-name="ce15">
            <text:p>m8187</text:p>
          </table:table-cell>
          <table:table-cell office:value-type="string" office:string-value="m8188" table:formula="of:=&quot;m&quot;&amp;(MID([.M29];2;4)+1)" table:style-name="ce16">
            <text:p>m8188</text:p>
          </table:table-cell>
          <table:table-cell table:style-name="ce17"/>
          <table:table-cell table:style-name="ce18"/>
          <table:table-cell office:value-type="float" office:value="18" table:formula="of:=[.Q28]-1" table:style-name="ce1">
            <text:p>18</text:p>
          </table:table-cell>
          <table:table-cell office:value-type="string" office:string-value="snap8oss23" table:formula="of:=&quot;snap8oss&quot;&amp;TEXT(MID([.R28];9;2)+1;&quot;00&quot;)" table:number-columns-spanned="2" table:number-rows-spanned="1" table:style-name="ce37">
            <text:p>snap8oss23</text:p>
          </table:table-cell>
          <table:covered-table-cell/>
          <table:table-cell table:number-columns-repeated="2" table:style-name="ce1"/>
          <table:table-cell office:value-type="float" office:value="18" table:formula="of:=[.V28]-1" table:style-name="ce1">
            <text:p>18</text:p>
          </table:table-cell>
          <table:covered-table-cell/>
          <table:covered-table-cell/>
          <table:table-cell office:value-type="float" office:value="4" table:style-name="ce1">
            <text:p>4</text:p>
          </table:table-cell>
          <table:table-cell table:number-columns-repeated="2" table:style-name="ce1"/>
          <table:covered-table-cell/>
          <table:covered-table-cell/>
          <table:table-cell office:value-type="float" office:value="4" table:style-name="ce1">
            <text:p>4</text:p>
          </table:table-cell>
          <table:table-cell table:number-columns-repeated="16354"/>
        </table:table-row>
        <table:table-row table:style-name="ro4">
          <table:table-cell/>
          <table:table-cell office:value-type="float" office:value="17" table:formula="of:=[.B29]-1" table:style-name="ce1">
            <text:p>17</text:p>
          </table:table-cell>
          <table:table-cell office:value-type="string" office:string-value="IB switch: c8ibe03" table:formula="of:=&quot;IB switch: c8ibe&quot;&amp;TEXT(MID([.C$9];17;2)+2;&quot;00&quot;)" table:number-columns-spanned="2" table:number-rows-spanned="1" table:style-name="ce40">
            <text:p>IB switch: c8ibe03</text:p>
          </table:table-cell>
          <table:covered-table-cell/>
          <table:table-cell table:style-name="ce13"/>
          <table:table-cell table:style-name="ce14"/>
          <table:table-cell office:value-type="float" office:value="17" table:formula="of:=[.G29]-1" table:style-name="ce1">
            <text:p>17</text:p>
          </table:table-cell>
          <table:table-cell office:value-type="string" office:string-value="IB switch: c8ibe07" table:formula="of:=&quot;IB switch: c8ibe&quot;&amp;TEXT(MID([.H$9];17;2)+2;&quot;00&quot;)" table:number-columns-spanned="2" table:number-rows-spanned="1" table:style-name="ce40">
            <text:p>IB switch: c8ibe07</text:p>
          </table:table-cell>
          <table:covered-table-cell/>
          <table:table-cell table:style-name="ce13"/>
          <table:table-cell table:style-name="ce14"/>
          <table:table-cell office:value-type="float" office:value="17" table:formula="of:=[.L29]-1" table:style-name="ce1">
            <text:p>17</text:p>
          </table:table-cell>
          <table:table-cell office:value-type="string" office:string-value="IB switch: c8ibe11" table:formula="of:=&quot;IB switch: c8ibe&quot;&amp;TEXT(MID([.M$9];17;2)+2;&quot;00&quot;)" table:number-columns-spanned="2" table:number-rows-spanned="1" table:style-name="ce40">
            <text:p>IB switch: c8ibe11</text:p>
          </table:table-cell>
          <table:covered-table-cell/>
          <table:table-cell table:style-name="ce13"/>
          <table:table-cell table:style-name="ce14"/>
          <table:table-cell office:value-type="float" office:value="17" table:formula="of:=[.Q29]-1" table:style-name="ce1">
            <text:p>17</text:p>
          </table:table-cell>
          <table:table-cell office:value-type="string" office:string-value="snap8oss24" table:formula="of:=&quot;snap8oss&quot;&amp;TEXT(MID([.R29];9;2)+1;&quot;00&quot;)" table:number-columns-spanned="2" table:number-rows-spanned="1" table:style-name="ce37">
            <text:p>snap8oss24</text:p>
          </table:table-cell>
          <table:covered-table-cell/>
          <table:table-cell table:number-columns-repeated="2" table:style-name="ce1"/>
          <table:table-cell office:value-type="float" office:value="17" table:formula="of:=[.V29]-1" table:style-name="ce1">
            <text:p>17</text:p>
          </table:table-cell>
          <table:covered-table-cell/>
          <table:covered-table-cell/>
          <table:table-cell office:value-type="float" office:value="5" table:style-name="ce1">
            <text:p>5</text:p>
          </table:table-cell>
          <table:table-cell table:number-columns-repeated="2" table:style-name="ce1"/>
          <table:covered-table-cell/>
          <table:covered-table-cell/>
          <table:table-cell office:value-type="float" office:value="5" table:style-name="ce1">
            <text:p>5</text:p>
          </table:table-cell>
          <table:table-cell table:number-columns-repeated="16354"/>
        </table:table-row>
        <table:table-row table:style-name="ro4">
          <table:table-cell/>
          <table:table-cell office:value-type="float" office:value="16" table:formula="of:=[.B30]-1" table:style-name="ce1">
            <text:p>16</text:p>
          </table:table-cell>
          <table:table-cell office:value-type="string" office:string-value="m8045" table:formula="of:=&quot;m&quot;&amp;(MID([.C29];2;4)+2)" table:style-name="ce19">
            <text:p>m8045</text:p>
          </table:table-cell>
          <table:table-cell office:value-type="string" office:string-value="m8046" table:formula="of:=&quot;m&quot;&amp;(MID([.C31];2;4)+1)" table:style-name="ce12">
            <text:p>m8046</text:p>
          </table:table-cell>
          <table:table-cell table:style-name="ce17"/>
          <table:table-cell table:style-name="ce18"/>
          <table:table-cell office:value-type="float" office:value="16" table:formula="of:=[.G30]-1" table:style-name="ce1">
            <text:p>16</text:p>
          </table:table-cell>
          <table:table-cell office:value-type="string" office:string-value="m8117" table:formula="of:=&quot;m&quot;&amp;(MID([.H29];2;4)+2)" table:style-name="ce19">
            <text:p>m8117</text:p>
          </table:table-cell>
          <table:table-cell office:value-type="string" office:string-value="m8118" table:formula="of:=&quot;m&quot;&amp;(MID([.H31];2;4)+1)" table:style-name="ce12">
            <text:p>m8118</text:p>
          </table:table-cell>
          <table:table-cell table:style-name="ce17"/>
          <table:table-cell table:style-name="ce18"/>
          <table:table-cell office:value-type="float" office:value="16" table:formula="of:=[.L30]-1" table:style-name="ce1">
            <text:p>16</text:p>
          </table:table-cell>
          <table:table-cell office:value-type="string" office:string-value="m8189" table:formula="of:=&quot;m&quot;&amp;(MID([.M29];2;4)+2)" table:style-name="ce19">
            <text:p>m8189</text:p>
          </table:table-cell>
          <table:table-cell office:value-type="string" office:string-value="m8190" table:formula="of:=&quot;m&quot;&amp;(MID([.M31];2;4)+1)" table:style-name="ce12">
            <text:p>m8190</text:p>
          </table:table-cell>
          <table:table-cell table:style-name="ce17"/>
          <table:table-cell table:style-name="ce18"/>
          <table:table-cell office:value-type="float" office:value="16" table:formula="of:=[.Q30]-1" table:style-name="ce1">
            <text:p>16</text:p>
          </table:table-cell>
          <table:table-cell office:value-type="string" table:number-columns-spanned="2" table:number-rows-spanned="1" table:style-name="ce41">
            <text:p>IB switch: c8ibe22</text:p>
          </table:table-cell>
          <table:covered-table-cell/>
          <table:table-cell table:number-columns-repeated="2" table:style-name="ce1"/>
          <table:table-cell office:value-type="float" office:value="16" table:formula="of:=[.V30]-1" table:style-name="ce1">
            <text:p>16</text:p>
          </table:table-cell>
          <table:covered-table-cell/>
          <table:covered-table-cell/>
          <table:table-cell table:number-columns-repeated="3" table:style-name="ce1"/>
          <table:covered-table-cell/>
          <table:covered-table-cell/>
          <table:table-cell table:number-columns-repeated="16355" table:style-name="ce1"/>
        </table:table-row>
        <table:table-row table:style-name="ro4">
          <table:table-cell/>
          <table:table-cell office:value-type="float" office:value="15" table:formula="of:=[.B31]-1" table:style-name="ce1">
            <text:p>15</text:p>
          </table:table-cell>
          <table:table-cell office:value-type="string" office:string-value="m8047" table:formula="of:=&quot;m&quot;&amp;(MID([.C31];2;4)+2)" table:style-name="ce15">
            <text:p>m8047</text:p>
          </table:table-cell>
          <table:table-cell office:value-type="string" office:string-value="m8048" table:formula="of:=&quot;m&quot;&amp;(MID([.C32];2;4)+1)" table:style-name="ce16">
            <text:p>m8048</text:p>
          </table:table-cell>
          <table:table-cell table:style-name="ce13"/>
          <table:table-cell table:style-name="ce14"/>
          <table:table-cell office:value-type="float" office:value="15" table:formula="of:=[.G31]-1" table:style-name="ce1">
            <text:p>15</text:p>
          </table:table-cell>
          <table:table-cell office:value-type="string" office:string-value="m8119" table:formula="of:=&quot;m&quot;&amp;(MID([.H31];2;4)+2)" table:style-name="ce15">
            <text:p>m8119</text:p>
          </table:table-cell>
          <table:table-cell office:value-type="string" office:string-value="m8120" table:formula="of:=&quot;m&quot;&amp;(MID([.H32];2;4)+1)" table:style-name="ce16">
            <text:p>m8120</text:p>
          </table:table-cell>
          <table:table-cell table:style-name="ce13"/>
          <table:table-cell table:style-name="ce14"/>
          <table:table-cell office:value-type="float" office:value="15" table:formula="of:=[.L31]-1" table:style-name="ce1">
            <text:p>15</text:p>
          </table:table-cell>
          <table:table-cell office:value-type="string" office:string-value="m8191" table:formula="of:=&quot;m&quot;&amp;(MID([.M31];2;4)+2)" table:style-name="ce15">
            <text:p>m8191</text:p>
          </table:table-cell>
          <table:table-cell office:value-type="string" office:string-value="m8192" table:formula="of:=&quot;m&quot;&amp;(MID([.M32];2;4)+1)" table:style-name="ce16">
            <text:p>m8192</text:p>
          </table:table-cell>
          <table:table-cell table:style-name="ce13"/>
          <table:table-cell table:style-name="ce14"/>
          <table:table-cell office:value-type="float" office:value="15" table:formula="of:=[.Q31]-1" table:style-name="ce1">
            <text:p>15</text:p>
          </table:table-cell>
          <table:table-cell office:value-type="string" table:number-columns-spanned="2" table:number-rows-spanned="1" table:style-name="ce43">
            <text:p>snap8mds1</text:p>
          </table:table-cell>
          <table:covered-table-cell/>
          <table:table-cell table:number-columns-repeated="2" table:style-name="ce1"/>
          <table:table-cell office:value-type="float" office:value="15" table:formula="of:=[.V31]-1" table:style-name="ce1">
            <text:p>15</text:p>
          </table:table-cell>
          <table:table-cell office:value-type="string" office:string-value="c8ossary03" table:formula="of:=&quot;c8ossary&quot;&amp;TEXT(MID([.W27];9;2)+1;&quot;00&quot;)" table:number-columns-spanned="2" table:number-rows-spanned="5" table:style-name="ce42">
            <text:p>c8ossary03</text:p>
          </table:table-cell>
          <table:covered-table-cell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office:string-value="c8ossary08" table:formula="of:=&quot;c8ossary&quot;&amp;TEXT(MID([.AB27];9;2)+1;&quot;00&quot;)" table:number-columns-spanned="2" table:number-rows-spanned="5" table:style-name="ce42">
            <text:p>c8ossary08</text:p>
          </table:table-cell>
          <table:covered-table-cell/>
          <table:table-cell office:value-type="float" office:value="1" table:style-name="ce1">
            <text:p>1</text:p>
          </table:table-cell>
          <table:table-cell table:number-columns-repeated="16354"/>
        </table:table-row>
        <table:table-row table:style-name="ro4">
          <table:table-cell/>
          <table:table-cell office:value-type="float" office:value="14" table:formula="of:=[.B32]-1" table:style-name="ce1">
            <text:p>14</text:p>
          </table:table-cell>
          <table:table-cell office:value-type="string" office:string-value="m8049" table:formula="of:=&quot;m&quot;&amp;(MID([.C32];2;4)+2)" table:style-name="ce19">
            <text:p>m8049</text:p>
          </table:table-cell>
          <table:table-cell office:value-type="string" office:string-value="m8050" table:formula="of:=&quot;m&quot;&amp;(MID([.C33];2;4)+1)" table:style-name="ce12">
            <text:p>m8050</text:p>
          </table:table-cell>
          <table:table-cell table:style-name="ce17"/>
          <table:table-cell table:style-name="ce18"/>
          <table:table-cell office:value-type="float" office:value="14" table:formula="of:=[.G32]-1" table:style-name="ce1">
            <text:p>14</text:p>
          </table:table-cell>
          <table:table-cell office:value-type="string" office:string-value="m8121" table:formula="of:=&quot;m&quot;&amp;(MID([.H32];2;4)+2)" table:style-name="ce19">
            <text:p>m8121</text:p>
          </table:table-cell>
          <table:table-cell office:value-type="string" office:string-value="m8122" table:formula="of:=&quot;m&quot;&amp;(MID([.H33];2;4)+1)" table:style-name="ce12">
            <text:p>m8122</text:p>
          </table:table-cell>
          <table:table-cell table:style-name="ce17"/>
          <table:table-cell table:style-name="ce18"/>
          <table:table-cell office:value-type="float" office:value="14" table:formula="of:=[.L32]-1" table:style-name="ce1">
            <text:p>14</text:p>
          </table:table-cell>
          <table:table-cell office:value-type="string" office:string-value="m8193" table:formula="of:=&quot;m&quot;&amp;(MID([.M32];2;4)+2)" table:style-name="ce19">
            <text:p>m8193</text:p>
          </table:table-cell>
          <table:table-cell office:value-type="string" office:string-value="m8194" table:formula="of:=&quot;m&quot;&amp;(MID([.M33];2;4)+1)" table:style-name="ce12">
            <text:p>m8194</text:p>
          </table:table-cell>
          <table:table-cell table:style-name="ce17"/>
          <table:table-cell table:style-name="ce18"/>
          <table:table-cell office:value-type="float" office:value="14" table:formula="of:=[.Q32]-1" table:style-name="ce1">
            <text:p>14</text:p>
          </table:table-cell>
          <table:table-cell office:value-type="string" table:number-columns-spanned="2" table:number-rows-spanned="4" table:style-name="ce44">
            <text:p>gn001</text:p>
          </table:table-cell>
          <table:covered-table-cell/>
          <table:table-cell office:value-type="float" office:value="3795" table:number-columns-spanned="1" table:number-rows-spanned="4" table:style-name="ce45">
            <text:p>3795</text:p>
          </table:table-cell>
          <table:table-cell office:value-type="float" office:value="41" table:number-columns-spanned="1" table:number-rows-spanned="4" table:style-name="ce46">
            <text:p>41</text:p>
          </table:table-cell>
          <table:table-cell office:value-type="float" office:value="14" table:formula="of:=[.V32]-1" table:style-name="ce1">
            <text:p>14</text:p>
          </table:table-cell>
          <table:covered-table-cell/>
          <table:covered-table-cell/>
          <table:table-cell office:value-type="float" office:value="2" table:style-name="ce1">
            <text:p>2</text:p>
          </table:table-cell>
          <table:table-cell table:number-columns-repeated="2" table:style-name="ce1"/>
          <table:covered-table-cell/>
          <table:covered-table-cell/>
          <table:table-cell office:value-type="float" office:value="2" table:style-name="ce1">
            <text:p>2</text:p>
          </table:table-cell>
          <table:table-cell table:number-columns-repeated="16354"/>
        </table:table-row>
        <table:table-row table:style-name="ro4">
          <table:table-cell/>
          <table:table-cell office:value-type="float" office:value="13" table:formula="of:=[.B33]-1" table:style-name="ce1">
            <text:p>13</text:p>
          </table:table-cell>
          <table:table-cell office:value-type="string" office:string-value="m8051" table:formula="of:=&quot;m&quot;&amp;(MID([.C33];2;4)+2)" table:style-name="ce15">
            <text:p>m8051</text:p>
          </table:table-cell>
          <table:table-cell office:value-type="string" office:string-value="m8052" table:formula="of:=&quot;m&quot;&amp;(MID([.C34];2;4)+1)" table:style-name="ce16">
            <text:p>m8052</text:p>
          </table:table-cell>
          <table:table-cell table:style-name="ce13"/>
          <table:table-cell table:style-name="ce14"/>
          <table:table-cell office:value-type="float" office:value="13" table:formula="of:=[.G33]-1" table:style-name="ce1">
            <text:p>13</text:p>
          </table:table-cell>
          <table:table-cell office:value-type="string" office:string-value="m8123" table:formula="of:=&quot;m&quot;&amp;(MID([.H33];2;4)+2)" table:style-name="ce15">
            <text:p>m8123</text:p>
          </table:table-cell>
          <table:table-cell office:value-type="string" office:string-value="m8124" table:formula="of:=&quot;m&quot;&amp;(MID([.H34];2;4)+1)" table:style-name="ce16">
            <text:p>m8124</text:p>
          </table:table-cell>
          <table:table-cell table:style-name="ce13"/>
          <table:table-cell table:style-name="ce14"/>
          <table:table-cell office:value-type="float" office:value="13" table:formula="of:=[.L33]-1" table:style-name="ce1">
            <text:p>13</text:p>
          </table:table-cell>
          <table:table-cell office:value-type="string" office:string-value="m8195" table:formula="of:=&quot;m&quot;&amp;(MID([.M33];2;4)+2)" table:style-name="ce15">
            <text:p>m8195</text:p>
          </table:table-cell>
          <table:table-cell office:value-type="string" office:string-value="m8196" table:formula="of:=&quot;m&quot;&amp;(MID([.M34];2;4)+1)" table:style-name="ce16">
            <text:p>m8196</text:p>
          </table:table-cell>
          <table:table-cell table:style-name="ce13"/>
          <table:table-cell table:style-name="ce14"/>
          <table:table-cell office:value-type="float" office:value="13" table:formula="of:=[.Q33]-1" table:style-name="ce1">
            <text:p>13</text:p>
          </table:table-cell>
          <table:covered-table-cell/>
          <table:covered-table-cell/>
          <table:covered-table-cell/>
          <table:covered-table-cell/>
          <table:table-cell office:value-type="float" office:value="13" table:formula="of:=[.V33]-1" table:style-name="ce1">
            <text:p>13</text:p>
          </table:table-cell>
          <table:covered-table-cell/>
          <table:covered-table-cell/>
          <table:table-cell office:value-type="float" office:value="3" table:style-name="ce1">
            <text:p>3</text:p>
          </table:table-cell>
          <table:table-cell table:number-columns-repeated="2" table:style-name="ce1"/>
          <table:covered-table-cell/>
          <table:covered-table-cell/>
          <table:table-cell office:value-type="float" office:value="3" table:style-name="ce1">
            <text:p>3</text:p>
          </table:table-cell>
          <table:table-cell table:number-columns-repeated="16354"/>
        </table:table-row>
        <table:table-row table:style-name="ro4">
          <table:table-cell/>
          <table:table-cell office:value-type="float" office:value="12" table:formula="of:=[.B34]-1" table:style-name="ce1">
            <text:p>12</text:p>
          </table:table-cell>
          <table:table-cell office:value-type="string" office:string-value="c8sw03" table:formula="of:=&quot;c8sw&quot;&amp;TEXT(MID([.C16];5;2)+1;&quot;00&quot;)" table:number-columns-spanned="2" table:number-rows-spanned="1" table:style-name="ce36">
            <text:p>c8sw03</text:p>
          </table:table-cell>
          <table:covered-table-cell/>
          <table:table-cell table:style-name="ce17"/>
          <table:table-cell table:style-name="ce18"/>
          <table:table-cell office:value-type="float" office:value="12" table:formula="of:=[.G34]-1" table:style-name="ce1">
            <text:p>12</text:p>
          </table:table-cell>
          <table:table-cell office:value-type="string" office:string-value="c8sw05" table:formula="of:=&quot;c8sw&quot;&amp;TEXT(MID([.H16];5;2)+1;&quot;00&quot;)" table:number-columns-spanned="2" table:number-rows-spanned="1" table:style-name="ce36">
            <text:p>c8sw05</text:p>
          </table:table-cell>
          <table:covered-table-cell/>
          <table:table-cell table:style-name="ce17"/>
          <table:table-cell table:style-name="ce18"/>
          <table:table-cell office:value-type="float" office:value="12" table:formula="of:=[.L34]-1" table:style-name="ce1">
            <text:p>12</text:p>
          </table:table-cell>
          <table:table-cell office:value-type="string" office:string-value="c8sw07" table:formula="of:=&quot;c8sw&quot;&amp;TEXT(MID([.M16];5;2)+1;&quot;00&quot;)" table:number-columns-spanned="2" table:number-rows-spanned="1" table:style-name="ce36">
            <text:p>c8sw07</text:p>
          </table:table-cell>
          <table:covered-table-cell/>
          <table:table-cell table:style-name="ce17"/>
          <table:table-cell table:style-name="ce18"/>
          <table:table-cell office:value-type="float" office:value="12" table:formula="of:=[.Q34]-1" table:style-name="ce1">
            <text:p>12</text:p>
          </table:table-cell>
          <table:covered-table-cell/>
          <table:covered-table-cell/>
          <table:covered-table-cell/>
          <table:covered-table-cell/>
          <table:table-cell office:value-type="float" office:value="12" table:formula="of:=[.V34]-1" table:style-name="ce1">
            <text:p>12</text:p>
          </table:table-cell>
          <table:covered-table-cell/>
          <table:covered-table-cell/>
          <table:table-cell office:value-type="float" office:value="5" table:style-name="ce1">
            <text:p>5</text:p>
          </table:table-cell>
          <table:table-cell table:number-columns-repeated="2" table:style-name="ce1"/>
          <table:covered-table-cell/>
          <table:covered-table-cell/>
          <table:table-cell office:value-type="float" office:value="5" table:style-name="ce1">
            <text:p>5</text:p>
          </table:table-cell>
          <table:table-cell table:number-columns-repeated="16354"/>
        </table:table-row>
        <table:table-row table:style-name="ro4">
          <table:table-cell/>
          <table:table-cell office:value-type="float" office:value="11" table:formula="of:=[.B35]-1" table:style-name="ce1">
            <text:p>11</text:p>
          </table:table-cell>
          <table:table-cell office:value-type="string" office:string-value="m8053" table:formula="of:=&quot;m&quot;&amp;(MID([.C34];2;4)+2)" table:style-name="ce19">
            <text:p>m8053</text:p>
          </table:table-cell>
          <table:table-cell office:value-type="string" office:string-value="m8054" table:formula="of:=&quot;m&quot;&amp;(MID([.C36];2;4)+1)" table:style-name="ce12">
            <text:p>m8054</text:p>
          </table:table-cell>
          <table:table-cell table:style-name="ce20"/>
          <table:table-cell table:style-name="ce21"/>
          <table:table-cell office:value-type="float" office:value="11" table:formula="of:=[.G35]-1" table:style-name="ce1">
            <text:p>11</text:p>
          </table:table-cell>
          <table:table-cell office:value-type="string" office:string-value="m8125" table:formula="of:=&quot;m&quot;&amp;(MID([.H34];2;4)+2)" table:style-name="ce19">
            <text:p>m8125</text:p>
          </table:table-cell>
          <table:table-cell office:value-type="string" office:string-value="m8126" table:formula="of:=&quot;m&quot;&amp;(MID([.H36];2;4)+1)" table:style-name="ce12">
            <text:p>m8126</text:p>
          </table:table-cell>
          <table:table-cell table:style-name="ce20"/>
          <table:table-cell table:style-name="ce21"/>
          <table:table-cell office:value-type="float" office:value="11" table:formula="of:=[.L35]-1" table:style-name="ce1">
            <text:p>11</text:p>
          </table:table-cell>
          <table:table-cell office:value-type="string" office:string-value="m8197" table:formula="of:=&quot;m&quot;&amp;(MID([.M34];2;4)+2)" table:style-name="ce19">
            <text:p>m8197</text:p>
          </table:table-cell>
          <table:table-cell office:value-type="string" office:string-value="m8198" table:formula="of:=&quot;m&quot;&amp;(MID([.M36];2;4)+1)" table:style-name="ce12">
            <text:p>m8198</text:p>
          </table:table-cell>
          <table:table-cell table:style-name="ce20"/>
          <table:table-cell table:style-name="ce21"/>
          <table:table-cell office:value-type="float" office:value="11" table:formula="of:=[.Q35]-1" table:style-name="ce1">
            <text:p>11</text:p>
          </table:table-cell>
          <table:covered-table-cell/>
          <table:covered-table-cell/>
          <table:covered-table-cell/>
          <table:covered-table-cell/>
          <table:table-cell office:value-type="float" office:value="11" table:formula="of:=[.V35]-1" table:style-name="ce1">
            <text:p>11</text:p>
          </table:table-cell>
          <table:covered-table-cell/>
          <table:covered-table-cell/>
          <table:table-cell table:number-columns-repeated="3" table:style-name="ce1"/>
          <table:covered-table-cell/>
          <table:covered-table-cell/>
          <table:table-cell table:number-columns-repeated="16355" table:style-name="ce1"/>
        </table:table-row>
        <table:table-row table:style-name="ro4">
          <table:table-cell/>
          <table:table-cell office:value-type="float" office:value="10" table:formula="of:=[.B36]-1" table:style-name="ce1">
            <text:p>10</text:p>
          </table:table-cell>
          <table:table-cell office:value-type="string" office:string-value="m8055" table:formula="of:=&quot;m&quot;&amp;(MID([.C36];2;4)+2)" table:style-name="ce15">
            <text:p>m8055</text:p>
          </table:table-cell>
          <table:table-cell office:value-type="string" office:string-value="m8056" table:formula="of:=&quot;m&quot;&amp;(MID([.C37];2;4)+1)" table:style-name="ce16">
            <text:p>m8056</text:p>
          </table:table-cell>
          <table:table-cell table:style-name="ce13"/>
          <table:table-cell table:style-name="ce14"/>
          <table:table-cell office:value-type="float" office:value="10" table:formula="of:=[.G36]-1" table:style-name="ce1">
            <text:p>10</text:p>
          </table:table-cell>
          <table:table-cell office:value-type="string" office:string-value="m8127" table:formula="of:=&quot;m&quot;&amp;(MID([.H36];2;4)+2)" table:style-name="ce15">
            <text:p>m8127</text:p>
          </table:table-cell>
          <table:table-cell office:value-type="string" office:string-value="m8128" table:formula="of:=&quot;m&quot;&amp;(MID([.H37];2;4)+1)" table:style-name="ce16">
            <text:p>m8128</text:p>
          </table:table-cell>
          <table:table-cell table:style-name="ce13"/>
          <table:table-cell table:style-name="ce14"/>
          <table:table-cell office:value-type="float" office:value="10" table:formula="of:=[.L36]-1" table:style-name="ce1">
            <text:p>10</text:p>
          </table:table-cell>
          <table:table-cell office:value-type="string" office:string-value="m8199" table:formula="of:=&quot;m&quot;&amp;(MID([.M36];2;4)+2)" table:style-name="ce15">
            <text:p>m8199</text:p>
          </table:table-cell>
          <table:table-cell office:value-type="string" office:string-value="m8200" table:formula="of:=&quot;m&quot;&amp;(MID([.M37];2;4)+1)" table:style-name="ce16">
            <text:p>m8200</text:p>
          </table:table-cell>
          <table:table-cell table:style-name="ce13"/>
          <table:table-cell table:style-name="ce14"/>
          <table:table-cell office:value-type="float" office:value="10" table:formula="of:=[.Q36]-1" table:style-name="ce1">
            <text:p>10</text:p>
          </table:table-cell>
          <table:table-cell office:value-type="string" table:number-columns-spanned="2" table:number-rows-spanned="2" table:style-name="ce44">
            <text:p>ga001</text:p>
          </table:table-cell>
          <table:covered-table-cell/>
          <table:table-cell office:value-type="float" office:value="1000" table:number-columns-spanned="1" table:number-rows-spanned="2" table:style-name="ce45">
            <text:p>1000</text:p>
          </table:table-cell>
          <table:table-cell office:value-type="float" office:value="56" table:number-columns-spanned="1" table:number-rows-spanned="2" table:style-name="ce46">
            <text:p>56</text:p>
          </table:table-cell>
          <table:table-cell office:value-type="float" office:value="10" table:formula="of:=[.V36]-1" table:style-name="ce1">
            <text:p>10</text:p>
          </table:table-cell>
          <table:table-cell office:value-type="string" office:string-value="c8ossary04" table:formula="of:=&quot;c8ossary&quot;&amp;TEXT(MID([.W32];9;2)+1;&quot;00&quot;)" table:number-columns-spanned="2" table:number-rows-spanned="5" table:style-name="ce42">
            <text:p>c8ossary04</text:p>
          </table:table-cell>
          <table:covered-table-cell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office:string-value="c8ossary09" table:formula="of:=&quot;c8ossary&quot;&amp;TEXT(MID([.AB32];9;2)+1;&quot;00&quot;)" table:number-columns-spanned="2" table:number-rows-spanned="5" table:style-name="ce42">
            <text:p>c8ossary09</text:p>
          </table:table-cell>
          <table:covered-table-cell/>
          <table:table-cell office:value-type="float" office:value="1" table:style-name="ce1">
            <text:p>1</text:p>
          </table:table-cell>
          <table:table-cell table:number-columns-repeated="16354"/>
        </table:table-row>
        <table:table-row table:style-name="ro4">
          <table:table-cell/>
          <table:table-cell office:value-type="float" office:value="9" table:formula="of:=[.B37]-1" table:style-name="ce1">
            <text:p>9</text:p>
          </table:table-cell>
          <table:table-cell office:value-type="string" office:string-value="m8057" table:formula="of:=&quot;m&quot;&amp;(MID([.C37];2;4)+2)" table:style-name="ce19">
            <text:p>m8057</text:p>
          </table:table-cell>
          <table:table-cell office:value-type="string" office:string-value="m8058" table:formula="of:=&quot;m&quot;&amp;(MID([.C38];2;4)+1)" table:style-name="ce12">
            <text:p>m8058</text:p>
          </table:table-cell>
          <table:table-cell table:style-name="ce17"/>
          <table:table-cell table:style-name="ce18"/>
          <table:table-cell office:value-type="float" office:value="9" table:formula="of:=[.G37]-1" table:style-name="ce1">
            <text:p>9</text:p>
          </table:table-cell>
          <table:table-cell office:value-type="string" office:string-value="m8129" table:formula="of:=&quot;m&quot;&amp;(MID([.H37];2;4)+2)" table:style-name="ce19">
            <text:p>m8129</text:p>
          </table:table-cell>
          <table:table-cell office:value-type="string" office:string-value="m8130" table:formula="of:=&quot;m&quot;&amp;(MID([.H38];2;4)+1)" table:style-name="ce12">
            <text:p>m8130</text:p>
          </table:table-cell>
          <table:table-cell table:style-name="ce17"/>
          <table:table-cell table:style-name="ce18"/>
          <table:table-cell office:value-type="float" office:value="9" table:formula="of:=[.L37]-1" table:style-name="ce1">
            <text:p>9</text:p>
          </table:table-cell>
          <table:table-cell office:value-type="string" office:string-value="m8201" table:formula="of:=&quot;m&quot;&amp;(MID([.M37];2;4)+2)" table:style-name="ce19">
            <text:p>m8201</text:p>
          </table:table-cell>
          <table:table-cell office:value-type="string" office:string-value="m8202" table:formula="of:=&quot;m&quot;&amp;(MID([.M38];2;4)+1)" table:style-name="ce12">
            <text:p>m8202</text:p>
          </table:table-cell>
          <table:table-cell table:style-name="ce17"/>
          <table:table-cell table:style-name="ce18"/>
          <table:table-cell office:value-type="float" office:value="9" table:formula="of:=[.Q37]-1" table:style-name="ce1">
            <text:p>9</text:p>
          </table:table-cell>
          <table:covered-table-cell/>
          <table:covered-table-cell/>
          <table:covered-table-cell/>
          <table:covered-table-cell/>
          <table:table-cell office:value-type="float" office:value="9" table:formula="of:=[.V37]-1" table:style-name="ce1">
            <text:p>9</text:p>
          </table:table-cell>
          <table:covered-table-cell/>
          <table:covered-table-cell/>
          <table:table-cell office:value-type="float" office:value="2" table:style-name="ce1">
            <text:p>2</text:p>
          </table:table-cell>
          <table:table-cell table:number-columns-repeated="2" table:style-name="ce1"/>
          <table:covered-table-cell/>
          <table:covered-table-cell/>
          <table:table-cell office:value-type="float" office:value="2" table:style-name="ce1">
            <text:p>2</text:p>
          </table:table-cell>
          <table:table-cell table:number-columns-repeated="16354"/>
        </table:table-row>
        <table:table-row table:style-name="ro4">
          <table:table-cell/>
          <table:table-cell office:value-type="float" office:value="8" table:formula="of:=[.B38]-1" table:style-name="ce1">
            <text:p>8</text:p>
          </table:table-cell>
          <table:table-cell office:value-type="string" office:string-value="m8059" table:formula="of:=&quot;m&quot;&amp;(MID([.C38];2;4)+2)" table:style-name="ce15">
            <text:p>m8059</text:p>
          </table:table-cell>
          <table:table-cell office:value-type="string" office:string-value="m8060" table:formula="of:=&quot;m&quot;&amp;(MID([.C39];2;4)+1)" table:style-name="ce16">
            <text:p>m8060</text:p>
          </table:table-cell>
          <table:table-cell table:style-name="ce13"/>
          <table:table-cell table:style-name="ce14"/>
          <table:table-cell office:value-type="float" office:value="8" table:formula="of:=[.G38]-1" table:style-name="ce1">
            <text:p>8</text:p>
          </table:table-cell>
          <table:table-cell office:value-type="string" office:string-value="m8131" table:formula="of:=&quot;m&quot;&amp;(MID([.H38];2;4)+2)" table:style-name="ce15">
            <text:p>m8131</text:p>
          </table:table-cell>
          <table:table-cell office:value-type="string" office:string-value="m8132" table:formula="of:=&quot;m&quot;&amp;(MID([.H39];2;4)+1)" table:style-name="ce16">
            <text:p>m8132</text:p>
          </table:table-cell>
          <table:table-cell table:style-name="ce13"/>
          <table:table-cell table:style-name="ce14"/>
          <table:table-cell office:value-type="float" office:value="8" table:formula="of:=[.L38]-1" table:style-name="ce1">
            <text:p>8</text:p>
          </table:table-cell>
          <table:table-cell office:value-type="string" office:string-value="m8203" table:formula="of:=&quot;m&quot;&amp;(MID([.M38];2;4)+2)" table:style-name="ce15">
            <text:p>m8203</text:p>
          </table:table-cell>
          <table:table-cell office:value-type="string" office:string-value="m8204" table:formula="of:=&quot;m&quot;&amp;(MID([.M39];2;4)+1)" table:style-name="ce16">
            <text:p>m8204</text:p>
          </table:table-cell>
          <table:table-cell table:style-name="ce13"/>
          <table:table-cell table:style-name="ce14"/>
          <table:table-cell office:value-type="float" office:value="8" table:formula="of:=[.Q38]-1" table:style-name="ce1">
            <text:p>8</text:p>
          </table:table-cell>
          <table:table-cell office:value-type="string" table:number-columns-spanned="2" table:number-rows-spanned="2" table:style-name="ce44">
            <text:p>ga002</text:p>
          </table:table-cell>
          <table:covered-table-cell/>
          <table:table-cell office:value-type="float" office:value="1000" table:number-columns-spanned="1" table:number-rows-spanned="2" table:style-name="ce45">
            <text:p>1000</text:p>
          </table:table-cell>
          <table:table-cell office:value-type="float" office:value="56" table:number-columns-spanned="1" table:number-rows-spanned="2" table:style-name="ce46">
            <text:p>56</text:p>
          </table:table-cell>
          <table:table-cell office:value-type="float" office:value="8" table:formula="of:=[.V38]-1" table:style-name="ce1">
            <text:p>8</text:p>
          </table:table-cell>
          <table:covered-table-cell/>
          <table:covered-table-cell/>
          <table:table-cell office:value-type="float" office:value="3" table:style-name="ce1">
            <text:p>3</text:p>
          </table:table-cell>
          <table:table-cell table:number-columns-repeated="2" table:style-name="ce1"/>
          <table:covered-table-cell/>
          <table:covered-table-cell/>
          <table:table-cell office:value-type="float" office:value="3" table:style-name="ce1">
            <text:p>3</text:p>
          </table:table-cell>
          <table:table-cell table:number-columns-repeated="16354"/>
        </table:table-row>
        <table:table-row table:style-name="ro4">
          <table:table-cell/>
          <table:table-cell office:value-type="float" office:value="7" table:formula="of:=[.B39]-1" table:style-name="ce1">
            <text:p>7</text:p>
          </table:table-cell>
          <table:table-cell office:value-type="string" office:string-value="m8061" table:formula="of:=&quot;m&quot;&amp;(MID([.C39];2;4)+2)" table:style-name="ce19">
            <text:p>m8061</text:p>
          </table:table-cell>
          <table:table-cell office:value-type="string" office:string-value="m8062" table:formula="of:=&quot;m&quot;&amp;(MID([.C40];2;4)+1)" table:style-name="ce12">
            <text:p>m8062</text:p>
          </table:table-cell>
          <table:table-cell table:style-name="ce17"/>
          <table:table-cell table:style-name="ce18"/>
          <table:table-cell office:value-type="float" office:value="7" table:formula="of:=[.G39]-1" table:style-name="ce1">
            <text:p>7</text:p>
          </table:table-cell>
          <table:table-cell office:value-type="string" office:string-value="m8133" table:formula="of:=&quot;m&quot;&amp;(MID([.H39];2;4)+2)" table:style-name="ce19">
            <text:p>m8133</text:p>
          </table:table-cell>
          <table:table-cell office:value-type="string" office:string-value="m8134" table:formula="of:=&quot;m&quot;&amp;(MID([.H40];2;4)+1)" table:style-name="ce12">
            <text:p>m8134</text:p>
          </table:table-cell>
          <table:table-cell table:style-name="ce17"/>
          <table:table-cell table:style-name="ce18"/>
          <table:table-cell office:value-type="float" office:value="7" table:formula="of:=[.L39]-1" table:style-name="ce1">
            <text:p>7</text:p>
          </table:table-cell>
          <table:table-cell office:value-type="string" office:string-value="m8205" table:formula="of:=&quot;m&quot;&amp;(MID([.M39];2;4)+2)" table:style-name="ce19">
            <text:p>m8205</text:p>
          </table:table-cell>
          <table:table-cell office:value-type="string" office:string-value="m8206" table:formula="of:=&quot;m&quot;&amp;(MID([.M40];2;4)+1)" table:style-name="ce12">
            <text:p>m8206</text:p>
          </table:table-cell>
          <table:table-cell table:style-name="ce17"/>
          <table:table-cell table:style-name="ce18"/>
          <table:table-cell office:value-type="float" office:value="7" table:formula="of:=[.Q39]-1" table:style-name="ce1">
            <text:p>7</text:p>
          </table:table-cell>
          <table:covered-table-cell/>
          <table:covered-table-cell/>
          <table:covered-table-cell/>
          <table:covered-table-cell/>
          <table:table-cell office:value-type="float" office:value="7" table:formula="of:=[.V39]-1" table:style-name="ce1">
            <text:p>7</text:p>
          </table:table-cell>
          <table:covered-table-cell/>
          <table:covered-table-cell/>
          <table:table-cell office:value-type="float" office:value="4" table:style-name="ce1">
            <text:p>4</text:p>
          </table:table-cell>
          <table:table-cell table:number-columns-repeated="2" table:style-name="ce1"/>
          <table:covered-table-cell/>
          <table:covered-table-cell/>
          <table:table-cell office:value-type="float" office:value="4" table:style-name="ce1">
            <text:p>4</text:p>
          </table:table-cell>
          <table:table-cell table:number-columns-repeated="16354"/>
        </table:table-row>
        <table:table-row table:style-name="ro4">
          <table:table-cell/>
          <table:table-cell office:value-type="float" office:value="6" table:formula="of:=[.B40]-1" table:style-name="ce1">
            <text:p>6</text:p>
          </table:table-cell>
          <table:table-cell office:value-type="string" office:string-value="m8063" table:formula="of:=&quot;m&quot;&amp;(MID([.C40];2;4)+2)" table:style-name="ce15">
            <text:p>m8063</text:p>
          </table:table-cell>
          <table:table-cell office:value-type="string" office:string-value="m8064" table:formula="of:=&quot;m&quot;&amp;(MID([.C41];2;4)+1)" table:style-name="ce16">
            <text:p>m8064</text:p>
          </table:table-cell>
          <table:table-cell table:style-name="ce13"/>
          <table:table-cell table:style-name="ce14"/>
          <table:table-cell office:value-type="float" office:value="6" table:formula="of:=[.G40]-1" table:style-name="ce1">
            <text:p>6</text:p>
          </table:table-cell>
          <table:table-cell office:value-type="string" office:string-value="m8135" table:formula="of:=&quot;m&quot;&amp;(MID([.H40];2;4)+2)" table:style-name="ce15">
            <text:p>m8135</text:p>
          </table:table-cell>
          <table:table-cell office:value-type="string" office:string-value="m8136" table:formula="of:=&quot;m&quot;&amp;(MID([.H41];2;4)+1)" table:style-name="ce16">
            <text:p>m8136</text:p>
          </table:table-cell>
          <table:table-cell table:style-name="ce13"/>
          <table:table-cell table:style-name="ce14"/>
          <table:table-cell office:value-type="float" office:value="6" table:formula="of:=[.L40]-1" table:style-name="ce1">
            <text:p>6</text:p>
          </table:table-cell>
          <table:table-cell office:value-type="string" office:string-value="m8207" table:formula="of:=&quot;m&quot;&amp;(MID([.M40];2;4)+2)" table:style-name="ce15">
            <text:p>m8207</text:p>
          </table:table-cell>
          <table:table-cell office:value-type="string" office:string-value="m8208" table:formula="of:=&quot;m&quot;&amp;(MID([.M41];2;4)+1)" table:style-name="ce16">
            <text:p>m8208</text:p>
          </table:table-cell>
          <table:table-cell table:style-name="ce13"/>
          <table:table-cell table:style-name="ce14"/>
          <table:table-cell office:value-type="float" office:value="6" table:formula="of:=[.Q40]-1" table:style-name="ce1">
            <text:p>6</text:p>
          </table:table-cell>
          <table:table-cell office:value-type="string" table:number-columns-spanned="2" table:number-rows-spanned="4" table:style-name="ce44">
            <text:p>ga003 AMD MI50 node</text:p>
          </table:table-cell>
          <table:covered-table-cell/>
          <table:table-cell office:value-type="float" office:value="1500" table:number-columns-spanned="1" table:number-rows-spanned="4" table:style-name="ce45">
            <text:p>1500</text:p>
          </table:table-cell>
          <table:table-cell office:value-type="float" office:value="40" table:number-columns-spanned="1" table:number-rows-spanned="4" table:style-name="ce46">
            <text:p>40</text:p>
          </table:table-cell>
          <table:table-cell office:value-type="float" office:value="6" table:formula="of:=[.V40]-1" table:style-name="ce1">
            <text:p>6</text:p>
          </table:table-cell>
          <table:covered-table-cell/>
          <table:covered-table-cell/>
          <table:table-cell table:number-columns-repeated="3" table:style-name="ce1"/>
          <table:covered-table-cell/>
          <table:covered-table-cell/>
          <table:table-cell table:number-columns-repeated="16355" table:style-name="ce1"/>
        </table:table-row>
        <table:table-row table:style-name="ro4">
          <table:table-cell/>
          <table:table-cell office:value-type="float" office:value="5" table:formula="of:=[.B41]-1" table:style-name="ce1">
            <text:p>5</text:p>
          </table:table-cell>
          <table:table-cell office:value-type="string" office:string-value="IB switch: c8ibe04" table:formula="of:=&quot;IB switch: c8ibe&quot;&amp;TEXT(MID([.C$9];17;2)+3;&quot;00&quot;)" table:number-columns-spanned="2" table:number-rows-spanned="1" table:style-name="ce40">
            <text:p>IB switch: c8ibe04</text:p>
          </table:table-cell>
          <table:covered-table-cell/>
          <table:table-cell table:style-name="ce17"/>
          <table:table-cell table:style-name="ce18"/>
          <table:table-cell office:value-type="float" office:value="5" table:formula="of:=[.G41]-1" table:style-name="ce1">
            <text:p>5</text:p>
          </table:table-cell>
          <table:table-cell office:value-type="string" office:string-value="IB switch: c8ibe08" table:formula="of:=&quot;IB switch: c8ibe&quot;&amp;TEXT(MID([.H$9];17;2)+3;&quot;00&quot;)" table:number-columns-spanned="2" table:number-rows-spanned="1" table:style-name="ce40">
            <text:p>IB switch: c8ibe08</text:p>
          </table:table-cell>
          <table:covered-table-cell/>
          <table:table-cell table:style-name="ce17"/>
          <table:table-cell table:style-name="ce18"/>
          <table:table-cell office:value-type="float" office:value="5" table:formula="of:=[.L41]-1" table:style-name="ce1">
            <text:p>5</text:p>
          </table:table-cell>
          <table:table-cell office:value-type="string" office:string-value="IB switch: c8ibe12" table:formula="of:=&quot;IB switch: c8ibe&quot;&amp;TEXT(MID([.M$9];17;2)+3;&quot;00&quot;)" table:number-columns-spanned="2" table:number-rows-spanned="1" table:style-name="ce40">
            <text:p>IB switch: c8ibe12</text:p>
          </table:table-cell>
          <table:covered-table-cell/>
          <table:table-cell table:style-name="ce17"/>
          <table:table-cell table:style-name="ce18"/>
          <table:table-cell office:value-type="float" office:value="5" table:formula="of:=[.Q41]-1" table:style-name="ce1">
            <text:p>5</text:p>
          </table:table-cell>
          <table:covered-table-cell/>
          <table:covered-table-cell/>
          <table:covered-table-cell/>
          <table:covered-table-cell/>
          <table:table-cell office:value-type="float" office:value="5" table:formula="of:=[.V41]-1" table:style-name="ce1">
            <text:p>5</text:p>
          </table:table-cell>
          <table:table-cell office:value-type="string" office:string-value="c8ossary05" table:formula="of:=&quot;c8ossary&quot;&amp;TEXT(MID([.W37];9;2)+1;&quot;00&quot;)" table:number-columns-spanned="2" table:number-rows-spanned="5" table:style-name="ce42">
            <text:p>c8ossary05</text:p>
          </table:table-cell>
          <table:covered-table-cell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office:string-value="c8ossary10" table:formula="of:=&quot;c8ossary&quot;&amp;TEXT(MID([.AB37];9;2)+1;&quot;00&quot;)" table:number-columns-spanned="2" table:number-rows-spanned="5" table:style-name="ce42">
            <text:p>c8ossary10</text:p>
          </table:table-cell>
          <table:covered-table-cell/>
          <table:table-cell office:value-type="float" office:value="2" table:style-name="ce1">
            <text:p>2</text:p>
          </table:table-cell>
          <table:table-cell table:number-columns-repeated="16354"/>
        </table:table-row>
        <table:table-row table:style-name="ro4">
          <table:table-cell/>
          <table:table-cell office:value-type="float" office:value="4" table:formula="of:=[.B42]-1" table:style-name="ce1">
            <text:p>4</text:p>
          </table:table-cell>
          <table:table-cell office:value-type="string" office:string-value="m8065" table:formula="of:=&quot;m&quot;&amp;(MID([.C41];2;4)+2)" table:style-name="ce19">
            <text:p>m8065</text:p>
          </table:table-cell>
          <table:table-cell office:value-type="string" office:string-value="m8066" table:formula="of:=&quot;m&quot;&amp;(MID([.C43];2;4)+1)" table:style-name="ce12">
            <text:p>m8066</text:p>
          </table:table-cell>
          <table:table-cell table:style-name="ce13"/>
          <table:table-cell table:style-name="ce14"/>
          <table:table-cell office:value-type="float" office:value="4" table:formula="of:=[.G42]-1" table:style-name="ce1">
            <text:p>4</text:p>
          </table:table-cell>
          <table:table-cell office:value-type="string" office:string-value="m8137" table:formula="of:=&quot;m&quot;&amp;(MID([.H41];2;4)+2)" table:style-name="ce19">
            <text:p>m8137</text:p>
          </table:table-cell>
          <table:table-cell office:value-type="string" office:string-value="m8138" table:formula="of:=&quot;m&quot;&amp;(MID([.H43];2;4)+1)" table:style-name="ce12">
            <text:p>m8138</text:p>
          </table:table-cell>
          <table:table-cell table:style-name="ce13"/>
          <table:table-cell table:style-name="ce14"/>
          <table:table-cell office:value-type="float" office:value="4" table:formula="of:=[.L42]-1" table:style-name="ce1">
            <text:p>4</text:p>
          </table:table-cell>
          <table:table-cell office:value-type="string" office:string-value="m8209" table:formula="of:=&quot;m&quot;&amp;(MID([.M41];2;4)+2)" table:style-name="ce19">
            <text:p>m8209</text:p>
          </table:table-cell>
          <table:table-cell office:value-type="string" office:string-value="m8210" table:formula="of:=&quot;m&quot;&amp;(MID([.M43];2;4)+1)" table:style-name="ce12">
            <text:p>m8210</text:p>
          </table:table-cell>
          <table:table-cell table:style-name="ce13"/>
          <table:table-cell table:style-name="ce14"/>
          <table:table-cell office:value-type="float" office:value="4" table:formula="of:=[.Q42]-1" table:style-name="ce1">
            <text:p>4</text:p>
          </table:table-cell>
          <table:covered-table-cell/>
          <table:covered-table-cell/>
          <table:covered-table-cell/>
          <table:covered-table-cell/>
          <table:table-cell office:value-type="float" office:value="4" table:formula="of:=[.V42]-1" table:style-name="ce1">
            <text:p>4</text:p>
          </table:table-cell>
          <table:covered-table-cell/>
          <table:covered-table-cell/>
          <table:table-cell office:value-type="float" office:value="3" table:style-name="ce1">
            <text:p>3</text:p>
          </table:table-cell>
          <table:table-cell table:number-columns-repeated="2" table:style-name="ce1"/>
          <table:covered-table-cell/>
          <table:covered-table-cell/>
          <table:table-cell office:value-type="float" office:value="3" table:style-name="ce1">
            <text:p>3</text:p>
          </table:table-cell>
          <table:table-cell table:number-columns-repeated="16354"/>
        </table:table-row>
        <table:table-row table:style-name="ro4">
          <table:table-cell/>
          <table:table-cell office:value-type="float" office:value="3" table:formula="of:=[.B43]-1" table:style-name="ce1">
            <text:p>3</text:p>
          </table:table-cell>
          <table:table-cell office:value-type="string" office:string-value="m8067" table:formula="of:=&quot;m&quot;&amp;(MID([.C43];2;4)+2)" table:style-name="ce15">
            <text:p>m8067</text:p>
          </table:table-cell>
          <table:table-cell office:value-type="string" office:string-value="m8068" table:formula="of:=&quot;m&quot;&amp;(MID([.C44];2;4)+1)" table:style-name="ce16">
            <text:p>m8068</text:p>
          </table:table-cell>
          <table:table-cell table:style-name="ce17"/>
          <table:table-cell table:style-name="ce18"/>
          <table:table-cell office:value-type="float" office:value="3" table:formula="of:=[.G43]-1" table:style-name="ce1">
            <text:p>3</text:p>
          </table:table-cell>
          <table:table-cell office:value-type="string" office:string-value="m8139" table:formula="of:=&quot;m&quot;&amp;(MID([.H43];2;4)+2)" table:style-name="ce15">
            <text:p>m8139</text:p>
          </table:table-cell>
          <table:table-cell office:value-type="string" office:string-value="m8140" table:formula="of:=&quot;m&quot;&amp;(MID([.H44];2;4)+1)" table:style-name="ce16">
            <text:p>m8140</text:p>
          </table:table-cell>
          <table:table-cell table:style-name="ce17"/>
          <table:table-cell table:style-name="ce18"/>
          <table:table-cell office:value-type="float" office:value="3" table:formula="of:=[.L43]-1" table:style-name="ce1">
            <text:p>3</text:p>
          </table:table-cell>
          <table:table-cell office:value-type="string" office:string-value="m8211" table:formula="of:=&quot;m&quot;&amp;(MID([.M43];2;4)+2)" table:style-name="ce15">
            <text:p>m8211</text:p>
          </table:table-cell>
          <table:table-cell office:value-type="string" office:string-value="m8212" table:formula="of:=&quot;m&quot;&amp;(MID([.M44];2;4)+1)" table:style-name="ce16">
            <text:p>m8212</text:p>
          </table:table-cell>
          <table:table-cell table:style-name="ce17"/>
          <table:table-cell table:style-name="ce18"/>
          <table:table-cell office:value-type="float" office:value="3" table:formula="of:=[.Q43]-1" table:style-name="ce1">
            <text:p>3</text:p>
          </table:table-cell>
          <table:covered-table-cell/>
          <table:covered-table-cell/>
          <table:covered-table-cell/>
          <table:covered-table-cell/>
          <table:table-cell office:value-type="float" office:value="3" table:formula="of:=[.V43]-1" table:style-name="ce1">
            <text:p>3</text:p>
          </table:table-cell>
          <table:covered-table-cell/>
          <table:covered-table-cell/>
          <table:table-cell office:value-type="float" office:value="4" table:style-name="ce1">
            <text:p>4</text:p>
          </table:table-cell>
          <table:table-cell table:number-columns-repeated="2" table:style-name="ce1"/>
          <table:covered-table-cell/>
          <table:covered-table-cell/>
          <table:table-cell office:value-type="float" office:value="4" table:style-name="ce1">
            <text:p>4</text:p>
          </table:table-cell>
          <table:table-cell table:number-columns-repeated="16354"/>
        </table:table-row>
        <table:table-row table:style-name="ro4">
          <table:table-cell/>
          <table:table-cell office:value-type="float" office:value="2" table:formula="of:=[.B44]-1" table:style-name="ce1">
            <text:p>2</text:p>
          </table:table-cell>
          <table:table-cell office:value-type="string" office:string-value="m8069" table:formula="of:=&quot;m&quot;&amp;(MID([.C44];2;4)+2)" table:style-name="ce19">
            <text:p>m8069</text:p>
          </table:table-cell>
          <table:table-cell office:value-type="string" office:string-value="m8070" table:formula="of:=&quot;m&quot;&amp;(MID([.C45];2;4)+1)" table:style-name="ce12">
            <text:p>m8070</text:p>
          </table:table-cell>
          <table:table-cell table:style-name="ce13"/>
          <table:table-cell table:style-name="ce14"/>
          <table:table-cell office:value-type="float" office:value="2" table:formula="of:=[.G44]-1" table:style-name="ce1">
            <text:p>2</text:p>
          </table:table-cell>
          <table:table-cell office:value-type="string" office:string-value="m8141" table:formula="of:=&quot;m&quot;&amp;(MID([.H44];2;4)+2)" table:style-name="ce19">
            <text:p>m8141</text:p>
          </table:table-cell>
          <table:table-cell office:value-type="string" office:string-value="m8142" table:formula="of:=&quot;m&quot;&amp;(MID([.H45];2;4)+1)" table:style-name="ce12">
            <text:p>m8142</text:p>
          </table:table-cell>
          <table:table-cell table:style-name="ce13"/>
          <table:table-cell table:style-name="ce14"/>
          <table:table-cell office:value-type="float" office:value="2" table:formula="of:=[.L44]-1" table:style-name="ce1">
            <text:p>2</text:p>
          </table:table-cell>
          <table:table-cell office:value-type="string" office:string-value="m8213" table:formula="of:=&quot;m&quot;&amp;(MID([.M44];2;4)+2)" table:style-name="ce19">
            <text:p>m8213</text:p>
          </table:table-cell>
          <table:table-cell office:value-type="string" office:string-value="m8214" table:formula="of:=&quot;m&quot;&amp;(MID([.M45];2;4)+1)" table:style-name="ce12">
            <text:p>m8214</text:p>
          </table:table-cell>
          <table:table-cell table:style-name="ce13"/>
          <table:table-cell table:style-name="ce14"/>
          <table:table-cell office:value-type="float" office:value="2" table:formula="of:=[.Q44]-1" table:style-name="ce1">
            <text:p>2</text:p>
          </table:table-cell>
          <table:table-cell office:value-type="string" table:number-columns-spanned="2" table:number-rows-spanned="2" table:style-name="ce44">
            <text:p>ga004 Milan MI100</text:p>
          </table:table-cell>
          <table:covered-table-cell/>
          <table:table-cell table:number-columns-repeated="2" table:style-name="ce1"/>
          <table:table-cell office:value-type="float" office:value="2" table:formula="of:=[.V44]-1" table:style-name="ce1">
            <text:p>2</text:p>
          </table:table-cell>
          <table:covered-table-cell/>
          <table:covered-table-cell/>
          <table:table-cell office:value-type="float" office:value="5" table:style-name="ce1">
            <text:p>5</text:p>
          </table:table-cell>
          <table:table-cell table:number-columns-repeated="2" table:style-name="ce1"/>
          <table:covered-table-cell/>
          <table:covered-table-cell/>
          <table:table-cell office:value-type="float" office:value="5" table:style-name="ce1">
            <text:p>5</text:p>
          </table:table-cell>
          <table:table-cell table:number-columns-repeated="16354"/>
        </table:table-row>
        <table:table-row table:style-name="ro4">
          <table:table-cell/>
          <table:table-cell office:value-type="float" office:value="1" table:formula="of:=[.B45]-1" table:style-name="ce1">
            <text:p>1</text:p>
          </table:table-cell>
          <table:table-cell office:value-type="string" office:string-value="m8071" table:formula="of:=&quot;m&quot;&amp;(MID([.C45];2;4)+2)" table:style-name="ce15">
            <text:p>m8071</text:p>
          </table:table-cell>
          <table:table-cell office:value-type="string" office:string-value="m8072" table:formula="of:=&quot;m&quot;&amp;(MID([.C46];2;4)+1)" table:style-name="ce16">
            <text:p>m8072</text:p>
          </table:table-cell>
          <table:table-cell table:style-name="ce17"/>
          <table:table-cell table:style-name="ce18"/>
          <table:table-cell office:value-type="float" office:value="1" table:formula="of:=[.G45]-1" table:style-name="ce1">
            <text:p>1</text:p>
          </table:table-cell>
          <table:table-cell office:value-type="string" office:string-value="m8143" table:formula="of:=&quot;m&quot;&amp;(MID([.H45];2;4)+2)" table:style-name="ce15">
            <text:p>m8143</text:p>
          </table:table-cell>
          <table:table-cell office:value-type="string" office:string-value="m8144" table:formula="of:=&quot;m&quot;&amp;(MID([.H46];2;4)+1)" table:style-name="ce16">
            <text:p>m8144</text:p>
          </table:table-cell>
          <table:table-cell table:style-name="ce17"/>
          <table:table-cell table:style-name="ce18"/>
          <table:table-cell office:value-type="float" office:value="1" table:formula="of:=[.L45]-1" table:style-name="ce1">
            <text:p>1</text:p>
          </table:table-cell>
          <table:table-cell office:value-type="string" office:string-value="m8215" table:formula="of:=&quot;m&quot;&amp;(MID([.M45];2;4)+2)" table:style-name="ce15">
            <text:p>m8215</text:p>
          </table:table-cell>
          <table:table-cell office:value-type="string" office:string-value="m8216" table:formula="of:=&quot;m&quot;&amp;(MID([.M46];2;4)+1)" table:style-name="ce16">
            <text:p>m8216</text:p>
          </table:table-cell>
          <table:table-cell table:style-name="ce17"/>
          <table:table-cell table:style-name="ce18"/>
          <table:table-cell office:value-type="float" office:value="1" table:formula="of:=[.Q45]-1" table:style-name="ce1">
            <text:p>1</text:p>
          </table:table-cell>
          <table:covered-table-cell/>
          <table:covered-table-cell/>
          <table:table-cell table:number-columns-repeated="2" table:style-name="ce1"/>
          <table:table-cell office:value-type="float" office:value="1" table:formula="of:=[.V45]-1" table:style-name="ce1">
            <text:p>1</text:p>
          </table:table-cell>
          <table:covered-table-cell/>
          <table:covered-table-cell/>
          <table:table-cell table:number-columns-repeated="3" table:style-name="ce1"/>
          <table:covered-table-cell/>
          <table:covered-table-cell/>
          <table:table-cell table:number-columns-repeated="16355" table:style-name="ce1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number-columns-repeated="18" table:style-name="ce1"/>
          <table:table-cell office:value-type="float" office:value="7295" table:formula="of:=SUM([.T5:.T46])" table:style-name="ce1">
            <text:p>7295</text:p>
          </table:table-cell>
          <table:table-cell office:value-type="float" office:value="193" table:formula="of:=SUM([.U5:.U46])" table:style-name="ce1">
            <text:p>193</text:p>
          </table:table-cell>
          <table:table-cell table:number-columns-repeated="16363" table:style-name="ce1"/>
        </table:table-row>
        <table:table-row table:number-rows-repeated="5" table:style-name="ro4">
          <table:table-cell table:number-columns-repeated="16384"/>
        </table:table-row>
        <table:table-row table:style-name="ro4">
          <table:table-cell/>
          <table:table-cell table:style-name="ce1"/>
          <table:table-cell office:value-type="string" table:number-columns-spanned="4" table:number-rows-spanned="1" table:style-name="ce34">
            <text:p>Rack H6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34">
            <text:p>Rack H7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34">
            <text:p>Rack H8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34">
            <text:p>Rack H9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34">
            <text:p>Rack H10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34">
            <text:p>Rack H11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34">
            <text:p>Rack H12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34">
            <text:p>Rack H13</text:p>
          </table:table-cell>
          <table:covered-table-cell table:number-columns-repeated="3"/>
          <table:table-cell table:number-columns-repeated="16343"/>
        </table:table-row>
        <table:table-row table:style-name="ro4">
          <table:table-cell/>
          <table:table-cell table:style-name="ce1"/>
          <table:table-cell office:value-type="string" table:number-columns-spanned="2" table:number-rows-spanned="1" table:style-name="ce35">
            <text:p>Layout</text:p>
          </table:table-cell>
          <table:covered-table-cell/>
          <table:table-cell office:value-type="string" table:style-name="ce1">
            <text:p>Power / W</text:p>
          </table:table-cell>
          <table:table-cell office:value-type="string" table:style-name="ce1">
            <text:p>Mass / kg</text:p>
          </table:table-cell>
          <table:table-cell table:style-name="ce1"/>
          <table:table-cell office:value-type="string" table:number-columns-spanned="2" table:number-rows-spanned="1" table:style-name="ce35">
            <text:p>Layout</text:p>
          </table:table-cell>
          <table:covered-table-cell/>
          <table:table-cell office:value-type="string" table:style-name="ce1">
            <text:p>Power / W</text:p>
          </table:table-cell>
          <table:table-cell office:value-type="string" table:style-name="ce1">
            <text:p>Mass / kg</text:p>
          </table:table-cell>
          <table:table-cell table:style-name="ce1"/>
          <table:table-cell office:value-type="string" table:number-columns-spanned="2" table:number-rows-spanned="1" table:style-name="ce35">
            <text:p>Layout</text:p>
          </table:table-cell>
          <table:covered-table-cell/>
          <table:table-cell office:value-type="string" table:style-name="ce1">
            <text:p>Power / W</text:p>
          </table:table-cell>
          <table:table-cell office:value-type="string" table:style-name="ce1">
            <text:p>Mass / kg</text:p>
          </table:table-cell>
          <table:table-cell table:style-name="ce1"/>
          <table:table-cell office:value-type="string" table:number-columns-spanned="2" table:number-rows-spanned="1" table:style-name="ce35">
            <text:p>Layout</text:p>
          </table:table-cell>
          <table:covered-table-cell/>
          <table:table-cell office:value-type="string" table:style-name="ce1">
            <text:p>Power / W</text:p>
          </table:table-cell>
          <table:table-cell office:value-type="string" table:style-name="ce1">
            <text:p>Mass / kg</text:p>
          </table:table-cell>
          <table:table-cell table:style-name="ce1"/>
          <table:table-cell office:value-type="string" table:number-columns-spanned="2" table:number-rows-spanned="1" table:style-name="ce35">
            <text:p>Layout</text:p>
          </table:table-cell>
          <table:covered-table-cell/>
          <table:table-cell office:value-type="string" table:style-name="ce1">
            <text:p>Power / W</text:p>
          </table:table-cell>
          <table:table-cell office:value-type="string" table:style-name="ce1">
            <text:p>Mass / kg</text:p>
          </table:table-cell>
          <table:table-cell table:style-name="ce1"/>
          <table:table-cell office:value-type="string" table:number-columns-spanned="2" table:number-rows-spanned="1" table:style-name="ce35">
            <text:p>Layout</text:p>
          </table:table-cell>
          <table:covered-table-cell/>
          <table:table-cell office:value-type="string" table:style-name="ce1">
            <text:p>Power / W</text:p>
          </table:table-cell>
          <table:table-cell office:value-type="string" table:style-name="ce1">
            <text:p>Mass / kg</text:p>
          </table:table-cell>
          <table:table-cell table:style-name="ce1"/>
          <table:table-cell office:value-type="string" table:number-columns-spanned="2" table:number-rows-spanned="1" table:style-name="ce35">
            <text:p>Layout</text:p>
          </table:table-cell>
          <table:covered-table-cell/>
          <table:table-cell office:value-type="string" table:style-name="ce1">
            <text:p>Power / W</text:p>
          </table:table-cell>
          <table:table-cell office:value-type="string" table:style-name="ce1">
            <text:p>Mass / kg</text:p>
          </table:table-cell>
          <table:table-cell table:style-name="ce1"/>
          <table:table-cell office:value-type="string" table:number-columns-spanned="2" table:number-rows-spanned="1" table:style-name="ce35">
            <text:p>Layout</text:p>
          </table:table-cell>
          <table:covered-table-cell/>
          <table:table-cell office:value-type="string" table:style-name="ce1">
            <text:p>Power / W</text:p>
          </table:table-cell>
          <table:table-cell office:value-type="string" table:style-name="ce1">
            <text:p>Mass / kg</text:p>
          </table:table-cell>
          <table:table-cell table:number-columns-repeated="16343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float" office:value="42" table:style-name="ce1">
            <text:p>42</text:p>
          </table:table-cell>
          <table:table-cell office:value-type="string" office:string-value="m8217" table:formula="of:=&quot;m&quot;&amp;(MID([.M46];2;4)+2)" table:style-name="ce15">
            <text:p>m8217</text:p>
          </table:table-cell>
          <table:table-cell office:value-type="string" office:string-value="m8218" table:formula="of:=&quot;m&quot;&amp;(MID([.C57];2;4)+1)" table:style-name="ce12">
            <text:p>m8218</text:p>
          </table:table-cell>
          <table:table-cell table:style-name="ce13"/>
          <table:table-cell table:style-name="ce14"/>
          <table:table-cell office:value-type="float" office:value="42" table:style-name="ce1">
            <text:p>42</text:p>
          </table:table-cell>
          <table:table-cell office:value-type="string" office:string-value="m8289" table:formula="of:=&quot;m&quot;&amp;(MID([.C98];2;4)+2)" table:style-name="ce15">
            <text:p>m8289</text:p>
          </table:table-cell>
          <table:table-cell office:value-type="string" office:string-value="m8290" table:formula="of:=&quot;m&quot;&amp;(MID([.H57];2;4)+1)" table:style-name="ce12">
            <text:p>m8290</text:p>
          </table:table-cell>
          <table:table-cell table:style-name="ce13"/>
          <table:table-cell table:style-name="ce14"/>
          <table:table-cell office:value-type="float" office:value="42" table:style-name="ce1">
            <text:p>42</text:p>
          </table:table-cell>
          <table:table-cell office:value-type="string" table:number-columns-spanned="2" table:number-rows-spanned="1" table:style-name="ce47">
            <text:p>C8 Top switch</text:p>
          </table:table-cell>
          <table:covered-table-cell/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string" office:string-value="m8361" table:formula="of:=&quot;m&quot;&amp;(MID([.H98];2;4)+2)" table:style-name="ce15">
            <text:p>m8361</text:p>
          </table:table-cell>
          <table:table-cell office:value-type="string" office:string-value="m8362" table:formula="of:=&quot;m&quot;&amp;(MID([.R57];2;4)+1)" table:style-name="ce12">
            <text:p>m8362</text:p>
          </table:table-cell>
          <table:table-cell table:style-name="ce13"/>
          <table:table-cell table:style-name="ce14"/>
          <table:table-cell office:value-type="float" office:value="42" table:style-name="ce1">
            <text:p>42</text:p>
          </table:table-cell>
          <table:table-cell office:value-type="string" office:string-value="m8433" table:formula="of:=&quot;m&quot;&amp;(MID([.R98];2;4)+2)" table:style-name="ce15">
            <text:p>m8433</text:p>
          </table:table-cell>
          <table:table-cell office:value-type="string" office:string-value="m8434" table:formula="of:=&quot;m&quot;&amp;(MID([.W57];2;4)+1)" table:style-name="ce12">
            <text:p>m8434</text:p>
          </table:table-cell>
          <table:table-cell table:style-name="ce13"/>
          <table:table-cell table:style-name="ce14"/>
          <table:table-cell office:value-type="float" office:value="42" table:style-name="ce1">
            <text:p>42</text:p>
          </table:table-cell>
          <table:table-cell office:value-type="string" office:string-value="m8505" table:formula="of:=&quot;m&quot;&amp;(MID([.W98];2;4)+2)" table:style-name="ce15">
            <text:p>m8505</text:p>
          </table:table-cell>
          <table:table-cell office:value-type="string" office:string-value="m8506" table:formula="of:=&quot;m&quot;&amp;(MID([.AB57];2;4)+1)" table:style-name="ce12">
            <text:p>m8506</text:p>
          </table:table-cell>
          <table:table-cell table:style-name="ce13"/>
          <table:table-cell table:style-name="ce14"/>
          <table:table-cell office:value-type="float" office:value="42" table:style-name="ce1">
            <text:p>42</text:p>
          </table:table-cell>
          <table:table-cell office:value-type="string" office:string-value="m8577" table:formula="of:=&quot;m&quot;&amp;(MID([.AB98];2;4)+2)" table:style-name="ce15">
            <text:p>m8577</text:p>
          </table:table-cell>
          <table:table-cell office:value-type="string" office:string-value="m8578" table:formula="of:=&quot;m&quot;&amp;(MID([.AG57];2;4)+1)" table:style-name="ce12">
            <text:p>m8578</text:p>
          </table:table-cell>
          <table:table-cell table:style-name="ce13"/>
          <table:table-cell table:style-name="ce14"/>
          <table:table-cell office:value-type="float" office:value="42" table:style-name="ce1">
            <text:p>42</text:p>
          </table:table-cell>
          <table:table-cell table:number-columns-repeated="16347" table:style-name="ce1"/>
        </table:table-row>
        <table:table-row table:style-name="ro4">
          <table:table-cell/>
          <table:table-cell office:value-type="float" office:value="41" table:formula="of:=[.B57]-1" table:style-name="ce1">
            <text:p>41</text:p>
          </table:table-cell>
          <table:table-cell office:value-type="string" office:string-value="m8219" table:formula="of:=&quot;m&quot;&amp;(MID([.C57];2;4)+2)" table:style-name="ce15">
            <text:p>m8219</text:p>
          </table:table-cell>
          <table:table-cell office:value-type="string" office:string-value="m8220" table:formula="of:=&quot;m&quot;&amp;(MID([.C58];2;4)+1)" table:style-name="ce16">
            <text:p>m8220</text:p>
          </table:table-cell>
          <table:table-cell table:style-name="ce17"/>
          <table:table-cell table:style-name="ce18"/>
          <table:table-cell office:value-type="float" office:value="41" table:formula="of:=[.G57]-1" table:style-name="ce1">
            <text:p>41</text:p>
          </table:table-cell>
          <table:table-cell office:value-type="string" office:string-value="m8291" table:formula="of:=&quot;m&quot;&amp;(MID([.H57];2;4)+2)" table:style-name="ce15">
            <text:p>m8291</text:p>
          </table:table-cell>
          <table:table-cell office:value-type="string" office:string-value="m8292" table:formula="of:=&quot;m&quot;&amp;(MID([.H58];2;4)+1)" table:style-name="ce16">
            <text:p>m8292</text:p>
          </table:table-cell>
          <table:table-cell table:style-name="ce17"/>
          <table:table-cell table:style-name="ce18"/>
          <table:table-cell office:value-type="float" office:value="41" table:formula="of:=[.L57]-1" table:style-name="ce1">
            <text:p>41</text:p>
          </table:table-cell>
          <table:table-cell office:value-type="string" table:number-columns-spanned="2" table:number-rows-spanned="1" table:style-name="ce41">
            <text:p>IB switch: c8ibc01</text:p>
          </table:table-cell>
          <table:covered-table-cell/>
          <table:table-cell table:number-columns-repeated="2" table:style-name="ce1"/>
          <table:table-cell office:value-type="float" office:value="41" table:formula="of:=[.Q57]-1" table:style-name="ce1">
            <text:p>41</text:p>
          </table:table-cell>
          <table:table-cell office:value-type="string" office:string-value="m8363" table:formula="of:=&quot;m&quot;&amp;(MID([.R57];2;4)+2)" table:style-name="ce15">
            <text:p>m8363</text:p>
          </table:table-cell>
          <table:table-cell office:value-type="string" office:string-value="m8364" table:formula="of:=&quot;m&quot;&amp;(MID([.R58];2;4)+1)" table:style-name="ce16">
            <text:p>m8364</text:p>
          </table:table-cell>
          <table:table-cell table:style-name="ce17"/>
          <table:table-cell table:style-name="ce18"/>
          <table:table-cell office:value-type="float" office:value="41" table:formula="of:=[.V57]-1" table:style-name="ce1">
            <text:p>41</text:p>
          </table:table-cell>
          <table:table-cell office:value-type="string" office:string-value="m8435" table:formula="of:=&quot;m&quot;&amp;(MID([.W57];2;4)+2)" table:style-name="ce15">
            <text:p>m8435</text:p>
          </table:table-cell>
          <table:table-cell office:value-type="string" office:string-value="m8436" table:formula="of:=&quot;m&quot;&amp;(MID([.W58];2;4)+1)" table:style-name="ce16">
            <text:p>m8436</text:p>
          </table:table-cell>
          <table:table-cell table:style-name="ce17"/>
          <table:table-cell table:style-name="ce18"/>
          <table:table-cell office:value-type="float" office:value="41" table:formula="of:=[.AA57]-1" table:style-name="ce1">
            <text:p>41</text:p>
          </table:table-cell>
          <table:table-cell office:value-type="string" office:string-value="m8507" table:formula="of:=&quot;m&quot;&amp;(MID([.AB57];2;4)+2)" table:style-name="ce15">
            <text:p>m8507</text:p>
          </table:table-cell>
          <table:table-cell office:value-type="string" office:string-value="m8508" table:formula="of:=&quot;m&quot;&amp;(MID([.AB58];2;4)+1)" table:style-name="ce16">
            <text:p>m8508</text:p>
          </table:table-cell>
          <table:table-cell table:style-name="ce17"/>
          <table:table-cell table:style-name="ce18"/>
          <table:table-cell office:value-type="float" office:value="41" table:formula="of:=[.AF57]-1" table:style-name="ce1">
            <text:p>41</text:p>
          </table:table-cell>
          <table:table-cell office:value-type="string" office:string-value="m8579" table:formula="of:=&quot;m&quot;&amp;(MID([.AG57];2;4)+2)" table:style-name="ce15">
            <text:p>m8579</text:p>
          </table:table-cell>
          <table:table-cell office:value-type="string" office:string-value="m8580" table:formula="of:=&quot;m&quot;&amp;(MID([.AG58];2;4)+1)" table:style-name="ce16">
            <text:p>m8580</text:p>
          </table:table-cell>
          <table:table-cell table:style-name="ce17"/>
          <table:table-cell table:style-name="ce18"/>
          <table:table-cell office:value-type="float" office:value="41" table:formula="of:=[.AK57]-1" table:style-name="ce1">
            <text:p>41</text:p>
          </table:table-cell>
          <table:table-cell table:number-columns-repeated="16347" table:style-name="ce1"/>
        </table:table-row>
        <table:table-row table:style-name="ro4">
          <table:table-cell/>
          <table:table-cell office:value-type="float" office:value="40" table:formula="of:=[.B58]-1" table:style-name="ce1">
            <text:p>40</text:p>
          </table:table-cell>
          <table:table-cell office:value-type="string" office:string-value="m8221" table:formula="of:=&quot;m&quot;&amp;(MID([.C58];2;4)+2)" table:style-name="ce19">
            <text:p>m8221</text:p>
          </table:table-cell>
          <table:table-cell office:value-type="string" office:string-value="m8222" table:formula="of:=&quot;m&quot;&amp;(MID([.C59];2;4)+1)" table:style-name="ce12">
            <text:p>m8222</text:p>
          </table:table-cell>
          <table:table-cell table:style-name="ce13"/>
          <table:table-cell table:style-name="ce14"/>
          <table:table-cell office:value-type="float" office:value="40" table:formula="of:=[.G58]-1" table:style-name="ce1">
            <text:p>40</text:p>
          </table:table-cell>
          <table:table-cell office:value-type="string" office:string-value="m8293" table:formula="of:=&quot;m&quot;&amp;(MID([.H58];2;4)+2)" table:style-name="ce19">
            <text:p>m8293</text:p>
          </table:table-cell>
          <table:table-cell office:value-type="string" office:string-value="m8294" table:formula="of:=&quot;m&quot;&amp;(MID([.H59];2;4)+1)" table:style-name="ce12">
            <text:p>m8294</text:p>
          </table:table-cell>
          <table:table-cell table:style-name="ce13"/>
          <table:table-cell table:style-name="ce14"/>
          <table:table-cell office:value-type="float" office:value="40" table:formula="of:=[.L58]-1" table:style-name="ce1">
            <text:p>40</text:p>
          </table:table-cell>
          <table:table-cell office:value-type="string" office:string-value="IB switch: c8ibc02" table:formula="of:=&quot;IB switch: c8ibc&quot;&amp;TEXT(MID([.M58];17;2)+1;&quot;00&quot;)" table:number-columns-spanned="2" table:number-rows-spanned="1" table:style-name="ce41">
            <text:p>IB switch: c8ibc02</text:p>
          </table:table-cell>
          <table:covered-table-cell/>
          <table:table-cell table:number-columns-repeated="2" table:style-name="ce1"/>
          <table:table-cell office:value-type="float" office:value="40" table:formula="of:=[.Q58]-1" table:style-name="ce1">
            <text:p>40</text:p>
          </table:table-cell>
          <table:table-cell office:value-type="string" office:string-value="m8365" table:formula="of:=&quot;m&quot;&amp;(MID([.R58];2;4)+2)" table:style-name="ce19">
            <text:p>m8365</text:p>
          </table:table-cell>
          <table:table-cell office:value-type="string" office:string-value="m8366" table:formula="of:=&quot;m&quot;&amp;(MID([.R59];2;4)+1)" table:style-name="ce12">
            <text:p>m8366</text:p>
          </table:table-cell>
          <table:table-cell table:style-name="ce13"/>
          <table:table-cell table:style-name="ce14"/>
          <table:table-cell office:value-type="float" office:value="40" table:formula="of:=[.V58]-1" table:style-name="ce1">
            <text:p>40</text:p>
          </table:table-cell>
          <table:table-cell office:value-type="string" office:string-value="m8437" table:formula="of:=&quot;m&quot;&amp;(MID([.W58];2;4)+2)" table:style-name="ce19">
            <text:p>m8437</text:p>
          </table:table-cell>
          <table:table-cell office:value-type="string" office:string-value="m8438" table:formula="of:=&quot;m&quot;&amp;(MID([.W59];2;4)+1)" table:style-name="ce12">
            <text:p>m8438</text:p>
          </table:table-cell>
          <table:table-cell table:style-name="ce13"/>
          <table:table-cell table:style-name="ce14"/>
          <table:table-cell office:value-type="float" office:value="40" table:formula="of:=[.AA58]-1" table:style-name="ce1">
            <text:p>40</text:p>
          </table:table-cell>
          <table:table-cell office:value-type="string" office:string-value="m8509" table:formula="of:=&quot;m&quot;&amp;(MID([.AB58];2;4)+2)" table:style-name="ce19">
            <text:p>m8509</text:p>
          </table:table-cell>
          <table:table-cell office:value-type="string" office:string-value="m8510" table:formula="of:=&quot;m&quot;&amp;(MID([.AB59];2;4)+1)" table:style-name="ce12">
            <text:p>m8510</text:p>
          </table:table-cell>
          <table:table-cell table:style-name="ce13"/>
          <table:table-cell table:style-name="ce14"/>
          <table:table-cell office:value-type="float" office:value="40" table:formula="of:=[.AF58]-1" table:style-name="ce1">
            <text:p>40</text:p>
          </table:table-cell>
          <table:table-cell office:value-type="string" office:string-value="m8581" table:formula="of:=&quot;m&quot;&amp;(MID([.AG58];2;4)+2)" table:style-name="ce19">
            <text:p>m8581</text:p>
          </table:table-cell>
          <table:table-cell office:value-type="string" office:string-value="m8582" table:formula="of:=&quot;m&quot;&amp;(MID([.AG59];2;4)+1)" table:style-name="ce12">
            <text:p>m8582</text:p>
          </table:table-cell>
          <table:table-cell table:style-name="ce13"/>
          <table:table-cell table:style-name="ce14"/>
          <table:table-cell office:value-type="float" office:value="40" table:formula="of:=[.AK58]-1" table:style-name="ce1">
            <text:p>40</text:p>
          </table:table-cell>
          <table:table-cell table:number-columns-repeated="16347" table:style-name="ce1"/>
        </table:table-row>
        <table:table-row table:style-name="ro4">
          <table:table-cell/>
          <table:table-cell office:value-type="float" office:value="39" table:formula="of:=[.B59]-1" table:style-name="ce1">
            <text:p>39</text:p>
          </table:table-cell>
          <table:table-cell office:value-type="string" office:string-value="m8223" table:formula="of:=&quot;m&quot;&amp;(MID([.C59];2;4)+2)" table:style-name="ce15">
            <text:p>m8223</text:p>
          </table:table-cell>
          <table:table-cell office:value-type="string" office:string-value="m8224" table:formula="of:=&quot;m&quot;&amp;(MID([.C60];2;4)+1)" table:style-name="ce16">
            <text:p>m8224</text:p>
          </table:table-cell>
          <table:table-cell table:style-name="ce17"/>
          <table:table-cell table:style-name="ce18"/>
          <table:table-cell office:value-type="float" office:value="39" table:formula="of:=[.G59]-1" table:style-name="ce1">
            <text:p>39</text:p>
          </table:table-cell>
          <table:table-cell office:value-type="string" office:string-value="m8295" table:formula="of:=&quot;m&quot;&amp;(MID([.H59];2;4)+2)" table:style-name="ce15">
            <text:p>m8295</text:p>
          </table:table-cell>
          <table:table-cell office:value-type="string" office:string-value="m8296" table:formula="of:=&quot;m&quot;&amp;(MID([.H60];2;4)+1)" table:style-name="ce16">
            <text:p>m8296</text:p>
          </table:table-cell>
          <table:table-cell table:style-name="ce17"/>
          <table:table-cell table:style-name="ce18"/>
          <table:table-cell office:value-type="float" office:value="39" table:formula="of:=[.L59]-1" table:style-name="ce1">
            <text:p>39</text:p>
          </table:table-cell>
          <table:table-cell office:value-type="string" office:string-value="IB switch: c8ibc03" table:formula="of:=&quot;IB switch: c8ibc&quot;&amp;TEXT(MID([.M59];17;2)+1;&quot;00&quot;)" table:number-columns-spanned="2" table:number-rows-spanned="1" table:style-name="ce41">
            <text:p>IB switch: c8ibc03</text:p>
          </table:table-cell>
          <table:covered-table-cell/>
          <table:table-cell table:number-columns-repeated="2" table:style-name="ce1"/>
          <table:table-cell office:value-type="float" office:value="39" table:formula="of:=[.Q59]-1" table:style-name="ce1">
            <text:p>39</text:p>
          </table:table-cell>
          <table:table-cell office:value-type="string" office:string-value="m8367" table:formula="of:=&quot;m&quot;&amp;(MID([.R59];2;4)+2)" table:style-name="ce15">
            <text:p>m8367</text:p>
          </table:table-cell>
          <table:table-cell office:value-type="string" office:string-value="m8368" table:formula="of:=&quot;m&quot;&amp;(MID([.R60];2;4)+1)" table:style-name="ce16">
            <text:p>m8368</text:p>
          </table:table-cell>
          <table:table-cell table:style-name="ce17"/>
          <table:table-cell table:style-name="ce18"/>
          <table:table-cell office:value-type="float" office:value="39" table:formula="of:=[.V59]-1" table:style-name="ce1">
            <text:p>39</text:p>
          </table:table-cell>
          <table:table-cell office:value-type="string" office:string-value="m8439" table:formula="of:=&quot;m&quot;&amp;(MID([.W59];2;4)+2)" table:style-name="ce15">
            <text:p>m8439</text:p>
          </table:table-cell>
          <table:table-cell office:value-type="string" office:string-value="m8440" table:formula="of:=&quot;m&quot;&amp;(MID([.W60];2;4)+1)" table:style-name="ce16">
            <text:p>m8440</text:p>
          </table:table-cell>
          <table:table-cell table:style-name="ce17"/>
          <table:table-cell table:style-name="ce18"/>
          <table:table-cell office:value-type="float" office:value="39" table:formula="of:=[.AA59]-1" table:style-name="ce1">
            <text:p>39</text:p>
          </table:table-cell>
          <table:table-cell office:value-type="string" office:string-value="m8511" table:formula="of:=&quot;m&quot;&amp;(MID([.AB59];2;4)+2)" table:style-name="ce15">
            <text:p>m8511</text:p>
          </table:table-cell>
          <table:table-cell office:value-type="string" office:string-value="m8512" table:formula="of:=&quot;m&quot;&amp;(MID([.AB60];2;4)+1)" table:style-name="ce16">
            <text:p>m8512</text:p>
          </table:table-cell>
          <table:table-cell table:style-name="ce17"/>
          <table:table-cell table:style-name="ce18"/>
          <table:table-cell office:value-type="float" office:value="39" table:formula="of:=[.AF59]-1" table:style-name="ce1">
            <text:p>39</text:p>
          </table:table-cell>
          <table:table-cell office:value-type="string" office:string-value="m8583" table:formula="of:=&quot;m&quot;&amp;(MID([.AG59];2;4)+2)" table:style-name="ce15">
            <text:p>m8583</text:p>
          </table:table-cell>
          <table:table-cell office:value-type="string" office:string-value="m8584" table:formula="of:=&quot;m&quot;&amp;(MID([.AG60];2;4)+1)" table:style-name="ce16">
            <text:p>m8584</text:p>
          </table:table-cell>
          <table:table-cell table:style-name="ce17"/>
          <table:table-cell table:style-name="ce18"/>
          <table:table-cell office:value-type="float" office:value="39" table:formula="of:=[.AK59]-1" table:style-name="ce1">
            <text:p>39</text:p>
          </table:table-cell>
          <table:table-cell table:number-columns-repeated="16347" table:style-name="ce1"/>
        </table:table-row>
        <table:table-row table:style-name="ro4">
          <table:table-cell/>
          <table:table-cell office:value-type="float" office:value="38" table:formula="of:=[.B60]-1" table:style-name="ce1">
            <text:p>38</text:p>
          </table:table-cell>
          <table:table-cell office:value-type="string" office:string-value="IB switch: c8ibe13" table:formula="of:=&quot;IB switch: c8ibe&quot;&amp;TEXT(MID([.$C$9];17;2)+12;&quot;00&quot;)" table:number-columns-spanned="2" table:number-rows-spanned="1" table:style-name="ce40">
            <text:p>IB switch: c8ibe13</text:p>
          </table:table-cell>
          <table:covered-table-cell/>
          <table:table-cell table:style-name="ce13"/>
          <table:table-cell table:style-name="ce14"/>
          <table:table-cell office:value-type="float" office:value="38" table:formula="of:=[.G60]-1" table:style-name="ce1">
            <text:p>38</text:p>
          </table:table-cell>
          <table:table-cell office:value-type="string" office:string-value="IB switch: c8ibe17" table:formula="of:=&quot;IB switch: c8ibe&quot;&amp;TEXT(MID([.$C$9];17;2)+16;&quot;00&quot;)" table:number-columns-spanned="2" table:number-rows-spanned="1" table:style-name="ce40">
            <text:p>IB switch: c8ibe17</text:p>
          </table:table-cell>
          <table:covered-table-cell/>
          <table:table-cell table:style-name="ce13"/>
          <table:table-cell table:style-name="ce14"/>
          <table:table-cell office:value-type="float" office:value="38" table:formula="of:=[.L60]-1" table:style-name="ce1">
            <text:p>38</text:p>
          </table:table-cell>
          <table:table-cell office:value-type="string" office:string-value="IB switch: c8ibc04" table:formula="of:=&quot;IB switch: c8ibc&quot;&amp;TEXT(MID([.M60];17;2)+1;&quot;00&quot;)" table:number-columns-spanned="2" table:number-rows-spanned="1" table:style-name="ce41">
            <text:p>IB switch: c8ibc04</text:p>
          </table:table-cell>
          <table:covered-table-cell/>
          <table:table-cell table:number-columns-repeated="2" table:style-name="ce1"/>
          <table:table-cell office:value-type="float" office:value="38" table:formula="of:=[.Q60]-1" table:style-name="ce1">
            <text:p>38</text:p>
          </table:table-cell>
          <table:table-cell office:value-type="string" office:string-value="IB switch: c8ibe25" table:formula="of:=&quot;IB switch: c8ibe&quot;&amp;TEXT(MID([.$C$9];17;2)+24;&quot;00&quot;)" table:number-columns-spanned="2" table:number-rows-spanned="1" table:style-name="ce40">
            <text:p>IB switch: c8ibe25</text:p>
          </table:table-cell>
          <table:covered-table-cell/>
          <table:table-cell table:style-name="ce13"/>
          <table:table-cell table:style-name="ce14"/>
          <table:table-cell office:value-type="float" office:value="38" table:formula="of:=[.V60]-1" table:style-name="ce1">
            <text:p>38</text:p>
          </table:table-cell>
          <table:table-cell office:value-type="string" table:number-columns-spanned="2" table:number-rows-spanned="1" table:style-name="ce40">
            <text:p>NO SWITCH HERE</text:p>
          </table:table-cell>
          <table:covered-table-cell/>
          <table:table-cell table:style-name="ce13"/>
          <table:table-cell table:style-name="ce14"/>
          <table:table-cell office:value-type="float" office:value="38" table:formula="of:=[.AA60]-1" table:style-name="ce1">
            <text:p>38</text:p>
          </table:table-cell>
          <table:table-cell office:value-type="string" office:string-value="IB switch: c8ibe32" table:formula="of:=&quot;IB switch: c8ibe&quot;&amp;TEXT(MID([.R61];17;2)+7;&quot;00&quot;)" table:number-columns-spanned="2" table:number-rows-spanned="1" table:style-name="ce40">
            <text:p>IB switch: c8ibe32</text:p>
          </table:table-cell>
          <table:covered-table-cell/>
          <table:table-cell table:style-name="ce13"/>
          <table:table-cell table:style-name="ce14"/>
          <table:table-cell office:value-type="float" office:value="38" table:formula="of:=[.AF60]-1" table:style-name="ce1">
            <text:p>38</text:p>
          </table:table-cell>
          <table:table-cell office:value-type="string" office:string-value="IB switch: c8ibe36" table:formula="of:=&quot;IB switch: c8ibe&quot;&amp;TEXT(MID([.AB61];17;2)+4;&quot;00&quot;)" table:number-columns-spanned="2" table:number-rows-spanned="1" table:style-name="ce40">
            <text:p>IB switch: c8ibe36</text:p>
          </table:table-cell>
          <table:covered-table-cell/>
          <table:table-cell table:style-name="ce13"/>
          <table:table-cell table:style-name="ce14"/>
          <table:table-cell office:value-type="float" office:value="38" table:formula="of:=[.AK60]-1" table:style-name="ce1">
            <text:p>38</text:p>
          </table:table-cell>
          <table:table-cell table:number-columns-repeated="16347" table:style-name="ce1"/>
        </table:table-row>
        <table:table-row table:style-name="ro4">
          <table:table-cell/>
          <table:table-cell office:value-type="float" office:value="37" table:formula="of:=[.B61]-1" table:style-name="ce1">
            <text:p>37</text:p>
          </table:table-cell>
          <table:table-cell office:value-type="string" office:string-value="m8225" table:formula="of:=&quot;m&quot;&amp;(MID([.C60];2;4)+2)" table:style-name="ce19">
            <text:p>m8225</text:p>
          </table:table-cell>
          <table:table-cell office:value-type="string" office:string-value="m8226" table:formula="of:=&quot;m&quot;&amp;(MID([.C62];2;4)+1)" table:style-name="ce12">
            <text:p>m8226</text:p>
          </table:table-cell>
          <table:table-cell table:style-name="ce17"/>
          <table:table-cell table:style-name="ce18"/>
          <table:table-cell office:value-type="float" office:value="37" table:formula="of:=[.G61]-1" table:style-name="ce1">
            <text:p>37</text:p>
          </table:table-cell>
          <table:table-cell office:value-type="string" office:string-value="m8297" table:formula="of:=&quot;m&quot;&amp;(MID([.H60];2;4)+2)" table:style-name="ce19">
            <text:p>m8297</text:p>
          </table:table-cell>
          <table:table-cell office:value-type="string" office:string-value="m8298" table:formula="of:=&quot;m&quot;&amp;(MID([.H62];2;4)+1)" table:style-name="ce12">
            <text:p>m8298</text:p>
          </table:table-cell>
          <table:table-cell table:style-name="ce17"/>
          <table:table-cell table:style-name="ce18"/>
          <table:table-cell office:value-type="float" office:value="37" table:formula="of:=[.L61]-1" table:style-name="ce1">
            <text:p>37</text:p>
          </table:table-cell>
          <table:table-cell office:value-type="string" office:string-value="IB switch: c8ibc05" table:formula="of:=&quot;IB switch: c8ibc&quot;&amp;TEXT(MID([.M61];17;2)+1;&quot;00&quot;)" table:number-columns-spanned="2" table:number-rows-spanned="1" table:style-name="ce41">
            <text:p>IB switch: c8ibc05</text:p>
          </table:table-cell>
          <table:covered-table-cell/>
          <table:table-cell table:number-columns-repeated="2" table:style-name="ce1"/>
          <table:table-cell office:value-type="float" office:value="37" table:formula="of:=[.Q61]-1" table:style-name="ce1">
            <text:p>37</text:p>
          </table:table-cell>
          <table:table-cell office:value-type="string" office:string-value="m8369" table:formula="of:=&quot;m&quot;&amp;(MID([.R60];2;4)+2)" table:style-name="ce19">
            <text:p>m8369</text:p>
          </table:table-cell>
          <table:table-cell office:value-type="string" office:string-value="m8370" table:formula="of:=&quot;m&quot;&amp;(MID([.R62];2;4)+1)" table:style-name="ce12">
            <text:p>m8370</text:p>
          </table:table-cell>
          <table:table-cell table:style-name="ce17"/>
          <table:table-cell table:style-name="ce18"/>
          <table:table-cell office:value-type="float" office:value="37" table:formula="of:=[.V61]-1" table:style-name="ce1">
            <text:p>37</text:p>
          </table:table-cell>
          <table:table-cell office:value-type="string" office:string-value="m8441" table:formula="of:=&quot;m&quot;&amp;(MID([.W60];2;4)+2)" table:style-name="ce19">
            <text:p>m8441</text:p>
          </table:table-cell>
          <table:table-cell office:value-type="string" office:string-value="m8442" table:formula="of:=&quot;m&quot;&amp;(MID([.W62];2;4)+1)" table:style-name="ce12">
            <text:p>m8442</text:p>
          </table:table-cell>
          <table:table-cell table:style-name="ce17"/>
          <table:table-cell table:style-name="ce18"/>
          <table:table-cell office:value-type="float" office:value="37" table:formula="of:=[.AA61]-1" table:style-name="ce1">
            <text:p>37</text:p>
          </table:table-cell>
          <table:table-cell office:value-type="string" office:string-value="m8513" table:formula="of:=&quot;m&quot;&amp;(MID([.AB60];2;4)+2)" table:style-name="ce19">
            <text:p>m8513</text:p>
          </table:table-cell>
          <table:table-cell office:value-type="string" office:string-value="m8514" table:formula="of:=&quot;m&quot;&amp;(MID([.AB62];2;4)+1)" table:style-name="ce12">
            <text:p>m8514</text:p>
          </table:table-cell>
          <table:table-cell table:style-name="ce17"/>
          <table:table-cell table:style-name="ce18"/>
          <table:table-cell office:value-type="float" office:value="37" table:formula="of:=[.AF61]-1" table:style-name="ce1">
            <text:p>37</text:p>
          </table:table-cell>
          <table:table-cell office:value-type="string" office:string-value="m8585" table:formula="of:=&quot;m&quot;&amp;(MID([.AG60];2;4)+2)" table:style-name="ce19">
            <text:p>m8585</text:p>
          </table:table-cell>
          <table:table-cell office:value-type="string" office:string-value="m8586" table:formula="of:=&quot;m&quot;&amp;(MID([.AG62];2;4)+1)" table:style-name="ce12">
            <text:p>m8586</text:p>
          </table:table-cell>
          <table:table-cell table:style-name="ce17"/>
          <table:table-cell table:style-name="ce18"/>
          <table:table-cell office:value-type="float" office:value="37" table:formula="of:=[.AK61]-1" table:style-name="ce1">
            <text:p>37</text:p>
          </table:table-cell>
          <table:table-cell table:number-columns-repeated="16347" table:style-name="ce1"/>
        </table:table-row>
        <table:table-row table:style-name="ro4">
          <table:table-cell/>
          <table:table-cell office:value-type="float" office:value="36" table:formula="of:=[.B62]-1" table:style-name="ce1">
            <text:p>36</text:p>
          </table:table-cell>
          <table:table-cell office:value-type="string" office:string-value="m8227" table:formula="of:=&quot;m&quot;&amp;(MID([.C62];2;4)+2)" table:style-name="ce15">
            <text:p>m8227</text:p>
          </table:table-cell>
          <table:table-cell office:value-type="string" office:string-value="m8228" table:formula="of:=&quot;m&quot;&amp;(MID([.C63];2;4)+1)" table:style-name="ce16">
            <text:p>m8228</text:p>
          </table:table-cell>
          <table:table-cell table:style-name="ce13"/>
          <table:table-cell table:style-name="ce14"/>
          <table:table-cell office:value-type="float" office:value="36" table:formula="of:=[.G62]-1" table:style-name="ce1">
            <text:p>36</text:p>
          </table:table-cell>
          <table:table-cell office:value-type="string" office:string-value="m8299" table:formula="of:=&quot;m&quot;&amp;(MID([.H62];2;4)+2)" table:style-name="ce15">
            <text:p>m8299</text:p>
          </table:table-cell>
          <table:table-cell office:value-type="string" office:string-value="m8300" table:formula="of:=&quot;m&quot;&amp;(MID([.H63];2;4)+1)" table:style-name="ce16">
            <text:p>m8300</text:p>
          </table:table-cell>
          <table:table-cell table:style-name="ce13"/>
          <table:table-cell table:style-name="ce14"/>
          <table:table-cell office:value-type="float" office:value="36" table:formula="of:=[.L62]-1" table:style-name="ce1">
            <text:p>36</text:p>
          </table:table-cell>
          <table:table-cell office:value-type="string" office:string-value="IB switch: c8ibc06" table:formula="of:=&quot;IB switch: c8ibc&quot;&amp;TEXT(MID([.M62];17;2)+1;&quot;00&quot;)" table:number-columns-spanned="2" table:number-rows-spanned="1" table:style-name="ce41">
            <text:p>IB switch: c8ibc06</text:p>
          </table:table-cell>
          <table:covered-table-cell/>
          <table:table-cell table:number-columns-repeated="2" table:style-name="ce1"/>
          <table:table-cell office:value-type="float" office:value="36" table:formula="of:=[.Q62]-1" table:style-name="ce1">
            <text:p>36</text:p>
          </table:table-cell>
          <table:table-cell office:value-type="string" office:string-value="m8371" table:formula="of:=&quot;m&quot;&amp;(MID([.R62];2;4)+2)" table:style-name="ce15">
            <text:p>m8371</text:p>
          </table:table-cell>
          <table:table-cell office:value-type="string" office:string-value="m8372" table:formula="of:=&quot;m&quot;&amp;(MID([.R63];2;4)+1)" table:style-name="ce16">
            <text:p>m8372</text:p>
          </table:table-cell>
          <table:table-cell table:style-name="ce13"/>
          <table:table-cell table:style-name="ce14"/>
          <table:table-cell office:value-type="float" office:value="36" table:formula="of:=[.V62]-1" table:style-name="ce1">
            <text:p>36</text:p>
          </table:table-cell>
          <table:table-cell office:value-type="string" office:string-value="m8443" table:formula="of:=&quot;m&quot;&amp;(MID([.W62];2;4)+2)" table:style-name="ce15">
            <text:p>m8443</text:p>
          </table:table-cell>
          <table:table-cell office:value-type="string" office:string-value="m8444" table:formula="of:=&quot;m&quot;&amp;(MID([.W63];2;4)+1)" table:style-name="ce16">
            <text:p>m8444</text:p>
          </table:table-cell>
          <table:table-cell table:style-name="ce13"/>
          <table:table-cell table:style-name="ce14"/>
          <table:table-cell office:value-type="float" office:value="36" table:formula="of:=[.AA62]-1" table:style-name="ce1">
            <text:p>36</text:p>
          </table:table-cell>
          <table:table-cell office:value-type="string" office:string-value="m8515" table:formula="of:=&quot;m&quot;&amp;(MID([.AB62];2;4)+2)" table:style-name="ce15">
            <text:p>m8515</text:p>
          </table:table-cell>
          <table:table-cell office:value-type="string" office:string-value="m8516" table:formula="of:=&quot;m&quot;&amp;(MID([.AB63];2;4)+1)" table:style-name="ce16">
            <text:p>m8516</text:p>
          </table:table-cell>
          <table:table-cell table:style-name="ce13"/>
          <table:table-cell table:style-name="ce14"/>
          <table:table-cell office:value-type="float" office:value="36" table:formula="of:=[.AF62]-1" table:style-name="ce1">
            <text:p>36</text:p>
          </table:table-cell>
          <table:table-cell office:value-type="string" office:string-value="m8587" table:formula="of:=&quot;m&quot;&amp;(MID([.AG62];2;4)+2)" table:style-name="ce15">
            <text:p>m8587</text:p>
          </table:table-cell>
          <table:table-cell office:value-type="string" office:string-value="m8588" table:formula="of:=&quot;m&quot;&amp;(MID([.AG63];2;4)+1)" table:style-name="ce16">
            <text:p>m8588</text:p>
          </table:table-cell>
          <table:table-cell table:style-name="ce13"/>
          <table:table-cell table:style-name="ce14"/>
          <table:table-cell office:value-type="float" office:value="36" table:formula="of:=[.AK62]-1" table:style-name="ce1">
            <text:p>36</text:p>
          </table:table-cell>
          <table:table-cell table:number-columns-repeated="16347" table:style-name="ce1"/>
        </table:table-row>
        <table:table-row table:style-name="ro4">
          <table:table-cell/>
          <table:table-cell office:value-type="float" office:value="35" table:formula="of:=[.B63]-1" table:style-name="ce1">
            <text:p>35</text:p>
          </table:table-cell>
          <table:table-cell office:value-type="string" office:string-value="m8229" table:formula="of:=&quot;m&quot;&amp;(MID([.C63];2;4)+2)" table:style-name="ce19">
            <text:p>m8229</text:p>
          </table:table-cell>
          <table:table-cell office:value-type="string" office:string-value="m8230" table:formula="of:=&quot;m&quot;&amp;(MID([.C64];2;4)+1)" table:style-name="ce12">
            <text:p>m8230</text:p>
          </table:table-cell>
          <table:table-cell table:style-name="ce17"/>
          <table:table-cell table:style-name="ce18"/>
          <table:table-cell office:value-type="float" office:value="35" table:formula="of:=[.G63]-1" table:style-name="ce1">
            <text:p>35</text:p>
          </table:table-cell>
          <table:table-cell office:value-type="string" office:string-value="m8301" table:formula="of:=&quot;m&quot;&amp;(MID([.H63];2;4)+2)" table:style-name="ce19">
            <text:p>m8301</text:p>
          </table:table-cell>
          <table:table-cell office:value-type="string" office:string-value="m8302" table:formula="of:=&quot;m&quot;&amp;(MID([.H64];2;4)+1)" table:style-name="ce12">
            <text:p>m8302</text:p>
          </table:table-cell>
          <table:table-cell table:style-name="ce17"/>
          <table:table-cell table:style-name="ce18"/>
          <table:table-cell office:value-type="float" office:value="35" table:formula="of:=[.L63]-1" table:style-name="ce1">
            <text:p>35</text:p>
          </table:table-cell>
          <table:table-cell office:value-type="string" office:string-value="IB switch: c8ibc07" table:formula="of:=&quot;IB switch: c8ibc&quot;&amp;TEXT(MID([.M63];17;2)+1;&quot;00&quot;)" table:number-columns-spanned="2" table:number-rows-spanned="1" table:style-name="ce41">
            <text:p>IB switch: c8ibc07</text:p>
          </table:table-cell>
          <table:covered-table-cell/>
          <table:table-cell table:number-columns-repeated="2" table:style-name="ce1"/>
          <table:table-cell office:value-type="float" office:value="35" table:formula="of:=[.Q63]-1" table:style-name="ce1">
            <text:p>35</text:p>
          </table:table-cell>
          <table:table-cell office:value-type="string" office:string-value="m8373" table:formula="of:=&quot;m&quot;&amp;(MID([.R63];2;4)+2)" table:style-name="ce19">
            <text:p>m8373</text:p>
          </table:table-cell>
          <table:table-cell office:value-type="string" office:string-value="m8374" table:formula="of:=&quot;m&quot;&amp;(MID([.R64];2;4)+1)" table:style-name="ce12">
            <text:p>m8374</text:p>
          </table:table-cell>
          <table:table-cell table:style-name="ce17"/>
          <table:table-cell table:style-name="ce18"/>
          <table:table-cell office:value-type="float" office:value="35" table:formula="of:=[.V63]-1" table:style-name="ce1">
            <text:p>35</text:p>
          </table:table-cell>
          <table:table-cell office:value-type="string" office:string-value="m8445" table:formula="of:=&quot;m&quot;&amp;(MID([.W63];2;4)+2)" table:style-name="ce19">
            <text:p>m8445</text:p>
          </table:table-cell>
          <table:table-cell office:value-type="string" office:string-value="m8446" table:formula="of:=&quot;m&quot;&amp;(MID([.W64];2;4)+1)" table:style-name="ce12">
            <text:p>m8446</text:p>
          </table:table-cell>
          <table:table-cell table:style-name="ce17"/>
          <table:table-cell table:style-name="ce18"/>
          <table:table-cell office:value-type="float" office:value="35" table:formula="of:=[.AA63]-1" table:style-name="ce1">
            <text:p>35</text:p>
          </table:table-cell>
          <table:table-cell office:value-type="string" office:string-value="m8517" table:formula="of:=&quot;m&quot;&amp;(MID([.AB63];2;4)+2)" table:style-name="ce19">
            <text:p>m8517</text:p>
          </table:table-cell>
          <table:table-cell office:value-type="string" office:string-value="m8518" table:formula="of:=&quot;m&quot;&amp;(MID([.AB64];2;4)+1)" table:style-name="ce12">
            <text:p>m8518</text:p>
          </table:table-cell>
          <table:table-cell table:style-name="ce17"/>
          <table:table-cell table:style-name="ce18"/>
          <table:table-cell office:value-type="float" office:value="35" table:formula="of:=[.AF63]-1" table:style-name="ce1">
            <text:p>35</text:p>
          </table:table-cell>
          <table:table-cell office:value-type="string" office:string-value="m8589" table:formula="of:=&quot;m&quot;&amp;(MID([.AG63];2;4)+2)" table:style-name="ce19">
            <text:p>m8589</text:p>
          </table:table-cell>
          <table:table-cell office:value-type="string" office:string-value="m8590" table:formula="of:=&quot;m&quot;&amp;(MID([.AG64];2;4)+1)" table:style-name="ce12">
            <text:p>m8590</text:p>
          </table:table-cell>
          <table:table-cell table:style-name="ce17"/>
          <table:table-cell table:style-name="ce18"/>
          <table:table-cell office:value-type="float" office:value="35" table:formula="of:=[.AK63]-1" table:style-name="ce1">
            <text:p>35</text:p>
          </table:table-cell>
          <table:table-cell table:number-columns-repeated="16347" table:style-name="ce1"/>
        </table:table-row>
        <table:table-row table:style-name="ro4">
          <table:table-cell/>
          <table:table-cell office:value-type="float" office:value="34" table:formula="of:=[.B64]-1" table:style-name="ce1">
            <text:p>34</text:p>
          </table:table-cell>
          <table:table-cell office:value-type="string" office:string-value="m8231" table:formula="of:=&quot;m&quot;&amp;(MID([.C64];2;4)+2)" table:style-name="ce15">
            <text:p>m8231</text:p>
          </table:table-cell>
          <table:table-cell office:value-type="string" office:string-value="m8232" table:formula="of:=&quot;m&quot;&amp;(MID([.C65];2;4)+1)" table:style-name="ce16">
            <text:p>m8232</text:p>
          </table:table-cell>
          <table:table-cell table:style-name="ce13"/>
          <table:table-cell table:style-name="ce14"/>
          <table:table-cell office:value-type="float" office:value="34" table:formula="of:=[.G64]-1" table:style-name="ce1">
            <text:p>34</text:p>
          </table:table-cell>
          <table:table-cell office:value-type="string" office:string-value="m8303" table:formula="of:=&quot;m&quot;&amp;(MID([.H64];2;4)+2)" table:style-name="ce15">
            <text:p>m8303</text:p>
          </table:table-cell>
          <table:table-cell office:value-type="string" office:string-value="m8304" table:formula="of:=&quot;m&quot;&amp;(MID([.H65];2;4)+1)" table:style-name="ce16">
            <text:p>m8304</text:p>
          </table:table-cell>
          <table:table-cell table:style-name="ce13"/>
          <table:table-cell table:style-name="ce14"/>
          <table:table-cell office:value-type="float" office:value="34" table:formula="of:=[.L64]-1" table:style-name="ce1">
            <text:p>34</text:p>
          </table:table-cell>
          <table:table-cell office:value-type="string" office:string-value="IB switch: c8ibc08" table:formula="of:=&quot;IB switch: c8ibc&quot;&amp;TEXT(MID([.M64];17;2)+1;&quot;00&quot;)" table:number-columns-spanned="2" table:number-rows-spanned="1" table:style-name="ce41">
            <text:p>IB switch: c8ibc08</text:p>
          </table:table-cell>
          <table:covered-table-cell/>
          <table:table-cell table:number-columns-repeated="2" table:style-name="ce1"/>
          <table:table-cell office:value-type="float" office:value="34" table:formula="of:=[.Q64]-1" table:style-name="ce1">
            <text:p>34</text:p>
          </table:table-cell>
          <table:table-cell office:value-type="string" office:string-value="m8375" table:formula="of:=&quot;m&quot;&amp;(MID([.R64];2;4)+2)" table:style-name="ce15">
            <text:p>m8375</text:p>
          </table:table-cell>
          <table:table-cell office:value-type="string" office:string-value="m8376" table:formula="of:=&quot;m&quot;&amp;(MID([.R65];2;4)+1)" table:style-name="ce16">
            <text:p>m8376</text:p>
          </table:table-cell>
          <table:table-cell table:style-name="ce13"/>
          <table:table-cell table:style-name="ce14"/>
          <table:table-cell office:value-type="float" office:value="34" table:formula="of:=[.V64]-1" table:style-name="ce1">
            <text:p>34</text:p>
          </table:table-cell>
          <table:table-cell office:value-type="string" office:string-value="m8447" table:formula="of:=&quot;m&quot;&amp;(MID([.W64];2;4)+2)" table:style-name="ce15">
            <text:p>m8447</text:p>
          </table:table-cell>
          <table:table-cell office:value-type="string" office:string-value="m8448" table:formula="of:=&quot;m&quot;&amp;(MID([.W65];2;4)+1)" table:style-name="ce16">
            <text:p>m8448</text:p>
          </table:table-cell>
          <table:table-cell table:style-name="ce13"/>
          <table:table-cell table:style-name="ce14"/>
          <table:table-cell office:value-type="float" office:value="34" table:formula="of:=[.AA64]-1" table:style-name="ce1">
            <text:p>34</text:p>
          </table:table-cell>
          <table:table-cell office:value-type="string" office:string-value="m8519" table:formula="of:=&quot;m&quot;&amp;(MID([.AB64];2;4)+2)" table:style-name="ce15">
            <text:p>m8519</text:p>
          </table:table-cell>
          <table:table-cell office:value-type="string" office:string-value="m8520" table:formula="of:=&quot;m&quot;&amp;(MID([.AB65];2;4)+1)" table:style-name="ce16">
            <text:p>m8520</text:p>
          </table:table-cell>
          <table:table-cell table:style-name="ce13"/>
          <table:table-cell table:style-name="ce14"/>
          <table:table-cell office:value-type="float" office:value="34" table:formula="of:=[.AF64]-1" table:style-name="ce1">
            <text:p>34</text:p>
          </table:table-cell>
          <table:table-cell office:value-type="string" office:string-value="m8591" table:formula="of:=&quot;m&quot;&amp;(MID([.AG64];2;4)+2)" table:style-name="ce15">
            <text:p>m8591</text:p>
          </table:table-cell>
          <table:table-cell office:value-type="string" office:string-value="m8592" table:formula="of:=&quot;m&quot;&amp;(MID([.AG65];2;4)+1)" table:style-name="ce16">
            <text:p>m8592</text:p>
          </table:table-cell>
          <table:table-cell table:style-name="ce13"/>
          <table:table-cell table:style-name="ce14"/>
          <table:table-cell office:value-type="float" office:value="34" table:formula="of:=[.AK64]-1" table:style-name="ce1">
            <text:p>34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33" table:formula="of:=[.B65]-1" table:style-name="ce1">
            <text:p>33</text:p>
          </table:table-cell>
          <table:table-cell office:value-type="string" office:string-value="m8233" table:formula="of:=&quot;m&quot;&amp;(MID([.C65];2;4)+2)" table:style-name="ce19">
            <text:p>m8233</text:p>
          </table:table-cell>
          <table:table-cell office:value-type="string" office:string-value="m8234" table:formula="of:=&quot;m&quot;&amp;(MID([.C66];2;4)+1)" table:style-name="ce12">
            <text:p>m8234</text:p>
          </table:table-cell>
          <table:table-cell table:style-name="ce17"/>
          <table:table-cell table:style-name="ce18"/>
          <table:table-cell office:value-type="float" office:value="33" table:formula="of:=[.G65]-1" table:style-name="ce1">
            <text:p>33</text:p>
          </table:table-cell>
          <table:table-cell office:value-type="string" office:string-value="m8305" table:formula="of:=&quot;m&quot;&amp;(MID([.H65];2;4)+2)" table:style-name="ce19">
            <text:p>m8305</text:p>
          </table:table-cell>
          <table:table-cell office:value-type="string" office:string-value="m8306" table:formula="of:=&quot;m&quot;&amp;(MID([.H66];2;4)+1)" table:style-name="ce12">
            <text:p>m8306</text:p>
          </table:table-cell>
          <table:table-cell table:style-name="ce17"/>
          <table:table-cell table:style-name="ce18"/>
          <table:table-cell office:value-type="float" office:value="33" table:formula="of:=[.L65]-1" table:style-name="ce1">
            <text:p>33</text:p>
          </table:table-cell>
          <table:table-cell office:value-type="string" office:string-value="IB switch: c8ibc09" table:formula="of:=&quot;IB switch: c8ibc&quot;&amp;TEXT(MID([.M65];17;2)+1;&quot;00&quot;)" table:number-columns-spanned="2" table:number-rows-spanned="1" table:style-name="ce41">
            <text:p>IB switch: c8ibc09</text:p>
          </table:table-cell>
          <table:covered-table-cell/>
          <table:table-cell table:number-columns-repeated="2" table:style-name="ce1"/>
          <table:table-cell office:value-type="float" office:value="33" table:formula="of:=[.Q65]-1" table:style-name="ce1">
            <text:p>33</text:p>
          </table:table-cell>
          <table:table-cell office:value-type="string" office:string-value="m8377" table:formula="of:=&quot;m&quot;&amp;(MID([.R65];2;4)+2)" table:style-name="ce19">
            <text:p>m8377</text:p>
          </table:table-cell>
          <table:table-cell office:value-type="string" office:string-value="m8378" table:formula="of:=&quot;m&quot;&amp;(MID([.R66];2;4)+1)" table:style-name="ce12">
            <text:p>m8378</text:p>
          </table:table-cell>
          <table:table-cell table:style-name="ce17"/>
          <table:table-cell table:style-name="ce18"/>
          <table:table-cell office:value-type="float" office:value="33" table:formula="of:=[.V65]-1" table:style-name="ce1">
            <text:p>33</text:p>
          </table:table-cell>
          <table:table-cell office:value-type="string" office:string-value="m8449" table:formula="of:=&quot;m&quot;&amp;(MID([.W65];2;4)+2)" table:style-name="ce19">
            <text:p>m8449</text:p>
          </table:table-cell>
          <table:table-cell office:value-type="string" office:string-value="m8450" table:formula="of:=&quot;m&quot;&amp;(MID([.W66];2;4)+1)" table:style-name="ce12">
            <text:p>m8450</text:p>
          </table:table-cell>
          <table:table-cell table:style-name="ce17"/>
          <table:table-cell table:style-name="ce18"/>
          <table:table-cell office:value-type="float" office:value="33" table:formula="of:=[.AA65]-1" table:style-name="ce1">
            <text:p>33</text:p>
          </table:table-cell>
          <table:table-cell office:value-type="string" office:string-value="m8521" table:formula="of:=&quot;m&quot;&amp;(MID([.AB65];2;4)+2)" table:style-name="ce19">
            <text:p>m8521</text:p>
          </table:table-cell>
          <table:table-cell office:value-type="string" office:string-value="m8522" table:formula="of:=&quot;m&quot;&amp;(MID([.AB66];2;4)+1)" table:style-name="ce12">
            <text:p>m8522</text:p>
          </table:table-cell>
          <table:table-cell table:style-name="ce17"/>
          <table:table-cell table:style-name="ce18"/>
          <table:table-cell office:value-type="float" office:value="33" table:formula="of:=[.AF65]-1" table:style-name="ce1">
            <text:p>33</text:p>
          </table:table-cell>
          <table:table-cell office:value-type="string" office:string-value="m8593" table:formula="of:=&quot;m&quot;&amp;(MID([.AG65];2;4)+2)" table:style-name="ce19">
            <text:p>m8593</text:p>
          </table:table-cell>
          <table:table-cell office:value-type="string" office:string-value="m8594" table:formula="of:=&quot;m&quot;&amp;(MID([.AG66];2;4)+1)" table:style-name="ce12">
            <text:p>m8594</text:p>
          </table:table-cell>
          <table:table-cell table:style-name="ce17"/>
          <table:table-cell table:style-name="ce18"/>
          <table:table-cell office:value-type="float" office:value="33" table:formula="of:=[.AK65]-1" table:style-name="ce1">
            <text:p>33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32" table:formula="of:=[.B66]-1" table:style-name="ce1">
            <text:p>32</text:p>
          </table:table-cell>
          <table:table-cell office:value-type="string" office:string-value="m8235" table:formula="of:=&quot;m&quot;&amp;(MID([.C66];2;4)+2)" table:style-name="ce15">
            <text:p>m8235</text:p>
          </table:table-cell>
          <table:table-cell office:value-type="string" office:string-value="m8236" table:formula="of:=&quot;m&quot;&amp;(MID([.C67];2;4)+1)" table:style-name="ce16">
            <text:p>m8236</text:p>
          </table:table-cell>
          <table:table-cell table:style-name="ce20"/>
          <table:table-cell table:style-name="ce21"/>
          <table:table-cell office:value-type="float" office:value="32" table:formula="of:=[.G66]-1" table:style-name="ce1">
            <text:p>32</text:p>
          </table:table-cell>
          <table:table-cell office:value-type="string" office:string-value="m8307" table:formula="of:=&quot;m&quot;&amp;(MID([.H66];2;4)+2)" table:style-name="ce15">
            <text:p>m8307</text:p>
          </table:table-cell>
          <table:table-cell office:value-type="string" office:string-value="m8308" table:formula="of:=&quot;m&quot;&amp;(MID([.H67];2;4)+1)" table:style-name="ce16">
            <text:p>m8308</text:p>
          </table:table-cell>
          <table:table-cell table:style-name="ce20"/>
          <table:table-cell table:style-name="ce21"/>
          <table:table-cell office:value-type="float" office:value="32" table:formula="of:=[.L66]-1" table:style-name="ce1">
            <text:p>32</text:p>
          </table:table-cell>
          <table:table-cell office:value-type="string" office:string-value="IB switch: c8ibc10" table:formula="of:=&quot;IB switch: c8ibc&quot;&amp;TEXT(MID([.M66];17;2)+1;&quot;00&quot;)" table:number-columns-spanned="2" table:number-rows-spanned="1" table:style-name="ce41">
            <text:p>IB switch: c8ibc10</text:p>
          </table:table-cell>
          <table:covered-table-cell/>
          <table:table-cell table:number-columns-repeated="2" table:style-name="ce1"/>
          <table:table-cell office:value-type="float" office:value="32" table:formula="of:=[.Q66]-1" table:style-name="ce1">
            <text:p>32</text:p>
          </table:table-cell>
          <table:table-cell office:value-type="string" office:string-value="m8379" table:formula="of:=&quot;m&quot;&amp;(MID([.R66];2;4)+2)" table:style-name="ce15">
            <text:p>m8379</text:p>
          </table:table-cell>
          <table:table-cell office:value-type="string" office:string-value="m8380" table:formula="of:=&quot;m&quot;&amp;(MID([.R67];2;4)+1)" table:style-name="ce16">
            <text:p>m8380</text:p>
          </table:table-cell>
          <table:table-cell table:style-name="ce20"/>
          <table:table-cell table:style-name="ce21"/>
          <table:table-cell office:value-type="float" office:value="32" table:formula="of:=[.V66]-1" table:style-name="ce1">
            <text:p>32</text:p>
          </table:table-cell>
          <table:table-cell office:value-type="string" office:string-value="m8451" table:formula="of:=&quot;m&quot;&amp;(MID([.W66];2;4)+2)" table:style-name="ce15">
            <text:p>m8451</text:p>
          </table:table-cell>
          <table:table-cell office:value-type="string" office:string-value="m8452" table:formula="of:=&quot;m&quot;&amp;(MID([.W67];2;4)+1)" table:style-name="ce16">
            <text:p>m8452</text:p>
          </table:table-cell>
          <table:table-cell table:style-name="ce20"/>
          <table:table-cell table:style-name="ce21"/>
          <table:table-cell office:value-type="float" office:value="32" table:formula="of:=[.AA66]-1" table:style-name="ce1">
            <text:p>32</text:p>
          </table:table-cell>
          <table:table-cell office:value-type="string" office:string-value="m8523" table:formula="of:=&quot;m&quot;&amp;(MID([.AB66];2;4)+2)" table:style-name="ce15">
            <text:p>m8523</text:p>
          </table:table-cell>
          <table:table-cell office:value-type="string" office:string-value="m8524" table:formula="of:=&quot;m&quot;&amp;(MID([.AB67];2;4)+1)" table:style-name="ce16">
            <text:p>m8524</text:p>
          </table:table-cell>
          <table:table-cell table:style-name="ce20"/>
          <table:table-cell table:style-name="ce21"/>
          <table:table-cell office:value-type="float" office:value="32" table:formula="of:=[.AF66]-1" table:style-name="ce1">
            <text:p>32</text:p>
          </table:table-cell>
          <table:table-cell office:value-type="string" office:string-value="m8595" table:formula="of:=&quot;m&quot;&amp;(MID([.AG66];2;4)+2)" table:style-name="ce15">
            <text:p>m8595</text:p>
          </table:table-cell>
          <table:table-cell office:value-type="string" office:string-value="m8596" table:formula="of:=&quot;m&quot;&amp;(MID([.AG67];2;4)+1)" table:style-name="ce16">
            <text:p>m8596</text:p>
          </table:table-cell>
          <table:table-cell table:style-name="ce20"/>
          <table:table-cell table:style-name="ce21"/>
          <table:table-cell office:value-type="float" office:value="32" table:formula="of:=[.AK66]-1" table:style-name="ce1">
            <text:p>32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31" table:formula="of:=[.B67]-1" table:style-name="ce1">
            <text:p>31</text:p>
          </table:table-cell>
          <table:table-cell office:value-type="string" office:string-value="c8sw08" table:formula="of:=&quot;c8sw&quot;&amp;TEXT(MID([.$C$16];5;2)+6;&quot;00&quot;)" table:number-columns-spanned="2" table:number-rows-spanned="1" table:style-name="ce36">
            <text:p>c8sw08</text:p>
          </table:table-cell>
          <table:covered-table-cell/>
          <table:table-cell table:style-name="ce13"/>
          <table:table-cell table:style-name="ce14"/>
          <table:table-cell office:value-type="float" office:value="31" table:formula="of:=[.G67]-1" table:style-name="ce1">
            <text:p>31</text:p>
          </table:table-cell>
          <table:table-cell office:value-type="string" office:string-value="c8sw10" table:formula="of:=&quot;c8sw&quot;&amp;TEXT(MID([.$C$16];5;2)+8;&quot;00&quot;)" table:number-columns-spanned="2" table:number-rows-spanned="1" table:style-name="ce36">
            <text:p>c8sw10</text:p>
          </table:table-cell>
          <table:covered-table-cell/>
          <table:table-cell table:style-name="ce13"/>
          <table:table-cell table:style-name="ce14"/>
          <table:table-cell office:value-type="float" office:value="31" table:formula="of:=[.L67]-1" table:style-name="ce1">
            <text:p>31</text:p>
          </table:table-cell>
          <table:table-cell office:value-type="string" office:string-value="IB switch: c8ibc11" table:formula="of:=&quot;IB switch: c8ibc&quot;&amp;TEXT(MID([.M67];17;2)+1;&quot;00&quot;)" table:number-columns-spanned="2" table:number-rows-spanned="1" table:style-name="ce41">
            <text:p>IB switch: c8ibc11</text:p>
          </table:table-cell>
          <table:covered-table-cell/>
          <table:table-cell table:number-columns-repeated="2" table:style-name="ce1"/>
          <table:table-cell office:value-type="float" office:value="31" table:formula="of:=[.Q67]-1" table:style-name="ce1">
            <text:p>31</text:p>
          </table:table-cell>
          <table:table-cell office:value-type="string" office:string-value="c8sw14" table:formula="of:=&quot;c8sw&quot;&amp;TEXT(MID([.$C$16];5;2)+12;&quot;00&quot;)" table:number-columns-spanned="2" table:number-rows-spanned="1" table:style-name="ce36">
            <text:p>c8sw14</text:p>
          </table:table-cell>
          <table:covered-table-cell/>
          <table:table-cell table:style-name="ce13"/>
          <table:table-cell table:style-name="ce14"/>
          <table:table-cell office:value-type="float" office:value="31" table:formula="of:=[.V67]-1" table:style-name="ce1">
            <text:p>31</text:p>
          </table:table-cell>
          <table:table-cell office:value-type="string" office:string-value="c8sw16" table:formula="of:=&quot;c8sw&quot;&amp;TEXT(MID([.$C$16];5;2)+14;&quot;00&quot;)" table:number-columns-spanned="2" table:number-rows-spanned="1" table:style-name="ce36">
            <text:p>c8sw16</text:p>
          </table:table-cell>
          <table:covered-table-cell/>
          <table:table-cell table:style-name="ce13"/>
          <table:table-cell table:style-name="ce14"/>
          <table:table-cell office:value-type="float" office:value="31" table:formula="of:=[.AA67]-1" table:style-name="ce1">
            <text:p>31</text:p>
          </table:table-cell>
          <table:table-cell office:value-type="string" office:string-value="c8sw18" table:formula="of:=&quot;c8sw&quot;&amp;TEXT(MID([.$C$16];5;2)+16;&quot;00&quot;)" table:number-columns-spanned="2" table:number-rows-spanned="1" table:style-name="ce36">
            <text:p>c8sw18</text:p>
          </table:table-cell>
          <table:covered-table-cell/>
          <table:table-cell table:style-name="ce13"/>
          <table:table-cell table:style-name="ce14"/>
          <table:table-cell office:value-type="float" office:value="31" table:formula="of:=[.AF67]-1" table:style-name="ce1">
            <text:p>31</text:p>
          </table:table-cell>
          <table:table-cell office:value-type="string" office:string-value="c8sw20" table:formula="of:=&quot;c8sw&quot;&amp;TEXT(MID([.$C$16];5;2)+18;&quot;00&quot;)" table:number-columns-spanned="2" table:number-rows-spanned="1" table:style-name="ce36">
            <text:p>c8sw20</text:p>
          </table:table-cell>
          <table:covered-table-cell/>
          <table:table-cell table:style-name="ce13"/>
          <table:table-cell table:style-name="ce14"/>
          <table:table-cell office:value-type="float" office:value="31" table:formula="of:=[.AK67]-1" table:style-name="ce1">
            <text:p>31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30" table:formula="of:=[.B68]-1" table:style-name="ce1">
            <text:p>30</text:p>
          </table:table-cell>
          <table:table-cell office:value-type="string" office:string-value="m8237" table:formula="of:=&quot;m&quot;&amp;(MID([.C67];2;4)+2)" table:style-name="ce19">
            <text:p>m8237</text:p>
          </table:table-cell>
          <table:table-cell office:value-type="string" office:string-value="m8238" table:formula="of:=&quot;m&quot;&amp;(MID([.C69];2;4)+1)" table:style-name="ce12">
            <text:p>m8238</text:p>
          </table:table-cell>
          <table:table-cell table:style-name="ce17"/>
          <table:table-cell table:style-name="ce18"/>
          <table:table-cell office:value-type="float" office:value="30" table:formula="of:=[.G68]-1" table:style-name="ce1">
            <text:p>30</text:p>
          </table:table-cell>
          <table:table-cell office:value-type="string" office:string-value="m8309" table:formula="of:=&quot;m&quot;&amp;(MID([.H67];2;4)+2)" table:style-name="ce19">
            <text:p>m8309</text:p>
          </table:table-cell>
          <table:table-cell office:value-type="string" office:string-value="m8310" table:formula="of:=&quot;m&quot;&amp;(MID([.H69];2;4)+1)" table:style-name="ce12">
            <text:p>m8310</text:p>
          </table:table-cell>
          <table:table-cell table:style-name="ce17"/>
          <table:table-cell table:style-name="ce18"/>
          <table:table-cell office:value-type="float" office:value="30" table:formula="of:=[.L68]-1" table:style-name="ce1">
            <text:p>30</text:p>
          </table:table-cell>
          <table:table-cell office:value-type="string" office:string-value="IB switch: c8ibc12" table:formula="of:=&quot;IB switch: c8ibc&quot;&amp;TEXT(MID([.M68];17;2)+1;&quot;00&quot;)" table:number-columns-spanned="2" table:number-rows-spanned="1" table:style-name="ce41">
            <text:p>IB switch: c8ibc12</text:p>
          </table:table-cell>
          <table:covered-table-cell/>
          <table:table-cell table:number-columns-repeated="2" table:style-name="ce1"/>
          <table:table-cell office:value-type="float" office:value="30" table:formula="of:=[.Q68]-1" table:style-name="ce1">
            <text:p>30</text:p>
          </table:table-cell>
          <table:table-cell office:value-type="string" office:string-value="m8381" table:formula="of:=&quot;m&quot;&amp;(MID([.R67];2;4)+2)" table:style-name="ce19">
            <text:p>m8381</text:p>
          </table:table-cell>
          <table:table-cell office:value-type="string" office:string-value="m8382" table:formula="of:=&quot;m&quot;&amp;(MID([.R69];2;4)+1)" table:style-name="ce12">
            <text:p>m8382</text:p>
          </table:table-cell>
          <table:table-cell table:style-name="ce17"/>
          <table:table-cell table:style-name="ce18"/>
          <table:table-cell office:value-type="float" office:value="30" table:formula="of:=[.V68]-1" table:style-name="ce1">
            <text:p>30</text:p>
          </table:table-cell>
          <table:table-cell office:value-type="string" office:string-value="m8453" table:formula="of:=&quot;m&quot;&amp;(MID([.W67];2;4)+2)" table:style-name="ce19">
            <text:p>m8453</text:p>
          </table:table-cell>
          <table:table-cell office:value-type="string" office:string-value="m8454" table:formula="of:=&quot;m&quot;&amp;(MID([.W69];2;4)+1)" table:style-name="ce12">
            <text:p>m8454</text:p>
          </table:table-cell>
          <table:table-cell table:style-name="ce17"/>
          <table:table-cell table:style-name="ce18"/>
          <table:table-cell office:value-type="float" office:value="30" table:formula="of:=[.AA68]-1" table:style-name="ce1">
            <text:p>30</text:p>
          </table:table-cell>
          <table:table-cell office:value-type="string" office:string-value="m8525" table:formula="of:=&quot;m&quot;&amp;(MID([.AB67];2;4)+2)" table:style-name="ce19">
            <text:p>m8525</text:p>
          </table:table-cell>
          <table:table-cell office:value-type="string" office:string-value="m8526" table:formula="of:=&quot;m&quot;&amp;(MID([.AB69];2;4)+1)" table:style-name="ce12">
            <text:p>m8526</text:p>
          </table:table-cell>
          <table:table-cell table:style-name="ce17"/>
          <table:table-cell table:style-name="ce18"/>
          <table:table-cell office:value-type="float" office:value="30" table:formula="of:=[.AF68]-1" table:style-name="ce1">
            <text:p>30</text:p>
          </table:table-cell>
          <table:table-cell office:value-type="string" office:string-value="m8597" table:formula="of:=&quot;m&quot;&amp;(MID([.AG67];2;4)+2)" table:style-name="ce19">
            <text:p>m8597</text:p>
          </table:table-cell>
          <table:table-cell office:value-type="string" office:string-value="m8598" table:formula="of:=&quot;m&quot;&amp;(MID([.AG69];2;4)+1)" table:style-name="ce12">
            <text:p>m8598</text:p>
          </table:table-cell>
          <table:table-cell table:style-name="ce17"/>
          <table:table-cell table:style-name="ce18"/>
          <table:table-cell office:value-type="float" office:value="30" table:formula="of:=[.AK68]-1" table:style-name="ce1">
            <text:p>30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29" table:formula="of:=[.B69]-1" table:style-name="ce1">
            <text:p>29</text:p>
          </table:table-cell>
          <table:table-cell office:value-type="string" office:string-value="m8239" table:formula="of:=&quot;m&quot;&amp;(MID([.C69];2;4)+2)" table:style-name="ce15">
            <text:p>m8239</text:p>
          </table:table-cell>
          <table:table-cell office:value-type="string" office:string-value="m8240" table:formula="of:=&quot;m&quot;&amp;(MID([.C70];2;4)+1)" table:style-name="ce16">
            <text:p>m8240</text:p>
          </table:table-cell>
          <table:table-cell table:style-name="ce13"/>
          <table:table-cell table:style-name="ce14"/>
          <table:table-cell office:value-type="float" office:value="29" table:formula="of:=[.G69]-1" table:style-name="ce1">
            <text:p>29</text:p>
          </table:table-cell>
          <table:table-cell office:value-type="string" office:string-value="m8311" table:formula="of:=&quot;m&quot;&amp;(MID([.H69];2;4)+2)" table:style-name="ce15">
            <text:p>m8311</text:p>
          </table:table-cell>
          <table:table-cell office:value-type="string" office:string-value="m8312" table:formula="of:=&quot;m&quot;&amp;(MID([.H70];2;4)+1)" table:style-name="ce16">
            <text:p>m8312</text:p>
          </table:table-cell>
          <table:table-cell table:style-name="ce13"/>
          <table:table-cell table:style-name="ce14"/>
          <table:table-cell office:value-type="float" office:value="29" table:formula="of:=[.L69]-1" table:style-name="ce1">
            <text:p>29</text:p>
          </table:table-cell>
          <table:table-cell office:value-type="string" office:string-value="IB switch: c8ibc13" table:formula="of:=&quot;IB switch: c8ibc&quot;&amp;TEXT(MID([.M69];17;2)+1;&quot;00&quot;)" table:number-columns-spanned="2" table:number-rows-spanned="1" table:style-name="ce41">
            <text:p>IB switch: c8ibc13</text:p>
          </table:table-cell>
          <table:covered-table-cell/>
          <table:table-cell table:number-columns-repeated="2" table:style-name="ce1"/>
          <table:table-cell office:value-type="float" office:value="29" table:formula="of:=[.Q69]-1" table:style-name="ce1">
            <text:p>29</text:p>
          </table:table-cell>
          <table:table-cell office:value-type="string" office:string-value="m8383" table:formula="of:=&quot;m&quot;&amp;(MID([.R69];2;4)+2)" table:style-name="ce15">
            <text:p>m8383</text:p>
          </table:table-cell>
          <table:table-cell office:value-type="string" office:string-value="m8384" table:formula="of:=&quot;m&quot;&amp;(MID([.R70];2;4)+1)" table:style-name="ce16">
            <text:p>m8384</text:p>
          </table:table-cell>
          <table:table-cell table:style-name="ce13"/>
          <table:table-cell table:style-name="ce14"/>
          <table:table-cell office:value-type="float" office:value="29" table:formula="of:=[.V69]-1" table:style-name="ce1">
            <text:p>29</text:p>
          </table:table-cell>
          <table:table-cell office:value-type="string" office:string-value="m8455" table:formula="of:=&quot;m&quot;&amp;(MID([.W69];2;4)+2)" table:style-name="ce15">
            <text:p>m8455</text:p>
          </table:table-cell>
          <table:table-cell office:value-type="string" office:string-value="m8456" table:formula="of:=&quot;m&quot;&amp;(MID([.W70];2;4)+1)" table:style-name="ce16">
            <text:p>m8456</text:p>
          </table:table-cell>
          <table:table-cell table:style-name="ce13"/>
          <table:table-cell table:style-name="ce14"/>
          <table:table-cell office:value-type="float" office:value="29" table:formula="of:=[.AA69]-1" table:style-name="ce1">
            <text:p>29</text:p>
          </table:table-cell>
          <table:table-cell office:value-type="string" office:string-value="m8527" table:formula="of:=&quot;m&quot;&amp;(MID([.AB69];2;4)+2)" table:style-name="ce15">
            <text:p>m8527</text:p>
          </table:table-cell>
          <table:table-cell office:value-type="string" office:string-value="m8528" table:formula="of:=&quot;m&quot;&amp;(MID([.AB70];2;4)+1)" table:style-name="ce16">
            <text:p>m8528</text:p>
          </table:table-cell>
          <table:table-cell table:style-name="ce13"/>
          <table:table-cell table:style-name="ce14"/>
          <table:table-cell office:value-type="float" office:value="29" table:formula="of:=[.AF69]-1" table:style-name="ce1">
            <text:p>29</text:p>
          </table:table-cell>
          <table:table-cell office:value-type="string" office:string-value="m8599" table:formula="of:=&quot;m&quot;&amp;(MID([.AG69];2;4)+2)" table:style-name="ce15">
            <text:p>m8599</text:p>
          </table:table-cell>
          <table:table-cell office:value-type="string" office:string-value="m8600" table:formula="of:=&quot;m&quot;&amp;(MID([.AG70];2;4)+1)" table:style-name="ce16">
            <text:p>m8600</text:p>
          </table:table-cell>
          <table:table-cell table:style-name="ce13"/>
          <table:table-cell table:style-name="ce14"/>
          <table:table-cell office:value-type="float" office:value="29" table:formula="of:=[.AK69]-1" table:style-name="ce1">
            <text:p>29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28" table:formula="of:=[.B70]-1" table:style-name="ce1">
            <text:p>28</text:p>
          </table:table-cell>
          <table:table-cell office:value-type="string" office:string-value="m8241" table:formula="of:=&quot;m&quot;&amp;(MID([.C70];2;4)+2)" table:style-name="ce19">
            <text:p>m8241</text:p>
          </table:table-cell>
          <table:table-cell office:value-type="string" office:string-value="m8242" table:formula="of:=&quot;m&quot;&amp;(MID([.C71];2;4)+1)" table:style-name="ce12">
            <text:p>m8242</text:p>
          </table:table-cell>
          <table:table-cell table:style-name="ce17"/>
          <table:table-cell table:style-name="ce18"/>
          <table:table-cell office:value-type="float" office:value="28" table:formula="of:=[.G70]-1" table:style-name="ce1">
            <text:p>28</text:p>
          </table:table-cell>
          <table:table-cell office:value-type="string" office:string-value="m8313" table:formula="of:=&quot;m&quot;&amp;(MID([.H70];2;4)+2)" table:style-name="ce19">
            <text:p>m8313</text:p>
          </table:table-cell>
          <table:table-cell office:value-type="string" office:string-value="m8314" table:formula="of:=&quot;m&quot;&amp;(MID([.H71];2;4)+1)" table:style-name="ce12">
            <text:p>m8314</text:p>
          </table:table-cell>
          <table:table-cell table:style-name="ce17"/>
          <table:table-cell table:style-name="ce18"/>
          <table:table-cell office:value-type="float" office:value="28" table:formula="of:=[.L70]-1" table:style-name="ce1">
            <text:p>28</text:p>
          </table:table-cell>
          <table:table-cell office:value-type="string" office:string-value="IB switch: c8ibc14" table:formula="of:=&quot;IB switch: c8ibc&quot;&amp;TEXT(MID([.M70];17;2)+1;&quot;00&quot;)" table:number-columns-spanned="2" table:number-rows-spanned="1" table:style-name="ce41">
            <text:p>IB switch: c8ibc14</text:p>
          </table:table-cell>
          <table:covered-table-cell/>
          <table:table-cell table:number-columns-repeated="2" table:style-name="ce1"/>
          <table:table-cell office:value-type="float" office:value="28" table:formula="of:=[.Q70]-1" table:style-name="ce1">
            <text:p>28</text:p>
          </table:table-cell>
          <table:table-cell office:value-type="string" office:string-value="m8385" table:formula="of:=&quot;m&quot;&amp;(MID([.R70];2;4)+2)" table:style-name="ce19">
            <text:p>m8385</text:p>
          </table:table-cell>
          <table:table-cell office:value-type="string" office:string-value="m8386" table:formula="of:=&quot;m&quot;&amp;(MID([.R71];2;4)+1)" table:style-name="ce12">
            <text:p>m8386</text:p>
          </table:table-cell>
          <table:table-cell table:style-name="ce17"/>
          <table:table-cell table:style-name="ce18"/>
          <table:table-cell office:value-type="float" office:value="28" table:formula="of:=[.V70]-1" table:style-name="ce1">
            <text:p>28</text:p>
          </table:table-cell>
          <table:table-cell office:value-type="string" office:string-value="m8457" table:formula="of:=&quot;m&quot;&amp;(MID([.W70];2;4)+2)" table:style-name="ce19">
            <text:p>m8457</text:p>
          </table:table-cell>
          <table:table-cell office:value-type="string" office:string-value="m8458" table:formula="of:=&quot;m&quot;&amp;(MID([.W71];2;4)+1)" table:style-name="ce12">
            <text:p>m8458</text:p>
          </table:table-cell>
          <table:table-cell table:style-name="ce17"/>
          <table:table-cell table:style-name="ce18"/>
          <table:table-cell office:value-type="float" office:value="28" table:formula="of:=[.AA70]-1" table:style-name="ce1">
            <text:p>28</text:p>
          </table:table-cell>
          <table:table-cell office:value-type="string" office:string-value="m8529" table:formula="of:=&quot;m&quot;&amp;(MID([.AB70];2;4)+2)" table:style-name="ce19">
            <text:p>m8529</text:p>
          </table:table-cell>
          <table:table-cell office:value-type="string" office:string-value="m8530" table:formula="of:=&quot;m&quot;&amp;(MID([.AB71];2;4)+1)" table:style-name="ce12">
            <text:p>m8530</text:p>
          </table:table-cell>
          <table:table-cell table:style-name="ce17"/>
          <table:table-cell table:style-name="ce18"/>
          <table:table-cell office:value-type="float" office:value="28" table:formula="of:=[.AF70]-1" table:style-name="ce1">
            <text:p>28</text:p>
          </table:table-cell>
          <table:table-cell office:value-type="string" office:string-value="m8601" table:formula="of:=&quot;m&quot;&amp;(MID([.AG70];2;4)+2)" table:style-name="ce19">
            <text:p>m8601</text:p>
          </table:table-cell>
          <table:table-cell office:value-type="string" office:string-value="m8602" table:formula="of:=&quot;m&quot;&amp;(MID([.AG71];2;4)+1)" table:style-name="ce12">
            <text:p>m8602</text:p>
          </table:table-cell>
          <table:table-cell table:style-name="ce17"/>
          <table:table-cell table:style-name="ce18"/>
          <table:table-cell office:value-type="float" office:value="28" table:formula="of:=[.AK70]-1" table:style-name="ce1">
            <text:p>28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27" table:formula="of:=[.B71]-1" table:style-name="ce1">
            <text:p>27</text:p>
          </table:table-cell>
          <table:table-cell office:value-type="string" office:string-value="m8243" table:formula="of:=&quot;m&quot;&amp;(MID([.C71];2;4)+2)" table:style-name="ce15">
            <text:p>m8243</text:p>
          </table:table-cell>
          <table:table-cell office:value-type="string" office:string-value="m8244" table:formula="of:=&quot;m&quot;&amp;(MID([.C72];2;4)+1)" table:style-name="ce16">
            <text:p>m8244</text:p>
          </table:table-cell>
          <table:table-cell table:style-name="ce13"/>
          <table:table-cell table:style-name="ce14"/>
          <table:table-cell office:value-type="float" office:value="27" table:formula="of:=[.G71]-1" table:style-name="ce1">
            <text:p>27</text:p>
          </table:table-cell>
          <table:table-cell office:value-type="string" office:string-value="m8315" table:formula="of:=&quot;m&quot;&amp;(MID([.H71];2;4)+2)" table:style-name="ce15">
            <text:p>m8315</text:p>
          </table:table-cell>
          <table:table-cell office:value-type="string" office:string-value="m8316" table:formula="of:=&quot;m&quot;&amp;(MID([.H72];2;4)+1)" table:style-name="ce16">
            <text:p>m8316</text:p>
          </table:table-cell>
          <table:table-cell table:style-name="ce13"/>
          <table:table-cell table:style-name="ce14"/>
          <table:table-cell office:value-type="float" office:value="27" table:formula="of:=[.L71]-1" table:style-name="ce1">
            <text:p>27</text:p>
          </table:table-cell>
          <table:table-cell office:value-type="string" office:string-value="IB switch: c8ibc15" table:formula="of:=&quot;IB switch: c8ibc&quot;&amp;TEXT(MID([.M71];17;2)+1;&quot;00&quot;)" table:number-columns-spanned="2" table:number-rows-spanned="1" table:style-name="ce41">
            <text:p>IB switch: c8ibc15</text:p>
          </table:table-cell>
          <table:covered-table-cell/>
          <table:table-cell table:number-columns-repeated="2" table:style-name="ce1"/>
          <table:table-cell office:value-type="float" office:value="27" table:formula="of:=[.Q71]-1" table:style-name="ce1">
            <text:p>27</text:p>
          </table:table-cell>
          <table:table-cell office:value-type="string" office:string-value="m8387" table:formula="of:=&quot;m&quot;&amp;(MID([.R71];2;4)+2)" table:style-name="ce15">
            <text:p>m8387</text:p>
          </table:table-cell>
          <table:table-cell office:value-type="string" office:string-value="m8388" table:formula="of:=&quot;m&quot;&amp;(MID([.R72];2;4)+1)" table:style-name="ce16">
            <text:p>m8388</text:p>
          </table:table-cell>
          <table:table-cell table:style-name="ce13"/>
          <table:table-cell table:style-name="ce14"/>
          <table:table-cell office:value-type="float" office:value="27" table:formula="of:=[.V71]-1" table:style-name="ce1">
            <text:p>27</text:p>
          </table:table-cell>
          <table:table-cell office:value-type="string" office:string-value="m8459" table:formula="of:=&quot;m&quot;&amp;(MID([.W71];2;4)+2)" table:style-name="ce15">
            <text:p>m8459</text:p>
          </table:table-cell>
          <table:table-cell office:value-type="string" office:string-value="m8460" table:formula="of:=&quot;m&quot;&amp;(MID([.W72];2;4)+1)" table:style-name="ce16">
            <text:p>m8460</text:p>
          </table:table-cell>
          <table:table-cell table:style-name="ce13"/>
          <table:table-cell table:style-name="ce14"/>
          <table:table-cell office:value-type="float" office:value="27" table:formula="of:=[.AA71]-1" table:style-name="ce1">
            <text:p>27</text:p>
          </table:table-cell>
          <table:table-cell office:value-type="string" office:string-value="m8531" table:formula="of:=&quot;m&quot;&amp;(MID([.AB71];2;4)+2)" table:style-name="ce15">
            <text:p>m8531</text:p>
          </table:table-cell>
          <table:table-cell office:value-type="string" office:string-value="m8532" table:formula="of:=&quot;m&quot;&amp;(MID([.AB72];2;4)+1)" table:style-name="ce16">
            <text:p>m8532</text:p>
          </table:table-cell>
          <table:table-cell table:style-name="ce13"/>
          <table:table-cell table:style-name="ce14"/>
          <table:table-cell office:value-type="float" office:value="27" table:formula="of:=[.AF71]-1" table:style-name="ce1">
            <text:p>27</text:p>
          </table:table-cell>
          <table:table-cell office:value-type="string" office:string-value="m8603" table:formula="of:=&quot;m&quot;&amp;(MID([.AG71];2;4)+2)" table:style-name="ce15">
            <text:p>m8603</text:p>
          </table:table-cell>
          <table:table-cell office:value-type="string" office:string-value="m8604" table:formula="of:=&quot;m&quot;&amp;(MID([.AG72];2;4)+1)" table:style-name="ce16">
            <text:p>m8604</text:p>
          </table:table-cell>
          <table:table-cell table:style-name="ce13"/>
          <table:table-cell table:style-name="ce14"/>
          <table:table-cell office:value-type="float" office:value="27" table:formula="of:=[.AK71]-1" table:style-name="ce1">
            <text:p>27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26" table:formula="of:=[.B72]-1" table:style-name="ce1">
            <text:p>26</text:p>
          </table:table-cell>
          <table:table-cell office:value-type="string" office:string-value="IB switch: c8ibe14" table:formula="of:=&quot;IB switch: c8ibe&quot;&amp;TEXT(MID([.C61];17;2)+1;&quot;00&quot;)" table:number-columns-spanned="2" table:number-rows-spanned="1" table:style-name="ce40">
            <text:p>IB switch: c8ibe14</text:p>
          </table:table-cell>
          <table:covered-table-cell/>
          <table:table-cell table:style-name="ce17"/>
          <table:table-cell table:style-name="ce18"/>
          <table:table-cell office:value-type="float" office:value="26" table:formula="of:=[.G72]-1" table:style-name="ce1">
            <text:p>26</text:p>
          </table:table-cell>
          <table:table-cell office:value-type="string" office:string-value="IB switch: c8ibe18" table:formula="of:=&quot;IB switch: c8ibe&quot;&amp;TEXT(MID([.H61];17;2)+1;&quot;00&quot;)" table:number-columns-spanned="2" table:number-rows-spanned="1" table:style-name="ce40">
            <text:p>IB switch: c8ibe18</text:p>
          </table:table-cell>
          <table:covered-table-cell/>
          <table:table-cell table:style-name="ce17"/>
          <table:table-cell table:style-name="ce18"/>
          <table:table-cell office:value-type="float" office:value="26" table:formula="of:=[.L72]-1" table:style-name="ce1">
            <text:p>26</text:p>
          </table:table-cell>
          <table:table-cell office:value-type="string" office:string-value="IB switch: c8ibc16" table:formula="of:=&quot;IB switch: c8ibc&quot;&amp;TEXT(MID([.M72];17;2)+1;&quot;00&quot;)" table:number-columns-spanned="2" table:number-rows-spanned="1" table:style-name="ce41">
            <text:p>IB switch: c8ibc16</text:p>
          </table:table-cell>
          <table:covered-table-cell/>
          <table:table-cell table:number-columns-repeated="2" table:style-name="ce1"/>
          <table:table-cell office:value-type="float" office:value="26" table:formula="of:=[.Q72]-1" table:style-name="ce1">
            <text:p>26</text:p>
          </table:table-cell>
          <table:table-cell office:value-type="string" office:string-value="IB switch: c8ibe26" table:formula="of:=&quot;IB switch: c8ibe&quot;&amp;TEXT(MID([.R61];17;2)+1;&quot;00&quot;)" table:number-columns-spanned="2" table:number-rows-spanned="1" table:style-name="ce40">
            <text:p>IB switch: c8ibe26</text:p>
          </table:table-cell>
          <table:covered-table-cell/>
          <table:table-cell table:style-name="ce17"/>
          <table:table-cell table:style-name="ce18"/>
          <table:table-cell office:value-type="float" office:value="26" table:formula="of:=[.V72]-1" table:style-name="ce1">
            <text:p>26</text:p>
          </table:table-cell>
          <table:table-cell office:value-type="string" office:string-value="IB switch: c8ibe29" table:formula="of:=&quot;IB switch: c8ibe&quot;&amp;TEXT(MID([.R73];17;2)+3;&quot;00&quot;)" table:number-columns-spanned="2" table:number-rows-spanned="1" table:style-name="ce40">
            <text:p>IB switch: c8ibe29</text:p>
          </table:table-cell>
          <table:covered-table-cell/>
          <table:table-cell table:style-name="ce17"/>
          <table:table-cell table:style-name="ce18"/>
          <table:table-cell office:value-type="float" office:value="26" table:formula="of:=[.AA72]-1" table:style-name="ce1">
            <text:p>26</text:p>
          </table:table-cell>
          <table:table-cell office:value-type="string" office:string-value="IB switch: c8ibe33" table:formula="of:=&quot;IB switch: c8ibe&quot;&amp;TEXT(MID([.AB61];17;2)+1;&quot;00&quot;)" table:number-columns-spanned="2" table:number-rows-spanned="1" table:style-name="ce40">
            <text:p>IB switch: c8ibe33</text:p>
          </table:table-cell>
          <table:covered-table-cell/>
          <table:table-cell table:style-name="ce17"/>
          <table:table-cell table:style-name="ce18"/>
          <table:table-cell office:value-type="float" office:value="26" table:formula="of:=[.AF72]-1" table:style-name="ce1">
            <text:p>26</text:p>
          </table:table-cell>
          <table:table-cell office:value-type="string" office:string-value="IB switch: c8ibe37" table:formula="of:=&quot;IB switch: c8ibe&quot;&amp;TEXT(MID([.AG61];17;2)+1;&quot;00&quot;)" table:number-columns-spanned="2" table:number-rows-spanned="1" table:style-name="ce40">
            <text:p>IB switch: c8ibe37</text:p>
          </table:table-cell>
          <table:covered-table-cell/>
          <table:table-cell table:style-name="ce17"/>
          <table:table-cell table:style-name="ce18"/>
          <table:table-cell office:value-type="float" office:value="26" table:formula="of:=[.AK72]-1" table:style-name="ce1">
            <text:p>26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25" table:formula="of:=[.B73]-1" table:style-name="ce1">
            <text:p>25</text:p>
          </table:table-cell>
          <table:table-cell office:value-type="string" office:string-value="m8245" table:formula="of:=&quot;m&quot;&amp;(MID([.C72];2;4)+2)" table:style-name="ce19">
            <text:p>m8245</text:p>
          </table:table-cell>
          <table:table-cell office:value-type="string" office:string-value="m8246" table:formula="of:=&quot;m&quot;&amp;(MID([.C74];2;4)+1)" table:style-name="ce12">
            <text:p>m8246</text:p>
          </table:table-cell>
          <table:table-cell table:style-name="ce13"/>
          <table:table-cell table:style-name="ce14"/>
          <table:table-cell office:value-type="float" office:value="25" table:formula="of:=[.G73]-1" table:style-name="ce1">
            <text:p>25</text:p>
          </table:table-cell>
          <table:table-cell office:value-type="string" office:string-value="m8317" table:formula="of:=&quot;m&quot;&amp;(MID([.H72];2;4)+2)" table:style-name="ce19">
            <text:p>m8317</text:p>
          </table:table-cell>
          <table:table-cell office:value-type="string" office:string-value="m8318" table:formula="of:=&quot;m&quot;&amp;(MID([.H74];2;4)+1)" table:style-name="ce12">
            <text:p>m8318</text:p>
          </table:table-cell>
          <table:table-cell table:style-name="ce13"/>
          <table:table-cell table:style-name="ce14"/>
          <table:table-cell office:value-type="float" office:value="25" table:formula="of:=[.L73]-1" table:style-name="ce1">
            <text:p>25</text:p>
          </table:table-cell>
          <table:table-cell office:value-type="string" office:string-value="IB switch: c8ibc17" table:formula="of:=&quot;IB switch: c8ibc&quot;&amp;TEXT(MID([.M73];17;2)+1;&quot;00&quot;)" table:number-columns-spanned="2" table:number-rows-spanned="1" table:style-name="ce41">
            <text:p>IB switch: c8ibc17</text:p>
          </table:table-cell>
          <table:covered-table-cell/>
          <table:table-cell table:number-columns-repeated="2" table:style-name="ce1"/>
          <table:table-cell office:value-type="float" office:value="25" table:formula="of:=[.Q73]-1" table:style-name="ce1">
            <text:p>25</text:p>
          </table:table-cell>
          <table:table-cell office:value-type="string" office:string-value="m8389" table:formula="of:=&quot;m&quot;&amp;(MID([.R72];2;4)+2)" table:style-name="ce19">
            <text:p>m8389</text:p>
          </table:table-cell>
          <table:table-cell office:value-type="string" office:string-value="m8390" table:formula="of:=&quot;m&quot;&amp;(MID([.R74];2;4)+1)" table:style-name="ce12">
            <text:p>m8390</text:p>
          </table:table-cell>
          <table:table-cell table:style-name="ce13"/>
          <table:table-cell table:style-name="ce14"/>
          <table:table-cell office:value-type="float" office:value="25" table:formula="of:=[.V73]-1" table:style-name="ce1">
            <text:p>25</text:p>
          </table:table-cell>
          <table:table-cell office:value-type="string" office:string-value="m8461" table:formula="of:=&quot;m&quot;&amp;(MID([.W72];2;4)+2)" table:style-name="ce19">
            <text:p>m8461</text:p>
          </table:table-cell>
          <table:table-cell office:value-type="string" office:string-value="m8462" table:formula="of:=&quot;m&quot;&amp;(MID([.W74];2;4)+1)" table:style-name="ce12">
            <text:p>m8462</text:p>
          </table:table-cell>
          <table:table-cell table:style-name="ce13"/>
          <table:table-cell table:style-name="ce14"/>
          <table:table-cell office:value-type="float" office:value="25" table:formula="of:=[.AA73]-1" table:style-name="ce1">
            <text:p>25</text:p>
          </table:table-cell>
          <table:table-cell office:value-type="string" office:string-value="m8533" table:formula="of:=&quot;m&quot;&amp;(MID([.AB72];2;4)+2)" table:style-name="ce19">
            <text:p>m8533</text:p>
          </table:table-cell>
          <table:table-cell office:value-type="string" office:string-value="m8534" table:formula="of:=&quot;m&quot;&amp;(MID([.AB74];2;4)+1)" table:style-name="ce12">
            <text:p>m8534</text:p>
          </table:table-cell>
          <table:table-cell table:style-name="ce13"/>
          <table:table-cell table:style-name="ce14"/>
          <table:table-cell office:value-type="float" office:value="25" table:formula="of:=[.AF73]-1" table:style-name="ce1">
            <text:p>25</text:p>
          </table:table-cell>
          <table:table-cell office:value-type="string" office:string-value="m8605" table:formula="of:=&quot;m&quot;&amp;(MID([.AG72];2;4)+2)" table:style-name="ce19">
            <text:p>m8605</text:p>
          </table:table-cell>
          <table:table-cell office:value-type="string" office:string-value="m8606" table:formula="of:=&quot;m&quot;&amp;(MID([.AG74];2;4)+1)" table:style-name="ce12">
            <text:p>m8606</text:p>
          </table:table-cell>
          <table:table-cell table:style-name="ce13"/>
          <table:table-cell table:style-name="ce14"/>
          <table:table-cell office:value-type="float" office:value="25" table:formula="of:=[.AK73]-1" table:style-name="ce1">
            <text:p>25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24" table:formula="of:=[.B74]-1" table:style-name="ce1">
            <text:p>24</text:p>
          </table:table-cell>
          <table:table-cell office:value-type="string" office:string-value="m8247" table:formula="of:=&quot;m&quot;&amp;(MID([.C74];2;4)+2)" table:style-name="ce15">
            <text:p>m8247</text:p>
          </table:table-cell>
          <table:table-cell office:value-type="string" office:string-value="m8248" table:formula="of:=&quot;m&quot;&amp;(MID([.C75];2;4)+1)" table:style-name="ce16">
            <text:p>m8248</text:p>
          </table:table-cell>
          <table:table-cell table:style-name="ce17"/>
          <table:table-cell table:style-name="ce18"/>
          <table:table-cell office:value-type="float" office:value="24" table:formula="of:=[.G74]-1" table:style-name="ce1">
            <text:p>24</text:p>
          </table:table-cell>
          <table:table-cell office:value-type="string" office:string-value="m8319" table:formula="of:=&quot;m&quot;&amp;(MID([.H74];2;4)+2)" table:style-name="ce15">
            <text:p>m8319</text:p>
          </table:table-cell>
          <table:table-cell office:value-type="string" office:string-value="m8320" table:formula="of:=&quot;m&quot;&amp;(MID([.H75];2;4)+1)" table:style-name="ce16">
            <text:p>m8320</text:p>
          </table:table-cell>
          <table:table-cell table:style-name="ce17"/>
          <table:table-cell table:style-name="ce18"/>
          <table:table-cell office:value-type="float" office:value="24" table:formula="of:=[.L74]-1" table:style-name="ce1">
            <text:p>24</text:p>
          </table:table-cell>
          <table:table-cell office:value-type="string" office:string-value="IB switch: c8ibc18" table:formula="of:=&quot;IB switch: c8ibc&quot;&amp;TEXT(MID([.M74];17;2)+1;&quot;00&quot;)" table:number-columns-spanned="2" table:number-rows-spanned="1" table:style-name="ce41">
            <text:p>IB switch: c8ibc18</text:p>
          </table:table-cell>
          <table:covered-table-cell/>
          <table:table-cell table:number-columns-repeated="2" table:style-name="ce1"/>
          <table:table-cell office:value-type="float" office:value="24" table:formula="of:=[.Q74]-1" table:style-name="ce1">
            <text:p>24</text:p>
          </table:table-cell>
          <table:table-cell office:value-type="string" office:string-value="m8391" table:formula="of:=&quot;m&quot;&amp;(MID([.R74];2;4)+2)" table:style-name="ce15">
            <text:p>m8391</text:p>
          </table:table-cell>
          <table:table-cell office:value-type="string" office:string-value="m8392" table:formula="of:=&quot;m&quot;&amp;(MID([.R75];2;4)+1)" table:style-name="ce16">
            <text:p>m8392</text:p>
          </table:table-cell>
          <table:table-cell table:style-name="ce17"/>
          <table:table-cell table:style-name="ce18"/>
          <table:table-cell office:value-type="float" office:value="24" table:formula="of:=[.V74]-1" table:style-name="ce1">
            <text:p>24</text:p>
          </table:table-cell>
          <table:table-cell office:value-type="string" office:string-value="m8463" table:formula="of:=&quot;m&quot;&amp;(MID([.W74];2;4)+2)" table:style-name="ce15">
            <text:p>m8463</text:p>
          </table:table-cell>
          <table:table-cell office:value-type="string" office:string-value="m8464" table:formula="of:=&quot;m&quot;&amp;(MID([.W75];2;4)+1)" table:style-name="ce16">
            <text:p>m8464</text:p>
          </table:table-cell>
          <table:table-cell table:style-name="ce17"/>
          <table:table-cell table:style-name="ce18"/>
          <table:table-cell office:value-type="float" office:value="24" table:formula="of:=[.AA74]-1" table:style-name="ce1">
            <text:p>24</text:p>
          </table:table-cell>
          <table:table-cell office:value-type="string" office:string-value="m8535" table:formula="of:=&quot;m&quot;&amp;(MID([.AB74];2;4)+2)" table:style-name="ce15">
            <text:p>m8535</text:p>
          </table:table-cell>
          <table:table-cell office:value-type="string" office:string-value="m8536" table:formula="of:=&quot;m&quot;&amp;(MID([.AB75];2;4)+1)" table:style-name="ce16">
            <text:p>m8536</text:p>
          </table:table-cell>
          <table:table-cell table:style-name="ce17"/>
          <table:table-cell table:style-name="ce18"/>
          <table:table-cell office:value-type="float" office:value="24" table:formula="of:=[.AF74]-1" table:style-name="ce1">
            <text:p>24</text:p>
          </table:table-cell>
          <table:table-cell office:value-type="string" office:string-value="m8607" table:formula="of:=&quot;m&quot;&amp;(MID([.AG74];2;4)+2)" table:style-name="ce15">
            <text:p>m8607</text:p>
          </table:table-cell>
          <table:table-cell office:value-type="string" office:string-value="m8608" table:formula="of:=&quot;m&quot;&amp;(MID([.AG75];2;4)+1)" table:style-name="ce16">
            <text:p>m8608</text:p>
          </table:table-cell>
          <table:table-cell table:style-name="ce17"/>
          <table:table-cell table:style-name="ce18"/>
          <table:table-cell office:value-type="float" office:value="24" table:formula="of:=[.AK74]-1" table:style-name="ce1">
            <text:p>24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23" table:formula="of:=[.B75]-1" table:style-name="ce1">
            <text:p>23</text:p>
          </table:table-cell>
          <table:table-cell office:value-type="string" office:string-value="m8249" table:formula="of:=&quot;m&quot;&amp;(MID([.C75];2;4)+2)" table:style-name="ce19">
            <text:p>m8249</text:p>
          </table:table-cell>
          <table:table-cell office:value-type="string" office:string-value="m8250" table:formula="of:=&quot;m&quot;&amp;(MID([.C76];2;4)+1)" table:style-name="ce12">
            <text:p>m8250</text:p>
          </table:table-cell>
          <table:table-cell table:style-name="ce13"/>
          <table:table-cell table:style-name="ce14"/>
          <table:table-cell office:value-type="float" office:value="23" table:formula="of:=[.G75]-1" table:style-name="ce1">
            <text:p>23</text:p>
          </table:table-cell>
          <table:table-cell office:value-type="string" office:string-value="m8321" table:formula="of:=&quot;m&quot;&amp;(MID([.H75];2;4)+2)" table:style-name="ce19">
            <text:p>m8321</text:p>
          </table:table-cell>
          <table:table-cell office:value-type="string" office:string-value="m8322" table:formula="of:=&quot;m&quot;&amp;(MID([.H76];2;4)+1)" table:style-name="ce12">
            <text:p>m8322</text:p>
          </table:table-cell>
          <table:table-cell table:style-name="ce13"/>
          <table:table-cell table:style-name="ce14"/>
          <table:table-cell office:value-type="float" office:value="23" table:formula="of:=[.L75]-1" table:style-name="ce1">
            <text:p>23</text:p>
          </table:table-cell>
          <table:table-cell office:value-type="string" office:string-value="IB switch: c8ibc19" table:formula="of:=&quot;IB switch: c8ibc&quot;&amp;TEXT(MID([.M75];17;2)+1;&quot;00&quot;)" table:number-columns-spanned="2" table:number-rows-spanned="1" table:style-name="ce41">
            <text:p>IB switch: c8ibc19</text:p>
          </table:table-cell>
          <table:covered-table-cell/>
          <table:table-cell table:number-columns-repeated="2" table:style-name="ce1"/>
          <table:table-cell office:value-type="float" office:value="23" table:formula="of:=[.Q75]-1" table:style-name="ce1">
            <text:p>23</text:p>
          </table:table-cell>
          <table:table-cell office:value-type="string" office:string-value="m8393" table:formula="of:=&quot;m&quot;&amp;(MID([.R75];2;4)+2)" table:style-name="ce19">
            <text:p>m8393</text:p>
          </table:table-cell>
          <table:table-cell office:value-type="string" office:string-value="m8394" table:formula="of:=&quot;m&quot;&amp;(MID([.R76];2;4)+1)" table:style-name="ce12">
            <text:p>m8394</text:p>
          </table:table-cell>
          <table:table-cell table:style-name="ce13"/>
          <table:table-cell table:style-name="ce14"/>
          <table:table-cell office:value-type="float" office:value="23" table:formula="of:=[.V75]-1" table:style-name="ce1">
            <text:p>23</text:p>
          </table:table-cell>
          <table:table-cell office:value-type="string" office:string-value="m8465" table:formula="of:=&quot;m&quot;&amp;(MID([.W75];2;4)+2)" table:style-name="ce19">
            <text:p>m8465</text:p>
          </table:table-cell>
          <table:table-cell office:value-type="string" office:string-value="m8466" table:formula="of:=&quot;m&quot;&amp;(MID([.W76];2;4)+1)" table:style-name="ce12">
            <text:p>m8466</text:p>
          </table:table-cell>
          <table:table-cell table:style-name="ce13"/>
          <table:table-cell table:style-name="ce14"/>
          <table:table-cell office:value-type="float" office:value="23" table:formula="of:=[.AA75]-1" table:style-name="ce1">
            <text:p>23</text:p>
          </table:table-cell>
          <table:table-cell office:value-type="string" office:string-value="m8537" table:formula="of:=&quot;m&quot;&amp;(MID([.AB75];2;4)+2)" table:style-name="ce19">
            <text:p>m8537</text:p>
          </table:table-cell>
          <table:table-cell office:value-type="string" office:string-value="m8538" table:formula="of:=&quot;m&quot;&amp;(MID([.AB76];2;4)+1)" table:style-name="ce12">
            <text:p>m8538</text:p>
          </table:table-cell>
          <table:table-cell table:style-name="ce13"/>
          <table:table-cell table:style-name="ce14"/>
          <table:table-cell office:value-type="float" office:value="23" table:formula="of:=[.AF75]-1" table:style-name="ce1">
            <text:p>23</text:p>
          </table:table-cell>
          <table:table-cell office:value-type="string" office:string-value="m8609" table:formula="of:=&quot;m&quot;&amp;(MID([.AG75];2;4)+2)" table:style-name="ce19">
            <text:p>m8609</text:p>
          </table:table-cell>
          <table:table-cell office:value-type="string" office:string-value="m8610" table:formula="of:=&quot;m&quot;&amp;(MID([.AG76];2;4)+1)" table:style-name="ce12">
            <text:p>m8610</text:p>
          </table:table-cell>
          <table:table-cell table:style-name="ce13"/>
          <table:table-cell table:style-name="ce14"/>
          <table:table-cell office:value-type="float" office:value="23" table:formula="of:=[.AK75]-1" table:style-name="ce1">
            <text:p>23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22" table:formula="of:=[.B76]-1" table:style-name="ce1">
            <text:p>22</text:p>
          </table:table-cell>
          <table:table-cell office:value-type="string" office:string-value="m8251" table:formula="of:=&quot;m&quot;&amp;(MID([.C76];2;4)+2)" table:style-name="ce15">
            <text:p>m8251</text:p>
          </table:table-cell>
          <table:table-cell office:value-type="string" office:string-value="m8252" table:formula="of:=&quot;m&quot;&amp;(MID([.C77];2;4)+1)" table:style-name="ce16">
            <text:p>m8252</text:p>
          </table:table-cell>
          <table:table-cell table:style-name="ce17"/>
          <table:table-cell table:style-name="ce18"/>
          <table:table-cell office:value-type="float" office:value="22" table:formula="of:=[.G76]-1" table:style-name="ce1">
            <text:p>22</text:p>
          </table:table-cell>
          <table:table-cell office:value-type="string" office:string-value="m8323" table:formula="of:=&quot;m&quot;&amp;(MID([.H76];2;4)+2)" table:style-name="ce15">
            <text:p>m8323</text:p>
          </table:table-cell>
          <table:table-cell office:value-type="string" office:string-value="m8324" table:formula="of:=&quot;m&quot;&amp;(MID([.H77];2;4)+1)" table:style-name="ce16">
            <text:p>m8324</text:p>
          </table:table-cell>
          <table:table-cell table:style-name="ce17"/>
          <table:table-cell table:style-name="ce18"/>
          <table:table-cell office:value-type="float" office:value="22" table:formula="of:=[.L76]-1" table:style-name="ce1">
            <text:p>22</text:p>
          </table:table-cell>
          <table:table-cell office:value-type="string" office:string-value="IB switch: c8ibc20" table:formula="of:=&quot;IB switch: c8ibc&quot;&amp;TEXT(MID([.M76];17;2)+1;&quot;00&quot;)" table:number-columns-spanned="2" table:number-rows-spanned="1" table:style-name="ce41">
            <text:p>IB switch: c8ibc20</text:p>
          </table:table-cell>
          <table:covered-table-cell/>
          <table:table-cell table:number-columns-repeated="2" table:style-name="ce1"/>
          <table:table-cell office:value-type="float" office:value="22" table:formula="of:=[.Q76]-1" table:style-name="ce1">
            <text:p>22</text:p>
          </table:table-cell>
          <table:table-cell office:value-type="string" office:string-value="m8395" table:formula="of:=&quot;m&quot;&amp;(MID([.R76];2;4)+2)" table:style-name="ce15">
            <text:p>m8395</text:p>
          </table:table-cell>
          <table:table-cell office:value-type="string" office:string-value="m8396" table:formula="of:=&quot;m&quot;&amp;(MID([.R77];2;4)+1)" table:style-name="ce16">
            <text:p>m8396</text:p>
          </table:table-cell>
          <table:table-cell table:style-name="ce17"/>
          <table:table-cell table:style-name="ce18"/>
          <table:table-cell office:value-type="float" office:value="22" table:formula="of:=[.V76]-1" table:style-name="ce1">
            <text:p>22</text:p>
          </table:table-cell>
          <table:table-cell office:value-type="string" office:string-value="m8467" table:formula="of:=&quot;m&quot;&amp;(MID([.W76];2;4)+2)" table:style-name="ce15">
            <text:p>m8467</text:p>
          </table:table-cell>
          <table:table-cell office:value-type="string" office:string-value="m8468" table:formula="of:=&quot;m&quot;&amp;(MID([.W77];2;4)+1)" table:style-name="ce16">
            <text:p>m8468</text:p>
          </table:table-cell>
          <table:table-cell table:style-name="ce17"/>
          <table:table-cell table:style-name="ce18"/>
          <table:table-cell office:value-type="float" office:value="22" table:formula="of:=[.AA76]-1" table:style-name="ce1">
            <text:p>22</text:p>
          </table:table-cell>
          <table:table-cell office:value-type="string" office:string-value="m8539" table:formula="of:=&quot;m&quot;&amp;(MID([.AB76];2;4)+2)" table:style-name="ce15">
            <text:p>m8539</text:p>
          </table:table-cell>
          <table:table-cell office:value-type="string" office:string-value="m8540" table:formula="of:=&quot;m&quot;&amp;(MID([.AB77];2;4)+1)" table:style-name="ce16">
            <text:p>m8540</text:p>
          </table:table-cell>
          <table:table-cell table:style-name="ce17"/>
          <table:table-cell table:style-name="ce18"/>
          <table:table-cell office:value-type="float" office:value="22" table:formula="of:=[.AF76]-1" table:style-name="ce1">
            <text:p>22</text:p>
          </table:table-cell>
          <table:table-cell office:value-type="string" office:string-value="m8611" table:formula="of:=&quot;m&quot;&amp;(MID([.AG76];2;4)+2)" table:style-name="ce15">
            <text:p>m8611</text:p>
          </table:table-cell>
          <table:table-cell office:value-type="string" office:string-value="m8612" table:formula="of:=&quot;m&quot;&amp;(MID([.AG77];2;4)+1)" table:style-name="ce16">
            <text:p>m8612</text:p>
          </table:table-cell>
          <table:table-cell table:style-name="ce17"/>
          <table:table-cell table:style-name="ce18"/>
          <table:table-cell office:value-type="float" office:value="22" table:formula="of:=[.AK76]-1" table:style-name="ce1">
            <text:p>22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21" table:formula="of:=[.B77]-1" table:style-name="ce1">
            <text:p>21</text:p>
          </table:table-cell>
          <table:table-cell office:value-type="string" office:string-value="m8253" table:formula="of:=&quot;m&quot;&amp;(MID([.C77];2;4)+2)" table:style-name="ce19">
            <text:p>m8253</text:p>
          </table:table-cell>
          <table:table-cell office:value-type="string" office:string-value="m8254" table:formula="of:=&quot;m&quot;&amp;(MID([.C78];2;4)+1)" table:style-name="ce12">
            <text:p>m8254</text:p>
          </table:table-cell>
          <table:table-cell table:style-name="ce13"/>
          <table:table-cell table:style-name="ce14"/>
          <table:table-cell office:value-type="float" office:value="21" table:formula="of:=[.G77]-1" table:style-name="ce1">
            <text:p>21</text:p>
          </table:table-cell>
          <table:table-cell office:value-type="string" office:string-value="m8325" table:formula="of:=&quot;m&quot;&amp;(MID([.H77];2;4)+2)" table:style-name="ce19">
            <text:p>m8325</text:p>
          </table:table-cell>
          <table:table-cell office:value-type="string" office:string-value="m8326" table:formula="of:=&quot;m&quot;&amp;(MID([.H78];2;4)+1)" table:style-name="ce12">
            <text:p>m8326</text:p>
          </table:table-cell>
          <table:table-cell table:style-name="ce13"/>
          <table:table-cell table:style-name="ce14"/>
          <table:table-cell office:value-type="float" office:value="21" table:formula="of:=[.L77]-1" table:style-name="ce1">
            <text:p>21</text:p>
          </table:table-cell>
          <table:table-cell office:value-type="string" table:number-columns-spanned="2" table:number-rows-spanned="1" table:style-name="ce48">
            <text:p>Rackmount monitor/key</text:p>
          </table:table-cell>
          <table:covered-table-cell/>
          <table:table-cell office:value-type="float" office:value="459" table:style-name="ce20">
            <text:p>459</text:p>
          </table:table-cell>
          <table:table-cell office:value-type="float" office:value="21.8" table:style-name="ce21">
            <text:p>21.8</text:p>
          </table:table-cell>
          <table:table-cell office:value-type="float" office:value="21" table:formula="of:=[.Q77]-1" table:style-name="ce1">
            <text:p>21</text:p>
          </table:table-cell>
          <table:table-cell office:value-type="string" office:string-value="m8397" table:formula="of:=&quot;m&quot;&amp;(MID([.R77];2;4)+2)" table:style-name="ce19">
            <text:p>m8397</text:p>
          </table:table-cell>
          <table:table-cell office:value-type="string" office:string-value="m8398" table:formula="of:=&quot;m&quot;&amp;(MID([.R78];2;4)+1)" table:style-name="ce12">
            <text:p>m8398</text:p>
          </table:table-cell>
          <table:table-cell table:style-name="ce13"/>
          <table:table-cell table:style-name="ce14"/>
          <table:table-cell office:value-type="float" office:value="21" table:formula="of:=[.V77]-1" table:style-name="ce1">
            <text:p>21</text:p>
          </table:table-cell>
          <table:table-cell office:value-type="string" office:string-value="m8469" table:formula="of:=&quot;m&quot;&amp;(MID([.W77];2;4)+2)" table:style-name="ce19">
            <text:p>m8469</text:p>
          </table:table-cell>
          <table:table-cell office:value-type="string" office:string-value="m8470" table:formula="of:=&quot;m&quot;&amp;(MID([.W78];2;4)+1)" table:style-name="ce12">
            <text:p>m8470</text:p>
          </table:table-cell>
          <table:table-cell table:style-name="ce13"/>
          <table:table-cell table:style-name="ce14"/>
          <table:table-cell office:value-type="float" office:value="21" table:formula="of:=[.AA77]-1" table:style-name="ce1">
            <text:p>21</text:p>
          </table:table-cell>
          <table:table-cell office:value-type="string" office:string-value="m8541" table:formula="of:=&quot;m&quot;&amp;(MID([.AB77];2;4)+2)" table:style-name="ce19">
            <text:p>m8541</text:p>
          </table:table-cell>
          <table:table-cell office:value-type="string" office:string-value="m8542" table:formula="of:=&quot;m&quot;&amp;(MID([.AB78];2;4)+1)" table:style-name="ce12">
            <text:p>m8542</text:p>
          </table:table-cell>
          <table:table-cell table:style-name="ce13"/>
          <table:table-cell table:style-name="ce14"/>
          <table:table-cell office:value-type="float" office:value="21" table:formula="of:=[.AF77]-1" table:style-name="ce1">
            <text:p>21</text:p>
          </table:table-cell>
          <table:table-cell office:value-type="string" office:string-value="m8613" table:formula="of:=&quot;m&quot;&amp;(MID([.AG77];2;4)+2)" table:style-name="ce19">
            <text:p>m8613</text:p>
          </table:table-cell>
          <table:table-cell office:value-type="string" office:string-value="m8614" table:formula="of:=&quot;m&quot;&amp;(MID([.AG78];2;4)+1)" table:style-name="ce12">
            <text:p>m8614</text:p>
          </table:table-cell>
          <table:table-cell table:style-name="ce13"/>
          <table:table-cell table:style-name="ce14"/>
          <table:table-cell office:value-type="float" office:value="21" table:formula="of:=[.AK77]-1" table:style-name="ce1">
            <text:p>21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20" table:formula="of:=[.B78]-1" table:style-name="ce1">
            <text:p>20</text:p>
          </table:table-cell>
          <table:table-cell office:value-type="string" office:string-value="m8255" table:formula="of:=&quot;m&quot;&amp;(MID([.C78];2;4)+2)" table:style-name="ce15">
            <text:p>m8255</text:p>
          </table:table-cell>
          <table:table-cell office:value-type="string" office:string-value="m8256" table:formula="of:=&quot;m&quot;&amp;(MID([.C79];2;4)+1)" table:style-name="ce16">
            <text:p>m8256</text:p>
          </table:table-cell>
          <table:table-cell table:style-name="ce17"/>
          <table:table-cell table:style-name="ce18"/>
          <table:table-cell office:value-type="float" office:value="20" table:formula="of:=[.G78]-1" table:style-name="ce1">
            <text:p>20</text:p>
          </table:table-cell>
          <table:table-cell office:value-type="string" office:string-value="m8327" table:formula="of:=&quot;m&quot;&amp;(MID([.H78];2;4)+2)" table:style-name="ce15">
            <text:p>m8327</text:p>
          </table:table-cell>
          <table:table-cell office:value-type="string" office:string-value="m8328" table:formula="of:=&quot;m&quot;&amp;(MID([.H79];2;4)+1)" table:style-name="ce16">
            <text:p>m8328</text:p>
          </table:table-cell>
          <table:table-cell table:style-name="ce17"/>
          <table:table-cell table:style-name="ce18"/>
          <table:table-cell office:value-type="float" office:value="20" table:formula="of:=[.L78]-1" table:style-name="ce1">
            <text:p>20</text:p>
          </table:table-cell>
          <table:table-cell office:value-type="string" table:number-columns-spanned="2" table:number-rows-spanned="1" table:style-name="ce49">
            <text:p>R6525 console node</text:p>
          </table:table-cell>
          <table:covered-table-cell/>
          <table:table-cell office:value-type="float" office:value="459" table:style-name="ce20">
            <text:p>459</text:p>
          </table:table-cell>
          <table:table-cell office:value-type="float" office:value="21.8" table:style-name="ce21">
            <text:p>21.8</text:p>
          </table:table-cell>
          <table:table-cell office:value-type="float" office:value="20" table:formula="of:=[.Q78]-1" table:style-name="ce1">
            <text:p>20</text:p>
          </table:table-cell>
          <table:table-cell office:value-type="string" office:string-value="m8399" table:formula="of:=&quot;m&quot;&amp;(MID([.R78];2;4)+2)" table:style-name="ce15">
            <text:p>m8399</text:p>
          </table:table-cell>
          <table:table-cell office:value-type="string" office:string-value="m8400" table:formula="of:=&quot;m&quot;&amp;(MID([.R79];2;4)+1)" table:style-name="ce16">
            <text:p>m8400</text:p>
          </table:table-cell>
          <table:table-cell table:style-name="ce17"/>
          <table:table-cell table:style-name="ce18"/>
          <table:table-cell office:value-type="float" office:value="20" table:formula="of:=[.V78]-1" table:style-name="ce1">
            <text:p>20</text:p>
          </table:table-cell>
          <table:table-cell office:value-type="string" office:string-value="m8471" table:formula="of:=&quot;m&quot;&amp;(MID([.W78];2;4)+2)" table:style-name="ce15">
            <text:p>m8471</text:p>
          </table:table-cell>
          <table:table-cell office:value-type="string" office:string-value="m8472" table:formula="of:=&quot;m&quot;&amp;(MID([.W79];2;4)+1)" table:style-name="ce16">
            <text:p>m8472</text:p>
          </table:table-cell>
          <table:table-cell table:style-name="ce17"/>
          <table:table-cell table:style-name="ce18"/>
          <table:table-cell office:value-type="float" office:value="20" table:formula="of:=[.AA78]-1" table:style-name="ce1">
            <text:p>20</text:p>
          </table:table-cell>
          <table:table-cell office:value-type="string" office:string-value="m8543" table:formula="of:=&quot;m&quot;&amp;(MID([.AB78];2;4)+2)" table:style-name="ce15">
            <text:p>m8543</text:p>
          </table:table-cell>
          <table:table-cell office:value-type="string" office:string-value="m8544" table:formula="of:=&quot;m&quot;&amp;(MID([.AB79];2;4)+1)" table:style-name="ce16">
            <text:p>m8544</text:p>
          </table:table-cell>
          <table:table-cell table:style-name="ce17"/>
          <table:table-cell table:style-name="ce18"/>
          <table:table-cell office:value-type="float" office:value="20" table:formula="of:=[.AF78]-1" table:style-name="ce1">
            <text:p>20</text:p>
          </table:table-cell>
          <table:table-cell office:value-type="string" office:string-value="m8615" table:formula="of:=&quot;m&quot;&amp;(MID([.AG78];2;4)+2)" table:style-name="ce15">
            <text:p>m8615</text:p>
          </table:table-cell>
          <table:table-cell office:value-type="string" office:string-value="m8616" table:formula="of:=&quot;m&quot;&amp;(MID([.AG79];2;4)+1)" table:style-name="ce16">
            <text:p>m8616</text:p>
          </table:table-cell>
          <table:table-cell table:style-name="ce17"/>
          <table:table-cell table:style-name="ce18"/>
          <table:table-cell office:value-type="float" office:value="20" table:formula="of:=[.AK78]-1" table:style-name="ce1">
            <text:p>20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19" table:formula="of:=[.B79]-1" table:style-name="ce1">
            <text:p>19</text:p>
          </table:table-cell>
          <table:table-cell office:value-type="string" office:string-value="m8257" table:formula="of:=&quot;m&quot;&amp;(MID([.C79];2;4)+2)" table:style-name="ce19">
            <text:p>m8257</text:p>
          </table:table-cell>
          <table:table-cell office:value-type="string" office:string-value="m8258" table:formula="of:=&quot;m&quot;&amp;(MID([.C80];2;4)+1)" table:style-name="ce12">
            <text:p>m8258</text:p>
          </table:table-cell>
          <table:table-cell table:style-name="ce13"/>
          <table:table-cell table:style-name="ce14"/>
          <table:table-cell office:value-type="float" office:value="19" table:formula="of:=[.G79]-1" table:style-name="ce1">
            <text:p>19</text:p>
          </table:table-cell>
          <table:table-cell office:value-type="string" office:string-value="m8329" table:formula="of:=&quot;m&quot;&amp;(MID([.H79];2;4)+2)" table:style-name="ce19">
            <text:p>m8329</text:p>
          </table:table-cell>
          <table:table-cell office:value-type="string" office:string-value="m8330" table:formula="of:=&quot;m&quot;&amp;(MID([.H80];2;4)+1)" table:style-name="ce12">
            <text:p>m8330</text:p>
          </table:table-cell>
          <table:table-cell table:style-name="ce13"/>
          <table:table-cell table:style-name="ce14"/>
          <table:table-cell office:value-type="float" office:value="19" table:formula="of:=[.L79]-1" table:style-name="ce1">
            <text:p>19</text:p>
          </table:table-cell>
          <table:table-cell office:value-type="string" table:number-columns-spanned="2" table:number-rows-spanned="2" table:style-name="ce50">
            <text:p>Shared console storage</text:p>
          </table:table-cell>
          <table:covered-table-cell/>
          <table:table-cell table:number-columns-repeated="2" table:style-name="ce1"/>
          <table:table-cell office:value-type="float" office:value="19" table:formula="of:=[.Q79]-1" table:style-name="ce1">
            <text:p>19</text:p>
          </table:table-cell>
          <table:table-cell office:value-type="string" office:string-value="m8401" table:formula="of:=&quot;m&quot;&amp;(MID([.R79];2;4)+2)" table:style-name="ce19">
            <text:p>m8401</text:p>
          </table:table-cell>
          <table:table-cell office:value-type="string" office:string-value="m8402" table:formula="of:=&quot;m&quot;&amp;(MID([.R80];2;4)+1)" table:style-name="ce12">
            <text:p>m8402</text:p>
          </table:table-cell>
          <table:table-cell table:style-name="ce13"/>
          <table:table-cell table:style-name="ce14"/>
          <table:table-cell office:value-type="float" office:value="19" table:formula="of:=[.V79]-1" table:style-name="ce1">
            <text:p>19</text:p>
          </table:table-cell>
          <table:table-cell office:value-type="string" office:string-value="m8473" table:formula="of:=&quot;m&quot;&amp;(MID([.W79];2;4)+2)" table:style-name="ce19">
            <text:p>m8473</text:p>
          </table:table-cell>
          <table:table-cell office:value-type="string" office:string-value="m8474" table:formula="of:=&quot;m&quot;&amp;(MID([.W80];2;4)+1)" table:style-name="ce12">
            <text:p>m8474</text:p>
          </table:table-cell>
          <table:table-cell table:style-name="ce13"/>
          <table:table-cell table:style-name="ce14"/>
          <table:table-cell office:value-type="float" office:value="19" table:formula="of:=[.AA79]-1" table:style-name="ce1">
            <text:p>19</text:p>
          </table:table-cell>
          <table:table-cell office:value-type="string" office:string-value="m8545" table:formula="of:=&quot;m&quot;&amp;(MID([.AB79];2;4)+2)" table:style-name="ce19">
            <text:p>m8545</text:p>
          </table:table-cell>
          <table:table-cell office:value-type="string" office:string-value="m8546" table:formula="of:=&quot;m&quot;&amp;(MID([.AB80];2;4)+1)" table:style-name="ce12">
            <text:p>m8546</text:p>
          </table:table-cell>
          <table:table-cell table:style-name="ce13"/>
          <table:table-cell table:style-name="ce14"/>
          <table:table-cell office:value-type="float" office:value="19" table:formula="of:=[.AF79]-1" table:style-name="ce1">
            <text:p>19</text:p>
          </table:table-cell>
          <table:table-cell office:value-type="string" office:string-value="m8617" table:formula="of:=&quot;m&quot;&amp;(MID([.AG79];2;4)+2)" table:style-name="ce19">
            <text:p>m8617</text:p>
          </table:table-cell>
          <table:table-cell office:value-type="string" office:string-value="m8618" table:formula="of:=&quot;m&quot;&amp;(MID([.AG80];2;4)+1)" table:style-name="ce12">
            <text:p>m8618</text:p>
          </table:table-cell>
          <table:table-cell table:style-name="ce13"/>
          <table:table-cell table:style-name="ce14"/>
          <table:table-cell office:value-type="float" office:value="19" table:formula="of:=[.AK79]-1" table:style-name="ce1">
            <text:p>19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18" table:formula="of:=[.B80]-1" table:style-name="ce1">
            <text:p>18</text:p>
          </table:table-cell>
          <table:table-cell office:value-type="string" office:string-value="m8259" table:formula="of:=&quot;m&quot;&amp;(MID([.C80];2;4)+2)" table:style-name="ce15">
            <text:p>m8259</text:p>
          </table:table-cell>
          <table:table-cell office:value-type="string" office:string-value="m8260" table:formula="of:=&quot;m&quot;&amp;(MID([.C81];2;4)+1)" table:style-name="ce16">
            <text:p>m8260</text:p>
          </table:table-cell>
          <table:table-cell table:style-name="ce17"/>
          <table:table-cell table:style-name="ce18"/>
          <table:table-cell office:value-type="float" office:value="18" table:formula="of:=[.G80]-1" table:style-name="ce1">
            <text:p>18</text:p>
          </table:table-cell>
          <table:table-cell office:value-type="string" office:string-value="m8331" table:formula="of:=&quot;m&quot;&amp;(MID([.H80];2;4)+2)" table:style-name="ce15">
            <text:p>m8331</text:p>
          </table:table-cell>
          <table:table-cell office:value-type="string" office:string-value="m8332" table:formula="of:=&quot;m&quot;&amp;(MID([.H81];2;4)+1)" table:style-name="ce16">
            <text:p>m8332</text:p>
          </table:table-cell>
          <table:table-cell table:style-name="ce17"/>
          <table:table-cell table:style-name="ce18"/>
          <table:table-cell office:value-type="float" office:value="18" table:formula="of:=[.L80]-1" table:style-name="ce1">
            <text:p>18</text:p>
          </table:table-cell>
          <table:covered-table-cell/>
          <table:covered-table-cell/>
          <table:table-cell table:number-columns-repeated="2" table:style-name="ce1"/>
          <table:table-cell office:value-type="float" office:value="18" table:formula="of:=[.Q80]-1" table:style-name="ce1">
            <text:p>18</text:p>
          </table:table-cell>
          <table:table-cell office:value-type="string" office:string-value="m8403" table:formula="of:=&quot;m&quot;&amp;(MID([.R80];2;4)+2)" table:style-name="ce15">
            <text:p>m8403</text:p>
          </table:table-cell>
          <table:table-cell office:value-type="string" office:string-value="m8404" table:formula="of:=&quot;m&quot;&amp;(MID([.R81];2;4)+1)" table:style-name="ce16">
            <text:p>m8404</text:p>
          </table:table-cell>
          <table:table-cell table:style-name="ce17"/>
          <table:table-cell table:style-name="ce18"/>
          <table:table-cell office:value-type="float" office:value="18" table:formula="of:=[.V80]-1" table:style-name="ce1">
            <text:p>18</text:p>
          </table:table-cell>
          <table:table-cell office:value-type="string" office:string-value="m8475" table:formula="of:=&quot;m&quot;&amp;(MID([.W80];2;4)+2)" table:style-name="ce15">
            <text:p>m8475</text:p>
          </table:table-cell>
          <table:table-cell office:value-type="string" office:string-value="m8476" table:formula="of:=&quot;m&quot;&amp;(MID([.W81];2;4)+1)" table:style-name="ce16">
            <text:p>m8476</text:p>
          </table:table-cell>
          <table:table-cell table:style-name="ce17"/>
          <table:table-cell table:style-name="ce18"/>
          <table:table-cell office:value-type="float" office:value="18" table:formula="of:=[.AA80]-1" table:style-name="ce1">
            <text:p>18</text:p>
          </table:table-cell>
          <table:table-cell office:value-type="string" office:string-value="m8547" table:formula="of:=&quot;m&quot;&amp;(MID([.AB80];2;4)+2)" table:style-name="ce15">
            <text:p>m8547</text:p>
          </table:table-cell>
          <table:table-cell office:value-type="string" office:string-value="m8548" table:formula="of:=&quot;m&quot;&amp;(MID([.AB81];2;4)+1)" table:style-name="ce16">
            <text:p>m8548</text:p>
          </table:table-cell>
          <table:table-cell table:style-name="ce17"/>
          <table:table-cell table:style-name="ce18"/>
          <table:table-cell office:value-type="float" office:value="18" table:formula="of:=[.AF80]-1" table:style-name="ce1">
            <text:p>18</text:p>
          </table:table-cell>
          <table:table-cell office:value-type="string" office:string-value="m8619" table:formula="of:=&quot;m&quot;&amp;(MID([.AG80];2;4)+2)" table:style-name="ce15">
            <text:p>m8619</text:p>
          </table:table-cell>
          <table:table-cell office:value-type="string" office:string-value="m8620" table:formula="of:=&quot;m&quot;&amp;(MID([.AG81];2;4)+1)" table:style-name="ce16">
            <text:p>m8620</text:p>
          </table:table-cell>
          <table:table-cell table:style-name="ce17"/>
          <table:table-cell table:style-name="ce18"/>
          <table:table-cell office:value-type="float" office:value="18" table:formula="of:=[.AK80]-1" table:style-name="ce1">
            <text:p>18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17" table:formula="of:=[.B81]-1" table:style-name="ce1">
            <text:p>17</text:p>
          </table:table-cell>
          <table:table-cell office:value-type="string" office:string-value="IB switch: c8ibe15" table:formula="of:=&quot;IB switch: c8ibe&quot;&amp;TEXT(MID([.C61];17;2)+2;&quot;00&quot;)" table:number-columns-spanned="2" table:number-rows-spanned="1" table:style-name="ce40">
            <text:p>IB switch: c8ibe15</text:p>
          </table:table-cell>
          <table:covered-table-cell/>
          <table:table-cell table:style-name="ce13"/>
          <table:table-cell table:style-name="ce14"/>
          <table:table-cell office:value-type="float" office:value="17" table:formula="of:=[.G81]-1" table:style-name="ce1">
            <text:p>17</text:p>
          </table:table-cell>
          <table:table-cell office:value-type="string" office:string-value="IB switch: c8ibe19" table:formula="of:=&quot;IB switch: c8ibe&quot;&amp;TEXT(MID([.H61];17;2)+2;&quot;00&quot;)" table:number-columns-spanned="2" table:number-rows-spanned="1" table:style-name="ce40">
            <text:p>IB switch: c8ibe19</text:p>
          </table:table-cell>
          <table:covered-table-cell/>
          <table:table-cell table:style-name="ce13"/>
          <table:table-cell table:style-name="ce14"/>
          <table:table-cell office:value-type="float" office:value="17" table:formula="of:=[.L81]-1" table:style-name="ce1">
            <text:p>17</text:p>
          </table:table-cell>
          <table:table-cell office:value-type="string" table:number-columns-spanned="2" table:number-rows-spanned="1" table:style-name="ce49">
            <text:p>R6525 console node</text:p>
          </table:table-cell>
          <table:covered-table-cell/>
          <table:table-cell table:number-columns-repeated="2" table:style-name="ce1"/>
          <table:table-cell office:value-type="float" office:value="17" table:formula="of:=[.Q81]-1" table:style-name="ce1">
            <text:p>17</text:p>
          </table:table-cell>
          <table:table-cell office:value-type="string" office:string-value="IB switch: c8ibe27" table:formula="of:=&quot;IB switch: c8ibe&quot;&amp;TEXT(MID([.R61];17;2)+2;&quot;00&quot;)" table:number-columns-spanned="2" table:number-rows-spanned="1" table:style-name="ce40">
            <text:p>IB switch: c8ibe27</text:p>
          </table:table-cell>
          <table:covered-table-cell/>
          <table:table-cell table:style-name="ce13"/>
          <table:table-cell table:style-name="ce14"/>
          <table:table-cell office:value-type="float" office:value="17" table:formula="of:=[.V81]-1" table:style-name="ce1">
            <text:p>17</text:p>
          </table:table-cell>
          <table:table-cell office:value-type="string" office:string-value="IB switch: c8ibe30" table:formula="of:=&quot;IB switch: c8ibe&quot;&amp;TEXT(MID([.W73];17;2)+1;&quot;00&quot;)" table:number-columns-spanned="2" table:number-rows-spanned="1" table:style-name="ce40">
            <text:p>IB switch: c8ibe30</text:p>
          </table:table-cell>
          <table:covered-table-cell/>
          <table:table-cell table:style-name="ce13"/>
          <table:table-cell table:style-name="ce14"/>
          <table:table-cell office:value-type="float" office:value="17" table:formula="of:=[.AA81]-1" table:style-name="ce1">
            <text:p>17</text:p>
          </table:table-cell>
          <table:table-cell office:value-type="string" office:string-value="IB switch: c8ibe34" table:formula="of:=&quot;IB switch: c8ibe&quot;&amp;TEXT(MID([.AB61];17;2)+2;&quot;00&quot;)" table:number-columns-spanned="2" table:number-rows-spanned="1" table:style-name="ce40">
            <text:p>IB switch: c8ibe34</text:p>
          </table:table-cell>
          <table:covered-table-cell/>
          <table:table-cell table:style-name="ce13"/>
          <table:table-cell table:style-name="ce14"/>
          <table:table-cell office:value-type="float" office:value="17" table:formula="of:=[.AF81]-1" table:style-name="ce1">
            <text:p>17</text:p>
          </table:table-cell>
          <table:table-cell office:value-type="string" office:string-value="IB switch: c8ibe38" table:formula="of:=&quot;IB switch: c8ibe&quot;&amp;TEXT(MID([.AG61];17;2)+2;&quot;00&quot;)" table:number-columns-spanned="2" table:number-rows-spanned="1" table:style-name="ce40">
            <text:p>IB switch: c8ibe38</text:p>
          </table:table-cell>
          <table:covered-table-cell/>
          <table:table-cell table:style-name="ce13"/>
          <table:table-cell table:style-name="ce14"/>
          <table:table-cell office:value-type="float" office:value="17" table:formula="of:=[.AK81]-1" table:style-name="ce1">
            <text:p>17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16" table:formula="of:=[.B82]-1" table:style-name="ce1">
            <text:p>16</text:p>
          </table:table-cell>
          <table:table-cell office:value-type="string" office:string-value="m8261" table:formula="of:=&quot;m&quot;&amp;(MID([.C81];2;4)+2)" table:style-name="ce19">
            <text:p>m8261</text:p>
          </table:table-cell>
          <table:table-cell office:value-type="string" office:string-value="m8262" table:formula="of:=&quot;m&quot;&amp;(MID([.C83];2;4)+1)" table:style-name="ce12">
            <text:p>m8262</text:p>
          </table:table-cell>
          <table:table-cell table:style-name="ce17"/>
          <table:table-cell table:style-name="ce18"/>
          <table:table-cell office:value-type="float" office:value="16" table:formula="of:=[.G82]-1" table:style-name="ce1">
            <text:p>16</text:p>
          </table:table-cell>
          <table:table-cell office:value-type="string" office:string-value="m8333" table:formula="of:=&quot;m&quot;&amp;(MID([.H81];2;4)+2)" table:style-name="ce19">
            <text:p>m8333</text:p>
          </table:table-cell>
          <table:table-cell office:value-type="string" office:string-value="m8334" table:formula="of:=&quot;m&quot;&amp;(MID([.H83];2;4)+1)" table:style-name="ce12">
            <text:p>m8334</text:p>
          </table:table-cell>
          <table:table-cell table:style-name="ce17"/>
          <table:table-cell table:style-name="ce18"/>
          <table:table-cell office:value-type="float" office:value="16" table:formula="of:=[.L82]-1" table:style-name="ce1">
            <text:p>16</text:p>
          </table:table-cell>
          <table:table-cell office:value-type="string" table:number-columns-spanned="2" table:number-rows-spanned="1" table:style-name="ce51">
            <text:p>login8a</text:p>
          </table:table-cell>
          <table:covered-table-cell/>
          <table:table-cell office:value-type="float" office:value="722" table:style-name="ce20">
            <text:p>722</text:p>
          </table:table-cell>
          <table:table-cell office:value-type="float" office:value="21.8" table:style-name="ce21">
            <text:p>21.8</text:p>
          </table:table-cell>
          <table:table-cell office:value-type="float" office:value="16" table:formula="of:=[.Q82]-1" table:style-name="ce1">
            <text:p>16</text:p>
          </table:table-cell>
          <table:table-cell office:value-type="string" office:string-value="m8405" table:formula="of:=&quot;m&quot;&amp;(MID([.R81];2;4)+2)" table:style-name="ce19">
            <text:p>m8405</text:p>
          </table:table-cell>
          <table:table-cell office:value-type="string" office:string-value="m8406" table:formula="of:=&quot;m&quot;&amp;(MID([.R83];2;4)+1)" table:style-name="ce12">
            <text:p>m8406</text:p>
          </table:table-cell>
          <table:table-cell table:style-name="ce17"/>
          <table:table-cell table:style-name="ce18"/>
          <table:table-cell office:value-type="float" office:value="16" table:formula="of:=[.V82]-1" table:style-name="ce1">
            <text:p>16</text:p>
          </table:table-cell>
          <table:table-cell office:value-type="string" office:string-value="m8477" table:formula="of:=&quot;m&quot;&amp;(MID([.W81];2;4)+2)" table:style-name="ce19">
            <text:p>m8477</text:p>
          </table:table-cell>
          <table:table-cell office:value-type="string" office:string-value="m8478" table:formula="of:=&quot;m&quot;&amp;(MID([.W83];2;4)+1)" table:style-name="ce12">
            <text:p>m8478</text:p>
          </table:table-cell>
          <table:table-cell table:style-name="ce17"/>
          <table:table-cell table:style-name="ce18"/>
          <table:table-cell office:value-type="float" office:value="16" table:formula="of:=[.AA82]-1" table:style-name="ce1">
            <text:p>16</text:p>
          </table:table-cell>
          <table:table-cell office:value-type="string" office:string-value="m8549" table:formula="of:=&quot;m&quot;&amp;(MID([.AB81];2;4)+2)" table:style-name="ce19">
            <text:p>m8549</text:p>
          </table:table-cell>
          <table:table-cell office:value-type="string" office:string-value="m8550" table:formula="of:=&quot;m&quot;&amp;(MID([.AB83];2;4)+1)" table:style-name="ce12">
            <text:p>m8550</text:p>
          </table:table-cell>
          <table:table-cell table:style-name="ce17"/>
          <table:table-cell table:style-name="ce18"/>
          <table:table-cell office:value-type="float" office:value="16" table:formula="of:=[.AF82]-1" table:style-name="ce1">
            <text:p>16</text:p>
          </table:table-cell>
          <table:table-cell office:value-type="string" office:string-value="m8621" table:formula="of:=&quot;m&quot;&amp;(MID([.AG81];2;4)+2)" table:style-name="ce19">
            <text:p>m8621</text:p>
          </table:table-cell>
          <table:table-cell office:value-type="string" office:string-value="m8622" table:formula="of:=&quot;m&quot;&amp;(MID([.AG83];2;4)+1)" table:style-name="ce12">
            <text:p>m8622</text:p>
          </table:table-cell>
          <table:table-cell table:style-name="ce17"/>
          <table:table-cell table:style-name="ce18"/>
          <table:table-cell office:value-type="float" office:value="16" table:formula="of:=[.AK82]-1" table:style-name="ce1">
            <text:p>16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15" table:formula="of:=[.B83]-1" table:style-name="ce1">
            <text:p>15</text:p>
          </table:table-cell>
          <table:table-cell office:value-type="string" office:string-value="m8263" table:formula="of:=&quot;m&quot;&amp;(MID([.C83];2;4)+2)" table:style-name="ce15">
            <text:p>m8263</text:p>
          </table:table-cell>
          <table:table-cell office:value-type="string" office:string-value="m8264" table:formula="of:=&quot;m&quot;&amp;(MID([.C84];2;4)+1)" table:style-name="ce16">
            <text:p>m8264</text:p>
          </table:table-cell>
          <table:table-cell table:style-name="ce13"/>
          <table:table-cell table:style-name="ce14"/>
          <table:table-cell office:value-type="float" office:value="15" table:formula="of:=[.G83]-1" table:style-name="ce1">
            <text:p>15</text:p>
          </table:table-cell>
          <table:table-cell office:value-type="string" office:string-value="m8335" table:formula="of:=&quot;m&quot;&amp;(MID([.H83];2;4)+2)" table:style-name="ce15">
            <text:p>m8335</text:p>
          </table:table-cell>
          <table:table-cell office:value-type="string" office:string-value="m8336" table:formula="of:=&quot;m&quot;&amp;(MID([.H84];2;4)+1)" table:style-name="ce16">
            <text:p>m8336</text:p>
          </table:table-cell>
          <table:table-cell table:style-name="ce13"/>
          <table:table-cell table:style-name="ce14"/>
          <table:table-cell office:value-type="float" office:value="15" table:formula="of:=[.L83]-1" table:style-name="ce1">
            <text:p>15</text:p>
          </table:table-cell>
          <table:table-cell office:value-type="string" table:number-columns-spanned="2" table:number-rows-spanned="1" table:style-name="ce51">
            <text:p>login8b</text:p>
          </table:table-cell>
          <table:covered-table-cell/>
          <table:table-cell office:value-type="float" office:value="722" table:style-name="ce22">
            <text:p>722</text:p>
          </table:table-cell>
          <table:table-cell office:value-type="float" office:value="21.8" table:style-name="ce23">
            <text:p>21.8</text:p>
          </table:table-cell>
          <table:table-cell office:value-type="float" office:value="15" table:formula="of:=[.Q83]-1" table:style-name="ce1">
            <text:p>15</text:p>
          </table:table-cell>
          <table:table-cell office:value-type="string" office:string-value="m8407" table:formula="of:=&quot;m&quot;&amp;(MID([.R83];2;4)+2)" table:style-name="ce15">
            <text:p>m8407</text:p>
          </table:table-cell>
          <table:table-cell office:value-type="string" office:string-value="m8408" table:formula="of:=&quot;m&quot;&amp;(MID([.R84];2;4)+1)" table:style-name="ce16">
            <text:p>m8408</text:p>
          </table:table-cell>
          <table:table-cell table:style-name="ce13"/>
          <table:table-cell table:style-name="ce14"/>
          <table:table-cell office:value-type="float" office:value="15" table:formula="of:=[.V83]-1" table:style-name="ce1">
            <text:p>15</text:p>
          </table:table-cell>
          <table:table-cell office:value-type="string" office:string-value="m8479" table:formula="of:=&quot;m&quot;&amp;(MID([.W83];2;4)+2)" table:style-name="ce15">
            <text:p>m8479</text:p>
          </table:table-cell>
          <table:table-cell office:value-type="string" office:string-value="m8480" table:formula="of:=&quot;m&quot;&amp;(MID([.W84];2;4)+1)" table:style-name="ce16">
            <text:p>m8480</text:p>
          </table:table-cell>
          <table:table-cell table:style-name="ce13"/>
          <table:table-cell table:style-name="ce14"/>
          <table:table-cell office:value-type="float" office:value="15" table:formula="of:=[.AA83]-1" table:style-name="ce1">
            <text:p>15</text:p>
          </table:table-cell>
          <table:table-cell office:value-type="string" office:string-value="m8551" table:formula="of:=&quot;m&quot;&amp;(MID([.AB83];2;4)+2)" table:style-name="ce15">
            <text:p>m8551</text:p>
          </table:table-cell>
          <table:table-cell office:value-type="string" office:string-value="m8552" table:formula="of:=&quot;m&quot;&amp;(MID([.AB84];2;4)+1)" table:style-name="ce16">
            <text:p>m8552</text:p>
          </table:table-cell>
          <table:table-cell table:style-name="ce13"/>
          <table:table-cell table:style-name="ce14"/>
          <table:table-cell office:value-type="float" office:value="15" table:formula="of:=[.AF83]-1" table:style-name="ce1">
            <text:p>15</text:p>
          </table:table-cell>
          <table:table-cell office:value-type="string" office:string-value="m8623" table:formula="of:=&quot;m&quot;&amp;(MID([.AG83];2;4)+2)" table:style-name="ce15">
            <text:p>m8623</text:p>
          </table:table-cell>
          <table:table-cell office:value-type="string" office:string-value="m8624" table:formula="of:=&quot;m&quot;&amp;(MID([.AG84];2;4)+1)" table:style-name="ce16">
            <text:p>m8624</text:p>
          </table:table-cell>
          <table:table-cell table:style-name="ce13"/>
          <table:table-cell table:style-name="ce14"/>
          <table:table-cell office:value-type="float" office:value="15" table:formula="of:=[.AK83]-1" table:style-name="ce1">
            <text:p>15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14" table:formula="of:=[.B84]-1" table:style-name="ce1">
            <text:p>14</text:p>
          </table:table-cell>
          <table:table-cell office:value-type="string" office:string-value="m8265" table:formula="of:=&quot;m&quot;&amp;(MID([.C84];2;4)+2)" table:style-name="ce19">
            <text:p>m8265</text:p>
          </table:table-cell>
          <table:table-cell office:value-type="string" office:string-value="m8266" table:formula="of:=&quot;m&quot;&amp;(MID([.C85];2;4)+1)" table:style-name="ce12">
            <text:p>m8266</text:p>
          </table:table-cell>
          <table:table-cell table:style-name="ce17"/>
          <table:table-cell table:style-name="ce18"/>
          <table:table-cell office:value-type="float" office:value="14" table:formula="of:=[.G84]-1" table:style-name="ce1">
            <text:p>14</text:p>
          </table:table-cell>
          <table:table-cell office:value-type="string" office:string-value="m8337" table:formula="of:=&quot;m&quot;&amp;(MID([.H84];2;4)+2)" table:style-name="ce19">
            <text:p>m8337</text:p>
          </table:table-cell>
          <table:table-cell office:value-type="string" office:string-value="m8338" table:formula="of:=&quot;m&quot;&amp;(MID([.H85];2;4)+1)" table:style-name="ce12">
            <text:p>m8338</text:p>
          </table:table-cell>
          <table:table-cell table:style-name="ce17"/>
          <table:table-cell table:style-name="ce18"/>
          <table:table-cell office:value-type="float" office:value="14" table:formula="of:=[.L84]-1" table:style-name="ce1">
            <text:p>14</text:p>
          </table:table-cell>
          <table:table-cell office:value-type="string" table:number-columns-spanned="2" table:number-rows-spanned="1" table:style-name="ce41">
            <text:p>IB switch: c8ibe24</text:p>
          </table:table-cell>
          <table:covered-table-cell/>
          <table:table-cell office:value-type="float" office:value="136" table:style-name="ce22">
            <text:p>136</text:p>
          </table:table-cell>
          <table:table-cell office:value-type="float" office:value="5" table:style-name="ce23">
            <text:p>5</text:p>
          </table:table-cell>
          <table:table-cell office:value-type="float" office:value="14" table:formula="of:=[.Q84]-1" table:style-name="ce1">
            <text:p>14</text:p>
          </table:table-cell>
          <table:table-cell office:value-type="string" office:string-value="m8409" table:formula="of:=&quot;m&quot;&amp;(MID([.R84];2;4)+2)" table:style-name="ce19">
            <text:p>m8409</text:p>
          </table:table-cell>
          <table:table-cell office:value-type="string" office:string-value="m8410" table:formula="of:=&quot;m&quot;&amp;(MID([.R85];2;4)+1)" table:style-name="ce12">
            <text:p>m8410</text:p>
          </table:table-cell>
          <table:table-cell table:style-name="ce17"/>
          <table:table-cell table:style-name="ce18"/>
          <table:table-cell office:value-type="float" office:value="14" table:formula="of:=[.V84]-1" table:style-name="ce1">
            <text:p>14</text:p>
          </table:table-cell>
          <table:table-cell office:value-type="string" office:string-value="m8481" table:formula="of:=&quot;m&quot;&amp;(MID([.W84];2;4)+2)" table:style-name="ce19">
            <text:p>m8481</text:p>
          </table:table-cell>
          <table:table-cell office:value-type="string" office:string-value="m8482" table:formula="of:=&quot;m&quot;&amp;(MID([.W85];2;4)+1)" table:style-name="ce12">
            <text:p>m8482</text:p>
          </table:table-cell>
          <table:table-cell table:style-name="ce17"/>
          <table:table-cell table:style-name="ce18"/>
          <table:table-cell office:value-type="float" office:value="14" table:formula="of:=[.AA84]-1" table:style-name="ce1">
            <text:p>14</text:p>
          </table:table-cell>
          <table:table-cell office:value-type="string" office:string-value="m8553" table:formula="of:=&quot;m&quot;&amp;(MID([.AB84];2;4)+2)" table:style-name="ce19">
            <text:p>m8553</text:p>
          </table:table-cell>
          <table:table-cell office:value-type="string" office:string-value="m8554" table:formula="of:=&quot;m&quot;&amp;(MID([.AB85];2;4)+1)" table:style-name="ce12">
            <text:p>m8554</text:p>
          </table:table-cell>
          <table:table-cell table:style-name="ce17"/>
          <table:table-cell table:style-name="ce18"/>
          <table:table-cell office:value-type="float" office:value="14" table:formula="of:=[.AF84]-1" table:style-name="ce1">
            <text:p>14</text:p>
          </table:table-cell>
          <table:table-cell office:value-type="string" office:string-value="m8625" table:formula="of:=&quot;m&quot;&amp;(MID([.AG84];2;4)+2)" table:style-name="ce19">
            <text:p>m8625</text:p>
          </table:table-cell>
          <table:table-cell office:value-type="string" office:string-value="m8626" table:formula="of:=&quot;m&quot;&amp;(MID([.AG85];2;4)+1)" table:style-name="ce12">
            <text:p>m8626</text:p>
          </table:table-cell>
          <table:table-cell table:style-name="ce17"/>
          <table:table-cell table:style-name="ce18"/>
          <table:table-cell office:value-type="float" office:value="14" table:formula="of:=[.AK84]-1" table:style-name="ce1">
            <text:p>14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13" table:formula="of:=[.B85]-1" table:style-name="ce1">
            <text:p>13</text:p>
          </table:table-cell>
          <table:table-cell office:value-type="string" office:string-value="m8267" table:formula="of:=&quot;m&quot;&amp;(MID([.C85];2;4)+2)" table:style-name="ce15">
            <text:p>m8267</text:p>
          </table:table-cell>
          <table:table-cell office:value-type="string" office:string-value="m8268" table:formula="of:=&quot;m&quot;&amp;(MID([.C86];2;4)+1)" table:style-name="ce16">
            <text:p>m8268</text:p>
          </table:table-cell>
          <table:table-cell table:style-name="ce13"/>
          <table:table-cell table:style-name="ce14"/>
          <table:table-cell office:value-type="float" office:value="13" table:formula="of:=[.G85]-1" table:style-name="ce1">
            <text:p>13</text:p>
          </table:table-cell>
          <table:table-cell office:value-type="string" office:string-value="m8339" table:formula="of:=&quot;m&quot;&amp;(MID([.H85];2;4)+2)" table:style-name="ce15">
            <text:p>m8339</text:p>
          </table:table-cell>
          <table:table-cell office:value-type="string" office:string-value="m8340" table:formula="of:=&quot;m&quot;&amp;(MID([.H86];2;4)+1)" table:style-name="ce16">
            <text:p>m8340</text:p>
          </table:table-cell>
          <table:table-cell table:style-name="ce13"/>
          <table:table-cell table:style-name="ce14"/>
          <table:table-cell office:value-type="float" office:value="13" table:formula="of:=[.L85]-1" table:style-name="ce1">
            <text:p>13</text:p>
          </table:table-cell>
          <table:table-cell office:value-type="string" table:number-columns-spanned="2" table:number-rows-spanned="2" table:style-name="ce52">
            <text:p>R7525 fat node (mad04)</text:p>
          </table:table-cell>
          <table:covered-table-cell/>
          <table:table-cell office:value-type="float" office:value="720" table:number-columns-spanned="1" table:number-rows-spanned="2" table:style-name="ce45">
            <text:p>720</text:p>
          </table:table-cell>
          <table:table-cell office:value-type="float" office:value="53.2" table:number-columns-spanned="1" table:number-rows-spanned="2" table:style-name="ce46">
            <text:p>53.2</text:p>
          </table:table-cell>
          <table:table-cell office:value-type="float" office:value="13" table:formula="of:=[.Q85]-1" table:style-name="ce1">
            <text:p>13</text:p>
          </table:table-cell>
          <table:table-cell office:value-type="string" office:string-value="m8411" table:formula="of:=&quot;m&quot;&amp;(MID([.R85];2;4)+2)" table:style-name="ce15">
            <text:p>m8411</text:p>
          </table:table-cell>
          <table:table-cell office:value-type="string" office:string-value="m8412" table:formula="of:=&quot;m&quot;&amp;(MID([.R86];2;4)+1)" table:style-name="ce16">
            <text:p>m8412</text:p>
          </table:table-cell>
          <table:table-cell table:style-name="ce13"/>
          <table:table-cell table:style-name="ce14"/>
          <table:table-cell office:value-type="float" office:value="13" table:formula="of:=[.V85]-1" table:style-name="ce1">
            <text:p>13</text:p>
          </table:table-cell>
          <table:table-cell office:value-type="string" office:string-value="m8483" table:formula="of:=&quot;m&quot;&amp;(MID([.W85];2;4)+2)" table:style-name="ce15">
            <text:p>m8483</text:p>
          </table:table-cell>
          <table:table-cell office:value-type="string" office:string-value="m8484" table:formula="of:=&quot;m&quot;&amp;(MID([.W86];2;4)+1)" table:style-name="ce16">
            <text:p>m8484</text:p>
          </table:table-cell>
          <table:table-cell table:style-name="ce13"/>
          <table:table-cell table:style-name="ce14"/>
          <table:table-cell office:value-type="float" office:value="13" table:formula="of:=[.AA85]-1" table:style-name="ce1">
            <text:p>13</text:p>
          </table:table-cell>
          <table:table-cell office:value-type="string" office:string-value="m8555" table:formula="of:=&quot;m&quot;&amp;(MID([.AB85];2;4)+2)" table:style-name="ce15">
            <text:p>m8555</text:p>
          </table:table-cell>
          <table:table-cell office:value-type="string" office:string-value="m8556" table:formula="of:=&quot;m&quot;&amp;(MID([.AB86];2;4)+1)" table:style-name="ce16">
            <text:p>m8556</text:p>
          </table:table-cell>
          <table:table-cell table:style-name="ce13"/>
          <table:table-cell table:style-name="ce14"/>
          <table:table-cell office:value-type="float" office:value="13" table:formula="of:=[.AF85]-1" table:style-name="ce1">
            <text:p>13</text:p>
          </table:table-cell>
          <table:table-cell office:value-type="string" office:string-value="m8627" table:formula="of:=&quot;m&quot;&amp;(MID([.AG85];2;4)+2)" table:style-name="ce15">
            <text:p>m8627</text:p>
          </table:table-cell>
          <table:table-cell office:value-type="string" office:string-value="m8628" table:formula="of:=&quot;m&quot;&amp;(MID([.AG86];2;4)+1)" table:style-name="ce16">
            <text:p>m8628</text:p>
          </table:table-cell>
          <table:table-cell table:style-name="ce13"/>
          <table:table-cell table:style-name="ce14"/>
          <table:table-cell office:value-type="float" office:value="13" table:formula="of:=[.AK85]-1" table:style-name="ce1">
            <text:p>13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12" table:formula="of:=[.B86]-1" table:style-name="ce1">
            <text:p>12</text:p>
          </table:table-cell>
          <table:table-cell office:value-type="string" office:string-value="c8sw09" table:formula="of:=&quot;c8sw&quot;&amp;TEXT(MID([.C68];5;2)+1;&quot;00&quot;)" table:number-columns-spanned="2" table:number-rows-spanned="1" table:style-name="ce36">
            <text:p>c8sw09</text:p>
          </table:table-cell>
          <table:covered-table-cell/>
          <table:table-cell table:style-name="ce17"/>
          <table:table-cell table:style-name="ce18"/>
          <table:table-cell office:value-type="float" office:value="12" table:formula="of:=[.G86]-1" table:style-name="ce1">
            <text:p>12</text:p>
          </table:table-cell>
          <table:table-cell office:value-type="string" office:string-value="c8sw11" table:formula="of:=&quot;c8sw&quot;&amp;TEXT(MID([.H68];5;2)+1;&quot;00&quot;)" table:number-columns-spanned="2" table:number-rows-spanned="1" table:style-name="ce36">
            <text:p>c8sw11</text:p>
          </table:table-cell>
          <table:covered-table-cell/>
          <table:table-cell table:style-name="ce17"/>
          <table:table-cell table:style-name="ce18"/>
          <table:table-cell office:value-type="float" office:value="12" table:formula="of:=[.L86]-1" table:style-name="ce1">
            <text:p>12</text:p>
          </table:table-cell>
          <table:covered-table-cell/>
          <table:covered-table-cell/>
          <table:covered-table-cell/>
          <table:covered-table-cell/>
          <table:table-cell office:value-type="float" office:value="12" table:formula="of:=[.Q86]-1" table:style-name="ce1">
            <text:p>12</text:p>
          </table:table-cell>
          <table:table-cell office:value-type="string" office:string-value="c8sw15" table:formula="of:=&quot;c8sw&quot;&amp;TEXT(MID([.R68];5;2)+1;&quot;00&quot;)" table:number-columns-spanned="2" table:number-rows-spanned="1" table:style-name="ce36">
            <text:p>c8sw15</text:p>
          </table:table-cell>
          <table:covered-table-cell/>
          <table:table-cell table:style-name="ce17"/>
          <table:table-cell table:style-name="ce18"/>
          <table:table-cell office:value-type="float" office:value="12" table:formula="of:=[.V86]-1" table:style-name="ce1">
            <text:p>12</text:p>
          </table:table-cell>
          <table:table-cell office:value-type="string" office:string-value="c8sw17" table:formula="of:=&quot;c8sw&quot;&amp;TEXT(MID([.W68];5;2)+1;&quot;00&quot;)" table:number-columns-spanned="2" table:number-rows-spanned="1" table:style-name="ce36">
            <text:p>c8sw17</text:p>
          </table:table-cell>
          <table:covered-table-cell/>
          <table:table-cell table:style-name="ce17"/>
          <table:table-cell table:style-name="ce18"/>
          <table:table-cell office:value-type="float" office:value="12" table:formula="of:=[.AA86]-1" table:style-name="ce1">
            <text:p>12</text:p>
          </table:table-cell>
          <table:table-cell office:value-type="string" office:string-value="c8sw19" table:formula="of:=&quot;c8sw&quot;&amp;TEXT(MID([.AB68];5;2)+1;&quot;00&quot;)" table:number-columns-spanned="2" table:number-rows-spanned="1" table:style-name="ce36">
            <text:p>c8sw19</text:p>
          </table:table-cell>
          <table:covered-table-cell/>
          <table:table-cell table:style-name="ce17"/>
          <table:table-cell table:style-name="ce18"/>
          <table:table-cell office:value-type="float" office:value="12" table:formula="of:=[.AF86]-1" table:style-name="ce1">
            <text:p>12</text:p>
          </table:table-cell>
          <table:table-cell office:value-type="string" office:string-value="c8sw21" table:formula="of:=&quot;c8sw&quot;&amp;TEXT(MID([.AG68];5;2)+1;&quot;00&quot;)" table:number-columns-spanned="2" table:number-rows-spanned="1" table:style-name="ce36">
            <text:p>c8sw21</text:p>
          </table:table-cell>
          <table:covered-table-cell/>
          <table:table-cell table:style-name="ce17"/>
          <table:table-cell table:style-name="ce18"/>
          <table:table-cell office:value-type="float" office:value="12" table:formula="of:=[.AK86]-1" table:style-name="ce1">
            <text:p>12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11" table:formula="of:=[.B87]-1" table:style-name="ce1">
            <text:p>11</text:p>
          </table:table-cell>
          <table:table-cell office:value-type="string" office:string-value="m8269" table:formula="of:=&quot;m&quot;&amp;(MID([.C86];2;4)+2)" table:style-name="ce19">
            <text:p>m8269</text:p>
          </table:table-cell>
          <table:table-cell office:value-type="string" office:string-value="m8270" table:formula="of:=&quot;m&quot;&amp;(MID([.C88];2;4)+1)" table:style-name="ce12">
            <text:p>m8270</text:p>
          </table:table-cell>
          <table:table-cell table:style-name="ce20"/>
          <table:table-cell table:style-name="ce21"/>
          <table:table-cell office:value-type="float" office:value="11" table:formula="of:=[.G87]-1" table:style-name="ce1">
            <text:p>11</text:p>
          </table:table-cell>
          <table:table-cell office:value-type="string" office:string-value="m8341" table:formula="of:=&quot;m&quot;&amp;(MID([.H86];2;4)+2)" table:style-name="ce19">
            <text:p>m8341</text:p>
          </table:table-cell>
          <table:table-cell office:value-type="string" office:string-value="m8342" table:formula="of:=&quot;m&quot;&amp;(MID([.H88];2;4)+1)" table:style-name="ce12">
            <text:p>m8342</text:p>
          </table:table-cell>
          <table:table-cell table:style-name="ce20"/>
          <table:table-cell table:style-name="ce21"/>
          <table:table-cell office:value-type="float" office:value="11" table:formula="of:=[.L87]-1" table:style-name="ce1">
            <text:p>11</text:p>
          </table:table-cell>
          <table:table-cell office:value-type="string" table:number-columns-spanned="2" table:number-rows-spanned="1" table:style-name="ce53">
            <text:p>mad05</text:p>
          </table:table-cell>
          <table:covered-table-cell/>
          <table:table-cell office:value-type="float" office:value="722" table:style-name="ce22">
            <text:p>722</text:p>
          </table:table-cell>
          <table:table-cell office:value-type="float" office:value="21.8" table:style-name="ce23">
            <text:p>21.8</text:p>
          </table:table-cell>
          <table:table-cell office:value-type="float" office:value="11" table:formula="of:=[.Q87]-1" table:style-name="ce1">
            <text:p>11</text:p>
          </table:table-cell>
          <table:table-cell office:value-type="string" office:string-value="m8413" table:formula="of:=&quot;m&quot;&amp;(MID([.R86];2;4)+2)" table:style-name="ce19">
            <text:p>m8413</text:p>
          </table:table-cell>
          <table:table-cell office:value-type="string" office:string-value="m8414" table:formula="of:=&quot;m&quot;&amp;(MID([.R88];2;4)+1)" table:style-name="ce12">
            <text:p>m8414</text:p>
          </table:table-cell>
          <table:table-cell table:style-name="ce20"/>
          <table:table-cell table:style-name="ce21"/>
          <table:table-cell office:value-type="float" office:value="11" table:formula="of:=[.V87]-1" table:style-name="ce1">
            <text:p>11</text:p>
          </table:table-cell>
          <table:table-cell office:value-type="string" office:string-value="m8485" table:formula="of:=&quot;m&quot;&amp;(MID([.W86];2;4)+2)" table:style-name="ce19">
            <text:p>m8485</text:p>
          </table:table-cell>
          <table:table-cell office:value-type="string" office:string-value="m8486" table:formula="of:=&quot;m&quot;&amp;(MID([.W88];2;4)+1)" table:style-name="ce12">
            <text:p>m8486</text:p>
          </table:table-cell>
          <table:table-cell table:style-name="ce20"/>
          <table:table-cell table:style-name="ce21"/>
          <table:table-cell office:value-type="float" office:value="11" table:formula="of:=[.AA87]-1" table:style-name="ce1">
            <text:p>11</text:p>
          </table:table-cell>
          <table:table-cell office:value-type="string" office:string-value="m8557" table:formula="of:=&quot;m&quot;&amp;(MID([.AB86];2;4)+2)" table:style-name="ce19">
            <text:p>m8557</text:p>
          </table:table-cell>
          <table:table-cell office:value-type="string" office:string-value="m8558" table:formula="of:=&quot;m&quot;&amp;(MID([.AB88];2;4)+1)" table:style-name="ce12">
            <text:p>m8558</text:p>
          </table:table-cell>
          <table:table-cell table:style-name="ce20"/>
          <table:table-cell table:style-name="ce21"/>
          <table:table-cell office:value-type="float" office:value="11" table:formula="of:=[.AF87]-1" table:style-name="ce1">
            <text:p>11</text:p>
          </table:table-cell>
          <table:table-cell office:value-type="string" office:string-value="m8629" table:formula="of:=&quot;m&quot;&amp;(MID([.AG86];2;4)+2)" table:style-name="ce19">
            <text:p>m8629</text:p>
          </table:table-cell>
          <table:table-cell office:value-type="string" office:string-value="m8630" table:formula="of:=&quot;m&quot;&amp;(MID([.AG88];2;4)+1)" table:style-name="ce12">
            <text:p>m8630</text:p>
          </table:table-cell>
          <table:table-cell table:style-name="ce20"/>
          <table:table-cell table:style-name="ce21"/>
          <table:table-cell office:value-type="float" office:value="11" table:formula="of:=[.AK87]-1" table:style-name="ce1">
            <text:p>11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10" table:formula="of:=[.B88]-1" table:style-name="ce1">
            <text:p>10</text:p>
          </table:table-cell>
          <table:table-cell office:value-type="string" office:string-value="m8271" table:formula="of:=&quot;m&quot;&amp;(MID([.C88];2;4)+2)" table:style-name="ce15">
            <text:p>m8271</text:p>
          </table:table-cell>
          <table:table-cell office:value-type="string" office:string-value="m8272" table:formula="of:=&quot;m&quot;&amp;(MID([.C89];2;4)+1)" table:style-name="ce16">
            <text:p>m8272</text:p>
          </table:table-cell>
          <table:table-cell table:style-name="ce13"/>
          <table:table-cell table:style-name="ce14"/>
          <table:table-cell office:value-type="float" office:value="10" table:formula="of:=[.G88]-1" table:style-name="ce1">
            <text:p>10</text:p>
          </table:table-cell>
          <table:table-cell office:value-type="string" office:string-value="m8343" table:formula="of:=&quot;m&quot;&amp;(MID([.H88];2;4)+2)" table:style-name="ce15">
            <text:p>m8343</text:p>
          </table:table-cell>
          <table:table-cell office:value-type="string" office:string-value="m8344" table:formula="of:=&quot;m&quot;&amp;(MID([.H89];2;4)+1)" table:style-name="ce16">
            <text:p>m8344</text:p>
          </table:table-cell>
          <table:table-cell table:style-name="ce13"/>
          <table:table-cell table:style-name="ce14"/>
          <table:table-cell office:value-type="float" office:value="10" table:formula="of:=[.L88]-1" table:style-name="ce1">
            <text:p>10</text:p>
          </table:table-cell>
          <table:table-cell office:value-type="string" table:number-columns-spanned="2" table:number-rows-spanned="1" table:style-name="ce47">
            <text:p>Ethernet switch: c8sw01</text:p>
          </table:table-cell>
          <table:covered-table-cell/>
          <table:table-cell office:value-type="float" office:value="196" table:style-name="ce22">
            <text:p>196</text:p>
          </table:table-cell>
          <table:table-cell office:value-type="float" office:value="5" table:style-name="ce23">
            <text:p>5</text:p>
          </table:table-cell>
          <table:table-cell office:value-type="float" office:value="10" table:formula="of:=[.Q88]-1" table:style-name="ce1">
            <text:p>10</text:p>
          </table:table-cell>
          <table:table-cell office:value-type="string" office:string-value="m8415" table:formula="of:=&quot;m&quot;&amp;(MID([.R88];2;4)+2)" table:style-name="ce15">
            <text:p>m8415</text:p>
          </table:table-cell>
          <table:table-cell office:value-type="string" office:string-value="m8416" table:formula="of:=&quot;m&quot;&amp;(MID([.R89];2;4)+1)" table:style-name="ce16">
            <text:p>m8416</text:p>
          </table:table-cell>
          <table:table-cell table:style-name="ce13"/>
          <table:table-cell table:style-name="ce14"/>
          <table:table-cell office:value-type="float" office:value="10" table:formula="of:=[.V88]-1" table:style-name="ce1">
            <text:p>10</text:p>
          </table:table-cell>
          <table:table-cell office:value-type="string" office:string-value="m8487" table:formula="of:=&quot;m&quot;&amp;(MID([.W88];2;4)+2)" table:style-name="ce15">
            <text:p>m8487</text:p>
          </table:table-cell>
          <table:table-cell office:value-type="string" office:string-value="m8488" table:formula="of:=&quot;m&quot;&amp;(MID([.W89];2;4)+1)" table:style-name="ce16">
            <text:p>m8488</text:p>
          </table:table-cell>
          <table:table-cell table:style-name="ce13"/>
          <table:table-cell table:style-name="ce14"/>
          <table:table-cell office:value-type="float" office:value="10" table:formula="of:=[.AA88]-1" table:style-name="ce1">
            <text:p>10</text:p>
          </table:table-cell>
          <table:table-cell office:value-type="string" office:string-value="m8559" table:formula="of:=&quot;m&quot;&amp;(MID([.AB88];2;4)+2)" table:style-name="ce15">
            <text:p>m8559</text:p>
          </table:table-cell>
          <table:table-cell office:value-type="string" office:string-value="m8560" table:formula="of:=&quot;m&quot;&amp;(MID([.AB89];2;4)+1)" table:style-name="ce16">
            <text:p>m8560</text:p>
          </table:table-cell>
          <table:table-cell table:style-name="ce13"/>
          <table:table-cell table:style-name="ce14"/>
          <table:table-cell office:value-type="float" office:value="10" table:formula="of:=[.AF88]-1" table:style-name="ce1">
            <text:p>10</text:p>
          </table:table-cell>
          <table:table-cell office:value-type="string" office:string-value="m8631" table:formula="of:=&quot;m&quot;&amp;(MID([.AG88];2;4)+2)" table:style-name="ce15">
            <text:p>m8631</text:p>
          </table:table-cell>
          <table:table-cell office:value-type="string" office:string-value="m8632" table:formula="of:=&quot;m&quot;&amp;(MID([.AG89];2;4)+1)" table:style-name="ce16">
            <text:p>m8632</text:p>
          </table:table-cell>
          <table:table-cell table:style-name="ce13"/>
          <table:table-cell table:style-name="ce14"/>
          <table:table-cell office:value-type="float" office:value="10" table:formula="of:=[.AK88]-1" table:style-name="ce1">
            <text:p>10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9" table:formula="of:=[.B89]-1" table:style-name="ce1">
            <text:p>9</text:p>
          </table:table-cell>
          <table:table-cell office:value-type="string" office:string-value="m8273" table:formula="of:=&quot;m&quot;&amp;(MID([.C89];2;4)+2)" table:style-name="ce19">
            <text:p>m8273</text:p>
          </table:table-cell>
          <table:table-cell office:value-type="string" office:string-value="m8274" table:formula="of:=&quot;m&quot;&amp;(MID([.C90];2;4)+1)" table:style-name="ce12">
            <text:p>m8274</text:p>
          </table:table-cell>
          <table:table-cell table:style-name="ce17"/>
          <table:table-cell table:style-name="ce18"/>
          <table:table-cell office:value-type="float" office:value="9" table:formula="of:=[.G89]-1" table:style-name="ce1">
            <text:p>9</text:p>
          </table:table-cell>
          <table:table-cell office:value-type="string" office:string-value="m8345" table:formula="of:=&quot;m&quot;&amp;(MID([.H89];2;4)+2)" table:style-name="ce19">
            <text:p>m8345</text:p>
          </table:table-cell>
          <table:table-cell office:value-type="string" office:string-value="m8346" table:formula="of:=&quot;m&quot;&amp;(MID([.H90];2;4)+1)" table:style-name="ce12">
            <text:p>m8346</text:p>
          </table:table-cell>
          <table:table-cell table:style-name="ce17"/>
          <table:table-cell table:style-name="ce18"/>
          <table:table-cell office:value-type="float" office:value="9" table:formula="of:=[.L89]-1" table:style-name="ce1">
            <text:p>9</text:p>
          </table:table-cell>
          <table:table-cell office:value-type="string" table:number-columns-spanned="2" table:number-rows-spanned="4" table:style-name="ce54">
            <text:p>Mystery Server</text:p>
          </table:table-cell>
          <table:covered-table-cell/>
          <table:table-cell table:style-name="ce1"/>
          <table:table-cell table:style-name="ce21"/>
          <table:table-cell office:value-type="float" office:value="9" table:formula="of:=[.Q89]-1" table:style-name="ce1">
            <text:p>9</text:p>
          </table:table-cell>
          <table:table-cell office:value-type="string" office:string-value="m8417" table:formula="of:=&quot;m&quot;&amp;(MID([.R89];2;4)+2)" table:style-name="ce19">
            <text:p>m8417</text:p>
          </table:table-cell>
          <table:table-cell office:value-type="string" office:string-value="m8418" table:formula="of:=&quot;m&quot;&amp;(MID([.R90];2;4)+1)" table:style-name="ce12">
            <text:p>m8418</text:p>
          </table:table-cell>
          <table:table-cell table:style-name="ce17"/>
          <table:table-cell table:style-name="ce18"/>
          <table:table-cell office:value-type="float" office:value="9" table:formula="of:=[.V89]-1" table:style-name="ce1">
            <text:p>9</text:p>
          </table:table-cell>
          <table:table-cell office:value-type="string" office:string-value="m8489" table:formula="of:=&quot;m&quot;&amp;(MID([.W89];2;4)+2)" table:style-name="ce19">
            <text:p>m8489</text:p>
          </table:table-cell>
          <table:table-cell office:value-type="string" office:string-value="m8490" table:formula="of:=&quot;m&quot;&amp;(MID([.W90];2;4)+1)" table:style-name="ce12">
            <text:p>m8490</text:p>
          </table:table-cell>
          <table:table-cell table:style-name="ce17"/>
          <table:table-cell table:style-name="ce18"/>
          <table:table-cell office:value-type="float" office:value="9" table:formula="of:=[.AA89]-1" table:style-name="ce1">
            <text:p>9</text:p>
          </table:table-cell>
          <table:table-cell office:value-type="string" office:string-value="m8561" table:formula="of:=&quot;m&quot;&amp;(MID([.AB89];2;4)+2)" table:style-name="ce19">
            <text:p>m8561</text:p>
          </table:table-cell>
          <table:table-cell office:value-type="string" office:string-value="m8562" table:formula="of:=&quot;m&quot;&amp;(MID([.AB90];2;4)+1)" table:style-name="ce12">
            <text:p>m8562</text:p>
          </table:table-cell>
          <table:table-cell table:style-name="ce17"/>
          <table:table-cell table:style-name="ce18"/>
          <table:table-cell office:value-type="float" office:value="9" table:formula="of:=[.AF89]-1" table:style-name="ce1">
            <text:p>9</text:p>
          </table:table-cell>
          <table:table-cell office:value-type="string" office:string-value="m8633" table:formula="of:=&quot;m&quot;&amp;(MID([.AG89];2;4)+2)" table:style-name="ce19">
            <text:p>m8633</text:p>
          </table:table-cell>
          <table:table-cell office:value-type="string" office:string-value="m8634" table:formula="of:=&quot;m&quot;&amp;(MID([.AG90];2;4)+1)" table:style-name="ce12">
            <text:p>m8634</text:p>
          </table:table-cell>
          <table:table-cell table:style-name="ce17"/>
          <table:table-cell table:style-name="ce18"/>
          <table:table-cell office:value-type="float" office:value="9" table:formula="of:=[.AK89]-1" table:style-name="ce1">
            <text:p>9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8" table:formula="of:=[.B90]-1" table:style-name="ce1">
            <text:p>8</text:p>
          </table:table-cell>
          <table:table-cell office:value-type="string" office:string-value="m8275" table:formula="of:=&quot;m&quot;&amp;(MID([.C90];2;4)+2)" table:style-name="ce15">
            <text:p>m8275</text:p>
          </table:table-cell>
          <table:table-cell office:value-type="string" office:string-value="m8276" table:formula="of:=&quot;m&quot;&amp;(MID([.C91];2;4)+1)" table:style-name="ce16">
            <text:p>m8276</text:p>
          </table:table-cell>
          <table:table-cell table:style-name="ce13"/>
          <table:table-cell table:style-name="ce14"/>
          <table:table-cell office:value-type="float" office:value="8" table:formula="of:=[.G90]-1" table:style-name="ce1">
            <text:p>8</text:p>
          </table:table-cell>
          <table:table-cell office:value-type="string" office:string-value="m8347" table:formula="of:=&quot;m&quot;&amp;(MID([.H90];2;4)+2)" table:style-name="ce15">
            <text:p>m8347</text:p>
          </table:table-cell>
          <table:table-cell office:value-type="string" office:string-value="m8348" table:formula="of:=&quot;m&quot;&amp;(MID([.H91];2;4)+1)" table:style-name="ce16">
            <text:p>m8348</text:p>
          </table:table-cell>
          <table:table-cell table:style-name="ce13"/>
          <table:table-cell table:style-name="ce14"/>
          <table:table-cell office:value-type="float" office:value="8" table:formula="of:=[.L90]-1" table:style-name="ce1">
            <text:p>8</text:p>
          </table:table-cell>
          <table:covered-table-cell/>
          <table:covered-table-cell/>
          <table:table-cell table:style-name="ce1"/>
          <table:table-cell table:style-name="ce24"/>
          <table:table-cell office:value-type="float" office:value="8" table:formula="of:=[.Q90]-1" table:style-name="ce1">
            <text:p>8</text:p>
          </table:table-cell>
          <table:table-cell office:value-type="string" office:string-value="m8419" table:formula="of:=&quot;m&quot;&amp;(MID([.R90];2;4)+2)" table:style-name="ce15">
            <text:p>m8419</text:p>
          </table:table-cell>
          <table:table-cell office:value-type="string" office:string-value="m8420" table:formula="of:=&quot;m&quot;&amp;(MID([.R91];2;4)+1)" table:style-name="ce16">
            <text:p>m8420</text:p>
          </table:table-cell>
          <table:table-cell table:style-name="ce13"/>
          <table:table-cell table:style-name="ce14"/>
          <table:table-cell office:value-type="float" office:value="8" table:formula="of:=[.V90]-1" table:style-name="ce1">
            <text:p>8</text:p>
          </table:table-cell>
          <table:table-cell office:value-type="string" office:string-value="m8491" table:formula="of:=&quot;m&quot;&amp;(MID([.W90];2;4)+2)" table:style-name="ce15">
            <text:p>m8491</text:p>
          </table:table-cell>
          <table:table-cell office:value-type="string" office:string-value="m8492" table:formula="of:=&quot;m&quot;&amp;(MID([.W91];2;4)+1)" table:style-name="ce16">
            <text:p>m8492</text:p>
          </table:table-cell>
          <table:table-cell table:style-name="ce13"/>
          <table:table-cell table:style-name="ce14"/>
          <table:table-cell office:value-type="float" office:value="8" table:formula="of:=[.AA90]-1" table:style-name="ce1">
            <text:p>8</text:p>
          </table:table-cell>
          <table:table-cell office:value-type="string" office:string-value="m8563" table:formula="of:=&quot;m&quot;&amp;(MID([.AB90];2;4)+2)" table:style-name="ce15">
            <text:p>m8563</text:p>
          </table:table-cell>
          <table:table-cell office:value-type="string" office:string-value="m8564" table:formula="of:=&quot;m&quot;&amp;(MID([.AB91];2;4)+1)" table:style-name="ce16">
            <text:p>m8564</text:p>
          </table:table-cell>
          <table:table-cell table:style-name="ce13"/>
          <table:table-cell table:style-name="ce14"/>
          <table:table-cell office:value-type="float" office:value="8" table:formula="of:=[.AF90]-1" table:style-name="ce1">
            <text:p>8</text:p>
          </table:table-cell>
          <table:table-cell office:value-type="string" office:string-value="m8635" table:formula="of:=&quot;m&quot;&amp;(MID([.AG90];2;4)+2)" table:style-name="ce15">
            <text:p>m8635</text:p>
          </table:table-cell>
          <table:table-cell office:value-type="string" office:string-value="m8636" table:formula="of:=&quot;m&quot;&amp;(MID([.AG91];2;4)+1)" table:style-name="ce16">
            <text:p>m8636</text:p>
          </table:table-cell>
          <table:table-cell table:style-name="ce13"/>
          <table:table-cell table:style-name="ce14"/>
          <table:table-cell office:value-type="float" office:value="8" table:formula="of:=[.AK90]-1" table:style-name="ce1">
            <text:p>8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7" table:formula="of:=[.B91]-1" table:style-name="ce1">
            <text:p>7</text:p>
          </table:table-cell>
          <table:table-cell office:value-type="string" office:string-value="m8277" table:formula="of:=&quot;m&quot;&amp;(MID([.C91];2;4)+2)" table:style-name="ce19">
            <text:p>m8277</text:p>
          </table:table-cell>
          <table:table-cell office:value-type="string" office:string-value="m8278" table:formula="of:=&quot;m&quot;&amp;(MID([.C92];2;4)+1)" table:style-name="ce12">
            <text:p>m8278</text:p>
          </table:table-cell>
          <table:table-cell table:style-name="ce17"/>
          <table:table-cell table:style-name="ce18"/>
          <table:table-cell office:value-type="float" office:value="7" table:formula="of:=[.G91]-1" table:style-name="ce1">
            <text:p>7</text:p>
          </table:table-cell>
          <table:table-cell office:value-type="string" office:string-value="m8349" table:formula="of:=&quot;m&quot;&amp;(MID([.H91];2;4)+2)" table:style-name="ce19">
            <text:p>m8349</text:p>
          </table:table-cell>
          <table:table-cell office:value-type="string" office:string-value="m8350" table:formula="of:=&quot;m&quot;&amp;(MID([.H92];2;4)+1)" table:style-name="ce12">
            <text:p>m8350</text:p>
          </table:table-cell>
          <table:table-cell table:style-name="ce17"/>
          <table:table-cell table:style-name="ce18"/>
          <table:table-cell office:value-type="float" office:value="7" table:formula="of:=[.L91]-1" table:style-name="ce1">
            <text:p>7</text:p>
          </table:table-cell>
          <table:covered-table-cell/>
          <table:covered-table-cell/>
          <table:table-cell table:number-columns-repeated="2" table:style-name="ce1"/>
          <table:table-cell office:value-type="float" office:value="7" table:formula="of:=[.Q91]-1" table:style-name="ce1">
            <text:p>7</text:p>
          </table:table-cell>
          <table:table-cell office:value-type="string" office:string-value="m8421" table:formula="of:=&quot;m&quot;&amp;(MID([.R91];2;4)+2)" table:style-name="ce19">
            <text:p>m8421</text:p>
          </table:table-cell>
          <table:table-cell office:value-type="string" office:string-value="m8422" table:formula="of:=&quot;m&quot;&amp;(MID([.R92];2;4)+1)" table:style-name="ce12">
            <text:p>m8422</text:p>
          </table:table-cell>
          <table:table-cell table:style-name="ce17"/>
          <table:table-cell table:style-name="ce18"/>
          <table:table-cell office:value-type="float" office:value="7" table:formula="of:=[.V91]-1" table:style-name="ce1">
            <text:p>7</text:p>
          </table:table-cell>
          <table:table-cell office:value-type="string" office:string-value="m8493" table:formula="of:=&quot;m&quot;&amp;(MID([.W91];2;4)+2)" table:style-name="ce19">
            <text:p>m8493</text:p>
          </table:table-cell>
          <table:table-cell office:value-type="string" office:string-value="m8494" table:formula="of:=&quot;m&quot;&amp;(MID([.W92];2;4)+1)" table:style-name="ce12">
            <text:p>m8494</text:p>
          </table:table-cell>
          <table:table-cell table:style-name="ce17"/>
          <table:table-cell table:style-name="ce18"/>
          <table:table-cell office:value-type="float" office:value="7" table:formula="of:=[.AA91]-1" table:style-name="ce1">
            <text:p>7</text:p>
          </table:table-cell>
          <table:table-cell office:value-type="string" office:string-value="m8565" table:formula="of:=&quot;m&quot;&amp;(MID([.AB91];2;4)+2)" table:style-name="ce19">
            <text:p>m8565</text:p>
          </table:table-cell>
          <table:table-cell office:value-type="string" office:string-value="m8566" table:formula="of:=&quot;m&quot;&amp;(MID([.AB92];2;4)+1)" table:style-name="ce12">
            <text:p>m8566</text:p>
          </table:table-cell>
          <table:table-cell table:style-name="ce17"/>
          <table:table-cell table:style-name="ce18"/>
          <table:table-cell office:value-type="float" office:value="7" table:formula="of:=[.AF91]-1" table:style-name="ce1">
            <text:p>7</text:p>
          </table:table-cell>
          <table:table-cell office:value-type="string" office:string-value="m8637" table:formula="of:=&quot;m&quot;&amp;(MID([.AG91];2;4)+2)" table:style-name="ce19">
            <text:p>m8637</text:p>
          </table:table-cell>
          <table:table-cell office:value-type="string" office:string-value="m8638" table:formula="of:=&quot;m&quot;&amp;(MID([.AG92];2;4)+1)" table:style-name="ce12">
            <text:p>m8638</text:p>
          </table:table-cell>
          <table:table-cell table:style-name="ce17"/>
          <table:table-cell table:style-name="ce18"/>
          <table:table-cell office:value-type="float" office:value="7" table:formula="of:=[.AK91]-1" table:style-name="ce1">
            <text:p>7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6" table:formula="of:=[.B92]-1" table:style-name="ce1">
            <text:p>6</text:p>
          </table:table-cell>
          <table:table-cell office:value-type="string" office:string-value="m8279" table:formula="of:=&quot;m&quot;&amp;(MID([.C92];2;4)+2)" table:style-name="ce15">
            <text:p>m8279</text:p>
          </table:table-cell>
          <table:table-cell office:value-type="string" office:string-value="m8280" table:formula="of:=&quot;m&quot;&amp;(MID([.C93];2;4)+1)" table:style-name="ce16">
            <text:p>m8280</text:p>
          </table:table-cell>
          <table:table-cell table:style-name="ce13"/>
          <table:table-cell table:style-name="ce14"/>
          <table:table-cell office:value-type="float" office:value="6" table:formula="of:=[.G92]-1" table:style-name="ce1">
            <text:p>6</text:p>
          </table:table-cell>
          <table:table-cell office:value-type="string" office:string-value="m8351" table:formula="of:=&quot;m&quot;&amp;(MID([.H92];2;4)+2)" table:style-name="ce15">
            <text:p>m8351</text:p>
          </table:table-cell>
          <table:table-cell office:value-type="string" office:string-value="m8352" table:formula="of:=&quot;m&quot;&amp;(MID([.H93];2;4)+1)" table:style-name="ce16">
            <text:p>m8352</text:p>
          </table:table-cell>
          <table:table-cell table:style-name="ce13"/>
          <table:table-cell table:style-name="ce14"/>
          <table:table-cell office:value-type="float" office:value="6" table:formula="of:=[.L92]-1" table:style-name="ce1">
            <text:p>6</text:p>
          </table:table-cell>
          <table:covered-table-cell/>
          <table:covered-table-cell/>
          <table:table-cell table:style-name="ce20"/>
          <table:table-cell table:style-name="ce21"/>
          <table:table-cell office:value-type="float" office:value="6" table:formula="of:=[.Q92]-1" table:style-name="ce1">
            <text:p>6</text:p>
          </table:table-cell>
          <table:table-cell office:value-type="string" office:string-value="m8423" table:formula="of:=&quot;m&quot;&amp;(MID([.R92];2;4)+2)" table:style-name="ce15">
            <text:p>m8423</text:p>
          </table:table-cell>
          <table:table-cell office:value-type="string" office:string-value="m8424" table:formula="of:=&quot;m&quot;&amp;(MID([.R93];2;4)+1)" table:style-name="ce16">
            <text:p>m8424</text:p>
          </table:table-cell>
          <table:table-cell table:style-name="ce13"/>
          <table:table-cell table:style-name="ce14"/>
          <table:table-cell office:value-type="float" office:value="6" table:formula="of:=[.V92]-1" table:style-name="ce1">
            <text:p>6</text:p>
          </table:table-cell>
          <table:table-cell office:value-type="string" office:string-value="m8495" table:formula="of:=&quot;m&quot;&amp;(MID([.W92];2;4)+2)" table:style-name="ce15">
            <text:p>m8495</text:p>
          </table:table-cell>
          <table:table-cell office:value-type="string" office:string-value="m8496" table:formula="of:=&quot;m&quot;&amp;(MID([.W93];2;4)+1)" table:style-name="ce16">
            <text:p>m8496</text:p>
          </table:table-cell>
          <table:table-cell table:style-name="ce13"/>
          <table:table-cell table:style-name="ce14"/>
          <table:table-cell office:value-type="float" office:value="6" table:formula="of:=[.AA92]-1" table:style-name="ce1">
            <text:p>6</text:p>
          </table:table-cell>
          <table:table-cell office:value-type="string" office:string-value="m8567" table:formula="of:=&quot;m&quot;&amp;(MID([.AB92];2;4)+2)" table:style-name="ce15">
            <text:p>m8567</text:p>
          </table:table-cell>
          <table:table-cell office:value-type="string" office:string-value="m8568" table:formula="of:=&quot;m&quot;&amp;(MID([.AB93];2;4)+1)" table:style-name="ce16">
            <text:p>m8568</text:p>
          </table:table-cell>
          <table:table-cell table:style-name="ce13"/>
          <table:table-cell table:style-name="ce14"/>
          <table:table-cell office:value-type="float" office:value="6" table:formula="of:=[.AF92]-1" table:style-name="ce1">
            <text:p>6</text:p>
          </table:table-cell>
          <table:table-cell office:value-type="string" office:string-value="m8639" table:formula="of:=&quot;m&quot;&amp;(MID([.AG92];2;4)+2)" table:style-name="ce15">
            <text:p>m8639</text:p>
          </table:table-cell>
          <table:table-cell office:value-type="string" office:string-value="m8640" table:formula="of:=&quot;m&quot;&amp;(MID([.AG93];2;4)+1)" table:style-name="ce16">
            <text:p>m8640</text:p>
          </table:table-cell>
          <table:table-cell table:style-name="ce13"/>
          <table:table-cell table:style-name="ce14"/>
          <table:table-cell office:value-type="float" office:value="6" table:formula="of:=[.AK92]-1" table:style-name="ce1">
            <text:p>6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5" table:formula="of:=[.B93]-1" table:style-name="ce1">
            <text:p>5</text:p>
          </table:table-cell>
          <table:table-cell office:value-type="string" office:string-value="IB switch: c8ibe16" table:formula="of:=&quot;IB switch: c8ibe&quot;&amp;TEXT(MID([.C61];17;2)+3;&quot;00&quot;)" table:number-columns-spanned="2" table:number-rows-spanned="1" table:style-name="ce40">
            <text:p>IB switch: c8ibe16</text:p>
          </table:table-cell>
          <table:covered-table-cell/>
          <table:table-cell table:style-name="ce17"/>
          <table:table-cell table:style-name="ce18"/>
          <table:table-cell office:value-type="float" office:value="5" table:formula="of:=[.G93]-1" table:style-name="ce1">
            <text:p>5</text:p>
          </table:table-cell>
          <table:table-cell office:value-type="string" office:string-value="IB switch: c8ibe20" table:formula="of:=&quot;IB switch: c8ibe&quot;&amp;TEXT(MID([.H61];17;2)+3;&quot;00&quot;)" table:number-columns-spanned="2" table:number-rows-spanned="1" table:style-name="ce40">
            <text:p>IB switch: c8ibe20</text:p>
          </table:table-cell>
          <table:covered-table-cell/>
          <table:table-cell table:style-name="ce17"/>
          <table:table-cell table:style-name="ce18"/>
          <table:table-cell office:value-type="float" office:value="5" table:formula="of:=[.L93]-1" table:style-name="ce1">
            <text:p>5</text:p>
          </table:table-cell>
          <table:table-cell table:number-columns-repeated="2" table:style-name="ce1"/>
          <table:table-cell table:style-name="ce25"/>
          <table:table-cell table:style-name="ce24"/>
          <table:table-cell office:value-type="float" office:value="5" table:formula="of:=[.Q93]-1" table:style-name="ce1">
            <text:p>5</text:p>
          </table:table-cell>
          <table:table-cell office:value-type="string" office:string-value="IB switch: c8ibe28" table:formula="of:=&quot;IB switch: c8ibe&quot;&amp;TEXT(MID([.R61];17;2)+3;&quot;00&quot;)" table:number-columns-spanned="2" table:number-rows-spanned="1" table:style-name="ce40">
            <text:p>IB switch: c8ibe28</text:p>
          </table:table-cell>
          <table:covered-table-cell/>
          <table:table-cell table:style-name="ce17"/>
          <table:table-cell table:style-name="ce18"/>
          <table:table-cell office:value-type="float" office:value="5" table:formula="of:=[.V93]-1" table:style-name="ce1">
            <text:p>5</text:p>
          </table:table-cell>
          <table:table-cell office:value-type="string" office:string-value="IB switch: c8ibe31" table:formula="of:=&quot;IB switch: c8ibe&quot;&amp;TEXT(MID([.W73];17;2)+2;&quot;00&quot;)" table:number-columns-spanned="2" table:number-rows-spanned="1" table:style-name="ce40">
            <text:p>IB switch: c8ibe31</text:p>
          </table:table-cell>
          <table:covered-table-cell/>
          <table:table-cell table:style-name="ce17"/>
          <table:table-cell table:style-name="ce18"/>
          <table:table-cell office:value-type="float" office:value="5" table:formula="of:=[.AA93]-1" table:style-name="ce1">
            <text:p>5</text:p>
          </table:table-cell>
          <table:table-cell office:value-type="string" office:string-value="IB switch: c8ibe35" table:formula="of:=&quot;IB switch: c8ibe&quot;&amp;TEXT(MID([.AB61];17;2)+3;&quot;00&quot;)" table:number-columns-spanned="2" table:number-rows-spanned="1" table:style-name="ce40">
            <text:p>IB switch: c8ibe35</text:p>
          </table:table-cell>
          <table:covered-table-cell/>
          <table:table-cell table:style-name="ce17"/>
          <table:table-cell table:style-name="ce18"/>
          <table:table-cell office:value-type="float" office:value="5" table:formula="of:=[.AF93]-1" table:style-name="ce1">
            <text:p>5</text:p>
          </table:table-cell>
          <table:table-cell office:value-type="string" office:string-value="IB switch: c8ibe39" table:formula="of:=&quot;IB switch: c8ibe&quot;&amp;TEXT(MID([.AG61];17;2)+3;&quot;00&quot;)" table:number-columns-spanned="2" table:number-rows-spanned="1" table:style-name="ce40">
            <text:p>IB switch: c8ibe39</text:p>
          </table:table-cell>
          <table:covered-table-cell/>
          <table:table-cell table:style-name="ce17"/>
          <table:table-cell table:style-name="ce18"/>
          <table:table-cell office:value-type="float" office:value="5" table:formula="of:=[.AK93]-1" table:style-name="ce1">
            <text:p>5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4" table:formula="of:=[.B94]-1" table:style-name="ce1">
            <text:p>4</text:p>
          </table:table-cell>
          <table:table-cell office:value-type="string" office:string-value="m8281" table:formula="of:=&quot;m&quot;&amp;(MID([.C93];2;4)+2)" table:style-name="ce19">
            <text:p>m8281</text:p>
          </table:table-cell>
          <table:table-cell office:value-type="string" office:string-value="m8282" table:formula="of:=&quot;m&quot;&amp;(MID([.C95];2;4)+1)" table:style-name="ce12">
            <text:p>m8282</text:p>
          </table:table-cell>
          <table:table-cell table:style-name="ce13"/>
          <table:table-cell table:style-name="ce14"/>
          <table:table-cell office:value-type="float" office:value="4" table:formula="of:=[.G94]-1" table:style-name="ce1">
            <text:p>4</text:p>
          </table:table-cell>
          <table:table-cell office:value-type="string" office:string-value="m8353" table:formula="of:=&quot;m&quot;&amp;(MID([.H93];2;4)+2)" table:style-name="ce19">
            <text:p>m8353</text:p>
          </table:table-cell>
          <table:table-cell office:value-type="string" office:string-value="m8354" table:formula="of:=&quot;m&quot;&amp;(MID([.H95];2;4)+1)" table:style-name="ce12">
            <text:p>m8354</text:p>
          </table:table-cell>
          <table:table-cell table:style-name="ce13"/>
          <table:table-cell table:style-name="ce14"/>
          <table:table-cell office:value-type="float" office:value="4" table:formula="of:=[.L94]-1" table:style-name="ce1">
            <text:p>4</text:p>
          </table:table-cell>
          <table:table-cell table:number-columns-repeated="2" table:style-name="ce1"/>
          <table:table-cell table:style-name="ce20"/>
          <table:table-cell table:style-name="ce21"/>
          <table:table-cell office:value-type="float" office:value="4" table:formula="of:=[.Q94]-1" table:style-name="ce1">
            <text:p>4</text:p>
          </table:table-cell>
          <table:table-cell office:value-type="string" office:string-value="m8425" table:formula="of:=&quot;m&quot;&amp;(MID([.R93];2;4)+2)" table:style-name="ce19">
            <text:p>m8425</text:p>
          </table:table-cell>
          <table:table-cell office:value-type="string" office:string-value="m8426" table:formula="of:=&quot;m&quot;&amp;(MID([.R95];2;4)+1)" table:style-name="ce12">
            <text:p>m8426</text:p>
          </table:table-cell>
          <table:table-cell table:style-name="ce13"/>
          <table:table-cell table:style-name="ce14"/>
          <table:table-cell office:value-type="float" office:value="4" table:formula="of:=[.V94]-1" table:style-name="ce1">
            <text:p>4</text:p>
          </table:table-cell>
          <table:table-cell office:value-type="string" office:string-value="m8497" table:formula="of:=&quot;m&quot;&amp;(MID([.W93];2;4)+2)" table:style-name="ce19">
            <text:p>m8497</text:p>
          </table:table-cell>
          <table:table-cell office:value-type="string" office:string-value="m8498" table:formula="of:=&quot;m&quot;&amp;(MID([.W95];2;4)+1)" table:style-name="ce12">
            <text:p>m8498</text:p>
          </table:table-cell>
          <table:table-cell table:style-name="ce13"/>
          <table:table-cell table:style-name="ce14"/>
          <table:table-cell office:value-type="float" office:value="4" table:formula="of:=[.AA94]-1" table:style-name="ce1">
            <text:p>4</text:p>
          </table:table-cell>
          <table:table-cell office:value-type="string" office:string-value="m8569" table:formula="of:=&quot;m&quot;&amp;(MID([.AB93];2;4)+2)" table:style-name="ce19">
            <text:p>m8569</text:p>
          </table:table-cell>
          <table:table-cell office:value-type="string" office:string-value="m8570" table:formula="of:=&quot;m&quot;&amp;(MID([.AB95];2;4)+1)" table:style-name="ce12">
            <text:p>m8570</text:p>
          </table:table-cell>
          <table:table-cell table:style-name="ce13"/>
          <table:table-cell table:style-name="ce14"/>
          <table:table-cell office:value-type="float" office:value="4" table:formula="of:=[.AF94]-1" table:style-name="ce1">
            <text:p>4</text:p>
          </table:table-cell>
          <table:table-cell office:value-type="string" office:string-value="m8641" table:formula="of:=&quot;m&quot;&amp;(MID([.AG93];2;4)+2)" table:style-name="ce19">
            <text:p>m8641</text:p>
          </table:table-cell>
          <table:table-cell office:value-type="string" office:string-value="m8642" table:formula="of:=&quot;m&quot;&amp;(MID([.AG95];2;4)+1)" table:style-name="ce12">
            <text:p>m8642</text:p>
          </table:table-cell>
          <table:table-cell table:style-name="ce13"/>
          <table:table-cell table:style-name="ce14"/>
          <table:table-cell office:value-type="float" office:value="4" table:formula="of:=[.AK94]-1" table:style-name="ce1">
            <text:p>4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3" table:formula="of:=[.B95]-1" table:style-name="ce1">
            <text:p>3</text:p>
          </table:table-cell>
          <table:table-cell office:value-type="string" office:string-value="m8283" table:formula="of:=&quot;m&quot;&amp;(MID([.C95];2;4)+2)" table:style-name="ce15">
            <text:p>m8283</text:p>
          </table:table-cell>
          <table:table-cell office:value-type="string" office:string-value="m8284" table:formula="of:=&quot;m&quot;&amp;(MID([.C96];2;4)+1)" table:style-name="ce16">
            <text:p>m8284</text:p>
          </table:table-cell>
          <table:table-cell table:style-name="ce17"/>
          <table:table-cell table:style-name="ce18"/>
          <table:table-cell office:value-type="float" office:value="3" table:formula="of:=[.G95]-1" table:style-name="ce1">
            <text:p>3</text:p>
          </table:table-cell>
          <table:table-cell office:value-type="string" office:string-value="m8355" table:formula="of:=&quot;m&quot;&amp;(MID([.H95];2;4)+2)" table:style-name="ce15">
            <text:p>m8355</text:p>
          </table:table-cell>
          <table:table-cell office:value-type="string" office:string-value="m8356" table:formula="of:=&quot;m&quot;&amp;(MID([.H96];2;4)+1)" table:style-name="ce16">
            <text:p>m8356</text:p>
          </table:table-cell>
          <table:table-cell table:style-name="ce17"/>
          <table:table-cell table:style-name="ce18"/>
          <table:table-cell office:value-type="float" office:value="3" table:formula="of:=[.L95]-1" table:style-name="ce1">
            <text:p>3</text:p>
          </table:table-cell>
          <table:table-cell table:number-columns-repeated="2" table:style-name="ce1"/>
          <table:table-cell table:style-name="ce25"/>
          <table:table-cell table:style-name="ce24"/>
          <table:table-cell office:value-type="float" office:value="3" table:formula="of:=[.Q95]-1" table:style-name="ce1">
            <text:p>3</text:p>
          </table:table-cell>
          <table:table-cell office:value-type="string" office:string-value="m8427" table:formula="of:=&quot;m&quot;&amp;(MID([.R95];2;4)+2)" table:style-name="ce15">
            <text:p>m8427</text:p>
          </table:table-cell>
          <table:table-cell office:value-type="string" office:string-value="m8428" table:formula="of:=&quot;m&quot;&amp;(MID([.R96];2;4)+1)" table:style-name="ce16">
            <text:p>m8428</text:p>
          </table:table-cell>
          <table:table-cell table:style-name="ce17"/>
          <table:table-cell table:style-name="ce18"/>
          <table:table-cell office:value-type="float" office:value="3" table:formula="of:=[.V95]-1" table:style-name="ce1">
            <text:p>3</text:p>
          </table:table-cell>
          <table:table-cell office:value-type="string" office:string-value="m8499" table:formula="of:=&quot;m&quot;&amp;(MID([.W95];2;4)+2)" table:style-name="ce15">
            <text:p>m8499</text:p>
          </table:table-cell>
          <table:table-cell office:value-type="string" office:string-value="m8500" table:formula="of:=&quot;m&quot;&amp;(MID([.W96];2;4)+1)" table:style-name="ce16">
            <text:p>m8500</text:p>
          </table:table-cell>
          <table:table-cell table:style-name="ce17"/>
          <table:table-cell table:style-name="ce18"/>
          <table:table-cell office:value-type="float" office:value="3" table:formula="of:=[.AA95]-1" table:style-name="ce1">
            <text:p>3</text:p>
          </table:table-cell>
          <table:table-cell office:value-type="string" office:string-value="m8571" table:formula="of:=&quot;m&quot;&amp;(MID([.AB95];2;4)+2)" table:style-name="ce15">
            <text:p>m8571</text:p>
          </table:table-cell>
          <table:table-cell office:value-type="string" office:string-value="m8572" table:formula="of:=&quot;m&quot;&amp;(MID([.AB96];2;4)+1)" table:style-name="ce16">
            <text:p>m8572</text:p>
          </table:table-cell>
          <table:table-cell table:style-name="ce17"/>
          <table:table-cell table:style-name="ce18"/>
          <table:table-cell office:value-type="float" office:value="3" table:formula="of:=[.AF95]-1" table:style-name="ce1">
            <text:p>3</text:p>
          </table:table-cell>
          <table:table-cell office:value-type="string" office:string-value="m8643" table:formula="of:=&quot;m&quot;&amp;(MID([.AG95];2;4)+2)" table:style-name="ce15">
            <text:p>m8643</text:p>
          </table:table-cell>
          <table:table-cell office:value-type="string" office:string-value="m8644" table:formula="of:=&quot;m&quot;&amp;(MID([.AG96];2;4)+1)" table:style-name="ce16">
            <text:p>m8644</text:p>
          </table:table-cell>
          <table:table-cell table:style-name="ce17"/>
          <table:table-cell table:style-name="ce18"/>
          <table:table-cell office:value-type="float" office:value="3" table:formula="of:=[.AK95]-1" table:style-name="ce1">
            <text:p>3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2" table:formula="of:=[.B96]-1" table:style-name="ce1">
            <text:p>2</text:p>
          </table:table-cell>
          <table:table-cell office:value-type="string" office:string-value="m8285" table:formula="of:=&quot;m&quot;&amp;(MID([.C96];2;4)+2)" table:style-name="ce19">
            <text:p>m8285</text:p>
          </table:table-cell>
          <table:table-cell office:value-type="string" office:string-value="m8286" table:formula="of:=&quot;m&quot;&amp;(MID([.C97];2;4)+1)" table:style-name="ce12">
            <text:p>m8286</text:p>
          </table:table-cell>
          <table:table-cell table:style-name="ce13"/>
          <table:table-cell table:style-name="ce14"/>
          <table:table-cell office:value-type="float" office:value="2" table:formula="of:=[.G96]-1" table:style-name="ce1">
            <text:p>2</text:p>
          </table:table-cell>
          <table:table-cell office:value-type="string" office:string-value="m8357" table:formula="of:=&quot;m&quot;&amp;(MID([.H96];2;4)+2)" table:style-name="ce19">
            <text:p>m8357</text:p>
          </table:table-cell>
          <table:table-cell office:value-type="string" office:string-value="m8358" table:formula="of:=&quot;m&quot;&amp;(MID([.H97];2;4)+1)" table:style-name="ce12">
            <text:p>m8358</text:p>
          </table:table-cell>
          <table:table-cell table:style-name="ce13"/>
          <table:table-cell table:style-name="ce14"/>
          <table:table-cell office:value-type="float" office:value="2" table:formula="of:=[.L96]-1" table:style-name="ce1">
            <text:p>2</text:p>
          </table:table-cell>
          <table:table-cell table:number-columns-repeated="2" table:style-name="ce1"/>
          <table:table-cell table:style-name="ce20"/>
          <table:table-cell table:style-name="ce21"/>
          <table:table-cell office:value-type="float" office:value="2" table:formula="of:=[.Q96]-1" table:style-name="ce1">
            <text:p>2</text:p>
          </table:table-cell>
          <table:table-cell office:value-type="string" office:string-value="m8429" table:formula="of:=&quot;m&quot;&amp;(MID([.R96];2;4)+2)" table:style-name="ce19">
            <text:p>m8429</text:p>
          </table:table-cell>
          <table:table-cell office:value-type="string" office:string-value="m8430" table:formula="of:=&quot;m&quot;&amp;(MID([.R97];2;4)+1)" table:style-name="ce12">
            <text:p>m8430</text:p>
          </table:table-cell>
          <table:table-cell table:style-name="ce13"/>
          <table:table-cell table:style-name="ce14"/>
          <table:table-cell office:value-type="float" office:value="2" table:formula="of:=[.V96]-1" table:style-name="ce1">
            <text:p>2</text:p>
          </table:table-cell>
          <table:table-cell office:value-type="string" office:string-value="m8501" table:formula="of:=&quot;m&quot;&amp;(MID([.W96];2;4)+2)" table:style-name="ce19">
            <text:p>m8501</text:p>
          </table:table-cell>
          <table:table-cell office:value-type="string" office:string-value="m8502" table:formula="of:=&quot;m&quot;&amp;(MID([.W97];2;4)+1)" table:style-name="ce12">
            <text:p>m8502</text:p>
          </table:table-cell>
          <table:table-cell table:style-name="ce13"/>
          <table:table-cell table:style-name="ce14"/>
          <table:table-cell office:value-type="float" office:value="2" table:formula="of:=[.AA96]-1" table:style-name="ce1">
            <text:p>2</text:p>
          </table:table-cell>
          <table:table-cell office:value-type="string" office:string-value="m8573" table:formula="of:=&quot;m&quot;&amp;(MID([.AB96];2;4)+2)" table:style-name="ce19">
            <text:p>m8573</text:p>
          </table:table-cell>
          <table:table-cell office:value-type="string" office:string-value="m8574" table:formula="of:=&quot;m&quot;&amp;(MID([.AB97];2;4)+1)" table:style-name="ce12">
            <text:p>m8574</text:p>
          </table:table-cell>
          <table:table-cell table:style-name="ce13"/>
          <table:table-cell table:style-name="ce14"/>
          <table:table-cell office:value-type="float" office:value="2" table:formula="of:=[.AF96]-1" table:style-name="ce1">
            <text:p>2</text:p>
          </table:table-cell>
          <table:table-cell office:value-type="string" office:string-value="m8645" table:formula="of:=&quot;m&quot;&amp;(MID([.AG96];2;4)+2)" table:style-name="ce19">
            <text:p>m8645</text:p>
          </table:table-cell>
          <table:table-cell office:value-type="string" office:string-value="m8646" table:formula="of:=&quot;m&quot;&amp;(MID([.AG97];2;4)+1)" table:style-name="ce12">
            <text:p>m8646</text:p>
          </table:table-cell>
          <table:table-cell table:style-name="ce13"/>
          <table:table-cell table:style-name="ce14"/>
          <table:table-cell office:value-type="float" office:value="2" table:formula="of:=[.AK96]-1" table:style-name="ce1">
            <text:p>2</text:p>
          </table:table-cell>
          <table:table-cell table:number-columns-repeated="16347"/>
        </table:table-row>
        <table:table-row table:style-name="ro4">
          <table:table-cell/>
          <table:table-cell office:value-type="float" office:value="1" table:formula="of:=[.B97]-1" table:style-name="ce1">
            <text:p>1</text:p>
          </table:table-cell>
          <table:table-cell office:value-type="string" office:string-value="m8287" table:formula="of:=&quot;m&quot;&amp;(MID([.C97];2;4)+2)" table:style-name="ce15">
            <text:p>m8287</text:p>
          </table:table-cell>
          <table:table-cell office:value-type="string" office:string-value="m8288" table:formula="of:=&quot;m&quot;&amp;(MID([.C98];2;4)+1)" table:style-name="ce16">
            <text:p>m8288</text:p>
          </table:table-cell>
          <table:table-cell table:style-name="ce17"/>
          <table:table-cell table:style-name="ce18"/>
          <table:table-cell office:value-type="float" office:value="1" table:formula="of:=[.G97]-1" table:style-name="ce1">
            <text:p>1</text:p>
          </table:table-cell>
          <table:table-cell office:value-type="string" office:string-value="m8359" table:formula="of:=&quot;m&quot;&amp;(MID([.H97];2;4)+2)" table:style-name="ce15">
            <text:p>m8359</text:p>
          </table:table-cell>
          <table:table-cell office:value-type="string" office:string-value="m8360" table:formula="of:=&quot;m&quot;&amp;(MID([.H98];2;4)+1)" table:style-name="ce16">
            <text:p>m8360</text:p>
          </table:table-cell>
          <table:table-cell table:style-name="ce17"/>
          <table:table-cell table:style-name="ce18"/>
          <table:table-cell office:value-type="float" office:value="1" table:formula="of:=[.L97]-1" table:style-name="ce1">
            <text:p>1</text:p>
          </table:table-cell>
          <table:table-cell table:number-columns-repeated="2" table:style-name="ce1"/>
          <table:table-cell table:style-name="ce25"/>
          <table:table-cell table:style-name="ce24"/>
          <table:table-cell office:value-type="float" office:value="1" table:formula="of:=[.Q97]-1" table:style-name="ce1">
            <text:p>1</text:p>
          </table:table-cell>
          <table:table-cell office:value-type="string" office:string-value="m8431" table:formula="of:=&quot;m&quot;&amp;(MID([.R97];2;4)+2)" table:style-name="ce15">
            <text:p>m8431</text:p>
          </table:table-cell>
          <table:table-cell office:value-type="string" office:string-value="m8432" table:formula="of:=&quot;m&quot;&amp;(MID([.R98];2;4)+1)" table:style-name="ce16">
            <text:p>m8432</text:p>
          </table:table-cell>
          <table:table-cell table:style-name="ce17"/>
          <table:table-cell table:style-name="ce18"/>
          <table:table-cell office:value-type="float" office:value="1" table:formula="of:=[.V97]-1" table:style-name="ce1">
            <text:p>1</text:p>
          </table:table-cell>
          <table:table-cell office:value-type="string" office:string-value="m8503" table:formula="of:=&quot;m&quot;&amp;(MID([.W97];2;4)+2)" table:style-name="ce15">
            <text:p>m8503</text:p>
          </table:table-cell>
          <table:table-cell office:value-type="string" office:string-value="m8504" table:formula="of:=&quot;m&quot;&amp;(MID([.W98];2;4)+1)" table:style-name="ce16">
            <text:p>m8504</text:p>
          </table:table-cell>
          <table:table-cell table:style-name="ce17"/>
          <table:table-cell table:style-name="ce18"/>
          <table:table-cell office:value-type="float" office:value="1" table:formula="of:=[.AA97]-1" table:style-name="ce1">
            <text:p>1</text:p>
          </table:table-cell>
          <table:table-cell office:value-type="string" office:string-value="m8575" table:formula="of:=&quot;m&quot;&amp;(MID([.AB97];2;4)+2)" table:style-name="ce15">
            <text:p>m8575</text:p>
          </table:table-cell>
          <table:table-cell office:value-type="string" office:string-value="m8576" table:formula="of:=&quot;m&quot;&amp;(MID([.AB98];2;4)+1)" table:style-name="ce16">
            <text:p>m8576</text:p>
          </table:table-cell>
          <table:table-cell table:style-name="ce17"/>
          <table:table-cell table:style-name="ce18"/>
          <table:table-cell office:value-type="float" office:value="1" table:formula="of:=[.AF97]-1" table:style-name="ce1">
            <text:p>1</text:p>
          </table:table-cell>
          <table:table-cell office:value-type="string" office:string-value="m8647" table:formula="of:=&quot;m&quot;&amp;(MID([.AG97];2;4)+2)" table:style-name="ce15">
            <text:p>m8647</text:p>
          </table:table-cell>
          <table:table-cell office:value-type="string" office:string-value="m8648" table:formula="of:=&quot;m&quot;&amp;(MID([.AG98];2;4)+1)" table:style-name="ce16">
            <text:p>m8648</text:p>
          </table:table-cell>
          <table:table-cell table:style-name="ce17"/>
          <table:table-cell table:style-name="ce18"/>
          <table:table-cell office:value-type="float" office:value="1" table:formula="of:=[.AK97]-1" table:style-name="ce1">
            <text:p>1</text:p>
          </table:table-cell>
          <table:table-cell table:number-columns-repeated="16347"/>
        </table:table-row>
        <table:table-row table:style-name="ro4">
          <table:table-cell table:number-columns-repeated="16384"/>
        </table:table-row>
        <table:table-row table:style-name="ro5">
          <table:table-cell/>
          <table:table-cell table:number-columns-repeated="19" table:style-name="ce1"/>
          <table:table-cell office:value-type="string" table:style-name="ce26">
            <text:p>Server specs: <text:s/>(all to include a small boot drive, e.g. 240GB)</text:p>
          </table:table-cell>
          <table:table-cell table:number-columns-repeated="16363" table:style-name="ce1"/>
        </table:table-row>
        <table:table-row table:style-name="ro4">
          <table:table-cell/>
          <table:table-cell table:number-columns-repeated="12" table:style-name="ce1"/>
          <table:table-cell office:value-type="string" table:style-name="ce1">
            <text:p>nrack Compute</text:p>
          </table:table-cell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1">
            <text:p>mad05: R6525 with dual 7702, 4TB RAM. <text:s/>This could be an R7525 if better suited.</text:p>
          </table:table-cell>
          <table:table-cell table:number-columns-repeated="16363" table:style-name="ce1"/>
        </table:table-row>
        <table:table-row table:style-name="ro5">
          <table:table-cell/>
          <table:table-cell table:style-name="ce1"/>
          <table:table-cell office:value-type="string" table:style-name="ce26">
            <text:p>IB CABLE LENGTHS</text:p>
          </table:table-cell>
          <table:table-cell table:number-columns-repeated="17" table:style-name="ce1"/>
          <table:table-cell office:value-type="string" table:style-name="ce1">
            <text:p>Compute node specification: Dual 7H12, 1TB RAM, HDR200, C6525</text:p>
          </table:table-cell>
          <table:table-cell table:number-columns-repeated="16363" table:style-name="ce1"/>
        </table:table-row>
        <table:table-row table:style-name="ro4">
          <table:table-cell/>
          <table:table-cell table:style-name="ce1"/>
          <table:table-cell office:value-type="string" table:style-name="ce1">
            <text:p>0.5m cables can be used for nodes up to 3U from the switch. <text:s/>Otherwise use 1m.</text:p>
          </table:table-cell>
          <table:table-cell table:number-columns-repeated="10" table:style-name="ce1"/>
          <table:table-cell office:value-type="string" table:style-name="ce1">
            <text:p>0.5m:</text:p>
          </table:table-cell>
          <table:table-cell office:value-type="float" office:value="252" table:formula="of:=48*[.O101]+6+1+5" table:style-name="ce1">
            <text:p>252</text:p>
          </table:table-cell>
          <table:table-cell table:number-columns-repeated="5" table:style-name="ce1"/>
          <table:table-cell office:value-type="string" table:style-name="ce1">
            <text:p>Scratch storage OSS node specification (rack 1): <text:s/>Dual Cascade Lake platinum 8280 28 core 2.7GHz, 384GB RAM, 1.5TB Apache Pass, 2x HDR100 or the HDR200 split card that divides it into 2 HDR100s, R640 server, 10x 6.4TB, <text:s/>NVMe (or sweetspot), 10G Ethernet</text:p>
          </table:table-cell>
          <table:table-cell table:number-columns-repeated="16363" table:style-name="ce1"/>
        </table:table-row>
        <table:table-row table:style-name="ro4">
          <table:table-cell/>
          <table:table-cell table:style-name="ce1"/>
          <table:table-cell office:value-type="string" table:style-name="ce1">
            <text:p>So, for each compute rack, need 48x 0.5m, 24x 1m.</text:p>
          </table:table-cell>
          <table:table-cell table:number-columns-repeated="10" table:style-name="ce1"/>
          <table:table-cell office:value-type="string" table:style-name="ce1">
            <text:p>1m:</text:p>
          </table:table-cell>
          <table:table-cell office:value-type="float" office:value="128" table:formula="of:=24*[.O101]+3+3+2" table:style-name="ce1">
            <text:p>128</text:p>
          </table:table-cell>
          <table:table-cell table:number-columns-repeated="5" table:style-name="ce1"/>
          <table:table-cell office:value-type="string" table:style-name="ce1">
            <text:p>Bulk storage OSS specification: Dual Rome 7542, or single socket 7502P. <text:s/>1TB RAM, HDR200, R6525 server, 10G Ethernet, 2x dual port SAS cards</text:p>
          </table:table-cell>
          <table:table-cell table:number-columns-repeated="16363" table:style-name="ce1"/>
        </table:table-row>
        <table:table-row table:style-name="ro4">
          <table:table-cell/>
          <table:table-cell table:style-name="ce1"/>
          <table:table-cell office:value-type="string" table:style-name="ce1">
            <text:p>rack 5/bulk storage: 6x 0.5m, 3x 1m</text:p>
          </table:table-cell>
          <table:table-cell table:number-columns-repeated="17" table:style-name="ce1"/>
          <table:table-cell office:value-type="string" table:style-name="ce1">
            <text:p>Scratch storage MDS node - as for OSSs. <text:s/>zfs to be used for mgt, mdt.</text:p>
          </table:table-cell>
          <table:table-cell table:number-columns-repeated="16363" table:style-name="ce1"/>
        </table:table-row>
        <table:table-row table:style-name="ro4">
          <table:table-cell/>
          <table:table-cell table:style-name="ce1"/>
          <table:table-cell office:value-type="string" table:style-name="ce1">
            <text:p>Rack 4/snap: 11x 0.5m, 18x 1m. <text:s/>Splitter cables required for snap storage, 10x 0.5m, 15x 1m. <text:s/>So this means also 1x 0.5m, 3x 1m HDR200 cables</text:p>
          </table:table-cell>
          <table:table-cell table:number-columns-repeated="17" table:style-name="ce1"/>
          <table:table-cell office:value-type="string" table:style-name="ce1">
            <text:p>Bulk storage MDS specification: Dual Rome 7542, 1TB RAM, HDR200, R6525 server, 10G Ethernet, 4 x 6.4TB NVMe, NVMe raid card</text:p>
          </table:table-cell>
          <table:table-cell table:number-columns-repeated="16363" table:style-name="ce1"/>
        </table:table-row>
        <table:table-row table:style-name="ro4">
          <table:table-cell/>
          <table:table-cell table:style-name="ce1"/>
          <table:table-cell office:value-type="string" table:style-name="ce1">
            <text:p>Rack 8: 5x 0.5m, 2x 1m</text:p>
          </table:table-cell>
          <table:table-cell table:number-columns-repeated="16381" table:style-name="ce1"/>
        </table:table-row>
        <table:table-row table:style-name="ro4">
          <table:table-cell/>
          <table:table-cell table:number-columns-repeated="19" table:style-name="ce1"/>
          <table:table-cell office:value-type="string" table:style-name="ce1">
            <text:p>Storage: ME484s with 16TB drives (assuming this is the sweet spot)</text:p>
          </table:table-cell>
          <table:table-cell table:number-columns-repeated="16363" table:style-name="ce1"/>
        </table:table-row>
        <table:table-row table:style-name="ro4">
          <table:table-cell/>
          <table:table-cell table:number-columns-repeated="19" table:style-name="ce1"/>
          <table:table-cell office:value-type="string" table:style-name="ce1">
            <text:p>Backup storage: Simple jbod or controller, with 8x 8TB drives - used for dumping the metadata to.</text:p>
          </table:table-cell>
          <table:table-cell table:number-columns-repeated="16363" table:style-name="ce1"/>
        </table:table-row>
        <table:table-row table:style-name="ro4">
          <table:table-cell/>
          <table:table-cell table:style-name="ce1"/>
          <table:table-cell office:value-type="string" table:style-name="ce1">
            <text:p>Leaf to spine links: 20 per switch.</text:p>
          </table:table-cell>
          <table:table-cell table:number-columns-repeated="16381" table:style-name="ce1"/>
        </table:table-row>
        <table:table-row table:style-name="ro6">
          <table:table-cell/>
          <table:table-cell table:style-name="ce1"/>
          <table:table-cell office:value-type="string" table:style-name="ce1">
            <text:p>Rack</text:p>
          </table:table-cell>
          <table:table-cell office:value-type="string" table:style-name="ce1">
            <text:p>y offset</text:p>
          </table:table-cell>
          <table:table-cell office:value-type="string" table:style-name="ce1">
            <text:p>x offset</text:p>
          </table:table-cell>
          <table:table-cell office:value-type="string" table:style-name="ce27">
            <text:p>Dist from top/bottom to start of director</text:p>
          </table:table-cell>
          <table:table-cell office:value-type="string" table:style-name="ce1">
            <text:p>Sw1</text:p>
          </table:table-cell>
          <table:table-cell office:value-type="string" table:style-name="ce1">
            <text:p>Sw2</text:p>
          </table:table-cell>
          <table:table-cell office:value-type="string" table:style-name="ce1">
            <text:p>Sw3</text:p>
          </table:table-cell>
          <table:table-cell office:value-type="string" table:style-name="ce1">
            <text:p>Sw4</text:p>
          </table:table-cell>
          <table:table-cell office:value-type="string" table:style-name="ce27">
            <text:p>Dist from top to c9ibc20</text:p>
          </table:table-cell>
          <table:table-cell office:value-type="string" table:style-name="ce27">
            <text:p>Length 1</text:p>
          </table:table-cell>
          <table:table-cell office:value-type="string" table:style-name="ce27">
            <text:p>Length 2</text:p>
          </table:table-cell>
          <table:table-cell office:value-type="string" table:style-name="ce27">
            <text:p>Length 3</text:p>
          </table:table-cell>
          <table:table-cell office:value-type="string" table:style-name="ce27">
            <text:p>Length 4</text:p>
          </table:table-cell>
          <table:table-cell office:value-type="string" table:style-name="ce1">
            <text:p>Number 5m</text:p>
          </table:table-cell>
          <table:table-cell office:value-type="string" table:style-name="ce1">
            <text:p>Number 10m</text:p>
          </table:table-cell>
          <table:table-cell office:value-type="string" table:style-name="ce1">
            <text:p>Number 2m</text:p>
          </table:table-cell>
          <table:table-cell office:value-type="string" table:style-name="ce1">
            <text:p>Notes</text:p>
          </table:table-cell>
          <table:table-cell table:number-columns-repeated="16365" table:style-name="ce1"/>
        </table:table-row>
        <table:table-row table:style-name="ro4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390" table:formula="of:=30+[.D112]+[.E112]" table:style-name="ce1">
            <text:p>390</text:p>
          </table:table-cell>
          <table:table-cell office:value-type="float" office:value="22.225000000000001" table:formula="of:=5*4.445" table:style-name="ce1">
            <text:p>22.225</text:p>
          </table:table-cell>
          <table:table-cell office:value-type="float" office:value="75.575199999999995" table:formula="of:=17*4.4456" table:style-name="ce1">
            <text:p>75.5752</text:p>
          </table:table-cell>
          <table:table-cell office:value-type="float" office:value="115.57000000000001" table:formula="of:=26*4.445" table:style-name="ce1">
            <text:p>115.57</text:p>
          </table:table-cell>
          <table:table-cell office:value-type="float" office:value="168.91000000000003" table:formula="of:=38*4.445" table:style-name="ce1">
            <text:p>168.91</text:p>
          </table:table-cell>
          <table:table-cell office:value-type="float" office:value="118.9" table:formula="of:=30+20*4.445" table:style-name="ce1">
            <text:p>118.9</text:p>
          </table:table-cell>
          <table:table-cell office:value-type="float" office:value="531.125" table:formula="of:=[.$F112]+[.G112]+[.$K112]" table:style-name="ce1">
            <text:p>531.125</text:p>
          </table:table-cell>
          <table:table-cell office:value-type="float" office:value="584.47519999999997" table:formula="of:=[.$F112]+[.H112]+[.$K112]" table:style-name="ce1">
            <text:p>584.4752</text:p>
          </table:table-cell>
          <table:table-cell office:value-type="float" office:value="624.47" table:formula="of:=[.$F112]+[.I112]+[.$K112]" table:style-name="ce1">
            <text:p>624.47</text:p>
          </table:table-cell>
          <table:table-cell office:value-type="float" office:value="677.81000000000006" table:formula="of:=[.$F112]+[.J112]+[.$K112]" table:style-name="ce1">
            <text:p>677.81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table:number-columns-repeated="3" table:style-name="ce1"/>
          <table:table-cell office:value-type="string" table:style-name="ce1">
            <text:p>18C 3GHz 205W 6354</text:p>
          </table:table-cell>
          <table:table-cell table:number-columns-repeated="16363" table:style-name="ce1"/>
        </table:table-row>
        <table:table-row table:style-name="ro5">
          <table:table-cell table:number-columns-repeated="2"/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80" table:style-name="ce1">
            <text:p>80</text:p>
          </table:table-cell>
          <table:table-cell office:value-type="float" office:value="310" table:formula="of:=30+[.D113]+[.E113]" table:style-name="ce1">
            <text:p>310</text:p>
          </table:table-cell>
          <table:table-cell office:value-type="float" office:value="22.225000000000001" table:formula="of:=5*4.445" table:style-name="ce1">
            <text:p>22.225</text:p>
          </table:table-cell>
          <table:table-cell office:value-type="float" office:value="75.575199999999995" table:formula="of:=17*4.4456" table:style-name="ce1">
            <text:p>75.5752</text:p>
          </table:table-cell>
          <table:table-cell office:value-type="float" office:value="115.57000000000001" table:formula="of:=26*4.445" table:style-name="ce1">
            <text:p>115.57</text:p>
          </table:table-cell>
          <table:table-cell office:value-type="float" office:value="168.91000000000003" table:formula="of:=38*4.445" table:style-name="ce1">
            <text:p>168.91</text:p>
          </table:table-cell>
          <table:table-cell office:value-type="float" office:value="118.9" table:formula="of:=30+20*4.445" table:style-name="ce1">
            <text:p>118.9</text:p>
          </table:table-cell>
          <table:table-cell office:value-type="float" office:value="451.125" table:formula="of:=[.$F113]+[.G113]+[.$K113]" table:style-name="ce1">
            <text:p>451.125</text:p>
          </table:table-cell>
          <table:table-cell office:value-type="float" office:value="504.47519999999997" table:formula="of:=[.$F113]+[.H113]+[.$K113]" table:style-name="ce1">
            <text:p>504.4752</text:p>
          </table:table-cell>
          <table:table-cell office:value-type="float" office:value="544.47" table:formula="of:=[.$F113]+[.I113]+[.$K113]" table:style-name="ce1">
            <text:p>544.47</text:p>
          </table:table-cell>
          <table:table-cell office:value-type="float" office:value="597.81000000000006" table:formula="of:=[.$F113]+[.J113]+[.$K113]" table:style-name="ce1">
            <text:p>597.81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3" table:style-name="ce1"/>
          <table:table-cell office:value-type="string" table:style-name="ce1">
            <text:p>24C 2.7GHz, 225W 6342</text:p>
          </table:table-cell>
          <table:table-cell table:number-columns-repeated="3" table:style-name="ce1"/>
          <table:table-cell office:value-type="string" table:style-name="ce26">
            <text:p>Extension order:</text:p>
          </table:table-cell>
          <table:table-cell table:number-columns-repeated="16359"/>
        </table:table-row>
        <table:table-row table:style-name="ro4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230" table:formula="of:=30+[.D114]+[.E114]" table:style-name="ce1">
            <text:p>230</text:p>
          </table:table-cell>
          <table:table-cell office:value-type="float" office:value="22.225000000000001" table:formula="of:=5*4.445" table:style-name="ce1">
            <text:p>22.225</text:p>
          </table:table-cell>
          <table:table-cell office:value-type="float" office:value="75.575199999999995" table:formula="of:=17*4.4456" table:style-name="ce1">
            <text:p>75.5752</text:p>
          </table:table-cell>
          <table:table-cell office:value-type="float" office:value="115.57000000000001" table:formula="of:=26*4.445" table:style-name="ce1">
            <text:p>115.57</text:p>
          </table:table-cell>
          <table:table-cell office:value-type="float" office:value="168.91000000000003" table:formula="of:=38*4.445" table:style-name="ce1">
            <text:p>168.91</text:p>
          </table:table-cell>
          <table:table-cell office:value-type="float" office:value="118.9" table:formula="of:=30+20*4.445" table:style-name="ce1">
            <text:p>118.9</text:p>
          </table:table-cell>
          <table:table-cell office:value-type="float" office:value="371.125" table:formula="of:=[.$F114]+[.G114]+[.$K114]" table:style-name="ce1">
            <text:p>371.125</text:p>
          </table:table-cell>
          <table:table-cell office:value-type="float" office:value="424.47519999999997" table:formula="of:=[.$F114]+[.H114]+[.$K114]" table:style-name="ce1">
            <text:p>424.4752</text:p>
          </table:table-cell>
          <table:table-cell office:value-type="float" office:value="464.47" table:formula="of:=[.$F114]+[.I114]+[.$K114]" table:style-name="ce1">
            <text:p>464.47</text:p>
          </table:table-cell>
          <table:table-cell office:value-type="float" office:value="517.81000000000006" table:formula="of:=[.$F114]+[.J114]+[.$K114]" table:style-name="ce1">
            <text:p>517.81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table:number-columns-repeated="3" table:style-name="ce1"/>
          <table:table-cell office:value-type="string" table:style-name="ce1">
            <text:p>32C 2.2GHz, 205W 8253Y</text:p>
          </table:table-cell>
          <table:table-cell table:number-columns-repeated="16363" table:style-name="ce1"/>
        </table:table-row>
        <table:table-row table:style-name="ro4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200" table:style-name="ce1">
            <text:p>200</text:p>
          </table:table-cell>
          <table:table-cell office:value-type="float" office:value="80" table:style-name="ce1">
            <text:p>80</text:p>
          </table:table-cell>
          <table:table-cell office:value-type="float" office:value="310" table:formula="of:=30+[.D115]+[.E115]" table:style-name="ce1">
            <text:p>310</text:p>
          </table:table-cell>
          <table:table-cell office:value-type="float" office:value="22.225000000000001" table:formula="of:=5*4.445" table:style-name="ce1">
            <text:p>22.225</text:p>
          </table:table-cell>
          <table:table-cell office:value-type="float" office:value="75.575199999999995" table:formula="of:=17*4.4456" table:style-name="ce1">
            <text:p>75.5752</text:p>
          </table:table-cell>
          <table:table-cell office:value-type="float" office:value="115.57000000000001" table:formula="of:=26*4.445" table:style-name="ce1">
            <text:p>115.57</text:p>
          </table:table-cell>
          <table:table-cell office:value-type="float" office:value="168.91000000000003" table:formula="of:=38*4.445" table:style-name="ce1">
            <text:p>168.91</text:p>
          </table:table-cell>
          <table:table-cell office:value-type="float" office:value="118.9" table:formula="of:=30+20*4.445" table:style-name="ce1">
            <text:p>118.9</text:p>
          </table:table-cell>
          <table:table-cell office:value-type="float" office:value="451.125" table:formula="of:=[.$F115]+[.G115]+[.$K115]" table:style-name="ce1">
            <text:p>451.125</text:p>
          </table:table-cell>
          <table:table-cell office:value-type="float" office:value="504.47519999999997" table:formula="of:=[.$F115]+[.H115]+[.$K115]" table:style-name="ce1">
            <text:p>504.4752</text:p>
          </table:table-cell>
          <table:table-cell office:value-type="float" office:value="544.47" table:formula="of:=[.$F115]+[.I115]+[.$K115]" table:style-name="ce1">
            <text:p>544.47</text:p>
          </table:table-cell>
          <table:table-cell office:value-type="float" office:value="597.81000000000006" table:formula="of:=[.$F115]+[.J115]+[.$K115]" table:style-name="ce1">
            <text:p>597.81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2 switches</text:p>
          </table:table-cell>
          <table:table-cell table:number-columns-repeated="16365" table:style-name="ce1"/>
        </table:table-row>
        <table:table-row table:style-name="ro5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390" table:formula="of:=30+[.D116]+[.E116]" table:style-name="ce1">
            <text:p>390</text:p>
          </table:table-cell>
          <table:table-cell office:value-type="float" office:value="22.225000000000001" table:formula="of:=5*4.445" table:style-name="ce1">
            <text:p>22.225</text:p>
          </table:table-cell>
          <table:table-cell office:value-type="float" office:value="75.575199999999995" table:formula="of:=17*4.4456" table:style-name="ce1">
            <text:p>75.5752</text:p>
          </table:table-cell>
          <table:table-cell office:value-type="float" office:value="115.57000000000001" table:formula="of:=26*4.445" table:style-name="ce1">
            <text:p>115.57</text:p>
          </table:table-cell>
          <table:table-cell office:value-type="float" office:value="168.91000000000003" table:formula="of:=38*4.445" table:style-name="ce1">
            <text:p>168.91</text:p>
          </table:table-cell>
          <table:table-cell office:value-type="float" office:value="118.9" table:formula="of:=30+20*4.445" table:style-name="ce1">
            <text:p>118.9</text:p>
          </table:table-cell>
          <table:table-cell office:value-type="float" office:value="531.125" table:formula="of:=[.$F116]+[.G116]+[.$K116]" table:style-name="ce1">
            <text:p>531.125</text:p>
          </table:table-cell>
          <table:table-cell office:value-type="float" office:value="584.47519999999997" table:formula="of:=[.$F116]+[.H116]+[.$K116]" table:style-name="ce1">
            <text:p>584.4752</text:p>
          </table:table-cell>
          <table:table-cell office:value-type="float" office:value="624.47" table:formula="of:=[.$F116]+[.I116]+[.$K116]" table:style-name="ce1">
            <text:p>624.47</text:p>
          </table:table-cell>
          <table:table-cell office:value-type="float" office:value="677.81000000000006" table:formula="of:=[.$F116]+[.J116]+[.$K116]" table:style-name="ce1">
            <text:p>677.81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Only 1 switch</text:p>
          </table:table-cell>
          <table:table-cell table:number-columns-repeated="5" table:style-name="ce1"/>
          <table:table-cell office:value-type="string" table:style-name="ce26">
            <text:p>IB cables to nodes:</text:p>
          </table:table-cell>
          <table:table-cell table:number-columns-repeated="16359"/>
        </table:table-row>
        <table:table-row table:style-name="ro4">
          <table:table-cell table:number-columns-repeated="2"/>
          <table:table-cell office:value-type="string" table:style-name="ce1">
            <text:p>5b</text:p>
          </table:table-cell>
          <table:table-cell office:value-type="float" office:value="200" table:style-name="ce1">
            <text:p>200</text:p>
          </table:table-cell>
          <table:table-cell office:value-type="float" office:value="240" table:style-name="ce1">
            <text:p>240</text:p>
          </table:table-cell>
          <table:table-cell office:value-type="float" office:value="470" table:formula="of:=30+[.D117]+[.E117]" table:style-name="ce1">
            <text:p>470</text:p>
          </table:table-cell>
          <table:table-cell office:value-type="float" office:value="22.225000000000001" table:formula="of:=5*4.445" table:style-name="ce1">
            <text:p>22.225</text:p>
          </table:table-cell>
          <table:table-cell office:value-type="float" office:value="75.575199999999995" table:formula="of:=17*4.4456" table:style-name="ce1">
            <text:p>75.5752</text:p>
          </table:table-cell>
          <table:table-cell office:value-type="float" office:value="115.57000000000001" table:formula="of:=26*4.445" table:style-name="ce1">
            <text:p>115.57</text:p>
          </table:table-cell>
          <table:table-cell office:value-type="float" office:value="168.91000000000003" table:formula="of:=38*4.445" table:style-name="ce1">
            <text:p>168.91</text:p>
          </table:table-cell>
          <table:table-cell office:value-type="float" office:value="118.9" table:formula="of:=30+20*4.445" table:style-name="ce1">
            <text:p>118.9</text:p>
          </table:table-cell>
          <table:table-cell office:value-type="float" office:value="611.125" table:formula="of:=[.$F117]+[.G117]+[.$K117]" table:style-name="ce1">
            <text:p>611.125</text:p>
          </table:table-cell>
          <table:table-cell office:value-type="float" office:value="664.47519999999997" table:formula="of:=[.$F117]+[.H117]+[.$K117]" table:style-name="ce1">
            <text:p>664.4752</text:p>
          </table:table-cell>
          <table:table-cell office:value-type="float" office:value="704.47" table:formula="of:=[.$F117]+[.I117]+[.$K117]" table:style-name="ce1">
            <text:p>704.47</text:p>
          </table:table-cell>
          <table:table-cell office:value-type="float" office:value="757.81000000000006" table:formula="of:=[.$F117]+[.J117]+[.$K117]" table:style-name="ce1">
            <text:p>757.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5m</text:p>
          </table:table-cell>
          <table:table-cell table:style-name="ce1"/>
          <table:table-cell office:value-type="string" table:style-name="ce1">
            <text:p>No switches required</text:p>
          </table:table-cell>
          <table:table-cell table:number-columns-repeated="5" table:style-name="ce1"/>
          <table:table-cell office:value-type="string" table:style-name="ce1">
            <text:p>Each compute rack, 48x 0.5m, 24x 1m</text:p>
          </table:table-cell>
          <table:table-cell table:number-columns-repeated="16359"/>
        </table:table-row>
        <table:table-row table:style-name="ro4">
          <table:table-cell table:number-columns-repeated="2"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60" table:style-name="ce1">
            <text:p>160</text:p>
          </table:table-cell>
          <table:table-cell office:value-type="float" office:value="190" table:formula="of:=30+[.D118]+[.E118]" table:style-name="ce1">
            <text:p>190</text:p>
          </table:table-cell>
          <table:table-cell office:value-type="float" office:value="22.225000000000001" table:formula="of:=5*4.445" table:style-name="ce1">
            <text:p>22.225</text:p>
          </table:table-cell>
          <table:table-cell office:value-type="float" office:value="75.575199999999995" table:formula="of:=17*4.4456" table:style-name="ce1">
            <text:p>75.5752</text:p>
          </table:table-cell>
          <table:table-cell office:value-type="float" office:value="115.57000000000001" table:formula="of:=26*4.445" table:style-name="ce1">
            <text:p>115.57</text:p>
          </table:table-cell>
          <table:table-cell office:value-type="float" office:value="168.91000000000003" table:formula="of:=38*4.445" table:style-name="ce1">
            <text:p>168.91</text:p>
          </table:table-cell>
          <table:table-cell office:value-type="float" office:value="118.9" table:formula="of:=30+20*4.445" table:style-name="ce1">
            <text:p>118.9</text:p>
          </table:table-cell>
          <table:table-cell office:value-type="float" office:value="331.125" table:formula="of:=[.$F118]+[.G118]+[.$K118]" table:style-name="ce1">
            <text:p>331.125</text:p>
          </table:table-cell>
          <table:table-cell office:value-type="float" office:value="384.47519999999997" table:formula="of:=[.$F118]+[.H118]+[.$K118]" table:style-name="ce1">
            <text:p>384.4752</text:p>
          </table:table-cell>
          <table:table-cell office:value-type="float" office:value="424.47" table:formula="of:=[.$F118]+[.I118]+[.$K118]" table:style-name="ce1">
            <text:p>424.47</text:p>
          </table:table-cell>
          <table:table-cell office:value-type="float" office:value="477.81000000000006" table:formula="of:=[.$F118]+[.J118]+[.$K118]" table:style-name="ce1">
            <text:p>477.81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string" table:style-name="ce1">
            <text:p>rack 5b: 5x 2m</text:p>
          </table:table-cell>
          <table:table-cell table:number-columns-repeated="16359"/>
        </table:table-row>
        <table:table-row table:style-name="ro4">
          <table:table-cell table:number-columns-repeated="2"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110" table:formula="of:=30+[.D119]+[.E119]" table:style-name="ce1">
            <text:p>110</text:p>
          </table:table-cell>
          <table:table-cell office:value-type="float" office:value="22.225000000000001" table:formula="of:=5*4.445" table:style-name="ce1">
            <text:p>22.225</text:p>
          </table:table-cell>
          <table:table-cell office:value-type="float" office:value="75.575199999999995" table:formula="of:=17*4.4456" table:style-name="ce1">
            <text:p>75.5752</text:p>
          </table:table-cell>
          <table:table-cell office:value-type="float" office:value="115.57000000000001" table:formula="of:=26*4.445" table:style-name="ce1">
            <text:p>115.57</text:p>
          </table:table-cell>
          <table:table-cell office:value-type="float" office:value="168.91000000000003" table:formula="of:=38*4.445" table:style-name="ce1">
            <text:p>168.91</text:p>
          </table:table-cell>
          <table:table-cell office:value-type="float" office:value="118.9" table:formula="of:=30+20*4.445" table:style-name="ce1">
            <text:p>118.9</text:p>
          </table:table-cell>
          <table:table-cell office:value-type="float" office:value="251.125" table:formula="of:=[.$F119]+[.G119]+[.$K119]" table:style-name="ce1">
            <text:p>251.125</text:p>
          </table:table-cell>
          <table:table-cell office:value-type="float" office:value="304.47519999999997" table:formula="of:=[.$F119]+[.H119]+[.$K119]" table:style-name="ce1">
            <text:p>304.4752</text:p>
          </table:table-cell>
          <table:table-cell office:value-type="float" office:value="344.47" table:formula="of:=[.$F119]+[.I119]+[.$K119]" table:style-name="ce1">
            <text:p>344.47</text:p>
          </table:table-cell>
          <table:table-cell office:value-type="float" office:value="397.81000000000006" table:formula="of:=[.$F119]+[.J119]+[.$K119]" table:style-name="ce1">
            <text:p>397.81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67" table:style-name="ce1"/>
        </table:table-row>
        <table:table-row table:style-name="ro4">
          <table:table-cell table:number-columns-repeated="2"/>
          <table:table-cell office:value-type="float" office:value="8" table:style-name="ce1">
            <text:p>8</text:p>
          </table:table-cell>
          <table:table-cell office:value-type="string" table:style-name="ce1">
            <text:p>Director switch</text:p>
          </table:table-cell>
          <table:table-cell table:number-columns-repeated="13" table:style-name="ce1"/>
          <table:table-cell office:value-type="float" office:value="20" table:style-name="ce1">
            <text:p>20</text:p>
          </table:table-cell>
          <table:table-cell table:number-columns-repeated="16366" table:style-name="ce1"/>
        </table:table-row>
        <table:table-row table:style-name="ro4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110" table:formula="of:=30+[.D121]+[.E121]" table:style-name="ce1">
            <text:p>110</text:p>
          </table:table-cell>
          <table:table-cell office:value-type="float" office:value="22.225000000000001" table:formula="of:=5*4.445" table:style-name="ce1">
            <text:p>22.225</text:p>
          </table:table-cell>
          <table:table-cell office:value-type="float" office:value="75.575199999999995" table:formula="of:=17*4.4456" table:style-name="ce1">
            <text:p>75.5752</text:p>
          </table:table-cell>
          <table:table-cell office:value-type="float" office:value="115.57000000000001" table:formula="of:=26*4.445" table:style-name="ce1">
            <text:p>115.57</text:p>
          </table:table-cell>
          <table:table-cell office:value-type="float" office:value="168.91000000000003" table:formula="of:=38*4.445" table:style-name="ce1">
            <text:p>168.91</text:p>
          </table:table-cell>
          <table:table-cell office:value-type="float" office:value="118.9" table:formula="of:=30+20*4.445" table:style-name="ce1">
            <text:p>118.9</text:p>
          </table:table-cell>
          <table:table-cell office:value-type="float" office:value="251.125" table:formula="of:=[.$F121]+[.G121]+[.$K121]" table:style-name="ce1">
            <text:p>251.125</text:p>
          </table:table-cell>
          <table:table-cell office:value-type="float" office:value="304.47519999999997" table:formula="of:=[.$F121]+[.H121]+[.$K121]" table:style-name="ce1">
            <text:p>304.4752</text:p>
          </table:table-cell>
          <table:table-cell office:value-type="float" office:value="344.47" table:formula="of:=[.$F121]+[.I121]+[.$K121]" table:style-name="ce1">
            <text:p>344.47</text:p>
          </table:table-cell>
          <table:table-cell office:value-type="float" office:value="397.81000000000006" table:formula="of:=[.$F121]+[.J121]+[.$K121]" table:style-name="ce1">
            <text:p>397.81</text:p>
          </table:table-cell>
          <table:table-cell office:value-type="string" table:style-name="ce28">
            <text:p>60 + 20(3m)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string" table:style-name="ce1">
            <text:p>Not used (but 5m sufficient)</text:p>
          </table:table-cell>
          <table:table-cell table:number-columns-repeated="16365" table:style-name="ce1"/>
        </table:table-row>
        <table:table-row table:style-name="ro4">
          <table:table-cell table:number-columns-repeated="2"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60" table:style-name="ce1">
            <text:p>160</text:p>
          </table:table-cell>
          <table:table-cell office:value-type="float" office:value="190" table:formula="of:=30+[.D122]+[.E122]" table:style-name="ce1">
            <text:p>190</text:p>
          </table:table-cell>
          <table:table-cell office:value-type="float" office:value="22.225000000000001" table:formula="of:=5*4.445" table:style-name="ce1">
            <text:p>22.225</text:p>
          </table:table-cell>
          <table:table-cell office:value-type="float" office:value="75.575199999999995" table:formula="of:=17*4.4456" table:style-name="ce1">
            <text:p>75.5752</text:p>
          </table:table-cell>
          <table:table-cell office:value-type="float" office:value="115.57000000000001" table:formula="of:=26*4.445" table:style-name="ce1">
            <text:p>115.57</text:p>
          </table:table-cell>
          <table:table-cell office:value-type="float" office:value="168.91000000000003" table:formula="of:=38*4.445" table:style-name="ce1">
            <text:p>168.91</text:p>
          </table:table-cell>
          <table:table-cell office:value-type="float" office:value="118.9" table:formula="of:=30+20*4.445" table:style-name="ce1">
            <text:p>118.9</text:p>
          </table:table-cell>
          <table:table-cell office:value-type="float" office:value="331.125" table:formula="of:=[.$F122]+[.G122]+[.$K122]" table:style-name="ce1">
            <text:p>331.125</text:p>
          </table:table-cell>
          <table:table-cell office:value-type="float" office:value="384.47519999999997" table:formula="of:=[.$F122]+[.H122]+[.$K122]" table:style-name="ce1">
            <text:p>384.4752</text:p>
          </table:table-cell>
          <table:table-cell office:value-type="float" office:value="424.47" table:formula="of:=[.$F122]+[.I122]+[.$K122]" table:style-name="ce1">
            <text:p>424.47</text:p>
          </table:table-cell>
          <table:table-cell office:value-type="float" office:value="477.81000000000006" table:formula="of:=[.$F122]+[.J122]+[.$K122]" table:style-name="ce1">
            <text:p>477.81</text:p>
          </table:table-cell>
          <table:table-cell office:value-type="float" office:value="80" table:style-name="ce28">
            <text:p>8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office:value-type="string" table:style-name="ce1">
            <text:p>Not used (but 5m sufficient)</text:p>
          </table:table-cell>
          <table:table-cell table:number-columns-repeated="16365" table:style-name="ce1"/>
        </table:table-row>
        <table:table-row table:style-name="ro4">
          <table:table-cell table:number-columns-repeated="2"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40" table:style-name="ce1">
            <text:p>240</text:p>
          </table:table-cell>
          <table:table-cell office:value-type="float" office:value="270" table:formula="of:=30+[.D123]+[.E123]" table:style-name="ce1">
            <text:p>270</text:p>
          </table:table-cell>
          <table:table-cell office:value-type="float" office:value="22.225000000000001" table:formula="of:=5*4.445" table:style-name="ce1">
            <text:p>22.225</text:p>
          </table:table-cell>
          <table:table-cell office:value-type="float" office:value="75.575199999999995" table:formula="of:=17*4.4456" table:style-name="ce1">
            <text:p>75.5752</text:p>
          </table:table-cell>
          <table:table-cell office:value-type="float" office:value="115.57000000000001" table:formula="of:=26*4.445" table:style-name="ce1">
            <text:p>115.57</text:p>
          </table:table-cell>
          <table:table-cell office:value-type="float" office:value="168.91000000000003" table:formula="of:=38*4.445" table:style-name="ce1">
            <text:p>168.91</text:p>
          </table:table-cell>
          <table:table-cell office:value-type="float" office:value="118.9" table:formula="of:=30+20*4.445" table:style-name="ce1">
            <text:p>118.9</text:p>
          </table:table-cell>
          <table:table-cell office:value-type="float" office:value="411.125" table:formula="of:=[.$F123]+[.G123]+[.$K123]" table:style-name="ce1">
            <text:p>411.125</text:p>
          </table:table-cell>
          <table:table-cell office:value-type="float" office:value="464.47519999999997" table:formula="of:=[.$F123]+[.H123]+[.$K123]" table:style-name="ce1">
            <text:p>464.4752</text:p>
          </table:table-cell>
          <table:table-cell office:value-type="float" office:value="504.47" table:formula="of:=[.$F123]+[.I123]+[.$K123]" table:style-name="ce1">
            <text:p>504.47</text:p>
          </table:table-cell>
          <table:table-cell office:value-type="float" office:value="557.81000000000006" table:formula="of:=[.$F123]+[.J123]+[.$K123]" table:style-name="ce1">
            <text:p>557.81</text:p>
          </table:table-cell>
          <table:table-cell office:value-type="float" office:value="40" table:style-name="ce28">
            <text:p>40</text:p>
          </table:table-cell>
          <table:table-cell office:value-type="float" office:value="40" table:style-name="ce28">
            <text:p>40</text:p>
          </table:table-cell>
          <table:table-cell table:number-columns-repeated="16367" table:style-name="ce1"/>
        </table:table-row>
        <table:table-row table:style-name="ro4">
          <table:table-cell table:number-columns-repeated="2"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320" table:style-name="ce1">
            <text:p>320</text:p>
          </table:table-cell>
          <table:table-cell office:value-type="float" office:value="350" table:formula="of:=30+[.D124]+[.E124]" table:style-name="ce1">
            <text:p>350</text:p>
          </table:table-cell>
          <table:table-cell office:value-type="float" office:value="22.225000000000001" table:formula="of:=5*4.445" table:style-name="ce1">
            <text:p>22.225</text:p>
          </table:table-cell>
          <table:table-cell office:value-type="float" office:value="75.575199999999995" table:formula="of:=17*4.4456" table:style-name="ce1">
            <text:p>75.5752</text:p>
          </table:table-cell>
          <table:table-cell office:value-type="float" office:value="115.57000000000001" table:formula="of:=26*4.445" table:style-name="ce1">
            <text:p>115.57</text:p>
          </table:table-cell>
          <table:table-cell office:value-type="float" office:value="168.91000000000003" table:formula="of:=38*4.445" table:style-name="ce1">
            <text:p>168.91</text:p>
          </table:table-cell>
          <table:table-cell office:value-type="float" office:value="118.9" table:formula="of:=30+20*4.445" table:style-name="ce1">
            <text:p>118.9</text:p>
          </table:table-cell>
          <table:table-cell office:value-type="float" office:value="491.125" table:formula="of:=[.$F124]+[.G124]+[.$K124]" table:style-name="ce1">
            <text:p>491.125</text:p>
          </table:table-cell>
          <table:table-cell office:value-type="float" office:value="544.47519999999997" table:formula="of:=[.$F124]+[.H124]+[.$K124]" table:style-name="ce1">
            <text:p>544.4752</text:p>
          </table:table-cell>
          <table:table-cell office:value-type="float" office:value="584.47" table:formula="of:=[.$F124]+[.I124]+[.$K124]" table:style-name="ce1">
            <text:p>584.47</text:p>
          </table:table-cell>
          <table:table-cell office:value-type="float" office:value="637.81000000000006" table:formula="of:=[.$F124]+[.J124]+[.$K124]" table:style-name="ce1">
            <text:p>637.81</text:p>
          </table:table-cell>
          <table:table-cell office:value-type="float" office:value="20" table:style-name="ce28">
            <text:p>20</text:p>
          </table:table-cell>
          <table:table-cell office:value-type="float" office:value="60" table:style-name="ce28">
            <text:p>60</text:p>
          </table:table-cell>
          <table:table-cell table:number-columns-repeated="16367" table:style-name="ce1"/>
        </table:table-row>
        <table:table-row table:style-name="ro4">
          <table:table-cell table:number-columns-repeated="2"/>
          <table:table-cell table:number-columns-repeated="13" table:style-name="ce1"/>
          <table:table-cell office:value-type="float" office:value="360" table:formula="of:=SUM([.P112:.P123])" table:style-name="ce1">
            <text:p>360</text:p>
          </table:table-cell>
          <table:table-cell office:value-type="float" office:value="260" table:formula="of:=SUM([.Q112:.Q123])" table:style-name="ce1">
            <text:p>260</text:p>
          </table:table-cell>
          <table:table-cell office:value-type="float" office:value="20" table:style-name="ce1">
            <text:p>20</text:p>
          </table:table-cell>
          <table:table-cell table:number-columns-repeated="16366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table:style-name="ce1">
            <text:p>Summary of leaf-spine: 240x 5m, 200x 10m, 20x 2m</text:p>
          </table:table-cell>
          <table:table-cell table:number-columns-repeated="16381" table:style-name="ce1"/>
        </table:table-row>
        <table:table-row table:number-rows-repeated="3" table:style-name="ro4">
          <table:table-cell table:number-columns-repeated="16384"/>
        </table:table-row>
        <table:table-row table:style-name="ro5">
          <table:table-cell table:number-columns-repeated="2"/>
          <table:table-cell office:value-type="string" table:style-name="ce26">
            <text:p>Ethernet cable lengths</text:p>
          </table:table-cell>
          <table:table-cell table:number-columns-repeated="21" table:style-name="ce1"/>
          <table:table-cell office:value-type="string" table:style-name="ce26">
            <text:p>Ethernet:</text:p>
          </table:table-cell>
          <table:table-cell table:number-columns-repeated="16359"/>
        </table:table-row>
        <table:table-row table:style-name="ro4">
          <table:table-cell table:number-columns-repeated="2"/>
          <table:table-cell office:value-type="string" table:style-name="ce1">
            <text:p>Each compute rack requires (all blue cables)</text:p>
          </table:table-cell>
          <table:table-cell table:number-columns-repeated="21" table:style-name="ce1"/>
          <table:table-cell office:value-type="string" table:style-name="ce1">
            <text:p>Each compute rack requires 16x 0.5m, 32x 1m, 24x 1.5m</text:p>
          </table:table-cell>
          <table:table-cell table:number-columns-repeated="16359"/>
        </table:table-row>
        <table:table-row table:style-name="ro4">
          <table:table-cell table:number-columns-repeated="2"/>
          <table:table-cell office:value-type="string" table:style-name="ce1">
            <text:p>0.5m up to 2U from switch, 1m up to 6U from switch, 1.5m up to 10U from switch</text:p>
          </table:table-cell>
          <table:table-cell table:number-columns-repeated="11" table:style-name="ce1"/>
          <table:table-cell office:value-type="string" table:style-name="ce29">
            <text:p>Blue cables</text:p>
          </table:table-cell>
          <table:table-cell table:style-name="ce20"/>
          <table:table-cell office:value-type="string" table:style-name="ce20">
            <text:p>0.5m</text:p>
          </table:table-cell>
          <table:table-cell office:value-type="string" table:style-name="ce20">
            <text:p>1m</text:p>
          </table:table-cell>
          <table:table-cell office:value-type="string" table:style-name="ce20">
            <text:p>1.5m</text:p>
          </table:table-cell>
          <table:table-cell office:value-type="string" table:style-name="ce20">
            <text:p>2m</text:p>
          </table:table-cell>
          <table:table-cell office:value-type="string" table:style-name="ce20">
            <text:p>3m</text:p>
          </table:table-cell>
          <table:table-cell office:value-type="string" table:style-name="ce21">
            <text:p>4m</text:p>
          </table:table-cell>
          <table:table-cell table:number-columns-repeated="16362" table:style-name="ce1"/>
        </table:table-row>
        <table:table-row table:style-name="ro4">
          <table:table-cell table:number-columns-repeated="2"/>
          <table:table-cell office:value-type="string" table:style-name="ce1">
            <text:p>So: 16x 0.5m, 32x 1m, 24x 1.5m</text:p>
          </table:table-cell>
          <table:table-cell table:number-columns-repeated="11" table:style-name="ce1"/>
          <table:table-cell office:value-type="string" table:style-name="ce30">
            <text:p>Nracks compute</text:p>
          </table:table-cell>
          <table:table-cell office:value-type="float" office:value="5" table:style-name="ce1">
            <text:p>5</text:p>
          </table:table-cell>
          <table:table-cell office:value-type="float" office:value="80" table:formula="of:=16*[.P134]" table:style-name="ce1">
            <text:p>80</text:p>
          </table:table-cell>
          <table:table-cell office:value-type="float" office:value="160" table:formula="of:=32*[.P134]" table:style-name="ce1">
            <text:p>160</text:p>
          </table:table-cell>
          <table:table-cell office:value-type="float" office:value="120" table:formula="of:=24*[.P134]" table:style-name="ce1">
            <text:p>120</text:p>
          </table:table-cell>
          <table:table-cell table:number-columns-repeated="2" table:style-name="ce1"/>
          <table:table-cell table:style-name="ce31"/>
          <table:table-cell table:number-columns-repeated="2" table:style-name="ce1"/>
          <table:table-cell office:value-type="string" table:style-name="ce1">
            <text:p>Rack 5b: <text:s/>5x 1.5m white, 5x 1.5m blue</text:p>
          </table:table-cell>
          <table:table-cell table:number-columns-repeated="16359"/>
        </table:table-row>
        <table:table-row table:style-name="ro4">
          <table:table-cell table:number-columns-repeated="2"/>
          <table:table-cell table:number-columns-repeated="12" table:style-name="ce1"/>
          <table:table-cell office:value-type="string" table:style-name="ce30">
            <text:p>Rack4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style-name="ce31"/>
          <table:table-cell table:number-columns-repeated="16362" table:style-name="ce1"/>
        </table:table-row>
        <table:table-row table:style-name="ro4">
          <table:table-cell table:number-columns-repeated="2"/>
          <table:table-cell table:number-columns-repeated="12" table:style-name="ce1"/>
          <table:table-cell office:value-type="string" table:style-name="ce30">
            <text:p>Rack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table:style-name="ce31"/>
          <table:table-cell table:number-columns-repeated="2" table:style-name="ce1"/>
          <table:table-cell office:value-type="string" table:style-name="ce1">
            <text:p>PDUs: 9x 0.75m, 2x 2m (all yellow)</text:p>
          </table:table-cell>
          <table:table-cell table:number-columns-repeated="16359"/>
        </table:table-row>
        <table:table-row table:style-name="ro4">
          <table:table-cell table:number-columns-repeated="2"/>
          <table:table-cell office:value-type="string" table:style-name="ce1">
            <text:p>Rack 5: 2x 0.5m blue and white, 7x 1m blue and white, 2x 1m white (backup storage)</text:p>
          </table:table-cell>
          <table:table-cell table:number-columns-repeated="11" table:style-name="ce1"/>
          <table:table-cell office:value-type="string" table:style-name="ce30">
            <text:p>Rack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table:style-name="ce31"/>
          <table:table-cell table:number-columns-repeated="16362" table:style-name="ce1"/>
        </table:table-row>
        <table:table-row table:style-name="ro4">
          <table:table-cell table:number-columns-repeated="2"/>
          <table:table-cell office:value-type="string" table:style-name="ce1">
            <text:p>Rack 8: 4x 1m (B + W), 2x 1m (W), 2x 0.5m (B + W), 2x 1m (ext, Red)</text:p>
          </table:table-cell>
          <table:table-cell table:number-columns-repeated="11" table:style-name="ce1"/>
          <table:table-cell office:value-type="string" table:style-name="ce32">
            <text:p>Total</text:p>
          </table:table-cell>
          <table:table-cell table:style-name="ce25"/>
          <table:table-cell office:value-type="float" office:value="89" table:formula="of:=SUM([.Q134:.Q137])" table:style-name="ce25">
            <text:p>89</text:p>
          </table:table-cell>
          <table:table-cell office:value-type="float" office:value="176" table:formula="of:=SUM([.R134:.R137])" table:style-name="ce25">
            <text:p>176</text:p>
          </table:table-cell>
          <table:table-cell office:value-type="float" office:value="125" table:formula="of:=SUM([.S134:.S137])" table:style-name="ce25">
            <text:p>125</text:p>
          </table:table-cell>
          <table:table-cell office:value-type="float" office:value="5" table:formula="of:=SUM([.T134:.T137])" table:style-name="ce25">
            <text:p>5</text:p>
          </table:table-cell>
          <table:table-cell office:value-type="float" office:value="9" table:formula="of:=SUM([.U134:.U137])" table:style-name="ce25">
            <text:p>9</text:p>
          </table:table-cell>
          <table:table-cell table:style-name="ce24"/>
          <table:table-cell table:number-columns-repeated="2" table:style-name="ce1"/>
          <table:table-cell office:value-type="string" table:style-name="ce1">
            <text:p>Splitter cable: 1x 5m QSFP28 → SFP+</text:p>
          </table:table-cell>
          <table:table-cell table:number-columns-repeated="16359"/>
        </table:table-row>
        <table:table-row table:style-name="ro4">
          <table:table-cell table:number-columns-repeated="2"/>
          <table:table-cell office:value-type="string" table:style-name="ce1">
            <text:p>Rack 4 (snap): 5x 0.5m (B + W), 5x 1m (B + W), 5x 1.5m (B + W), 4x 2m (B + W), 1x 2m (B), 9x 3m (B), 5x 3m (W, to reach neighbouring rack), 5x 4m (W to reach neighbouring rack)</text:p>
          </table:table-cell>
          <table:table-cell table:number-columns-repeated="11" table:style-name="ce1"/>
          <table:table-cell office:value-type="string" table:style-name="ce29">
            <text:p>White cables</text:p>
          </table:table-cell>
          <table:table-cell table:number-columns-repeated="6" table:style-name="ce20"/>
          <table:table-cell table:style-name="ce21"/>
          <table:table-cell table:number-columns-repeated="16362" table:style-name="ce1"/>
        </table:table-row>
        <table:table-row table:style-name="ro4">
          <table:table-cell table:number-columns-repeated="2"/>
          <table:table-cell office:value-type="string" table:style-name="ce1">
            <text:p>PDUs: 3x 0.5m for compute racks (yellow) and 2x 1m rack 8, 2x 1.5m for other racks (rack 1,5)</text:p>
          </table:table-cell>
          <table:table-cell table:number-columns-repeated="11" table:style-name="ce1"/>
          <table:table-cell office:value-type="string" table:style-name="ce30">
            <text:p>Rack4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31">
            <text:p>5</text:p>
          </table:table-cell>
          <table:table-cell table:number-columns-repeated="16362" table:style-name="ce1"/>
        </table:table-row>
        <table:table-row table:style-name="ro5">
          <table:table-cell table:number-columns-repeated="2"/>
          <table:table-cell office:value-type="string" table:style-name="ce1">
            <text:p>CDU: 2x 3m</text:p>
          </table:table-cell>
          <table:table-cell table:number-columns-repeated="11" table:style-name="ce1"/>
          <table:table-cell office:value-type="string" table:style-name="ce30">
            <text:p>Rack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table:style-name="ce31"/>
          <table:table-cell table:number-columns-repeated="2" table:style-name="ce1"/>
          <table:table-cell office:value-type="string" table:style-name="ce26">
            <text:p>Power cables</text:p>
          </table:table-cell>
          <table:table-cell table:number-columns-repeated="16359"/>
        </table:table-row>
        <table:table-row table:style-name="ro4">
          <table:table-cell table:number-columns-repeated="2"/>
          <table:table-cell office:value-type="string" table:style-name="ce1">
            <text:p>Rack 9 (half rack): 8x 0.5m, 16x 1m, 12x 1.5m</text:p>
          </table:table-cell>
          <table:table-cell table:number-columns-repeated="11" table:style-name="ce1"/>
          <table:table-cell office:value-type="string" table:style-name="ce30">
            <text:p>Rack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table:style-name="ce31"/>
          <table:table-cell table:number-columns-repeated="2" table:style-name="ce1"/>
          <table:table-cell office:value-type="string" table:style-name="ce1">
            <text:p>Rack 5b: 1m for storage (C19), 1m for the servers</text:p>
          </table:table-cell>
          <table:table-cell table:number-columns-repeated="16359"/>
        </table:table-row>
        <table:table-row table:style-name="ro4">
          <table:table-cell table:number-columns-repeated="2"/>
          <table:table-cell table:number-columns-repeated="12" table:style-name="ce1"/>
          <table:table-cell office:value-type="string" table:style-name="ce32">
            <text:p>Total</text:p>
          </table:table-cell>
          <table:table-cell table:style-name="ce25"/>
          <table:table-cell office:value-type="float" office:value="9" table:formula="of:=SUM([.Q139:.Q142])" table:style-name="ce25">
            <text:p>9</text:p>
          </table:table-cell>
          <table:table-cell office:value-type="float" office:value="18" table:formula="of:=SUM([.R139:.R142])" table:style-name="ce25">
            <text:p>18</text:p>
          </table:table-cell>
          <table:table-cell office:value-type="float" office:value="7" table:formula="of:=SUM([.S139:.S142])" table:style-name="ce25">
            <text:p>7</text:p>
          </table:table-cell>
          <table:table-cell office:value-type="float" office:value="4" table:formula="of:=SUM([.T139:.T142])" table:style-name="ce25">
            <text:p>4</text:p>
          </table:table-cell>
          <table:table-cell office:value-type="float" office:value="5" table:formula="of:=SUM([.U139:.U142])" table:style-name="ce25">
            <text:p>5</text:p>
          </table:table-cell>
          <table:table-cell office:value-type="float" office:value="5" table:formula="of:=SUM([.V139:.V142])" table:style-name="ce24">
            <text:p>5</text:p>
          </table:table-cell>
          <table:table-cell table:number-columns-repeated="16362" table:style-name="ce1"/>
        </table:table-row>
        <table:table-row table:style-name="ro4">
          <table:table-cell table:number-columns-repeated="2"/>
          <table:table-cell table:number-columns-repeated="12" table:style-name="ce1"/>
          <table:table-cell office:value-type="string" table:style-name="ce29">
            <text:p>Red cables</text:p>
          </table:table-cell>
          <table:table-cell table:number-columns-repeated="6" table:style-name="ce20"/>
          <table:table-cell table:style-name="ce21"/>
          <table:table-cell table:number-columns-repeated="2" table:style-name="ce1"/>
          <table:table-cell office:value-type="string" table:style-name="ce1">
            <text:p>Compute racks will all come with 0.6m. <text:s/>So will need to buy some additional.</text:p>
          </table:table-cell>
          <table:table-cell table:number-columns-repeated="16359"/>
        </table:table-row>
        <table:table-row table:style-name="ro4">
          <table:table-cell table:number-columns-repeated="2"/>
          <table:table-cell table:number-columns-repeated="12" table:style-name="ce1"/>
          <table:table-cell office:value-type="string" table:style-name="ce30">
            <text:p>Rack4</text:p>
          </table:table-cell>
          <table:table-cell table:number-columns-repeated="6" table:style-name="ce1"/>
          <table:table-cell table:style-name="ce31"/>
          <table:table-cell table:number-columns-repeated="2" table:style-name="ce1"/>
          <table:table-cell office:value-type="string" table:style-name="ce1">
            <text:p>2m for all switches</text:p>
          </table:table-cell>
          <table:table-cell table:number-columns-repeated="16359"/>
        </table:table-row>
        <table:table-row table:style-name="ro4">
          <table:table-cell table:number-columns-repeated="2"/>
          <table:table-cell office:value-type="string" table:style-name="ce1">
            <text:p>QSFP28 → SFP+ splitter cables:</text:p>
          </table:table-cell>
          <table:table-cell table:number-columns-repeated="11" table:style-name="ce1"/>
          <table:table-cell office:value-type="string" table:style-name="ce30">
            <text:p>Rack5</text:p>
          </table:table-cell>
          <table:table-cell table:number-columns-repeated="6" table:style-name="ce1"/>
          <table:table-cell table:style-name="ce31"/>
          <table:table-cell table:number-columns-repeated="2" table:style-name="ce1"/>
          <table:table-cell office:value-type="string" table:style-name="ce1">
            <text:p>Switch airflow fans to ports.</text:p>
          </table:table-cell>
          <table:table-cell table:number-columns-repeated="16359"/>
        </table:table-row>
        <table:table-row table:style-name="ro4">
          <table:table-cell table:number-columns-repeated="2"/>
          <table:table-cell office:value-type="string" table:style-name="ce1">
            <text:p>3m (to top switches in racks 6,7,9,10)</text:p>
          </table:table-cell>
          <table:table-cell table:number-columns-repeated="11" table:style-name="ce1"/>
          <table:table-cell office:value-type="string" table:style-name="ce30">
            <text:p>Rack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table:style-name="ce31"/>
          <table:table-cell table:number-columns-repeated="16362" table:style-name="ce1"/>
        </table:table-row>
        <table:table-row table:style-name="ro4">
          <table:table-cell table:number-columns-repeated="2"/>
          <table:table-cell office:value-type="string" table:style-name="ce1">
            <text:p>5m (to bottom switches in racks 6,7,9,10)</text:p>
          </table:table-cell>
          <table:table-cell table:number-columns-repeated="11" table:style-name="ce1"/>
          <table:table-cell table:style-name="ce32"/>
          <table:table-cell table:number-columns-repeated="6" table:style-name="ce25"/>
          <table:table-cell table:style-name="ce24"/>
          <table:table-cell table:number-columns-repeated="16362" table:style-name="ce1"/>
        </table:table-row>
        <table:table-row table:style-name="ro4">
          <table:table-cell table:number-columns-repeated="2"/>
          <table:table-cell office:value-type="string" table:style-name="ce1">
            <text:p>2x 5m - all the rest.</text:p>
          </table:table-cell>
          <table:table-cell table:number-columns-repeated="11" table:style-name="ce1"/>
          <table:table-cell office:value-type="string" table:style-name="ce29">
            <text:p>Yellow</text:p>
          </table:table-cell>
          <table:table-cell table:number-columns-repeated="6" table:style-name="ce20"/>
          <table:table-cell table:style-name="ce21"/>
          <table:table-cell table:number-columns-repeated="16362" table:style-name="ce1"/>
        </table:table-row>
        <table:table-row table:style-name="ro4">
          <table:table-cell table:number-columns-repeated="2"/>
          <table:table-cell office:value-type="string" table:style-name="ce1">
            <text:p>2x 5m direct cables (not splitter) for the 2x 10G switches</text:p>
          </table:table-cell>
          <table:table-cell table:number-columns-repeated="11" table:style-name="ce1"/>
          <table:table-cell office:value-type="string" table:style-name="ce30">
            <text:p>PDUs</text:p>
          </table:table-cell>
          <table:table-cell table:style-name="ce1"/>
          <table:table-cell office:value-type="float" office:value="15" table:formula="of:=[.P134]*3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table:style-name="ce31"/>
          <table:table-cell table:number-columns-repeated="2" table:style-name="ce1"/>
          <table:table-cell office:value-type="string" table:style-name="ce1">
            <text:p>3x racks (we already have 1 and 3 PDUs)</text:p>
          </table:table-cell>
          <table:table-cell table:number-columns-repeated="16359"/>
        </table:table-row>
        <table:table-row table:style-name="ro4">
          <table:table-cell table:number-columns-repeated="2"/>
          <table:table-cell table:number-columns-repeated="12" table:style-name="ce1"/>
          <table:table-cell office:value-type="string" table:style-name="ce30">
            <text:p>CDU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table:style-name="ce31"/>
          <table:table-cell table:number-columns-repeated="2" table:style-name="ce1"/>
          <table:table-cell office:value-type="string" table:style-name="ce1">
            <text:p>4x rear doors (3 of one type, 1 of the other)</text:p>
          </table:table-cell>
          <table:table-cell table:number-columns-repeated="16359"/>
        </table:table-row>
        <table:table-row table:style-name="ro4">
          <table:table-cell table:number-columns-repeated="2"/>
          <table:table-cell table:number-columns-repeated="12" table:style-name="ce1"/>
          <table:table-cell table:style-name="ce32"/>
          <table:table-cell table:number-columns-repeated="6" table:style-name="ce25"/>
          <table:table-cell table:style-name="ce24"/>
          <table:table-cell table:number-columns-repeated="2" table:style-name="ce1"/>
          <table:table-cell office:value-type="string" table:style-name="ce1">
            <text:p>CoolIT manifolds for 3 racks</text:p>
          </table:table-cell>
          <table:table-cell table:number-columns-repeated="16359"/>
        </table:table-row>
        <table:table-row table:style-name="ro5">
          <table:table-cell table:number-columns-repeated="2"/>
          <table:table-cell office:value-type="string" table:style-name="ce26">
            <text:p>Power cables</text:p>
          </table:table-cell>
          <table:table-cell table:number-columns-repeated="21" table:style-name="ce1"/>
          <table:table-cell office:value-type="string" table:style-name="ce1">
            <text:p>CoolIT pipework</text:p>
          </table:table-cell>
          <table:table-cell table:number-columns-repeated="16359"/>
        </table:table-row>
        <table:table-row table:style-name="ro4">
          <table:table-cell table:number-columns-repeated="2"/>
          <table:table-cell office:value-type="string" table:style-name="ce1">
            <text:p>0.5m for top 3 compute chassis in each rack, 1.5m for bottom 2 chassis, 1m for rest. <text:s/>So, 3 0.5m, 13x 1m, 2x 1.5m (for each chassis - so double that in terms of cables)</text:p>
          </table:table-cell>
          <table:table-cell table:number-columns-repeated="21" table:style-name="ce1"/>
          <table:table-cell office:value-type="string" table:style-name="ce1">
            <text:p>8 PDUs</text:p>
          </table:table-cell>
          <table:table-cell table:number-columns-repeated="16359"/>
        </table:table-row>
        <table:table-row table:style-name="ro4">
          <table:table-cell table:number-columns-repeated="2"/>
          <table:table-cell office:value-type="string" table:style-name="ce1">
            <text:p>Rack 8 - 0.5m for all, 2m for all switches (IB and Ethernet). <text:s/>Rackmount monitor unknown</text:p>
          </table:table-cell>
          <table:table-cell table:number-columns-repeated="16381" table:style-name="ce1"/>
        </table:table-row>
        <table:table-row table:style-name="ro4">
          <table:table-cell table:number-columns-repeated="2"/>
          <table:table-cell office:value-type="string" table:style-name="ce1">
            <text:p>Rack 4 - 0.5m for all</text:p>
          </table:table-cell>
          <table:table-cell table:number-columns-repeated="21" table:style-name="ce1"/>
          <table:table-cell office:value-type="string" table:style-name="ce1">
            <text:p>12 HDR switches</text:p>
          </table:table-cell>
          <table:table-cell table:number-columns-repeated="16359"/>
        </table:table-row>
        <table:table-row table:style-name="ro4">
          <table:table-cell table:number-columns-repeated="2"/>
          <table:table-cell office:value-type="string" table:style-name="ce1">
            <text:p>Rack 5 - 1m for storage (C19), 0.5m for 6 servers, 1m for 3 servers, 0.5m for backup storage</text:p>
          </table:table-cell>
          <table:table-cell table:number-columns-repeated="21" table:style-name="ce1"/>
          <table:table-cell office:value-type="string" table:style-name="ce1">
            <text:p>6 1G switches</text:p>
          </table:table-cell>
          <table:table-cell table:number-columns-repeated="16359"/>
        </table:table-row>
        <table:table-row table:style-name="ro4">
          <table:table-cell table:number-columns-repeated="2"/>
          <table:table-cell office:value-type="string" table:style-name="ce33">
            <text:p>GPU servers: 1m, 1.5m</text:p>
          </table:table-cell>
          <table:table-cell table:number-columns-repeated="21" table:style-name="ce1"/>
          <table:table-cell office:value-type="string" table:style-name="ce1">
            <text:p>216 compute nodes</text:p>
          </table:table-cell>
          <table:table-cell table:number-columns-repeated="16359"/>
        </table:table-row>
        <table:table-row table:style-name="ro4">
          <table:table-cell table:number-columns-repeated="2"/>
          <table:table-cell office:value-type="string" table:style-name="ce1">
            <text:p>2m for all switches, regardless of rack (these have ports at the front)</text:p>
          </table:table-cell>
          <table:table-cell table:number-columns-repeated="16381" table:style-name="ce1"/>
        </table:table-row>
        <table:table-row table:style-name="ro4">
          <table:table-cell table:number-columns-repeated="2"/>
          <table:table-cell office:value-type="string" table:style-name="ce1">
            <text:p>Switch airflow to be fans to ports.</text:p>
          </table:table-cell>
          <table:table-cell table:number-columns-repeated="16381" table:style-name="ce1"/>
        </table:table-row>
        <table:table-row table:number-rows-repeated="4" table:style-name="ro4">
          <table:table-cell table:number-columns-repeated="16384"/>
        </table:table-row>
        <table:table-row table:style-name="ro5">
          <table:table-cell table:number-columns-repeated="2"/>
          <table:table-cell office:value-type="string" table:style-name="ce26">
            <text:p>PDUs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1">
            <text:p>3 PDUs for each compute rack, 2 PDUs for others. <text:s/>These to be 32A 3 phase with 12 C19/20 sockets and 30 C13/14 sockets (as for April’s 600k order)</text:p>
          </table:table-cell>
          <table:table-cell table:number-columns-repeated="16381"/>
        </table:table-row>
        <table:table-row table:number-rows-repeated="1048410" table:style-name="ro4">
          <table:table-cell table:number-columns-repeated="16384"/>
        </table:table-row>
      </table:table>
      <table:table table:name="COSMA7_layout" table:style-name="ta2">
        <table:table-column table:style-name="co6" table:number-columns-repeated="10" table:default-cell-style-name="ce64"/>
        <table:table-column table:style-name="co7" table:default-cell-style-name="ce90"/>
        <table:table-column table:style-name="co8" table:number-columns-repeated="3" table:default-cell-style-name="ce91"/>
        <table:table-column table:style-name="co9" table:default-cell-style-name="ce91"/>
        <table:table-column table:style-name="co10" table:default-cell-style-name="ce64"/>
        <table:table-column table:style-name="co11" table:number-columns-repeated="2" table:default-cell-style-name="ce64"/>
        <table:table-column table:style-name="co12" table:default-cell-style-name="ce64"/>
        <table:table-column table:style-name="co13" table:default-cell-style-name="ce64"/>
        <table:table-column table:style-name="co10" table:default-cell-style-name="ce64"/>
        <table:table-column table:style-name="co11" table:number-columns-repeated="2" table:default-cell-style-name="ce64"/>
        <table:table-column table:style-name="co8" table:default-cell-style-name="ce64"/>
        <table:table-column table:style-name="co12" table:default-cell-style-name="ce64"/>
        <table:table-column table:style-name="co14" table:default-cell-style-name="ce64"/>
        <table:table-column table:style-name="co8" table:number-columns-repeated="3" table:default-cell-style-name="ce91"/>
        <table:table-column table:style-name="co9" table:default-cell-style-name="ce91"/>
        <table:table-column table:style-name="co14" table:default-cell-style-name="ce64"/>
        <table:table-column table:style-name="co11" table:number-columns-repeated="2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1" table:number-columns-repeated="2" table:default-cell-style-name="ce64"/>
        <table:table-column table:style-name="co8" table:default-cell-style-name="ce64"/>
        <table:table-column table:style-name="co12" table:default-cell-style-name="ce64"/>
        <table:table-column table:style-name="co14" table:default-cell-style-name="ce64"/>
        <table:table-column table:style-name="co6" table:number-columns-repeated="983" table:default-cell-style-name="ce64"/>
        <table:table-column table:style-name="co3" table:number-columns-repeated="15360" table:default-cell-style-name="ce1"/>
        <table:table-row table:style-name="ro7">
          <table:table-cell table:style-name="ce55"/>
          <table:table-cell office:value-type="string" table:number-columns-spanned="4" table:number-rows-spanned="1" table:style-name="ce92">
            <text:p>Rack A7 - NEW</text:p>
          </table:table-cell>
          <table:covered-table-cell table:number-columns-repeated="3"/>
          <table:table-cell table:style-name="ce56"/>
          <table:table-cell office:value-type="string" table:number-columns-spanned="4" table:number-rows-spanned="1" table:style-name="ce92">
            <text:p>Rack A8 - NEW</text:p>
          </table:table-cell>
          <table:covered-table-cell table:number-columns-repeated="3"/>
          <table:table-cell office:value-type="string" table:style-name="ce57">
            <text:p><text:s/></text:p>
          </table:table-cell>
          <table:table-cell office:value-type="string" table:number-columns-spanned="4" table:number-rows-spanned="1" table:style-name="ce93">
            <text:p>Rack A1 - EXISTING</text:p>
          </table:table-cell>
          <table:covered-table-cell table:number-columns-repeated="3"/>
          <table:table-cell table:style-name="ce55"/>
          <table:table-cell office:value-type="string" table:number-columns-spanned="4" table:number-rows-spanned="1" table:style-name="ce93">
            <text:p>Rack A2 - core / EXISTING</text:p>
          </table:table-cell>
          <table:covered-table-cell table:number-columns-repeated="3"/>
          <table:table-cell table:style-name="ce55"/>
          <table:table-cell office:value-type="string" table:number-columns-spanned="4" table:number-rows-spanned="1" table:style-name="ce93">
            <text:p>Rack A3 - EXISTING</text:p>
          </table:table-cell>
          <table:covered-table-cell table:number-columns-repeated="3"/>
          <table:table-cell table:style-name="ce56"/>
          <table:table-cell office:value-type="string" table:number-columns-spanned="4" table:number-rows-spanned="1" table:style-name="ce92">
            <text:p>Rack A4 - NEW</text:p>
          </table:table-cell>
          <table:covered-table-cell table:number-columns-repeated="3"/>
          <table:table-cell table:style-name="ce55"/>
          <table:table-cell office:value-type="string" table:number-columns-spanned="4" table:number-rows-spanned="1" table:style-name="ce92">
            <text:p>Rack A5 - NEW</text:p>
          </table:table-cell>
          <table:covered-table-cell table:number-columns-repeated="3"/>
          <table:table-cell table:style-name="ce55"/>
          <table:table-cell office:value-type="string" table:number-columns-spanned="4" table:number-rows-spanned="1" table:style-name="ce92">
            <text:p>Rack A6 - NEW</text:p>
          </table:table-cell>
          <table:covered-table-cell table:number-columns-repeated="3"/>
          <table:table-cell table:style-name="ce56"/>
          <table:table-cell office:value-type="string" table:number-columns-spanned="4" table:number-rows-spanned="1" table:style-name="ce94">
            <text:p>External Rack (existing)</text:p>
          </table:table-cell>
          <table:covered-table-cell table:number-columns-repeated="3"/>
          <table:table-cell table:style-name="ce55"/>
          <table:table-cell office:value-type="string" table:number-columns-spanned="4" table:number-rows-spanned="1" table:style-name="ce94">
            <text:p>External Rack (existing)</text:p>
          </table:table-cell>
          <table:covered-table-cell table:number-columns-repeated="3"/>
          <table:table-cell table:style-name="ce56"/>
          <table:table-cell office:value-type="string" table:number-columns-spanned="4" table:number-rows-spanned="1" table:style-name="ce95">
            <text:p>Cosma6 storage (New)</text:p>
          </table:table-cell>
          <table:covered-table-cell table:number-columns-repeated="3"/>
          <table:table-cell table:number-columns-repeated="16329" table:style-name="ce56"/>
        </table:table-row>
        <table:table-row table:style-name="ro8">
          <table:table-cell office:value-type="string" table:style-name="ce58">
            <text:p>As seen from rear (mostly!)</text:p>
          </table:table-cell>
          <table:table-cell office:value-type="string" table:number-columns-spanned="2" table:number-rows-spanned="1" table:style-name="ce96">
            <text:p>layout</text:p>
          </table:table-cell>
          <table:covered-table-cell/>
          <table:table-cell office:value-type="string" table:style-name="ce59">
            <text:p>power (watt)</text:p>
          </table:table-cell>
          <table:table-cell office:value-type="string" table:style-name="ce59">
            <text:p>weight (kg)</text:p>
          </table:table-cell>
          <table:table-cell table:style-name="ce60"/>
          <table:table-cell office:value-type="string" table:number-columns-spanned="2" table:number-rows-spanned="1" table:style-name="ce96">
            <text:p>layout</text:p>
          </table:table-cell>
          <table:covered-table-cell/>
          <table:table-cell office:value-type="string" table:style-name="ce59">
            <text:p>power (watt)</text:p>
          </table:table-cell>
          <table:table-cell office:value-type="string" table:style-name="ce59">
            <text:p>weight (kg)</text:p>
          </table:table-cell>
          <table:table-cell table:style-name="ce58"/>
          <table:table-cell office:value-type="string" table:number-columns-spanned="2" table:number-rows-spanned="1" table:style-name="ce96">
            <text:p>layout</text:p>
          </table:table-cell>
          <table:covered-table-cell/>
          <table:table-cell office:value-type="string" table:style-name="ce59">
            <text:p>power (watt)</text:p>
          </table:table-cell>
          <table:table-cell office:value-type="string" table:style-name="ce59">
            <text:p>weight (kg)</text:p>
          </table:table-cell>
          <table:table-cell table:style-name="ce58"/>
          <table:table-cell office:value-type="string" table:number-columns-spanned="2" table:number-rows-spanned="1" table:style-name="ce96">
            <text:p>layout</text:p>
          </table:table-cell>
          <table:covered-table-cell/>
          <table:table-cell office:value-type="string" table:style-name="ce59">
            <text:p>power (watt)</text:p>
          </table:table-cell>
          <table:table-cell office:value-type="string" table:style-name="ce59">
            <text:p>weight (kg)</text:p>
          </table:table-cell>
          <table:table-cell table:style-name="ce58"/>
          <table:table-cell office:value-type="string" table:number-columns-spanned="2" table:number-rows-spanned="1" table:style-name="ce96">
            <text:p>layout</text:p>
          </table:table-cell>
          <table:covered-table-cell/>
          <table:table-cell office:value-type="string" table:style-name="ce59">
            <text:p>power (watt)</text:p>
          </table:table-cell>
          <table:table-cell office:value-type="string" table:style-name="ce59">
            <text:p>weight (kg)</text:p>
          </table:table-cell>
          <table:table-cell table:style-name="ce60"/>
          <table:table-cell office:value-type="string" table:number-columns-spanned="2" table:number-rows-spanned="1" table:style-name="ce96">
            <text:p>layout</text:p>
          </table:table-cell>
          <table:covered-table-cell/>
          <table:table-cell office:value-type="string" table:style-name="ce59">
            <text:p>power (watt)</text:p>
          </table:table-cell>
          <table:table-cell office:value-type="string" table:style-name="ce59">
            <text:p>weight (kg)</text:p>
          </table:table-cell>
          <table:table-cell table:style-name="ce58"/>
          <table:table-cell office:value-type="string" table:number-columns-spanned="2" table:number-rows-spanned="1" table:style-name="ce96">
            <text:p>layout</text:p>
          </table:table-cell>
          <table:covered-table-cell/>
          <table:table-cell office:value-type="string" table:style-name="ce59">
            <text:p>power (watt)</text:p>
          </table:table-cell>
          <table:table-cell office:value-type="string" table:style-name="ce59">
            <text:p>weight (kg)</text:p>
          </table:table-cell>
          <table:table-cell table:style-name="ce58"/>
          <table:table-cell office:value-type="string" table:number-columns-spanned="2" table:number-rows-spanned="1" table:style-name="ce96">
            <text:p>layout</text:p>
          </table:table-cell>
          <table:covered-table-cell/>
          <table:table-cell office:value-type="string" table:style-name="ce59">
            <text:p>power (watt)</text:p>
          </table:table-cell>
          <table:table-cell office:value-type="string" table:style-name="ce59">
            <text:p>weight (kg)</text:p>
          </table:table-cell>
          <table:table-cell table:style-name="ce60"/>
          <table:table-cell office:value-type="string" table:number-columns-spanned="2" table:number-rows-spanned="1" table:style-name="ce96">
            <text:p>layout</text:p>
          </table:table-cell>
          <table:covered-table-cell/>
          <table:table-cell office:value-type="string" table:style-name="ce59">
            <text:p>power (watt)</text:p>
          </table:table-cell>
          <table:table-cell office:value-type="string" table:style-name="ce59">
            <text:p>weight (kg)</text:p>
          </table:table-cell>
          <table:table-cell table:style-name="ce58"/>
          <table:table-cell office:value-type="string" table:number-columns-spanned="2" table:number-rows-spanned="1" table:style-name="ce96">
            <text:p>layout</text:p>
          </table:table-cell>
          <table:covered-table-cell/>
          <table:table-cell office:value-type="string" table:style-name="ce59">
            <text:p>power (watt)</text:p>
          </table:table-cell>
          <table:table-cell office:value-type="string" table:style-name="ce59">
            <text:p>weight (kg)</text:p>
          </table:table-cell>
          <table:table-cell table:style-name="ce60"/>
          <table:table-cell office:value-type="string" table:number-columns-spanned="2" table:number-rows-spanned="1" table:style-name="ce97">
            <text:p>layout</text:p>
          </table:table-cell>
          <table:covered-table-cell/>
          <table:table-cell office:value-type="string" table:style-name="ce60">
            <text:p>power (watt)</text:p>
          </table:table-cell>
          <table:table-cell office:value-type="string" table:style-name="ce60">
            <text:p>weight (kg)</text:p>
          </table:table-cell>
          <table:table-cell table:number-columns-repeated="16329" table:style-name="ce60"/>
        </table:table-row>
        <table:table-row table:style-name="ro9">
          <table:table-cell table:style-name="ce58"/>
          <table:table-cell table:number-columns-repeated="4" table:style-name="ce59"/>
          <table:table-cell table:style-name="ce60"/>
          <table:table-cell table:number-columns-repeated="4" table:style-name="ce59"/>
          <table:table-cell table:style-name="ce58"/>
          <table:table-cell table:number-columns-repeated="4" table:style-name="ce59"/>
          <table:table-cell table:style-name="ce58"/>
          <table:table-cell table:number-columns-repeated="4" table:style-name="ce59"/>
          <table:table-cell table:style-name="ce58"/>
          <table:table-cell table:number-columns-repeated="4" table:style-name="ce59"/>
          <table:table-cell table:style-name="ce60"/>
          <table:table-cell table:number-columns-repeated="4" table:style-name="ce59"/>
          <table:table-cell table:style-name="ce58"/>
          <table:table-cell table:number-columns-repeated="4" table:style-name="ce59"/>
          <table:table-cell table:style-name="ce58"/>
          <table:table-cell table:number-columns-repeated="4" table:style-name="ce59"/>
          <table:table-cell table:style-name="ce60"/>
          <table:table-cell table:number-columns-repeated="4" table:style-name="ce59"/>
          <table:table-cell table:style-name="ce58"/>
          <table:table-cell table:number-columns-repeated="4" table:style-name="ce59"/>
          <table:table-cell table:number-columns-repeated="16334" table:style-name="ce60"/>
        </table:table-row>
        <table:table-row table:style-name="ro10">
          <table:table-cell office:value-type="float" office:value="42" table:style-name="ce61">
            <text:p>42</text:p>
          </table:table-cell>
          <table:table-cell office:value-type="string" table:number-columns-spanned="2" table:number-rows-spanned="1" table:style-name="ce98">
            <text:p>c7ibesw19</text:p>
          </table:table-cell>
          <table:covered-table-cell/>
          <table:table-cell office:value-type="float" office:value="118" table:style-name="ce62">
            <text:p>118</text:p>
          </table:table-cell>
          <table:table-cell office:value-type="float" office:value="9" table:style-name="ce62">
            <text:p>9</text:p>
          </table:table-cell>
          <table:table-cell office:value-type="float" office:value="42" table:style-name="ce61">
            <text:p>42</text:p>
          </table:table-cell>
          <table:table-cell office:value-type="string" table:number-columns-spanned="2" table:number-rows-spanned="1" table:style-name="ce98">
            <text:p>c7ibesw22</text:p>
          </table:table-cell>
          <table:covered-table-cell/>
          <table:table-cell office:value-type="float" office:value="118" table:style-name="ce62">
            <text:p>118</text:p>
          </table:table-cell>
          <table:table-cell office:value-type="float" office:value="9" table:style-name="ce62">
            <text:p>9</text:p>
          </table:table-cell>
          <table:table-cell office:value-type="float" office:value="42" table:style-name="ce61">
            <text:p>42</text:p>
          </table:table-cell>
          <table:table-cell office:value-type="string" table:number-columns-spanned="2" table:number-rows-spanned="1" table:style-name="ce98">
            <text:p>c7ibesw03</text:p>
          </table:table-cell>
          <table:covered-table-cell/>
          <table:table-cell office:value-type="float" office:value="118" table:style-name="ce62">
            <text:p>118</text:p>
          </table:table-cell>
          <table:table-cell office:value-type="float" office:value="9" table:style-name="ce62">
            <text:p>9</text:p>
          </table:table-cell>
          <table:table-cell office:value-type="float" office:value="42" table:style-name="ce61">
            <text:p>42</text:p>
          </table:table-cell>
          <table:table-cell office:value-type="string" table:number-columns-spanned="2" table:number-rows-spanned="1" table:style-name="ce99">
            <text:p>c7topSwitch</text:p>
          </table:table-cell>
          <table:covered-table-cell/>
          <table:table-cell office:value-type="float" office:value="40" table:style-name="ce63">
            <text:p>40</text:p>
          </table:table-cell>
          <table:table-cell office:value-type="float" office:value="4" table:style-name="ce63">
            <text:p>4</text:p>
          </table:table-cell>
          <table:table-cell office:value-type="float" office:value="42" table:style-name="ce61">
            <text:p>42</text:p>
          </table:table-cell>
          <table:table-cell office:value-type="string" table:number-columns-spanned="2" table:number-rows-spanned="1" table:style-name="ce98">
            <text:p>c7ibesw06</text:p>
          </table:table-cell>
          <table:covered-table-cell/>
          <table:table-cell office:value-type="float" office:value="118" table:style-name="ce62">
            <text:p>118</text:p>
          </table:table-cell>
          <table:table-cell office:value-type="float" office:value="9" table:style-name="ce62">
            <text:p>9</text:p>
          </table:table-cell>
          <table:table-cell office:value-type="float" office:value="42" table:style-name="ce61">
            <text:p>42</text:p>
          </table:table-cell>
          <table:table-cell office:value-type="string" table:number-columns-spanned="2" table:number-rows-spanned="1" table:style-name="ce98">
            <text:p>c7ibesw11</text:p>
          </table:table-cell>
          <table:covered-table-cell/>
          <table:table-cell office:value-type="float" office:value="118" table:style-name="ce62">
            <text:p>118</text:p>
          </table:table-cell>
          <table:table-cell office:value-type="float" office:value="9" table:style-name="ce62">
            <text:p>9</text:p>
          </table:table-cell>
          <table:table-cell office:value-type="float" office:value="42" table:style-name="ce61">
            <text:p>42</text:p>
          </table:table-cell>
          <table:table-cell office:value-type="string" table:number-columns-spanned="2" table:number-rows-spanned="1" table:style-name="ce98">
            <text:p>c7ibesw14</text:p>
          </table:table-cell>
          <table:covered-table-cell/>
          <table:table-cell office:value-type="float" office:value="118" table:style-name="ce62">
            <text:p>118</text:p>
          </table:table-cell>
          <table:table-cell office:value-type="float" office:value="9" table:style-name="ce62">
            <text:p>9</text:p>
          </table:table-cell>
          <table:table-cell office:value-type="float" office:value="42" table:style-name="ce61">
            <text:p>42</text:p>
          </table:table-cell>
          <table:table-cell office:value-type="string" table:number-columns-spanned="2" table:number-rows-spanned="1" table:style-name="ce98">
            <text:p>c7ibesw16</text:p>
          </table:table-cell>
          <table:covered-table-cell/>
          <table:table-cell office:value-type="float" office:value="118" table:style-name="ce62">
            <text:p>118</text:p>
          </table:table-cell>
          <table:table-cell office:value-type="float" office:value="9" table:style-name="ce62">
            <text:p>9</text:p>
          </table:table-cell>
          <table:table-cell table:style-name="ce64"/>
          <table:table-cell office:value-type="string" table:number-columns-spanned="2" table:number-rows-spanned="1" table:style-name="ce98">
            <text:p>c7ibesw23</text:p>
          </table:table-cell>
          <table:covered-table-cell/>
          <table:table-cell office:value-type="float" office:value="118" table:style-name="ce62">
            <text:p>118</text:p>
          </table:table-cell>
          <table:table-cell office:value-type="float" office:value="9" table:style-name="ce62">
            <text:p>9</text:p>
          </table:table-cell>
          <table:table-cell office:value-type="float" office:value="42" table:style-name="ce61">
            <text:p>42</text:p>
          </table:table-cell>
          <table:table-cell office:value-type="string" table:number-columns-spanned="2" table:number-rows-spanned="1" table:style-name="ce98">
            <text:p>c7ibesw08</text:p>
          </table:table-cell>
          <table:covered-table-cell/>
          <table:table-cell office:value-type="float" office:value="118" table:style-name="ce62">
            <text:p>118</text:p>
          </table:table-cell>
          <table:table-cell office:value-type="float" office:value="9" table:style-name="ce62">
            <text:p>9</text:p>
          </table:table-cell>
          <table:table-cell office:value-type="float" office:value="42" table:style-name="ce61">
            <text:p>42</text:p>
          </table:table-cell>
          <table:table-cell office:value-type="string" table:number-columns-spanned="2" table:number-rows-spanned="1" table:style-name="ce98">
            <text:p>c7ibesw24</text:p>
          </table:table-cell>
          <table:covered-table-cell/>
          <table:table-cell office:value-type="float" office:value="118" table:style-name="ce62">
            <text:p>118</text:p>
          </table:table-cell>
          <table:table-cell office:value-type="float" office:value="9" table:style-name="ce62">
            <text:p>9</text:p>
          </table:table-cell>
          <table:table-cell table:number-columns-repeated="16329"/>
        </table:table-row>
        <table:table-row table:style-name="ro10">
          <table:table-cell office:value-type="float" office:value="41" table:style-name="ce61">
            <text:p>41</text:p>
          </table:table-cell>
          <table:table-cell office:value-type="string" table:number-columns-spanned="2" table:number-rows-spanned="1" table:style-name="ce99">
            <text:p>c7sw14</text:p>
          </table:table-cell>
          <table:covered-table-cell/>
          <table:table-cell office:value-type="float" office:value="40" table:style-name="ce63">
            <text:p>40</text:p>
          </table:table-cell>
          <table:table-cell office:value-type="float" office:value="4" table:style-name="ce63">
            <text:p>4</text:p>
          </table:table-cell>
          <table:table-cell office:value-type="float" office:value="41" table:style-name="ce61">
            <text:p>41</text:p>
          </table:table-cell>
          <table:table-cell office:value-type="string" table:number-columns-spanned="2" table:number-rows-spanned="1" table:style-name="ce99">
            <text:p>c7sw16</text:p>
          </table:table-cell>
          <table:covered-table-cell/>
          <table:table-cell office:value-type="float" office:value="40" table:style-name="ce63">
            <text:p>40</text:p>
          </table:table-cell>
          <table:table-cell office:value-type="float" office:value="4" table:style-name="ce63">
            <text:p>4</text:p>
          </table:table-cell>
          <table:table-cell office:value-type="float" office:value="41" table:style-name="ce61">
            <text:p>41</text:p>
          </table:table-cell>
          <table:table-cell office:value-type="string" table:number-columns-spanned="2" table:number-rows-spanned="1" table:style-name="ce99">
            <text:p>c7sw02</text:p>
          </table:table-cell>
          <table:covered-table-cell/>
          <table:table-cell office:value-type="float" office:value="40" table:style-name="ce63">
            <text:p>40</text:p>
          </table:table-cell>
          <table:table-cell office:value-type="float" office:value="4" table:style-name="ce63">
            <text:p>4</text:p>
          </table:table-cell>
          <table:table-cell office:value-type="float" office:value="41" table:style-name="ce61">
            <text:p>41</text:p>
          </table:table-cell>
          <table:table-cell table:style-name="ce65"/>
          <table:table-cell table:style-name="ce66"/>
          <table:table-cell table:style-name="ce67"/>
          <table:table-cell table:style-name="ce66"/>
          <table:table-cell office:value-type="float" office:value="41" table:style-name="ce61">
            <text:p>41</text:p>
          </table:table-cell>
          <table:table-cell office:value-type="string" table:number-columns-spanned="2" table:number-rows-spanned="1" table:style-name="ce99">
            <text:p>c7sw04</text:p>
          </table:table-cell>
          <table:covered-table-cell/>
          <table:table-cell office:value-type="float" office:value="40" table:style-name="ce63">
            <text:p>40</text:p>
          </table:table-cell>
          <table:table-cell office:value-type="float" office:value="4" table:style-name="ce63">
            <text:p>4</text:p>
          </table:table-cell>
          <table:table-cell office:value-type="float" office:value="41" table:style-name="ce61">
            <text:p>41</text:p>
          </table:table-cell>
          <table:table-cell office:value-type="string" table:number-columns-spanned="2" table:number-rows-spanned="1" table:style-name="ce99">
            <text:p>c7sw08</text:p>
          </table:table-cell>
          <table:covered-table-cell/>
          <table:table-cell office:value-type="float" office:value="40" table:style-name="ce63">
            <text:p>40</text:p>
          </table:table-cell>
          <table:table-cell office:value-type="float" office:value="4" table:style-name="ce63">
            <text:p>4</text:p>
          </table:table-cell>
          <table:table-cell office:value-type="float" office:value="41" table:style-name="ce61">
            <text:p>41</text:p>
          </table:table-cell>
          <table:table-cell office:value-type="string" table:number-columns-spanned="2" table:number-rows-spanned="1" table:style-name="ce99">
            <text:p>c7sw10</text:p>
          </table:table-cell>
          <table:covered-table-cell/>
          <table:table-cell office:value-type="float" office:value="40" table:style-name="ce63">
            <text:p>40</text:p>
          </table:table-cell>
          <table:table-cell office:value-type="float" office:value="4" table:style-name="ce63">
            <text:p>4</text:p>
          </table:table-cell>
          <table:table-cell office:value-type="float" office:value="41" table:style-name="ce61">
            <text:p>41</text:p>
          </table:table-cell>
          <table:table-cell office:value-type="string" table:number-columns-spanned="2" table:number-rows-spanned="1" table:style-name="ce99">
            <text:p>c7sw11</text:p>
          </table:table-cell>
          <table:covered-table-cell/>
          <table:table-cell office:value-type="float" office:value="40" table:style-name="ce63">
            <text:p>40</text:p>
          </table:table-cell>
          <table:table-cell office:value-type="float" office:value="4" table:style-name="ce63">
            <text:p>4</text:p>
          </table:table-cell>
          <table:table-cell table:style-name="ce64"/>
          <table:table-cell office:value-type="string" table:number-columns-spanned="2" table:number-rows-spanned="1" table:style-name="ce99">
            <text:p>c7sw06</text:p>
          </table:table-cell>
          <table:covered-table-cell/>
          <table:table-cell office:value-type="float" office:value="40" table:style-name="ce63">
            <text:p>40</text:p>
          </table:table-cell>
          <table:table-cell office:value-type="float" office:value="4" table:style-name="ce63">
            <text:p>4</text:p>
          </table:table-cell>
          <table:table-cell office:value-type="float" office:value="41" table:style-name="ce61">
            <text:p>41</text:p>
          </table:table-cell>
          <table:table-cell office:value-type="string" table:number-columns-spanned="2" table:number-rows-spanned="1" table:style-name="ce100">
            <text:p>delloss18</text:p>
          </table:table-cell>
          <table:covered-table-cell/>
          <table:table-cell office:value-type="float" office:value="485" table:style-name="ce68">
            <text:p>485</text:p>
          </table:table-cell>
          <table:table-cell office:value-type="float" office:value="28" table:style-name="ce68">
            <text:p>28</text:p>
          </table:table-cell>
          <table:table-cell office:value-type="float" office:value="41" table:style-name="ce61">
            <text:p>41</text:p>
          </table:table-cell>
          <table:table-cell office:value-type="string" table:number-columns-spanned="2" table:number-rows-spanned="1" table:style-name="ce99">
            <text:p>c7sw17</text:p>
          </table:table-cell>
          <table:covered-table-cell/>
          <table:table-cell office:value-type="float" office:value="40" table:style-name="ce63">
            <text:p>40</text:p>
          </table:table-cell>
          <table:table-cell office:value-type="float" office:value="4" table:style-name="ce63">
            <text:p>4</text:p>
          </table:table-cell>
          <table:table-cell table:number-columns-repeated="16329"/>
        </table:table-row>
        <table:table-row table:style-name="ro10">
          <table:table-cell office:value-type="float" office:value="40" table:style-name="ce61">
            <text:p>40</text:p>
          </table:table-cell>
          <table:table-cell office:value-type="string" table:number-columns-spanned="2" table:number-rows-spanned="2" table:style-name="ce101">
            <text:p>mad03</text:p>
          </table:table-cell>
          <table:covered-table-cell/>
          <table:table-cell table:style-name="ce67"/>
          <table:table-cell table:style-name="ce66"/>
          <table:table-cell office:value-type="float" office:value="40" table:style-name="ce61">
            <text:p>40</text:p>
          </table:table-cell>
          <table:table-cell office:value-type="string" table:number-columns-spanned="2" table:number-rows-spanned="2" table:style-name="ce101">
            <text:p>daos</text:p>
          </table:table-cell>
          <table:covered-table-cell/>
          <table:table-cell table:style-name="ce67"/>
          <table:table-cell table:style-name="ce66"/>
          <table:table-cell office:value-type="float" office:value="40" table:style-name="ce61">
            <text:p>40</text:p>
          </table:table-cell>
          <table:table-cell table:style-name="ce65"/>
          <table:table-cell table:style-name="ce66"/>
          <table:table-cell table:style-name="ce67"/>
          <table:table-cell table:style-name="ce66"/>
          <table:table-cell office:value-type="float" office:value="40" table:style-name="ce61">
            <text:p>40</text:p>
          </table:table-cell>
          <table:table-cell office:value-type="string" table:number-columns-spanned="2" table:number-rows-spanned="1" table:style-name="ce102">
            <text:p>c7ibcsw03</text:p>
          </table:table-cell>
          <table:covered-table-cell/>
          <table:table-cell office:value-type="float" office:value="118" table:style-name="ce69">
            <text:p>118</text:p>
          </table:table-cell>
          <table:table-cell office:value-type="float" office:value="9" table:style-name="ce69">
            <text:p>9</text:p>
          </table:table-cell>
          <table:table-cell office:value-type="float" office:value="40" table:style-name="ce61">
            <text:p>40</text:p>
          </table:table-cell>
          <table:table-cell table:style-name="ce65"/>
          <table:table-cell table:style-name="ce66"/>
          <table:table-cell table:style-name="ce67"/>
          <table:table-cell table:style-name="ce66"/>
          <table:table-cell office:value-type="float" office:value="40" table:style-name="ce61">
            <text:p>40</text:p>
          </table:table-cell>
          <table:table-cell table:style-name="ce65"/>
          <table:table-cell table:style-name="ce66"/>
          <table:table-cell table:style-name="ce67"/>
          <table:table-cell table:style-name="ce66"/>
          <table:table-cell office:value-type="float" office:value="40" table:style-name="ce61">
            <text:p>40</text:p>
          </table:table-cell>
          <table:table-cell table:style-name="ce65"/>
          <table:table-cell table:style-name="ce66"/>
          <table:table-cell table:style-name="ce67"/>
          <table:table-cell table:style-name="ce66"/>
          <table:table-cell office:value-type="float" office:value="40" table:style-name="ce61">
            <text:p>40</text:p>
          </table:table-cell>
          <table:table-cell table:style-name="ce65"/>
          <table:table-cell table:style-name="ce66"/>
          <table:table-cell table:style-name="ce67"/>
          <table:table-cell table:style-name="ce66"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office:value-type="float" office:value="40" table:style-name="ce61">
            <text:p>40</text:p>
          </table:table-cell>
          <table:table-cell office:value-type="string" table:number-columns-spanned="2" table:number-rows-spanned="1" table:style-name="ce100">
            <text:p>delloss17</text:p>
          </table:table-cell>
          <table:covered-table-cell/>
          <table:table-cell office:value-type="float" office:value="485" table:style-name="ce68">
            <text:p>485</text:p>
          </table:table-cell>
          <table:table-cell office:value-type="float" office:value="28" table:style-name="ce68">
            <text:p>28</text:p>
          </table:table-cell>
          <table:table-cell office:value-type="float" office:value="40" table:style-name="ce61">
            <text:p>40</text:p>
          </table:table-cell>
          <table:table-cell office:value-type="string" table:number-columns-spanned="2" table:number-rows-spanned="1" table:style-name="ce100">
            <text:p>c6mds1</text:p>
          </table:table-cell>
          <table:covered-table-cell/>
          <table:table-cell office:value-type="float" office:value="485" table:style-name="ce68">
            <text:p>485</text:p>
          </table:table-cell>
          <table:table-cell office:value-type="float" office:value="28" table:style-name="ce68">
            <text:p>28</text:p>
          </table:table-cell>
          <table:table-cell table:number-columns-repeated="16329"/>
        </table:table-row>
        <table:table-row table:style-name="ro10">
          <table:table-cell office:value-type="float" office:value="39" table:style-name="ce61">
            <text:p>39</text:p>
          </table:table-cell>
          <table:covered-table-cell/>
          <table:covered-table-cell/>
          <table:table-cell table:style-name="ce67"/>
          <table:table-cell table:style-name="ce66"/>
          <table:table-cell office:value-type="float" office:value="39" table:style-name="ce61">
            <text:p>39</text:p>
          </table:table-cell>
          <table:covered-table-cell/>
          <table:covered-table-cell/>
          <table:table-cell table:style-name="ce67"/>
          <table:table-cell table:style-name="ce66"/>
          <table:table-cell office:value-type="float" office:value="39" table:style-name="ce61">
            <text:p>39</text:p>
          </table:table-cell>
          <table:table-cell office:value-type="string" table:number-columns-spanned="2" table:number-rows-spanned="1" table:style-name="ce103">
            <text:p>login7a</text:p>
          </table:table-cell>
          <table:covered-table-cell/>
          <table:table-cell office:value-type="float" office:value="558" table:style-name="ce70">
            <text:p>558</text:p>
          </table:table-cell>
          <table:table-cell office:value-type="float" office:value="28" table:style-name="ce70">
            <text:p>28</text:p>
          </table:table-cell>
          <table:table-cell office:value-type="float" office:value="39" table:style-name="ce61">
            <text:p>39</text:p>
          </table:table-cell>
          <table:table-cell office:value-type="string" table:number-columns-spanned="2" table:number-rows-spanned="1" table:style-name="ce102">
            <text:p>c7ibcsw02</text:p>
          </table:table-cell>
          <table:covered-table-cell/>
          <table:table-cell office:value-type="float" office:value="118" table:style-name="ce69">
            <text:p>118</text:p>
          </table:table-cell>
          <table:table-cell office:value-type="float" office:value="9" table:style-name="ce69">
            <text:p>9</text:p>
          </table:table-cell>
          <table:table-cell office:value-type="float" office:value="39" table:style-name="ce61">
            <text:p>39</text:p>
          </table:table-cell>
          <table:table-cell office:value-type="string" table:number-columns-spanned="2" table:number-rows-spanned="1" table:style-name="ce103">
            <text:p>login7b</text:p>
          </table:table-cell>
          <table:covered-table-cell/>
          <table:table-cell office:value-type="float" office:value="558" table:style-name="ce70">
            <text:p>558</text:p>
          </table:table-cell>
          <table:table-cell office:value-type="float" office:value="28" table:style-name="ce70">
            <text:p>28</text:p>
          </table:table-cell>
          <table:table-cell office:value-type="float" office:value="39" table:style-name="ce61">
            <text:p>39</text:p>
          </table:table-cell>
          <table:table-cell office:value-type="string" table:number-columns-spanned="2" table:number-rows-spanned="1" table:style-name="ce104">
            <text:p>c7fibresw2</text:p>
          </table:table-cell>
          <table:covered-table-cell/>
          <table:table-cell office:value-type="float" office:value="100" table:style-name="ce71">
            <text:p>100</text:p>
          </table:table-cell>
          <table:table-cell office:value-type="float" office:value="10" table:style-name="ce71">
            <text:p>10</text:p>
          </table:table-cell>
          <table:table-cell office:value-type="float" office:value="39" table:style-name="ce61">
            <text:p>39</text:p>
          </table:table-cell>
          <table:table-cell office:value-type="string" table:number-columns-spanned="2" table:number-rows-spanned="1" table:style-name="ce104">
            <text:p>c7fibresw1</text:p>
          </table:table-cell>
          <table:covered-table-cell/>
          <table:table-cell office:value-type="float" office:value="100" table:style-name="ce71">
            <text:p>100</text:p>
          </table:table-cell>
          <table:table-cell office:value-type="float" office:value="10" table:style-name="ce71">
            <text:p>10</text:p>
          </table:table-cell>
          <table:table-cell office:value-type="float" office:value="39" table:style-name="ce61">
            <text:p>39</text:p>
          </table:table-cell>
          <table:table-cell office:value-type="string" table:number-columns-spanned="2" table:number-rows-spanned="1" table:style-name="ce99">
            <text:p>Aruba (COSMA top switch)</text:p>
          </table:table-cell>
          <table:covered-table-cell/>
          <table:table-cell office:value-type="float" office:value="40" table:style-name="ce63">
            <text:p>40</text:p>
          </table:table-cell>
          <table:table-cell office:value-type="float" office:value="4" table:style-name="ce63">
            <text:p>4</text:p>
          </table:table-cell>
          <table:table-cell table:style-name="ce64"/>
          <table:table-cell office:value-type="string" table:number-columns-spanned="2" table:number-rows-spanned="1" table:style-name="ce104">
            <text:p>dellnfs2</text:p>
          </table:table-cell>
          <table:covered-table-cell/>
          <table:table-cell office:value-type="float" office:value="345" table:style-name="ce71">
            <text:p>345</text:p>
          </table:table-cell>
          <table:table-cell office:value-type="float" office:value="28" table:style-name="ce71">
            <text:p>28</text:p>
          </table:table-cell>
          <table:table-cell office:value-type="float" office:value="39" table:style-name="ce61">
            <text:p>39</text:p>
          </table:table-cell>
          <table:table-cell office:value-type="string" table:number-columns-spanned="2" table:number-rows-spanned="3" table:style-name="ce105">
            <text:p>mad2</text:p>
          </table:table-cell>
          <table:covered-table-cell/>
          <table:table-cell office:value-type="float" office:value="3000" table:number-columns-spanned="1" table:number-rows-spanned="3" table:style-name="ce105">
            <text:p>3000</text:p>
          </table:table-cell>
          <table:table-cell office:value-type="float" office:value="65" table:number-columns-spanned="1" table:number-rows-spanned="3" table:style-name="ce105">
            <text:p>65</text:p>
          </table:table-cell>
          <table:table-cell office:value-type="float" office:value="39" table:style-name="ce61">
            <text:p>39</text:p>
          </table:table-cell>
          <table:table-cell office:value-type="string" table:number-columns-spanned="2" table:number-rows-spanned="1" table:style-name="ce100">
            <text:p>c6mds2</text:p>
          </table:table-cell>
          <table:covered-table-cell/>
          <table:table-cell office:value-type="float" office:value="485" table:style-name="ce68">
            <text:p>485</text:p>
          </table:table-cell>
          <table:table-cell office:value-type="float" office:value="28" table:style-name="ce68">
            <text:p>28</text:p>
          </table:table-cell>
          <table:table-cell table:number-columns-repeated="16329"/>
        </table:table-row>
        <table:table-row table:style-name="ro10">
          <table:table-cell office:value-type="float" office:value="38" table:style-name="ce61">
            <text:p>38</text:p>
          </table:table-cell>
          <table:table-cell office:value-type="string" table:style-name="ce72">
            <text:p>m7387</text:p>
          </table:table-cell>
          <table:table-cell office:value-type="string" table:style-name="ce72">
            <text:p>m7385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38" table:style-name="ce61">
            <text:p>38</text:p>
          </table:table-cell>
          <table:table-cell office:value-type="string" table:style-name="ce72">
            <text:p>m7451</text:p>
          </table:table-cell>
          <table:table-cell office:value-type="string" table:style-name="ce72">
            <text:p>m7449</text:p>
          </table:table-cell>
          <table:table-cell office:value-type="float" office:value="1440" table:style-name="ce73">
            <text:p>1440</text:p>
          </table:table-cell>
          <table:table-cell office:value-type="float" office:value="41" table:style-name="ce73">
            <text:p>41</text:p>
          </table:table-cell>
          <table:table-cell office:value-type="float" office:value="38" table:style-name="ce61">
            <text:p>38</text:p>
          </table:table-cell>
          <table:table-cell office:value-type="string" table:style-name="ce72">
            <text:p>m7063</text:p>
          </table:table-cell>
          <table:table-cell office:value-type="string" table:style-name="ce72">
            <text:p>m7061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38" table:style-name="ce61">
            <text:p>38</text:p>
          </table:table-cell>
          <table:table-cell office:value-type="string" table:number-columns-spanned="2" table:number-rows-spanned="1" table:style-name="ce102">
            <text:p>c7ibcsw01</text:p>
          </table:table-cell>
          <table:covered-table-cell/>
          <table:table-cell office:value-type="float" office:value="118" table:style-name="ce69">
            <text:p>118</text:p>
          </table:table-cell>
          <table:table-cell office:value-type="float" office:value="9" table:style-name="ce69">
            <text:p>9</text:p>
          </table:table-cell>
          <table:table-cell office:value-type="float" office:value="38" table:style-name="ce61">
            <text:p>38</text:p>
          </table:table-cell>
          <table:table-cell office:value-type="string" table:style-name="ce72">
            <text:p>m7127</text:p>
          </table:table-cell>
          <table:table-cell office:value-type="string" table:style-name="ce72">
            <text:p>m7125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38" table:style-name="ce61">
            <text:p>38</text:p>
          </table:table-cell>
          <table:table-cell office:value-type="string" table:style-name="ce72">
            <text:p>m7211</text:p>
          </table:table-cell>
          <table:table-cell office:value-type="string" table:style-name="ce72">
            <text:p>m7209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38" table:style-name="ce61">
            <text:p>38</text:p>
          </table:table-cell>
          <table:table-cell office:value-type="string" table:style-name="ce72">
            <text:p>m7275</text:p>
          </table:table-cell>
          <table:table-cell office:value-type="string" table:style-name="ce72">
            <text:p>m7273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38" table:style-name="ce61">
            <text:p>38</text:p>
          </table:table-cell>
          <table:table-cell table:number-columns-repeated="4" table:style-name="ce74"/>
          <table:table-cell table:style-name="ce64"/>
          <table:table-cell office:value-type="string" table:number-columns-spanned="2" table:number-rows-spanned="1" table:style-name="ce104">
            <text:p>dellnfs1</text:p>
          </table:table-cell>
          <table:covered-table-cell/>
          <table:table-cell office:value-type="float" office:value="345" table:style-name="ce71">
            <text:p>345</text:p>
          </table:table-cell>
          <table:table-cell office:value-type="float" office:value="28" table:style-name="ce71">
            <text:p>28</text:p>
          </table:table-cell>
          <table:table-cell office:value-type="float" office:value="38" table:style-name="ce61">
            <text:p>38</text:p>
          </table:table-cell>
          <table:covered-table-cell/>
          <table:covered-table-cell/>
          <table:covered-table-cell/>
          <table:covered-table-cell/>
          <table:table-cell office:value-type="float" office:value="38" table:style-name="ce61">
            <text:p>38</text:p>
          </table:table-cell>
          <table:table-cell office:value-type="string" table:number-columns-spanned="2" table:number-rows-spanned="1" table:style-name="ce100">
            <text:p>c6oss01</text:p>
          </table:table-cell>
          <table:covered-table-cell/>
          <table:table-cell office:value-type="float" office:value="485" table:style-name="ce68">
            <text:p>485</text:p>
          </table:table-cell>
          <table:table-cell office:value-type="float" office:value="28" table:style-name="ce68">
            <text:p>28</text:p>
          </table:table-cell>
          <table:table-cell table:number-columns-repeated="16329"/>
        </table:table-row>
        <table:table-row table:style-name="ro10">
          <table:table-cell office:value-type="float" office:value="37" table:style-name="ce61">
            <text:p>37</text:p>
          </table:table-cell>
          <table:table-cell office:value-type="string" table:style-name="ce72">
            <text:p>m7388</text:p>
          </table:table-cell>
          <table:table-cell office:value-type="string" table:style-name="ce72">
            <text:p>m7386</text:p>
          </table:table-cell>
          <table:covered-table-cell/>
          <table:covered-table-cell/>
          <table:table-cell office:value-type="float" office:value="37" table:style-name="ce61">
            <text:p>37</text:p>
          </table:table-cell>
          <table:table-cell office:value-type="string" table:style-name="ce72">
            <text:p>m7452</text:p>
          </table:table-cell>
          <table:table-cell office:value-type="string" table:style-name="ce72">
            <text:p>m7450</text:p>
          </table:table-cell>
          <table:table-cell table:number-columns-repeated="2" table:style-name="ce75"/>
          <table:table-cell office:value-type="float" office:value="37" table:style-name="ce61">
            <text:p>37</text:p>
          </table:table-cell>
          <table:table-cell office:value-type="string" table:style-name="ce72">
            <text:p>m7064</text:p>
          </table:table-cell>
          <table:table-cell office:value-type="string" table:style-name="ce72">
            <text:p>m7062</text:p>
          </table:table-cell>
          <table:covered-table-cell/>
          <table:covered-table-cell/>
          <table:table-cell office:value-type="float" office:value="37" table:style-name="ce61">
            <text:p>37</text:p>
          </table:table-cell>
          <table:table-cell office:value-type="string" table:number-columns-spanned="2" table:number-rows-spanned="1" table:style-name="ce102">
            <text:p>c7ibcsw06</text:p>
          </table:table-cell>
          <table:covered-table-cell/>
          <table:table-cell office:value-type="float" office:value="118" table:style-name="ce69">
            <text:p>118</text:p>
          </table:table-cell>
          <table:table-cell office:value-type="float" office:value="9" table:style-name="ce69">
            <text:p>9</text:p>
          </table:table-cell>
          <table:table-cell office:value-type="float" office:value="37" table:style-name="ce61">
            <text:p>37</text:p>
          </table:table-cell>
          <table:table-cell office:value-type="string" table:style-name="ce72">
            <text:p>m7128</text:p>
          </table:table-cell>
          <table:table-cell office:value-type="string" table:style-name="ce72">
            <text:p>m7126</text:p>
          </table:table-cell>
          <table:covered-table-cell/>
          <table:covered-table-cell/>
          <table:table-cell office:value-type="float" office:value="37" table:style-name="ce61">
            <text:p>37</text:p>
          </table:table-cell>
          <table:table-cell office:value-type="string" table:style-name="ce72">
            <text:p>m7212</text:p>
          </table:table-cell>
          <table:table-cell office:value-type="string" table:style-name="ce72">
            <text:p>m7210</text:p>
          </table:table-cell>
          <table:covered-table-cell/>
          <table:covered-table-cell/>
          <table:table-cell office:value-type="float" office:value="37" table:style-name="ce61">
            <text:p>37</text:p>
          </table:table-cell>
          <table:table-cell office:value-type="string" table:style-name="ce72">
            <text:p>m7276</text:p>
          </table:table-cell>
          <table:table-cell office:value-type="string" table:style-name="ce72">
            <text:p>m7274</text:p>
          </table:table-cell>
          <table:covered-table-cell/>
          <table:covered-table-cell/>
          <table:table-cell office:value-type="float" office:value="37" table:style-name="ce61">
            <text:p>37</text:p>
          </table:table-cell>
          <table:table-cell office:value-type="string" table:number-columns-spanned="2" table:number-rows-spanned="1" table:style-name="ce99">
            <text:p>bluefieldswitch</text:p>
          </table:table-cell>
          <table:covered-table-cell/>
          <table:table-cell office:value-type="float" office:value="40" table:style-name="ce63">
            <text:p>40</text:p>
          </table:table-cell>
          <table:table-cell office:value-type="float" office:value="4" table:style-name="ce63">
            <text:p>4</text:p>
          </table:table-cell>
          <table:table-cell table:style-name="ce64"/>
          <table:table-cell office:value-type="string" table:number-columns-spanned="2" table:number-rows-spanned="2" table:style-name="ce107">
            <text:p>nfsary1-1</text:p>
          </table:table-cell>
          <table:covered-table-cell/>
          <table:table-cell office:value-type="float" office:value="358" table:number-columns-spanned="1" table:number-rows-spanned="2" table:style-name="ce107">
            <text:p>358</text:p>
          </table:table-cell>
          <table:table-cell office:value-type="float" office:value="24" table:number-columns-spanned="1" table:number-rows-spanned="2" table:style-name="ce107">
            <text:p>24</text:p>
          </table:table-cell>
          <table:table-cell office:value-type="float" office:value="37" table:style-name="ce61">
            <text:p>37</text:p>
          </table:table-cell>
          <table:covered-table-cell/>
          <table:covered-table-cell/>
          <table:covered-table-cell/>
          <table:covered-table-cell/>
          <table:table-cell office:value-type="float" office:value="37" table:style-name="ce61">
            <text:p>37</text:p>
          </table:table-cell>
          <table:table-cell office:value-type="string" table:number-columns-spanned="2" table:number-rows-spanned="1" table:style-name="ce100">
            <text:p>c6oss02</text:p>
          </table:table-cell>
          <table:covered-table-cell/>
          <table:table-cell office:value-type="float" office:value="485" table:style-name="ce68">
            <text:p>485</text:p>
          </table:table-cell>
          <table:table-cell office:value-type="float" office:value="28" table:style-name="ce68">
            <text:p>28</text:p>
          </table:table-cell>
          <table:table-cell table:number-columns-repeated="16329"/>
        </table:table-row>
        <table:table-row table:style-name="ro10">
          <table:table-cell office:value-type="float" office:value="36" table:style-name="ce61">
            <text:p>36</text:p>
          </table:table-cell>
          <table:table-cell office:value-type="string" table:style-name="ce72">
            <text:p>m7383</text:p>
          </table:table-cell>
          <table:table-cell office:value-type="string" table:style-name="ce72">
            <text:p>m7381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36" table:style-name="ce61">
            <text:p>36</text:p>
          </table:table-cell>
          <table:table-cell office:value-type="string" table:style-name="ce72">
            <text:p>m7447</text:p>
          </table:table-cell>
          <table:table-cell office:value-type="string" table:style-name="ce72">
            <text:p>m7445</text:p>
          </table:table-cell>
          <table:table-cell office:value-type="float" office:value="1440" table:style-name="ce73">
            <text:p>1440</text:p>
          </table:table-cell>
          <table:table-cell office:value-type="float" office:value="41" table:style-name="ce73">
            <text:p>41</text:p>
          </table:table-cell>
          <table:table-cell office:value-type="float" office:value="36" table:style-name="ce61">
            <text:p>36</text:p>
          </table:table-cell>
          <table:table-cell office:value-type="string" table:style-name="ce72">
            <text:p>m7059</text:p>
          </table:table-cell>
          <table:table-cell office:value-type="string" table:style-name="ce72">
            <text:p>m7057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36" table:style-name="ce61">
            <text:p>36</text:p>
          </table:table-cell>
          <table:table-cell office:value-type="string" table:number-columns-spanned="2" table:number-rows-spanned="1" table:style-name="ce102">
            <text:p>c7ibcsw05</text:p>
          </table:table-cell>
          <table:covered-table-cell/>
          <table:table-cell office:value-type="float" office:value="118" table:style-name="ce69">
            <text:p>118</text:p>
          </table:table-cell>
          <table:table-cell office:value-type="float" office:value="9" table:style-name="ce69">
            <text:p>9</text:p>
          </table:table-cell>
          <table:table-cell office:value-type="float" office:value="36" table:style-name="ce61">
            <text:p>36</text:p>
          </table:table-cell>
          <table:table-cell office:value-type="string" table:style-name="ce72">
            <text:p>m7123</text:p>
          </table:table-cell>
          <table:table-cell office:value-type="string" table:style-name="ce72">
            <text:p>m7121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36" table:style-name="ce61">
            <text:p>36</text:p>
          </table:table-cell>
          <table:table-cell office:value-type="string" table:style-name="ce72">
            <text:p>m7207</text:p>
          </table:table-cell>
          <table:table-cell office:value-type="string" table:style-name="ce72">
            <text:p>m7205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36" table:style-name="ce61">
            <text:p>36</text:p>
          </table:table-cell>
          <table:table-cell office:value-type="string" table:style-name="ce72">
            <text:p>m7271</text:p>
          </table:table-cell>
          <table:table-cell office:value-type="string" table:style-name="ce72">
            <text:p>m7269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36" table:style-name="ce61">
            <text:p>36</text:p>
          </table:table-cell>
          <table:table-cell office:value-type="string" table:style-name="ce76">
            <text:p>bluefield1</text:p>
          </table:table-cell>
          <table:table-cell office:value-type="string" office:string-value="bluefield2" table:formula="of:=MID([.AK10];1;9)&amp;MID([.AK10];10;12)+1" table:style-name="ce76">
            <text:p>bluefield2</text:p>
          </table:table-cell>
          <table:table-cell office:value-type="float" office:value="1440" table:number-columns-spanned="1" table:number-rows-spanned="2" table:style-name="ce108">
            <text:p>1440</text:p>
          </table:table-cell>
          <table:table-cell office:value-type="float" office:value="100" table:number-columns-spanned="1" table:number-rows-spanned="2" table:style-name="ce109">
            <text:p>100</text:p>
          </table:table-cell>
          <table:table-cell office:value-type="float" office:value="10" table:style-name="ce64">
            <text:p>10</text:p>
          </table:table-cell>
          <table:covered-table-cell/>
          <table:covered-table-cell/>
          <table:covered-table-cell/>
          <table:covered-table-cell/>
          <table:table-cell office:value-type="float" office:value="36" table:style-name="ce61">
            <text:p>36</text:p>
          </table:table-cell>
          <table:table-cell office:value-type="string" table:number-columns-spanned="2" table:number-rows-spanned="3" table:style-name="ce105">
            <text:p>mad1</text:p>
          </table:table-cell>
          <table:covered-table-cell/>
          <table:table-cell office:value-type="float" office:value="2400" table:number-columns-spanned="1" table:number-rows-spanned="3" table:style-name="ce105">
            <text:p>2400</text:p>
          </table:table-cell>
          <table:table-cell office:value-type="float" office:value="65" table:number-columns-spanned="1" table:number-rows-spanned="3" table:style-name="ce105">
            <text:p>65</text:p>
          </table:table-cell>
          <table:table-cell office:value-type="float" office:value="36" table:style-name="ce61">
            <text:p>36</text:p>
          </table:table-cell>
          <table:table-cell office:value-type="string" table:number-columns-spanned="2" table:number-rows-spanned="1" table:style-name="ce100">
            <text:p>c6oss03</text:p>
          </table:table-cell>
          <table:covered-table-cell/>
          <table:table-cell office:value-type="float" office:value="485" table:style-name="ce68">
            <text:p>485</text:p>
          </table:table-cell>
          <table:table-cell office:value-type="float" office:value="28" table:style-name="ce68">
            <text:p>28</text:p>
          </table:table-cell>
          <table:table-cell table:number-columns-repeated="16329"/>
        </table:table-row>
        <table:table-row table:style-name="ro10">
          <table:table-cell office:value-type="float" office:value="35" table:style-name="ce61">
            <text:p>35</text:p>
          </table:table-cell>
          <table:table-cell office:value-type="string" table:style-name="ce72">
            <text:p>m7384</text:p>
          </table:table-cell>
          <table:table-cell office:value-type="string" table:style-name="ce72">
            <text:p>m7382</text:p>
          </table:table-cell>
          <table:covered-table-cell/>
          <table:covered-table-cell/>
          <table:table-cell office:value-type="float" office:value="35" table:style-name="ce61">
            <text:p>35</text:p>
          </table:table-cell>
          <table:table-cell office:value-type="string" table:style-name="ce72">
            <text:p>m7448</text:p>
          </table:table-cell>
          <table:table-cell office:value-type="string" table:style-name="ce72">
            <text:p>m7446</text:p>
          </table:table-cell>
          <table:table-cell table:number-columns-repeated="2" table:style-name="ce75"/>
          <table:table-cell office:value-type="float" office:value="35" table:style-name="ce61">
            <text:p>35</text:p>
          </table:table-cell>
          <table:table-cell office:value-type="string" table:style-name="ce72">
            <text:p>m7060</text:p>
          </table:table-cell>
          <table:table-cell office:value-type="string" table:style-name="ce72">
            <text:p>m7058</text:p>
          </table:table-cell>
          <table:covered-table-cell/>
          <table:covered-table-cell/>
          <table:table-cell office:value-type="float" office:value="35" table:style-name="ce61">
            <text:p>35</text:p>
          </table:table-cell>
          <table:table-cell office:value-type="string" table:number-columns-spanned="2" table:number-rows-spanned="1" table:style-name="ce102">
            <text:p>c7ibcsw04</text:p>
          </table:table-cell>
          <table:covered-table-cell/>
          <table:table-cell office:value-type="float" office:value="118" table:style-name="ce69">
            <text:p>118</text:p>
          </table:table-cell>
          <table:table-cell office:value-type="float" office:value="9" table:style-name="ce69">
            <text:p>9</text:p>
          </table:table-cell>
          <table:table-cell office:value-type="float" office:value="35" table:style-name="ce61">
            <text:p>35</text:p>
          </table:table-cell>
          <table:table-cell office:value-type="string" table:style-name="ce72">
            <text:p>m7124</text:p>
          </table:table-cell>
          <table:table-cell office:value-type="string" table:style-name="ce72">
            <text:p>m7122</text:p>
          </table:table-cell>
          <table:covered-table-cell/>
          <table:covered-table-cell/>
          <table:table-cell office:value-type="float" office:value="35" table:style-name="ce61">
            <text:p>35</text:p>
          </table:table-cell>
          <table:table-cell office:value-type="string" table:style-name="ce72">
            <text:p>m7208</text:p>
          </table:table-cell>
          <table:table-cell office:value-type="string" table:style-name="ce72">
            <text:p>m7206</text:p>
          </table:table-cell>
          <table:covered-table-cell/>
          <table:covered-table-cell/>
          <table:table-cell office:value-type="float" office:value="35" table:style-name="ce61">
            <text:p>35</text:p>
          </table:table-cell>
          <table:table-cell office:value-type="string" table:style-name="ce72">
            <text:p>m7272</text:p>
          </table:table-cell>
          <table:table-cell office:value-type="string" table:style-name="ce72">
            <text:p>m7270</text:p>
          </table:table-cell>
          <table:covered-table-cell/>
          <table:covered-table-cell/>
          <table:table-cell office:value-type="float" office:value="35" table:style-name="ce61">
            <text:p>35</text:p>
          </table:table-cell>
          <table:table-cell office:value-type="string" office:string-value="bluefield3" table:formula="of:=MID([.AK10];1;9)&amp;MID([.AK10];10;12)+2" table:style-name="ce76">
            <text:p>bluefield3</text:p>
          </table:table-cell>
          <table:table-cell office:value-type="string" office:string-value="bluefield4" table:formula="of:=MID([.AL10];1;9)&amp;MID([.AL10];10;12)+2" table:style-name="ce76">
            <text:p>bluefield4</text:p>
          </table:table-cell>
          <table:covered-table-cell/>
          <table:covered-table-cell/>
          <table:table-cell office:value-type="float" office:value="10" table:style-name="ce64">
            <text:p>10</text:p>
          </table:table-cell>
          <table:table-cell office:value-type="string" table:number-columns-spanned="2" table:number-rows-spanned="2" table:style-name="ce110">
            <text:p>nfsary1-2</text:p>
          </table:table-cell>
          <table:covered-table-cell/>
          <table:table-cell office:value-type="float" office:value="358" table:number-columns-spanned="1" table:number-rows-spanned="2" table:style-name="ce110">
            <text:p>358</text:p>
          </table:table-cell>
          <table:table-cell office:value-type="float" office:value="24" table:number-columns-spanned="1" table:number-rows-spanned="2" table:style-name="ce110">
            <text:p>24</text:p>
          </table:table-cell>
          <table:table-cell office:value-type="float" office:value="35" table:style-name="ce61">
            <text:p>35</text:p>
          </table:table-cell>
          <table:covered-table-cell/>
          <table:covered-table-cell/>
          <table:covered-table-cell/>
          <table:covered-table-cell/>
          <table:table-cell office:value-type="float" office:value="35" table:style-name="ce61">
            <text:p>35</text:p>
          </table:table-cell>
          <table:table-cell office:value-type="string" table:number-columns-spanned="2" table:number-rows-spanned="1" table:style-name="ce100">
            <text:p>c6oss04</text:p>
          </table:table-cell>
          <table:covered-table-cell/>
          <table:table-cell office:value-type="float" office:value="485" table:style-name="ce68">
            <text:p>485</text:p>
          </table:table-cell>
          <table:table-cell office:value-type="float" office:value="28" table:style-name="ce68">
            <text:p>28</text:p>
          </table:table-cell>
          <table:table-cell table:number-columns-repeated="16329"/>
        </table:table-row>
        <table:table-row table:style-name="ro10">
          <table:table-cell office:value-type="float" office:value="34" table:style-name="ce61">
            <text:p>34</text:p>
          </table:table-cell>
          <table:table-cell office:value-type="string" table:style-name="ce72">
            <text:p>m7379</text:p>
          </table:table-cell>
          <table:table-cell office:value-type="string" table:style-name="ce72">
            <text:p>m7377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34" table:style-name="ce61">
            <text:p>34</text:p>
          </table:table-cell>
          <table:table-cell office:value-type="string" table:style-name="ce72">
            <text:p>m7443</text:p>
          </table:table-cell>
          <table:table-cell office:value-type="string" table:style-name="ce72">
            <text:p>m7441</text:p>
          </table:table-cell>
          <table:table-cell office:value-type="float" office:value="1440" table:style-name="ce73">
            <text:p>1440</text:p>
          </table:table-cell>
          <table:table-cell office:value-type="float" office:value="41" table:style-name="ce73">
            <text:p>41</text:p>
          </table:table-cell>
          <table:table-cell office:value-type="float" office:value="34" table:style-name="ce61">
            <text:p>34</text:p>
          </table:table-cell>
          <table:table-cell office:value-type="string" table:style-name="ce72">
            <text:p>m7055</text:p>
          </table:table-cell>
          <table:table-cell office:value-type="string" table:style-name="ce72">
            <text:p>m7053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34" table:style-name="ce61">
            <text:p>34</text:p>
          </table:table-cell>
          <table:table-cell office:value-type="string" table:number-columns-spanned="2" table:number-rows-spanned="1" table:style-name="ce102">
            <text:p>c7ibcsw07</text:p>
          </table:table-cell>
          <table:covered-table-cell/>
          <table:table-cell office:value-type="float" office:value="118" table:style-name="ce69">
            <text:p>118</text:p>
          </table:table-cell>
          <table:table-cell office:value-type="float" office:value="9" table:style-name="ce69">
            <text:p>9</text:p>
          </table:table-cell>
          <table:table-cell office:value-type="float" office:value="34" table:style-name="ce61">
            <text:p>34</text:p>
          </table:table-cell>
          <table:table-cell office:value-type="string" table:style-name="ce72">
            <text:p>m7119</text:p>
          </table:table-cell>
          <table:table-cell office:value-type="string" table:style-name="ce72">
            <text:p>m7117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34" table:style-name="ce61">
            <text:p>34</text:p>
          </table:table-cell>
          <table:table-cell office:value-type="string" table:style-name="ce72">
            <text:p>m7203</text:p>
          </table:table-cell>
          <table:table-cell office:value-type="string" table:style-name="ce72">
            <text:p>m7201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34" table:style-name="ce61">
            <text:p>34</text:p>
          </table:table-cell>
          <table:table-cell office:value-type="string" table:style-name="ce72">
            <text:p>m7267</text:p>
          </table:table-cell>
          <table:table-cell office:value-type="string" table:style-name="ce72">
            <text:p>m7265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34" table:style-name="ce61">
            <text:p>34</text:p>
          </table:table-cell>
          <table:table-cell office:value-type="string" office:string-value="bluefield5" table:formula="of:=MID([.AK11];1;9)&amp;MID([.AK11];10;12)+2" table:style-name="ce76">
            <text:p>bluefield5</text:p>
          </table:table-cell>
          <table:table-cell office:value-type="string" office:string-value="bluefield6" table:formula="of:=MID([.AL11];1;9)&amp;MID([.AL11];10;12)+2" table:style-name="ce76">
            <text:p>bluefield6</text:p>
          </table:table-cell>
          <table:table-cell office:value-type="float" office:value="1440" table:number-columns-spanned="1" table:number-rows-spanned="2" table:style-name="ce108">
            <text:p>1440</text:p>
          </table:table-cell>
          <table:table-cell office:value-type="float" office:value="100" table:number-columns-spanned="1" table:number-rows-spanned="2" table:style-name="ce111">
            <text:p>100</text:p>
          </table:table-cell>
          <table:table-cell office:value-type="float" office:value="10" table:style-name="ce64">
            <text:p>10</text:p>
          </table:table-cell>
          <table:covered-table-cell/>
          <table:covered-table-cell/>
          <table:covered-table-cell/>
          <table:covered-table-cell/>
          <table:table-cell office:value-type="float" office:value="34" table:style-name="ce61">
            <text:p>34</text:p>
          </table:table-cell>
          <table:covered-table-cell/>
          <table:covered-table-cell/>
          <table:covered-table-cell/>
          <table:covered-table-cell/>
          <table:table-cell office:value-type="float" office:value="34" table:style-name="ce61">
            <text:p>34</text:p>
          </table:table-cell>
          <table:table-cell office:value-type="string" table:number-columns-spanned="2" table:number-rows-spanned="2" table:style-name="ce107">
            <text:p>c6mdsary1</text:p>
          </table:table-cell>
          <table:covered-table-cell/>
          <table:table-cell office:value-type="float" office:value="358" table:number-columns-spanned="1" table:number-rows-spanned="2" table:style-name="ce107">
            <text:p>358</text:p>
          </table:table-cell>
          <table:table-cell office:value-type="float" office:value="24" table:number-columns-spanned="1" table:number-rows-spanned="2" table:style-name="ce107">
            <text:p>24</text:p>
          </table:table-cell>
          <table:table-cell table:number-columns-repeated="16329"/>
        </table:table-row>
        <table:table-row table:style-name="ro10">
          <table:table-cell office:value-type="float" office:value="33" table:style-name="ce61">
            <text:p>33</text:p>
          </table:table-cell>
          <table:table-cell office:value-type="string" table:style-name="ce72">
            <text:p>m7380</text:p>
          </table:table-cell>
          <table:table-cell office:value-type="string" table:style-name="ce72">
            <text:p>m7378</text:p>
          </table:table-cell>
          <table:covered-table-cell/>
          <table:covered-table-cell/>
          <table:table-cell office:value-type="float" office:value="33" table:style-name="ce61">
            <text:p>33</text:p>
          </table:table-cell>
          <table:table-cell office:value-type="string" table:style-name="ce72">
            <text:p>m7444</text:p>
          </table:table-cell>
          <table:table-cell office:value-type="string" table:style-name="ce72">
            <text:p>m7442</text:p>
          </table:table-cell>
          <table:table-cell table:number-columns-repeated="2" table:style-name="ce75"/>
          <table:table-cell office:value-type="float" office:value="33" table:style-name="ce61">
            <text:p>33</text:p>
          </table:table-cell>
          <table:table-cell office:value-type="string" table:style-name="ce72">
            <text:p>m7056</text:p>
          </table:table-cell>
          <table:table-cell office:value-type="string" table:style-name="ce72">
            <text:p>m7054</text:p>
          </table:table-cell>
          <table:covered-table-cell/>
          <table:covered-table-cell/>
          <table:table-cell office:value-type="float" office:value="33" table:style-name="ce61">
            <text:p>33</text:p>
          </table:table-cell>
          <table:table-cell office:value-type="string" table:number-columns-spanned="2" table:number-rows-spanned="1" table:style-name="ce102">
            <text:p>c7ibcsw08</text:p>
          </table:table-cell>
          <table:covered-table-cell/>
          <table:table-cell office:value-type="float" office:value="118" table:style-name="ce69">
            <text:p>118</text:p>
          </table:table-cell>
          <table:table-cell office:value-type="float" office:value="9" table:style-name="ce69">
            <text:p>9</text:p>
          </table:table-cell>
          <table:table-cell office:value-type="float" office:value="33" table:style-name="ce61">
            <text:p>33</text:p>
          </table:table-cell>
          <table:table-cell office:value-type="string" table:style-name="ce72">
            <text:p>m7120</text:p>
          </table:table-cell>
          <table:table-cell office:value-type="string" table:style-name="ce72">
            <text:p>m7118</text:p>
          </table:table-cell>
          <table:covered-table-cell/>
          <table:covered-table-cell/>
          <table:table-cell office:value-type="float" office:value="33" table:style-name="ce61">
            <text:p>33</text:p>
          </table:table-cell>
          <table:table-cell office:value-type="string" table:style-name="ce72">
            <text:p>m7204</text:p>
          </table:table-cell>
          <table:table-cell office:value-type="string" table:style-name="ce72">
            <text:p>m7202</text:p>
          </table:table-cell>
          <table:covered-table-cell/>
          <table:covered-table-cell/>
          <table:table-cell office:value-type="float" office:value="33" table:style-name="ce61">
            <text:p>33</text:p>
          </table:table-cell>
          <table:table-cell office:value-type="string" table:style-name="ce72">
            <text:p>m7268</text:p>
          </table:table-cell>
          <table:table-cell office:value-type="string" table:style-name="ce72">
            <text:p>m7266</text:p>
          </table:table-cell>
          <table:covered-table-cell/>
          <table:covered-table-cell/>
          <table:table-cell office:value-type="float" office:value="33" table:style-name="ce61">
            <text:p>33</text:p>
          </table:table-cell>
          <table:table-cell office:value-type="string" office:string-value="bluefield7" table:formula="of:=MID([.AK12];1;9)&amp;MID([.AK12];10;12)+2" table:style-name="ce76">
            <text:p>bluefield7</text:p>
          </table:table-cell>
          <table:table-cell office:value-type="string" office:string-value="bluefield8" table:formula="of:=MID([.AL12];1;9)&amp;MID([.AL12];10;12)+2" table:style-name="ce76">
            <text:p>bluefield8</text:p>
          </table:table-cell>
          <table:covered-table-cell/>
          <table:covered-table-cell/>
          <table:table-cell office:value-type="float" office:value="10" table:style-name="ce64">
            <text:p>10</text:p>
          </table:table-cell>
          <table:table-cell office:value-type="string" table:number-columns-spanned="2" table:number-rows-spanned="1" table:style-name="ce100">
            <text:p>delloss08</text:p>
          </table:table-cell>
          <table:covered-table-cell/>
          <table:table-cell office:value-type="float" office:value="485" table:style-name="ce68">
            <text:p>485</text:p>
          </table:table-cell>
          <table:table-cell office:value-type="float" office:value="28" table:style-name="ce68">
            <text:p>28</text:p>
          </table:table-cell>
          <table:table-cell office:value-type="float" office:value="33" table:style-name="ce61">
            <text:p>33</text:p>
          </table:table-cell>
          <table:table-cell office:value-type="string" table:number-columns-spanned="2" table:number-rows-spanned="1" table:style-name="ce100">
            <text:p>delloss16</text:p>
          </table:table-cell>
          <table:covered-table-cell/>
          <table:table-cell office:value-type="float" office:value="485" table:style-name="ce68">
            <text:p>485</text:p>
          </table:table-cell>
          <table:table-cell office:value-type="float" office:value="28" table:style-name="ce68">
            <text:p>28</text:p>
          </table:table-cell>
          <table:table-cell office:value-type="float" office:value="33" table:style-name="ce61">
            <text:p>33</text:p>
          </table:table-cell>
          <table:covered-table-cell/>
          <table:covered-table-cell/>
          <table:covered-table-cell/>
          <table:covered-table-cell/>
          <table:table-cell table:number-columns-repeated="16329"/>
        </table:table-row>
        <table:table-row table:style-name="ro10">
          <table:table-cell office:value-type="float" office:value="32" table:style-name="ce61">
            <text:p>32</text:p>
          </table:table-cell>
          <table:table-cell office:value-type="string" table:style-name="ce72">
            <text:p>m7375</text:p>
          </table:table-cell>
          <table:table-cell office:value-type="string" table:style-name="ce72">
            <text:p>m7373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32" table:style-name="ce61">
            <text:p>32</text:p>
          </table:table-cell>
          <table:table-cell office:value-type="string" table:style-name="ce72">
            <text:p>m7439</text:p>
          </table:table-cell>
          <table:table-cell office:value-type="string" table:style-name="ce72">
            <text:p>m7437</text:p>
          </table:table-cell>
          <table:table-cell office:value-type="float" office:value="1440" table:style-name="ce73">
            <text:p>1440</text:p>
          </table:table-cell>
          <table:table-cell office:value-type="float" office:value="41" table:style-name="ce73">
            <text:p>41</text:p>
          </table:table-cell>
          <table:table-cell office:value-type="float" office:value="32" table:style-name="ce61">
            <text:p>32</text:p>
          </table:table-cell>
          <table:table-cell office:value-type="string" table:style-name="ce72">
            <text:p>m7051</text:p>
          </table:table-cell>
          <table:table-cell office:value-type="string" table:style-name="ce72">
            <text:p>m7049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32" table:style-name="ce61">
            <text:p>32</text:p>
          </table:table-cell>
          <table:table-cell office:value-type="string" table:number-columns-spanned="2" table:number-rows-spanned="1" table:style-name="ce102">
            <text:p>c7ibcsw09</text:p>
          </table:table-cell>
          <table:covered-table-cell/>
          <table:table-cell office:value-type="float" office:value="118" table:style-name="ce69">
            <text:p>118</text:p>
          </table:table-cell>
          <table:table-cell office:value-type="float" office:value="9" table:style-name="ce69">
            <text:p>9</text:p>
          </table:table-cell>
          <table:table-cell office:value-type="float" office:value="32" table:style-name="ce61">
            <text:p>32</text:p>
          </table:table-cell>
          <table:table-cell office:value-type="string" table:style-name="ce72">
            <text:p>m7115</text:p>
          </table:table-cell>
          <table:table-cell office:value-type="string" table:style-name="ce72">
            <text:p>m7113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32" table:style-name="ce61">
            <text:p>32</text:p>
          </table:table-cell>
          <table:table-cell office:value-type="string" table:style-name="ce72">
            <text:p>m7199</text:p>
          </table:table-cell>
          <table:table-cell office:value-type="string" table:style-name="ce72">
            <text:p>m7197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32" table:style-name="ce61">
            <text:p>32</text:p>
          </table:table-cell>
          <table:table-cell office:value-type="string" table:style-name="ce72">
            <text:p>m7263</text:p>
          </table:table-cell>
          <table:table-cell office:value-type="string" table:style-name="ce72">
            <text:p>m7261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32" table:style-name="ce61">
            <text:p>32</text:p>
          </table:table-cell>
          <table:table-cell office:value-type="string" office:string-value="bluefield9" table:formula="of:=MID([.AK13];1;9)&amp;MID([.AK13];10;12)+2" table:style-name="ce76">
            <text:p>bluefield9</text:p>
          </table:table-cell>
          <table:table-cell office:value-type="string" office:string-value="bluefield10" table:formula="of:=MID([.AL13];1;9)&amp;MID([.AL13];10;12)+2" table:style-name="ce76">
            <text:p>bluefield10</text:p>
          </table:table-cell>
          <table:table-cell office:value-type="float" office:value="1440" table:number-columns-spanned="1" table:number-rows-spanned="2" table:style-name="ce108">
            <text:p>1440</text:p>
          </table:table-cell>
          <table:table-cell office:value-type="float" office:value="100" table:number-columns-spanned="1" table:number-rows-spanned="2" table:style-name="ce111">
            <text:p>100</text:p>
          </table:table-cell>
          <table:table-cell office:value-type="float" office:value="10" table:style-name="ce64">
            <text:p>10</text:p>
          </table:table-cell>
          <table:table-cell office:value-type="string" table:number-columns-spanned="2" table:number-rows-spanned="1" table:style-name="ce100">
            <text:p>delloss07</text:p>
          </table:table-cell>
          <table:covered-table-cell/>
          <table:table-cell office:value-type="float" office:value="485" table:style-name="ce68">
            <text:p>485</text:p>
          </table:table-cell>
          <table:table-cell office:value-type="float" office:value="28" table:style-name="ce68">
            <text:p>28</text:p>
          </table:table-cell>
          <table:table-cell office:value-type="float" office:value="32" table:style-name="ce61">
            <text:p>32</text:p>
          </table:table-cell>
          <table:table-cell office:value-type="string" table:number-columns-spanned="2" table:number-rows-spanned="1" table:style-name="ce100">
            <text:p>delloss15</text:p>
          </table:table-cell>
          <table:covered-table-cell/>
          <table:table-cell office:value-type="float" office:value="485" table:style-name="ce68">
            <text:p>485</text:p>
          </table:table-cell>
          <table:table-cell office:value-type="float" office:value="28" table:style-name="ce68">
            <text:p>28</text:p>
          </table:table-cell>
          <table:table-cell office:value-type="float" office:value="32" table:style-name="ce61">
            <text:p>32</text:p>
          </table:table-cell>
          <table:table-cell office:value-type="string" table:number-columns-spanned="2" table:number-rows-spanned="5" table:style-name="ce112">
            <text:p>c6ossary1</text:p>
          </table:table-cell>
          <table:covered-table-cell/>
          <table:table-cell office:value-type="float" office:value="2200" table:number-columns-spanned="1" table:number-rows-spanned="5" table:style-name="ce112">
            <text:p>2200</text:p>
          </table:table-cell>
          <table:table-cell office:value-type="float" office:value="130" table:number-columns-spanned="1" table:number-rows-spanned="5" table:style-name="ce112">
            <text:p>130</text:p>
          </table:table-cell>
          <table:table-cell table:number-columns-repeated="16329"/>
        </table:table-row>
        <table:table-row table:style-name="ro10">
          <table:table-cell office:value-type="float" office:value="31" table:style-name="ce61">
            <text:p>31</text:p>
          </table:table-cell>
          <table:table-cell office:value-type="string" table:style-name="ce72">
            <text:p>m7376</text:p>
          </table:table-cell>
          <table:table-cell office:value-type="string" table:style-name="ce72">
            <text:p>m7374</text:p>
          </table:table-cell>
          <table:covered-table-cell/>
          <table:covered-table-cell/>
          <table:table-cell office:value-type="float" office:value="31" table:style-name="ce61">
            <text:p>31</text:p>
          </table:table-cell>
          <table:table-cell office:value-type="string" table:style-name="ce72">
            <text:p>m7440</text:p>
          </table:table-cell>
          <table:table-cell office:value-type="string" table:style-name="ce72">
            <text:p>m7438</text:p>
          </table:table-cell>
          <table:table-cell table:number-columns-repeated="2" table:style-name="ce75"/>
          <table:table-cell office:value-type="float" office:value="31" table:style-name="ce61">
            <text:p>31</text:p>
          </table:table-cell>
          <table:table-cell office:value-type="string" table:style-name="ce72">
            <text:p>m7052</text:p>
          </table:table-cell>
          <table:table-cell office:value-type="string" table:style-name="ce72">
            <text:p>m7050</text:p>
          </table:table-cell>
          <table:covered-table-cell/>
          <table:covered-table-cell/>
          <table:table-cell office:value-type="float" office:value="31" table:style-name="ce61">
            <text:p>31</text:p>
          </table:table-cell>
          <table:table-cell office:value-type="string" table:number-columns-spanned="2" table:number-rows-spanned="1" table:style-name="ce102">
            <text:p>c7ibcsw10</text:p>
          </table:table-cell>
          <table:covered-table-cell/>
          <table:table-cell office:value-type="float" office:value="118" table:style-name="ce69">
            <text:p>118</text:p>
          </table:table-cell>
          <table:table-cell office:value-type="float" office:value="9" table:style-name="ce69">
            <text:p>9</text:p>
          </table:table-cell>
          <table:table-cell office:value-type="float" office:value="31" table:style-name="ce61">
            <text:p>31</text:p>
          </table:table-cell>
          <table:table-cell office:value-type="string" table:style-name="ce72">
            <text:p>m7116</text:p>
          </table:table-cell>
          <table:table-cell office:value-type="string" table:style-name="ce72">
            <text:p>m7114</text:p>
          </table:table-cell>
          <table:covered-table-cell/>
          <table:covered-table-cell/>
          <table:table-cell office:value-type="float" office:value="31" table:style-name="ce61">
            <text:p>31</text:p>
          </table:table-cell>
          <table:table-cell office:value-type="string" table:style-name="ce72">
            <text:p>m7200</text:p>
          </table:table-cell>
          <table:table-cell office:value-type="string" table:style-name="ce72">
            <text:p>m7198</text:p>
          </table:table-cell>
          <table:covered-table-cell/>
          <table:covered-table-cell/>
          <table:table-cell office:value-type="float" office:value="31" table:style-name="ce61">
            <text:p>31</text:p>
          </table:table-cell>
          <table:table-cell office:value-type="string" table:style-name="ce72">
            <text:p>m7264</text:p>
          </table:table-cell>
          <table:table-cell office:value-type="string" table:style-name="ce72">
            <text:p>m7262</text:p>
          </table:table-cell>
          <table:covered-table-cell/>
          <table:covered-table-cell/>
          <table:table-cell office:value-type="float" office:value="31" table:style-name="ce61">
            <text:p>31</text:p>
          </table:table-cell>
          <table:table-cell office:value-type="string" office:string-value="bluefield11" table:formula="of:=MID([.AK14];1;9)&amp;MID([.AK14];10;12)+2" table:style-name="ce76">
            <text:p>bluefield11</text:p>
          </table:table-cell>
          <table:table-cell office:value-type="string" office:string-value="bluefield12" table:formula="of:=MID([.AL14];1;9)&amp;MID([.AL14];10;12)+2" table:style-name="ce76">
            <text:p>bluefield12</text:p>
          </table:table-cell>
          <table:covered-table-cell/>
          <table:covered-table-cell/>
          <table:table-cell office:value-type="float" office:value="10" table:style-name="ce64">
            <text:p>10</text:p>
          </table:table-cell>
          <table:table-cell office:value-type="string" table:number-columns-spanned="2" table:number-rows-spanned="1" table:style-name="ce100">
            <text:p>delloss06</text:p>
          </table:table-cell>
          <table:covered-table-cell/>
          <table:table-cell office:value-type="float" office:value="485" table:style-name="ce68">
            <text:p>485</text:p>
          </table:table-cell>
          <table:table-cell office:value-type="float" office:value="28" table:style-name="ce68">
            <text:p>28</text:p>
          </table:table-cell>
          <table:table-cell office:value-type="float" office:value="31" table:style-name="ce61">
            <text:p>31</text:p>
          </table:table-cell>
          <table:table-cell office:value-type="string" table:number-columns-spanned="2" table:number-rows-spanned="1" table:style-name="ce100">
            <text:p>delloss14</text:p>
          </table:table-cell>
          <table:covered-table-cell/>
          <table:table-cell office:value-type="float" office:value="485" table:style-name="ce68">
            <text:p>485</text:p>
          </table:table-cell>
          <table:table-cell office:value-type="float" office:value="28" table:style-name="ce68">
            <text:p>28</text:p>
          </table:table-cell>
          <table:table-cell office:value-type="float" office:value="31" table:style-name="ce61">
            <text:p>31</text:p>
          </table:table-cell>
          <table:covered-table-cell/>
          <table:covered-table-cell/>
          <table:covered-table-cell/>
          <table:covered-table-cell/>
          <table:table-cell table:number-columns-repeated="16329"/>
        </table:table-row>
        <table:table-row table:style-name="ro10">
          <table:table-cell office:value-type="float" office:value="30" table:style-name="ce61">
            <text:p>30</text:p>
          </table:table-cell>
          <table:table-cell table:style-name="ce65"/>
          <table:table-cell table:style-name="ce66"/>
          <table:table-cell table:style-name="ce67"/>
          <table:table-cell table:style-name="ce66"/>
          <table:table-cell office:value-type="float" office:value="30" table:style-name="ce61">
            <text:p>30</text:p>
          </table:table-cell>
          <table:table-cell table:style-name="ce65"/>
          <table:table-cell table:style-name="ce66"/>
          <table:table-cell table:style-name="ce67"/>
          <table:table-cell table:style-name="ce66"/>
          <table:table-cell office:value-type="float" office:value="30" table:style-name="ce61">
            <text:p>30</text:p>
          </table:table-cell>
          <table:table-cell table:style-name="ce65"/>
          <table:table-cell table:style-name="ce66"/>
          <table:table-cell table:style-name="ce67"/>
          <table:table-cell table:style-name="ce66"/>
          <table:table-cell office:value-type="float" office:value="30" table:style-name="ce61">
            <text:p>30</text:p>
          </table:table-cell>
          <table:table-cell office:value-type="string" table:number-columns-spanned="2" table:number-rows-spanned="1" table:style-name="ce102">
            <text:p>c7ibcsw11</text:p>
          </table:table-cell>
          <table:covered-table-cell/>
          <table:table-cell office:value-type="float" office:value="118" table:style-name="ce69">
            <text:p>118</text:p>
          </table:table-cell>
          <table:table-cell office:value-type="float" office:value="9" table:style-name="ce69">
            <text:p>9</text:p>
          </table:table-cell>
          <table:table-cell office:value-type="float" office:value="30" table:style-name="ce61">
            <text:p>30</text:p>
          </table:table-cell>
          <table:table-cell office:value-type="string" table:number-columns-spanned="2" table:number-rows-spanned="1" table:style-name="ce103">
            <text:p>login7c</text:p>
          </table:table-cell>
          <table:covered-table-cell/>
          <table:table-cell office:value-type="float" office:value="558" table:style-name="ce70">
            <text:p>558</text:p>
          </table:table-cell>
          <table:table-cell office:value-type="float" office:value="28" table:style-name="ce70">
            <text:p>28</text:p>
          </table:table-cell>
          <table:table-cell office:value-type="float" office:value="30" table:style-name="ce61">
            <text:p>30</text:p>
          </table:table-cell>
          <table:table-cell office:value-type="string" table:number-columns-spanned="2" table:number-rows-spanned="1" table:style-name="ce104">
            <text:p>atempo2</text:p>
          </table:table-cell>
          <table:covered-table-cell/>
          <table:table-cell office:value-type="float" office:value="345" table:style-name="ce71">
            <text:p>345</text:p>
          </table:table-cell>
          <table:table-cell office:value-type="float" office:value="28" table:style-name="ce71">
            <text:p>28</text:p>
          </table:table-cell>
          <table:table-cell office:value-type="float" office:value="30" table:style-name="ce61">
            <text:p>30</text:p>
          </table:table-cell>
          <table:table-cell office:value-type="string" table:number-columns-spanned="2" table:number-rows-spanned="1" table:style-name="ce104">
            <text:p>atempo1</text:p>
          </table:table-cell>
          <table:covered-table-cell/>
          <table:table-cell office:value-type="float" office:value="345" table:style-name="ce71">
            <text:p>345</text:p>
          </table:table-cell>
          <table:table-cell office:value-type="float" office:value="28" table:style-name="ce71">
            <text:p>28</text:p>
          </table:table-cell>
          <table:table-cell office:value-type="float" office:value="30" table:style-name="ce61">
            <text:p>30</text:p>
          </table:table-cell>
          <table:table-cell office:value-type="string" office:string-value="bluefield13" table:formula="of:=MID([.AK15];1;9)&amp;MID([.AK15];10;12)+2" table:style-name="ce76">
            <text:p>bluefield13</text:p>
          </table:table-cell>
          <table:table-cell office:value-type="string" office:string-value="bluefield14" table:formula="of:=MID([.AL15];1;9)&amp;MID([.AL15];10;12)+2" table:style-name="ce76">
            <text:p>bluefield14</text:p>
          </table:table-cell>
          <table:table-cell office:value-type="float" office:value="1440" table:number-columns-spanned="1" table:number-rows-spanned="2" table:style-name="ce108">
            <text:p>1440</text:p>
          </table:table-cell>
          <table:table-cell office:value-type="float" office:value="100" table:number-columns-spanned="1" table:number-rows-spanned="2" table:style-name="ce111">
            <text:p>100</text:p>
          </table:table-cell>
          <table:table-cell office:value-type="float" office:value="10" table:style-name="ce64">
            <text:p>10</text:p>
          </table:table-cell>
          <table:table-cell office:value-type="string" table:number-columns-spanned="2" table:number-rows-spanned="1" table:style-name="ce100">
            <text:p>delloss05</text:p>
          </table:table-cell>
          <table:covered-table-cell/>
          <table:table-cell office:value-type="float" office:value="485" table:style-name="ce68">
            <text:p>485</text:p>
          </table:table-cell>
          <table:table-cell office:value-type="float" office:value="28" table:style-name="ce68">
            <text:p>28</text:p>
          </table:table-cell>
          <table:table-cell office:value-type="float" office:value="30" table:style-name="ce61">
            <text:p>30</text:p>
          </table:table-cell>
          <table:table-cell office:value-type="string" table:number-columns-spanned="2" table:number-rows-spanned="1" table:style-name="ce100">
            <text:p>delloss13</text:p>
          </table:table-cell>
          <table:covered-table-cell/>
          <table:table-cell office:value-type="float" office:value="485" table:style-name="ce68">
            <text:p>485</text:p>
          </table:table-cell>
          <table:table-cell office:value-type="float" office:value="28" table:style-name="ce68">
            <text:p>28</text:p>
          </table:table-cell>
          <table:table-cell office:value-type="float" office:value="30" table:style-name="ce61">
            <text:p>30</text:p>
          </table:table-cell>
          <table:covered-table-cell/>
          <table:covered-table-cell/>
          <table:covered-table-cell/>
          <table:covered-table-cell/>
          <table:table-cell table:number-columns-repeated="16329"/>
        </table:table-row>
        <table:table-row table:style-name="ro10">
          <table:table-cell office:value-type="float" office:value="29" table:style-name="ce61">
            <text:p>29</text:p>
          </table:table-cell>
          <table:table-cell office:value-type="string" table:number-columns-spanned="2" table:number-rows-spanned="1" table:style-name="ce98">
            <text:p>c7ibesw18</text:p>
          </table:table-cell>
          <table:covered-table-cell/>
          <table:table-cell office:value-type="float" office:value="118" table:style-name="ce62">
            <text:p>118</text:p>
          </table:table-cell>
          <table:table-cell office:value-type="float" office:value="9" table:style-name="ce62">
            <text:p>9</text:p>
          </table:table-cell>
          <table:table-cell office:value-type="float" office:value="29" table:style-name="ce61">
            <text:p>29</text:p>
          </table:table-cell>
          <table:table-cell office:value-type="string" table:number-columns-spanned="2" table:number-rows-spanned="1" table:style-name="ce98">
            <text:p>c7ibesw21</text:p>
          </table:table-cell>
          <table:covered-table-cell/>
          <table:table-cell office:value-type="float" office:value="118" table:style-name="ce62">
            <text:p>118</text:p>
          </table:table-cell>
          <table:table-cell office:value-type="float" office:value="9" table:style-name="ce62">
            <text:p>9</text:p>
          </table:table-cell>
          <table:table-cell office:value-type="float" office:value="29" table:style-name="ce61">
            <text:p>29</text:p>
          </table:table-cell>
          <table:table-cell office:value-type="string" table:number-columns-spanned="2" table:number-rows-spanned="1" table:style-name="ce98">
            <text:p>c7ibesw02</text:p>
          </table:table-cell>
          <table:covered-table-cell/>
          <table:table-cell office:value-type="float" office:value="118" table:style-name="ce62">
            <text:p>118</text:p>
          </table:table-cell>
          <table:table-cell office:value-type="float" office:value="9" table:style-name="ce62">
            <text:p>9</text:p>
          </table:table-cell>
          <table:table-cell office:value-type="float" office:value="29" table:style-name="ce61">
            <text:p>29</text:p>
          </table:table-cell>
          <table:table-cell office:value-type="string" table:number-columns-spanned="2" table:number-rows-spanned="1" table:style-name="ce102">
            <text:p>c7ibcsw12</text:p>
          </table:table-cell>
          <table:covered-table-cell/>
          <table:table-cell office:value-type="float" office:value="118" table:style-name="ce69">
            <text:p>118</text:p>
          </table:table-cell>
          <table:table-cell office:value-type="float" office:value="9" table:style-name="ce69">
            <text:p>9</text:p>
          </table:table-cell>
          <table:table-cell office:value-type="float" office:value="29" table:style-name="ce61">
            <text:p>29</text:p>
          </table:table-cell>
          <table:table-cell office:value-type="string" table:number-columns-spanned="2" table:number-rows-spanned="1" table:style-name="ce98">
            <text:p>c7ibesw05</text:p>
          </table:table-cell>
          <table:covered-table-cell/>
          <table:table-cell office:value-type="float" office:value="118" table:style-name="ce62">
            <text:p>118</text:p>
          </table:table-cell>
          <table:table-cell office:value-type="float" office:value="9" table:style-name="ce62">
            <text:p>9</text:p>
          </table:table-cell>
          <table:table-cell office:value-type="float" office:value="29" table:style-name="ce61">
            <text:p>29</text:p>
          </table:table-cell>
          <table:table-cell office:value-type="string" table:number-columns-spanned="2" table:number-rows-spanned="1" table:style-name="ce98">
            <text:p>c7ibesw10</text:p>
          </table:table-cell>
          <table:covered-table-cell/>
          <table:table-cell office:value-type="float" office:value="118" table:style-name="ce62">
            <text:p>118</text:p>
          </table:table-cell>
          <table:table-cell office:value-type="float" office:value="9" table:style-name="ce62">
            <text:p>9</text:p>
          </table:table-cell>
          <table:table-cell office:value-type="float" office:value="29" table:style-name="ce61">
            <text:p>29</text:p>
          </table:table-cell>
          <table:table-cell office:value-type="string" table:number-columns-spanned="2" table:number-rows-spanned="1" table:style-name="ce98">
            <text:p>c7ibesw13</text:p>
          </table:table-cell>
          <table:covered-table-cell/>
          <table:table-cell office:value-type="float" office:value="118" table:style-name="ce62">
            <text:p>118</text:p>
          </table:table-cell>
          <table:table-cell office:value-type="float" office:value="9" table:style-name="ce62">
            <text:p>9</text:p>
          </table:table-cell>
          <table:table-cell office:value-type="float" office:value="29" table:style-name="ce61">
            <text:p>29</text:p>
          </table:table-cell>
          <table:table-cell office:value-type="string" office:string-value="bluefield15" table:formula="of:=MID([.AK16];1;9)&amp;MID([.AK16];10;12)+2" table:style-name="ce76">
            <text:p>bluefield15</text:p>
          </table:table-cell>
          <table:table-cell office:value-type="string" office:string-value="bluefield16" table:formula="of:=MID([.AL16];1;9)&amp;MID([.AL16];10;12)+2" table:style-name="ce76">
            <text:p>bluefield16</text:p>
          </table:table-cell>
          <table:covered-table-cell/>
          <table:covered-table-cell/>
          <table:table-cell office:value-type="float" office:value="10" table:style-name="ce64">
            <text:p>10</text:p>
          </table:table-cell>
          <table:table-cell office:value-type="string" table:number-columns-spanned="2" table:number-rows-spanned="4" table:style-name="ce113">
            <text:p>ossary2</text:p>
          </table:table-cell>
          <table:covered-table-cell/>
          <table:table-cell office:value-type="float" office:value="1154" table:number-columns-spanned="1" table:number-rows-spanned="4" table:style-name="ce114">
            <text:p>1154</text:p>
          </table:table-cell>
          <table:table-cell office:value-type="float" office:value="105" table:number-columns-spanned="1" table:number-rows-spanned="4" table:style-name="ce114">
            <text:p>105</text:p>
          </table:table-cell>
          <table:table-cell office:value-type="float" office:value="29" table:style-name="ce61">
            <text:p>29</text:p>
          </table:table-cell>
          <table:table-cell office:value-type="string" table:number-columns-spanned="2" table:number-rows-spanned="4" table:style-name="ce113">
            <text:p>ossary4</text:p>
          </table:table-cell>
          <table:covered-table-cell/>
          <table:table-cell office:value-type="float" office:value="1154" table:number-columns-spanned="1" table:number-rows-spanned="4" table:style-name="ce114">
            <text:p>1154</text:p>
          </table:table-cell>
          <table:table-cell office:value-type="float" office:value="105" table:number-columns-spanned="1" table:number-rows-spanned="4" table:style-name="ce114">
            <text:p>105</text:p>
          </table:table-cell>
          <table:table-cell office:value-type="float" office:value="29" table:style-name="ce61">
            <text:p>29</text:p>
          </table:table-cell>
          <table:covered-table-cell/>
          <table:covered-table-cell/>
          <table:covered-table-cell/>
          <table:covered-table-cell/>
          <table:table-cell table:number-columns-repeated="16329"/>
        </table:table-row>
        <table:table-row table:style-name="ro10">
          <table:table-cell office:value-type="float" office:value="28" table:style-name="ce61">
            <text:p>28</text:p>
          </table:table-cell>
          <table:table-cell office:value-type="string" table:number-columns-spanned="2" table:number-rows-spanned="1" table:style-name="ce115">
            <text:p>Dell N-series redundant PSU</text:p>
          </table:table-cell>
          <table:covered-table-cell/>
          <table:table-cell office:value-type="float" office:value="40" table:style-name="ce77">
            <text:p>40</text:p>
          </table:table-cell>
          <table:table-cell office:value-type="float" office:value="4" table:style-name="ce77">
            <text:p>4</text:p>
          </table:table-cell>
          <table:table-cell office:value-type="float" office:value="28" table:style-name="ce61">
            <text:p>28</text:p>
          </table:table-cell>
          <table:table-cell office:value-type="string" table:number-columns-spanned="2" table:number-rows-spanned="1" table:style-name="ce115">
            <text:p>Dell N-series redundant PSU</text:p>
          </table:table-cell>
          <table:covered-table-cell/>
          <table:table-cell office:value-type="float" office:value="40" table:style-name="ce77">
            <text:p>40</text:p>
          </table:table-cell>
          <table:table-cell office:value-type="float" office:value="4" table:style-name="ce77">
            <text:p>4</text:p>
          </table:table-cell>
          <table:table-cell office:value-type="float" office:value="28" table:style-name="ce61">
            <text:p>28</text:p>
          </table:table-cell>
          <table:table-cell office:value-type="string" table:number-columns-spanned="2" table:number-rows-spanned="1" table:style-name="ce115">
            <text:p>Dell N-series redundant PSU</text:p>
          </table:table-cell>
          <table:covered-table-cell/>
          <table:table-cell office:value-type="float" office:value="40" table:style-name="ce77">
            <text:p>40</text:p>
          </table:table-cell>
          <table:table-cell office:value-type="float" office:value="4" table:style-name="ce77">
            <text:p>4</text:p>
          </table:table-cell>
          <table:table-cell office:value-type="float" office:value="28" table:style-name="ce61">
            <text:p>28</text:p>
          </table:table-cell>
          <table:table-cell office:value-type="string" table:number-columns-spanned="2" table:number-rows-spanned="2" table:style-name="ce107">
            <text:p>mdsbackupary1</text:p>
          </table:table-cell>
          <table:covered-table-cell/>
          <table:table-cell office:value-type="float" office:value="358" table:number-columns-spanned="1" table:number-rows-spanned="2" table:style-name="ce107">
            <text:p>358</text:p>
          </table:table-cell>
          <table:table-cell office:value-type="float" office:value="24" table:number-columns-spanned="1" table:number-rows-spanned="2" table:style-name="ce107">
            <text:p>24</text:p>
          </table:table-cell>
          <table:table-cell office:value-type="float" office:value="28" table:style-name="ce61">
            <text:p>28</text:p>
          </table:table-cell>
          <table:table-cell office:value-type="string" table:number-columns-spanned="2" table:number-rows-spanned="1" table:style-name="ce115">
            <text:p>Dell N-series redundant PSU</text:p>
          </table:table-cell>
          <table:covered-table-cell/>
          <table:table-cell office:value-type="float" office:value="40" table:style-name="ce77">
            <text:p>40</text:p>
          </table:table-cell>
          <table:table-cell office:value-type="float" office:value="4" table:style-name="ce77">
            <text:p>4</text:p>
          </table:table-cell>
          <table:table-cell office:value-type="float" office:value="28" table:style-name="ce61">
            <text:p>28</text:p>
          </table:table-cell>
          <table:table-cell office:value-type="string" table:number-columns-spanned="2" table:number-rows-spanned="1" table:style-name="ce115">
            <text:p>Dell N-series redundant PSU</text:p>
          </table:table-cell>
          <table:covered-table-cell/>
          <table:table-cell office:value-type="float" office:value="40" table:style-name="ce77">
            <text:p>40</text:p>
          </table:table-cell>
          <table:table-cell office:value-type="float" office:value="4" table:style-name="ce77">
            <text:p>4</text:p>
          </table:table-cell>
          <table:table-cell office:value-type="float" office:value="28" table:style-name="ce61">
            <text:p>28</text:p>
          </table:table-cell>
          <table:table-cell office:value-type="string" table:number-columns-spanned="2" table:number-rows-spanned="1" table:style-name="ce115">
            <text:p>Dell N-series redundant PSU</text:p>
          </table:table-cell>
          <table:covered-table-cell/>
          <table:table-cell office:value-type="float" office:value="40" table:style-name="ce77">
            <text:p>40</text:p>
          </table:table-cell>
          <table:table-cell office:value-type="float" office:value="4" table:style-name="ce77">
            <text:p>4</text:p>
          </table:table-cell>
          <table:table-cell office:value-type="float" office:value="28" table:style-name="ce61">
            <text:p>28</text:p>
          </table:table-cell>
          <table:table-cell office:value-type="string" table:number-columns-spanned="2" table:number-rows-spanned="1" table:style-name="ce115">
            <text:p>Dell N-series redundant PSU</text:p>
          </table:table-cell>
          <table:covered-table-cell/>
          <table:table-cell office:value-type="float" office:value="40" table:style-name="ce77">
            <text:p>40</text:p>
          </table:table-cell>
          <table:table-cell office:value-type="float" office:value="4" table:style-name="ce77">
            <text:p>4</text:p>
          </table:table-cell>
          <table:table-cell table:style-name="ce64"/>
          <table:covered-table-cell/>
          <table:covered-table-cell/>
          <table:covered-table-cell/>
          <table:covered-table-cell/>
          <table:table-cell office:value-type="float" office:value="28" table:style-name="ce61">
            <text:p>28</text:p>
          </table:table-cell>
          <table:covered-table-cell/>
          <table:covered-table-cell/>
          <table:covered-table-cell/>
          <table:covered-table-cell/>
          <table:table-cell office:value-type="float" office:value="28" table:style-name="ce61">
            <text:p>28</text:p>
          </table:table-cell>
          <table:covered-table-cell/>
          <table:covered-table-cell/>
          <table:covered-table-cell/>
          <table:covered-table-cell/>
          <table:table-cell table:number-columns-repeated="16329"/>
        </table:table-row>
        <table:table-row table:style-name="ro10">
          <table:table-cell office:value-type="float" office:value="27" table:style-name="ce61">
            <text:p>27</text:p>
          </table:table-cell>
          <table:table-cell office:value-type="string" table:style-name="ce72">
            <text:p>m7371</text:p>
          </table:table-cell>
          <table:table-cell office:value-type="string" table:style-name="ce72">
            <text:p>m7369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7" table:style-name="ce61">
            <text:p>27</text:p>
          </table:table-cell>
          <table:table-cell office:value-type="string" table:style-name="ce72">
            <text:p>m7435</text:p>
          </table:table-cell>
          <table:table-cell office:value-type="string" table:style-name="ce72">
            <text:p>m7433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7" table:style-name="ce61">
            <text:p>27</text:p>
          </table:table-cell>
          <table:table-cell office:value-type="string" table:style-name="ce72">
            <text:p>m7047</text:p>
          </table:table-cell>
          <table:table-cell office:value-type="string" table:style-name="ce72">
            <text:p>m7045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7" table:style-name="ce61">
            <text:p>27</text:p>
          </table:table-cell>
          <table:covered-table-cell/>
          <table:covered-table-cell/>
          <table:covered-table-cell/>
          <table:covered-table-cell/>
          <table:table-cell office:value-type="float" office:value="27" table:style-name="ce61">
            <text:p>27</text:p>
          </table:table-cell>
          <table:table-cell office:value-type="string" table:style-name="ce72">
            <text:p>m7111</text:p>
          </table:table-cell>
          <table:table-cell office:value-type="string" table:style-name="ce72">
            <text:p>m7109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7" table:style-name="ce61">
            <text:p>27</text:p>
          </table:table-cell>
          <table:table-cell office:value-type="string" table:style-name="ce72">
            <text:p>m7195</text:p>
          </table:table-cell>
          <table:table-cell office:value-type="string" table:style-name="ce72">
            <text:p>m7193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7" table:style-name="ce61">
            <text:p>27</text:p>
          </table:table-cell>
          <table:table-cell office:value-type="string" table:style-name="ce72">
            <text:p>m7259</text:p>
          </table:table-cell>
          <table:table-cell office:value-type="string" table:style-name="ce72">
            <text:p>m7257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7" table:style-name="ce61">
            <text:p>27</text:p>
          </table:table-cell>
          <table:table-cell office:value-type="string" table:style-name="ce72">
            <text:p>m7323</text:p>
          </table:table-cell>
          <table:table-cell office:value-type="string" table:style-name="ce72">
            <text:p>m7321</text:p>
          </table:table-cell>
          <table:table-cell office:value-type="float" office:value="1100" table:number-columns-spanned="1" table:number-rows-spanned="2" table:style-name="ce106">
            <text:p>110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table:style-name="ce64"/>
          <table:covered-table-cell/>
          <table:covered-table-cell/>
          <table:covered-table-cell/>
          <table:covered-table-cell/>
          <table:table-cell office:value-type="float" office:value="27" table:style-name="ce61">
            <text:p>27</text:p>
          </table:table-cell>
          <table:covered-table-cell/>
          <table:covered-table-cell/>
          <table:covered-table-cell/>
          <table:covered-table-cell/>
          <table:table-cell office:value-type="float" office:value="27" table:style-name="ce61">
            <text:p>27</text:p>
          </table:table-cell>
          <table:table-cell office:value-type="string" table:number-columns-spanned="2" table:number-rows-spanned="5" table:style-name="ce112">
            <text:p>c6ossary2</text:p>
          </table:table-cell>
          <table:covered-table-cell/>
          <table:table-cell office:value-type="float" office:value="2200" table:number-columns-spanned="1" table:number-rows-spanned="5" table:style-name="ce112">
            <text:p>2200</text:p>
          </table:table-cell>
          <table:table-cell office:value-type="float" office:value="130" table:number-columns-spanned="1" table:number-rows-spanned="5" table:style-name="ce112">
            <text:p>130</text:p>
          </table:table-cell>
          <table:table-cell table:number-columns-repeated="16329"/>
        </table:table-row>
        <table:table-row table:style-name="ro10">
          <table:table-cell office:value-type="float" office:value="26" table:style-name="ce61">
            <text:p>26</text:p>
          </table:table-cell>
          <table:table-cell office:value-type="string" table:style-name="ce72">
            <text:p>m7372</text:p>
          </table:table-cell>
          <table:table-cell office:value-type="string" table:style-name="ce72">
            <text:p>m7370</text:p>
          </table:table-cell>
          <table:covered-table-cell/>
          <table:covered-table-cell/>
          <table:table-cell office:value-type="float" office:value="26" table:style-name="ce61">
            <text:p>26</text:p>
          </table:table-cell>
          <table:table-cell office:value-type="string" table:style-name="ce72">
            <text:p>m7436</text:p>
          </table:table-cell>
          <table:table-cell office:value-type="string" table:style-name="ce72">
            <text:p>m7434</text:p>
          </table:table-cell>
          <table:covered-table-cell/>
          <table:covered-table-cell/>
          <table:table-cell office:value-type="float" office:value="26" table:style-name="ce61">
            <text:p>26</text:p>
          </table:table-cell>
          <table:table-cell office:value-type="string" table:style-name="ce72">
            <text:p>m7048</text:p>
          </table:table-cell>
          <table:table-cell office:value-type="string" table:style-name="ce72">
            <text:p>m7046</text:p>
          </table:table-cell>
          <table:covered-table-cell/>
          <table:covered-table-cell/>
          <table:table-cell office:value-type="float" office:value="26" table:style-name="ce61">
            <text:p>26</text:p>
          </table:table-cell>
          <table:table-cell office:value-type="string" table:number-columns-spanned="2" table:number-rows-spanned="2" table:style-name="ce116">
            <text:p>cosma-tt</text:p>
          </table:table-cell>
          <table:covered-table-cell/>
          <table:table-cell table:number-columns-spanned="1" table:number-rows-spanned="2" table:style-name="ce117"/>
          <table:table-cell table:number-columns-spanned="1" table:number-rows-spanned="2" table:style-name="ce117"/>
          <table:table-cell office:value-type="float" office:value="26" table:style-name="ce61">
            <text:p>26</text:p>
          </table:table-cell>
          <table:table-cell office:value-type="string" table:style-name="ce72">
            <text:p>m7112</text:p>
          </table:table-cell>
          <table:table-cell office:value-type="string" table:style-name="ce72">
            <text:p>m7110</text:p>
          </table:table-cell>
          <table:covered-table-cell/>
          <table:covered-table-cell/>
          <table:table-cell office:value-type="float" office:value="26" table:style-name="ce61">
            <text:p>26</text:p>
          </table:table-cell>
          <table:table-cell office:value-type="string" table:style-name="ce72">
            <text:p>m7196</text:p>
          </table:table-cell>
          <table:table-cell office:value-type="string" table:style-name="ce72">
            <text:p>m7194</text:p>
          </table:table-cell>
          <table:covered-table-cell/>
          <table:covered-table-cell/>
          <table:table-cell office:value-type="float" office:value="26" table:style-name="ce61">
            <text:p>26</text:p>
          </table:table-cell>
          <table:table-cell office:value-type="string" table:style-name="ce72">
            <text:p>m7260</text:p>
          </table:table-cell>
          <table:table-cell office:value-type="string" table:style-name="ce72">
            <text:p>m7258</text:p>
          </table:table-cell>
          <table:covered-table-cell/>
          <table:covered-table-cell/>
          <table:table-cell office:value-type="float" office:value="26" table:style-name="ce61">
            <text:p>26</text:p>
          </table:table-cell>
          <table:table-cell office:value-type="string" table:style-name="ce72">
            <text:p>m7324</text:p>
          </table:table-cell>
          <table:table-cell office:value-type="string" table:style-name="ce72">
            <text:p>m7322</text:p>
          </table:table-cell>
          <table:covered-table-cell/>
          <table:covered-table-cell/>
          <table:table-cell table:style-name="ce64"/>
          <table:covered-table-cell/>
          <table:covered-table-cell/>
          <table:covered-table-cell/>
          <table:covered-table-cell/>
          <table:table-cell office:value-type="float" office:value="26" table:style-name="ce61">
            <text:p>26</text:p>
          </table:table-cell>
          <table:covered-table-cell/>
          <table:covered-table-cell/>
          <table:covered-table-cell/>
          <table:covered-table-cell/>
          <table:table-cell office:value-type="float" office:value="26" table:style-name="ce61">
            <text:p>26</text:p>
          </table:table-cell>
          <table:covered-table-cell/>
          <table:covered-table-cell/>
          <table:covered-table-cell/>
          <table:covered-table-cell/>
          <table:table-cell table:number-columns-repeated="16329"/>
        </table:table-row>
        <table:table-row table:style-name="ro10">
          <table:table-cell office:value-type="float" office:value="25" table:style-name="ce61">
            <text:p>25</text:p>
          </table:table-cell>
          <table:table-cell office:value-type="string" table:style-name="ce72">
            <text:p>m7367</text:p>
          </table:table-cell>
          <table:table-cell office:value-type="string" table:style-name="ce72">
            <text:p>m7365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5" table:style-name="ce61">
            <text:p>25</text:p>
          </table:table-cell>
          <table:table-cell office:value-type="string" table:style-name="ce72">
            <text:p>m7431</text:p>
          </table:table-cell>
          <table:table-cell office:value-type="string" table:style-name="ce72">
            <text:p>m7429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5" table:style-name="ce61">
            <text:p>25</text:p>
          </table:table-cell>
          <table:table-cell office:value-type="string" table:style-name="ce72">
            <text:p>m7043</text:p>
          </table:table-cell>
          <table:table-cell office:value-type="string" table:style-name="ce72">
            <text:p>m7041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5" table:style-name="ce61">
            <text:p>25</text:p>
          </table:table-cell>
          <table:covered-table-cell/>
          <table:covered-table-cell/>
          <table:covered-table-cell/>
          <table:covered-table-cell/>
          <table:table-cell office:value-type="float" office:value="25" table:style-name="ce61">
            <text:p>25</text:p>
          </table:table-cell>
          <table:table-cell office:value-type="string" table:style-name="ce72">
            <text:p>m7107</text:p>
          </table:table-cell>
          <table:table-cell office:value-type="string" table:style-name="ce72">
            <text:p>m7105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5" table:style-name="ce61">
            <text:p>25</text:p>
          </table:table-cell>
          <table:table-cell office:value-type="string" table:style-name="ce72">
            <text:p>m7191</text:p>
          </table:table-cell>
          <table:table-cell office:value-type="string" table:style-name="ce72">
            <text:p>m7189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5" table:style-name="ce61">
            <text:p>25</text:p>
          </table:table-cell>
          <table:table-cell office:value-type="string" table:style-name="ce72">
            <text:p>m7255</text:p>
          </table:table-cell>
          <table:table-cell office:value-type="string" table:style-name="ce72">
            <text:p>m7253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5" table:style-name="ce61">
            <text:p>25</text:p>
          </table:table-cell>
          <table:table-cell office:value-type="string" table:style-name="ce72">
            <text:p>m7319</text:p>
          </table:table-cell>
          <table:table-cell office:value-type="string" table:style-name="ce72">
            <text:p>m7317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table:style-name="ce64"/>
          <table:table-cell office:value-type="string" table:number-columns-spanned="2" table:number-rows-spanned="4" table:style-name="ce118">
            <text:p>Disk Expansion space</text:p>
          </table:table-cell>
          <table:covered-table-cell/>
          <table:table-cell office:value-type="float" office:value="0" table:number-columns-spanned="1" table:number-rows-spanned="4" table:style-name="ce112">
            <text:p>0</text:p>
          </table:table-cell>
          <table:table-cell office:value-type="float" office:value="0" table:number-columns-spanned="1" table:number-rows-spanned="4" table:style-name="ce112">
            <text:p>0</text:p>
          </table:table-cell>
          <table:table-cell office:value-type="float" office:value="25" table:style-name="ce61">
            <text:p>25</text:p>
          </table:table-cell>
          <table:table-cell office:value-type="string" table:number-columns-spanned="2" table:number-rows-spanned="4" table:style-name="ce118">
            <text:p>Expansion space</text:p>
          </table:table-cell>
          <table:covered-table-cell/>
          <table:table-cell office:value-type="float" office:value="0" table:number-columns-spanned="1" table:number-rows-spanned="4" table:style-name="ce112">
            <text:p>0</text:p>
          </table:table-cell>
          <table:table-cell office:value-type="float" office:value="0" table:number-columns-spanned="1" table:number-rows-spanned="4" table:style-name="ce112">
            <text:p>0</text:p>
          </table:table-cell>
          <table:table-cell office:value-type="float" office:value="25" table:style-name="ce61">
            <text:p>25</text:p>
          </table:table-cell>
          <table:covered-table-cell/>
          <table:covered-table-cell/>
          <table:covered-table-cell/>
          <table:covered-table-cell/>
          <table:table-cell table:number-columns-repeated="16329"/>
        </table:table-row>
        <table:table-row table:style-name="ro10">
          <table:table-cell office:value-type="float" office:value="24" table:style-name="ce61">
            <text:p>24</text:p>
          </table:table-cell>
          <table:table-cell office:value-type="string" table:style-name="ce72">
            <text:p>m7368</text:p>
          </table:table-cell>
          <table:table-cell office:value-type="string" table:style-name="ce72">
            <text:p>m7366</text:p>
          </table:table-cell>
          <table:covered-table-cell/>
          <table:covered-table-cell/>
          <table:table-cell office:value-type="float" office:value="24" table:style-name="ce61">
            <text:p>24</text:p>
          </table:table-cell>
          <table:table-cell office:value-type="string" table:style-name="ce72">
            <text:p>m7432</text:p>
          </table:table-cell>
          <table:table-cell office:value-type="string" table:style-name="ce72">
            <text:p>m7430</text:p>
          </table:table-cell>
          <table:covered-table-cell/>
          <table:covered-table-cell/>
          <table:table-cell office:value-type="float" office:value="24" table:style-name="ce61">
            <text:p>24</text:p>
          </table:table-cell>
          <table:table-cell office:value-type="string" table:style-name="ce72">
            <text:p>m7044</text:p>
          </table:table-cell>
          <table:table-cell office:value-type="string" table:style-name="ce72">
            <text:p>m7042</text:p>
          </table:table-cell>
          <table:covered-table-cell/>
          <table:covered-table-cell/>
          <table:table-cell office:value-type="float" office:value="24" table:style-name="ce61">
            <text:p>24</text:p>
          </table:table-cell>
          <table:table-cell office:value-type="string" table:number-columns-spanned="2" table:number-rows-spanned="1" table:style-name="ce119">
            <text:p>1U Rackmount LCD KVM</text:p>
          </table:table-cell>
          <table:covered-table-cell/>
          <table:table-cell office:value-type="float" office:value="345" table:style-name="ce78">
            <text:p>345</text:p>
          </table:table-cell>
          <table:table-cell office:value-type="float" office:value="28" table:style-name="ce78">
            <text:p>28</text:p>
          </table:table-cell>
          <table:table-cell office:value-type="float" office:value="24" table:style-name="ce61">
            <text:p>24</text:p>
          </table:table-cell>
          <table:table-cell office:value-type="string" table:style-name="ce72">
            <text:p>m7108</text:p>
          </table:table-cell>
          <table:table-cell office:value-type="string" table:style-name="ce72">
            <text:p>m7106</text:p>
          </table:table-cell>
          <table:covered-table-cell/>
          <table:covered-table-cell/>
          <table:table-cell office:value-type="float" office:value="24" table:style-name="ce61">
            <text:p>24</text:p>
          </table:table-cell>
          <table:table-cell office:value-type="string" table:style-name="ce72">
            <text:p>m7192</text:p>
          </table:table-cell>
          <table:table-cell office:value-type="string" table:style-name="ce72">
            <text:p>m7190</text:p>
          </table:table-cell>
          <table:covered-table-cell/>
          <table:covered-table-cell/>
          <table:table-cell office:value-type="float" office:value="24" table:style-name="ce61">
            <text:p>24</text:p>
          </table:table-cell>
          <table:table-cell office:value-type="string" table:style-name="ce72">
            <text:p>m7256</text:p>
          </table:table-cell>
          <table:table-cell office:value-type="string" table:style-name="ce72">
            <text:p>m7254</text:p>
          </table:table-cell>
          <table:covered-table-cell/>
          <table:covered-table-cell/>
          <table:table-cell office:value-type="float" office:value="24" table:style-name="ce61">
            <text:p>24</text:p>
          </table:table-cell>
          <table:table-cell office:value-type="string" table:style-name="ce72">
            <text:p>m7320</text:p>
          </table:table-cell>
          <table:table-cell office:value-type="string" table:style-name="ce72">
            <text:p>m7318</text:p>
          </table:table-cell>
          <table:covered-table-cell/>
          <table:covered-table-cell/>
          <table:table-cell table:style-name="ce64"/>
          <table:covered-table-cell/>
          <table:covered-table-cell/>
          <table:covered-table-cell/>
          <table:covered-table-cell/>
          <table:table-cell office:value-type="float" office:value="24" table:style-name="ce61">
            <text:p>24</text:p>
          </table:table-cell>
          <table:covered-table-cell/>
          <table:covered-table-cell/>
          <table:covered-table-cell/>
          <table:covered-table-cell/>
          <table:table-cell office:value-type="float" office:value="24" table:style-name="ce61">
            <text:p>24</text:p>
          </table:table-cell>
          <table:covered-table-cell/>
          <table:covered-table-cell/>
          <table:covered-table-cell/>
          <table:covered-table-cell/>
          <table:table-cell table:number-columns-repeated="16329"/>
        </table:table-row>
        <table:table-row table:style-name="ro10">
          <table:table-cell office:value-type="float" office:value="23" table:style-name="ce61">
            <text:p>23</text:p>
          </table:table-cell>
          <table:table-cell office:value-type="string" table:style-name="ce72">
            <text:p>m7363</text:p>
          </table:table-cell>
          <table:table-cell office:value-type="string" table:style-name="ce72">
            <text:p>m7361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3" table:style-name="ce61">
            <text:p>23</text:p>
          </table:table-cell>
          <table:table-cell office:value-type="string" table:style-name="ce72">
            <text:p>m7427</text:p>
          </table:table-cell>
          <table:table-cell office:value-type="string" table:style-name="ce72">
            <text:p>m7425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3" table:style-name="ce61">
            <text:p>23</text:p>
          </table:table-cell>
          <table:table-cell office:value-type="string" table:style-name="ce72">
            <text:p>m7039</text:p>
          </table:table-cell>
          <table:table-cell office:value-type="string" table:style-name="ce72">
            <text:p>m7037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3" table:style-name="ce61">
            <text:p>23</text:p>
          </table:table-cell>
          <table:table-cell table:number-columns-repeated="4" table:style-name="ce1"/>
          <table:table-cell office:value-type="float" office:value="23" table:style-name="ce61">
            <text:p>23</text:p>
          </table:table-cell>
          <table:table-cell office:value-type="string" table:style-name="ce72">
            <text:p>m7103</text:p>
          </table:table-cell>
          <table:table-cell office:value-type="string" table:style-name="ce72">
            <text:p>m7101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3" table:style-name="ce61">
            <text:p>23</text:p>
          </table:table-cell>
          <table:table-cell office:value-type="string" table:style-name="ce72">
            <text:p>m7187</text:p>
          </table:table-cell>
          <table:table-cell office:value-type="string" table:style-name="ce72">
            <text:p>m7185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3" table:style-name="ce61">
            <text:p>23</text:p>
          </table:table-cell>
          <table:table-cell office:value-type="string" table:style-name="ce72">
            <text:p>m7251</text:p>
          </table:table-cell>
          <table:table-cell office:value-type="string" table:style-name="ce72">
            <text:p>m7249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3" table:style-name="ce61">
            <text:p>23</text:p>
          </table:table-cell>
          <table:table-cell office:value-type="string" table:style-name="ce72">
            <text:p>m7315</text:p>
          </table:table-cell>
          <table:table-cell office:value-type="string" table:style-name="ce72">
            <text:p>m7313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table:style-name="ce64"/>
          <table:covered-table-cell/>
          <table:covered-table-cell/>
          <table:covered-table-cell/>
          <table:covered-table-cell/>
          <table:table-cell office:value-type="float" office:value="23" table:style-name="ce61">
            <text:p>23</text:p>
          </table:table-cell>
          <table:covered-table-cell/>
          <table:covered-table-cell/>
          <table:covered-table-cell/>
          <table:covered-table-cell/>
          <table:table-cell office:value-type="float" office:value="23" table:style-name="ce61">
            <text:p>23</text:p>
          </table:table-cell>
          <table:covered-table-cell/>
          <table:covered-table-cell/>
          <table:covered-table-cell/>
          <table:covered-table-cell/>
          <table:table-cell table:number-columns-repeated="16329"/>
        </table:table-row>
        <table:table-row table:style-name="ro10">
          <table:table-cell office:value-type="float" office:value="22" table:style-name="ce61">
            <text:p>22</text:p>
          </table:table-cell>
          <table:table-cell office:value-type="string" table:style-name="ce72">
            <text:p>m7364</text:p>
          </table:table-cell>
          <table:table-cell office:value-type="string" table:style-name="ce72">
            <text:p>m7362</text:p>
          </table:table-cell>
          <table:covered-table-cell/>
          <table:covered-table-cell/>
          <table:table-cell office:value-type="float" office:value="22" table:style-name="ce61">
            <text:p>22</text:p>
          </table:table-cell>
          <table:table-cell office:value-type="string" table:style-name="ce72">
            <text:p>m7428</text:p>
          </table:table-cell>
          <table:table-cell office:value-type="string" table:style-name="ce72">
            <text:p>m7426</text:p>
          </table:table-cell>
          <table:covered-table-cell/>
          <table:covered-table-cell/>
          <table:table-cell office:value-type="float" office:value="22" table:style-name="ce61">
            <text:p>22</text:p>
          </table:table-cell>
          <table:table-cell office:value-type="string" table:style-name="ce72">
            <text:p>m7040</text:p>
          </table:table-cell>
          <table:table-cell office:value-type="string" table:style-name="ce72">
            <text:p>m7038</text:p>
          </table:table-cell>
          <table:covered-table-cell/>
          <table:covered-table-cell/>
          <table:table-cell office:value-type="float" office:value="22" table:style-name="ce61">
            <text:p>22</text:p>
          </table:table-cell>
          <table:table-cell office:value-type="string" table:number-columns-spanned="2" table:number-rows-spanned="2" table:style-name="ce107">
            <text:p>mdsary1</text:p>
          </table:table-cell>
          <table:covered-table-cell/>
          <table:table-cell office:value-type="float" office:value="358" table:number-columns-spanned="1" table:number-rows-spanned="2" table:style-name="ce107">
            <text:p>358</text:p>
          </table:table-cell>
          <table:table-cell office:value-type="float" office:value="24" table:number-columns-spanned="1" table:number-rows-spanned="2" table:style-name="ce107">
            <text:p>24</text:p>
          </table:table-cell>
          <table:table-cell office:value-type="float" office:value="22" table:style-name="ce61">
            <text:p>22</text:p>
          </table:table-cell>
          <table:table-cell office:value-type="string" table:style-name="ce72">
            <text:p>m7104</text:p>
          </table:table-cell>
          <table:table-cell office:value-type="string" table:style-name="ce72">
            <text:p>m7102</text:p>
          </table:table-cell>
          <table:covered-table-cell/>
          <table:covered-table-cell/>
          <table:table-cell office:value-type="float" office:value="22" table:style-name="ce61">
            <text:p>22</text:p>
          </table:table-cell>
          <table:table-cell office:value-type="string" table:style-name="ce72">
            <text:p>m7188</text:p>
          </table:table-cell>
          <table:table-cell office:value-type="string" table:style-name="ce72">
            <text:p>m7186</text:p>
          </table:table-cell>
          <table:covered-table-cell/>
          <table:covered-table-cell/>
          <table:table-cell office:value-type="float" office:value="22" table:style-name="ce61">
            <text:p>22</text:p>
          </table:table-cell>
          <table:table-cell office:value-type="string" table:style-name="ce72">
            <text:p>m7252</text:p>
          </table:table-cell>
          <table:table-cell office:value-type="string" table:style-name="ce72">
            <text:p>m7250</text:p>
          </table:table-cell>
          <table:covered-table-cell/>
          <table:covered-table-cell/>
          <table:table-cell office:value-type="float" office:value="22" table:style-name="ce61">
            <text:p>22</text:p>
          </table:table-cell>
          <table:table-cell office:value-type="string" table:style-name="ce72">
            <text:p>m7316</text:p>
          </table:table-cell>
          <table:table-cell office:value-type="string" table:style-name="ce72">
            <text:p>m7314</text:p>
          </table:table-cell>
          <table:covered-table-cell/>
          <table:covered-table-cell/>
          <table:table-cell table:style-name="ce64"/>
          <table:covered-table-cell/>
          <table:covered-table-cell/>
          <table:covered-table-cell/>
          <table:covered-table-cell/>
          <table:table-cell office:value-type="float" office:value="22" table:style-name="ce61">
            <text:p>22</text:p>
          </table:table-cell>
          <table:covered-table-cell/>
          <table:covered-table-cell/>
          <table:covered-table-cell/>
          <table:covered-table-cell/>
          <table:table-cell office:value-type="float" office:value="22" table:style-name="ce61">
            <text:p>22</text:p>
          </table:table-cell>
          <table:table-cell office:value-type="string" table:number-columns-spanned="2" table:number-rows-spanned="5" table:style-name="ce112">
            <text:p>c6ossary3</text:p>
          </table:table-cell>
          <table:covered-table-cell/>
          <table:table-cell office:value-type="float" office:value="2200" table:number-columns-spanned="1" table:number-rows-spanned="5" table:style-name="ce112">
            <text:p>2200</text:p>
          </table:table-cell>
          <table:table-cell office:value-type="float" office:value="130" table:number-columns-spanned="1" table:number-rows-spanned="5" table:style-name="ce112">
            <text:p>130</text:p>
          </table:table-cell>
          <table:table-cell table:number-columns-repeated="16329"/>
        </table:table-row>
        <table:table-row table:style-name="ro10">
          <table:table-cell office:value-type="float" office:value="21" table:style-name="ce61">
            <text:p>21</text:p>
          </table:table-cell>
          <table:table-cell office:value-type="string" table:style-name="ce72">
            <text:p>m7359</text:p>
          </table:table-cell>
          <table:table-cell office:value-type="string" table:style-name="ce72">
            <text:p>m7357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1" table:style-name="ce61">
            <text:p>21</text:p>
          </table:table-cell>
          <table:table-cell office:value-type="string" table:style-name="ce72">
            <text:p>m7423</text:p>
          </table:table-cell>
          <table:table-cell office:value-type="string" table:style-name="ce72">
            <text:p>m7421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1" table:style-name="ce61">
            <text:p>21</text:p>
          </table:table-cell>
          <table:table-cell office:value-type="string" table:style-name="ce72">
            <text:p>m7035</text:p>
          </table:table-cell>
          <table:table-cell office:value-type="string" table:style-name="ce72">
            <text:p>m7033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1" table:style-name="ce61">
            <text:p>21</text:p>
          </table:table-cell>
          <table:covered-table-cell/>
          <table:covered-table-cell/>
          <table:covered-table-cell/>
          <table:covered-table-cell/>
          <table:table-cell office:value-type="float" office:value="21" table:style-name="ce61">
            <text:p>21</text:p>
          </table:table-cell>
          <table:table-cell office:value-type="string" table:style-name="ce72">
            <text:p>m7099</text:p>
          </table:table-cell>
          <table:table-cell office:value-type="string" table:style-name="ce72">
            <text:p>m7097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1" table:style-name="ce61">
            <text:p>21</text:p>
          </table:table-cell>
          <table:table-cell office:value-type="string" table:style-name="ce72">
            <text:p>m7183</text:p>
          </table:table-cell>
          <table:table-cell office:value-type="string" table:style-name="ce72">
            <text:p>m7181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1" table:style-name="ce61">
            <text:p>21</text:p>
          </table:table-cell>
          <table:table-cell office:value-type="string" table:style-name="ce72">
            <text:p>m7247</text:p>
          </table:table-cell>
          <table:table-cell office:value-type="string" table:style-name="ce72">
            <text:p>m7245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1" table:style-name="ce61">
            <text:p>21</text:p>
          </table:table-cell>
          <table:table-cell office:value-type="string" table:style-name="ce72">
            <text:p>m7311</text:p>
          </table:table-cell>
          <table:table-cell office:value-type="string" table:style-name="ce72">
            <text:p>m7309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table:style-name="ce64"/>
          <table:table-cell office:value-type="string" table:number-columns-spanned="2" table:number-rows-spanned="4" table:style-name="ce118">
            <text:p>Disk Expansion space</text:p>
          </table:table-cell>
          <table:covered-table-cell/>
          <table:table-cell office:value-type="float" office:value="0" table:number-columns-spanned="1" table:number-rows-spanned="4" table:style-name="ce112">
            <text:p>0</text:p>
          </table:table-cell>
          <table:table-cell office:value-type="float" office:value="0" table:number-columns-spanned="1" table:number-rows-spanned="4" table:style-name="ce112">
            <text:p>0</text:p>
          </table:table-cell>
          <table:table-cell office:value-type="float" office:value="21" table:style-name="ce61">
            <text:p>21</text:p>
          </table:table-cell>
          <table:table-cell office:value-type="string" table:number-columns-spanned="2" table:number-rows-spanned="4" table:style-name="ce118">
            <text:p>Expansion space</text:p>
          </table:table-cell>
          <table:covered-table-cell/>
          <table:table-cell office:value-type="float" office:value="0" table:number-columns-spanned="1" table:number-rows-spanned="4" table:style-name="ce112">
            <text:p>0</text:p>
          </table:table-cell>
          <table:table-cell office:value-type="float" office:value="0" table:number-columns-spanned="1" table:number-rows-spanned="4" table:style-name="ce112">
            <text:p>0</text:p>
          </table:table-cell>
          <table:table-cell office:value-type="float" office:value="21" table:style-name="ce61">
            <text:p>21</text:p>
          </table:table-cell>
          <table:covered-table-cell/>
          <table:covered-table-cell/>
          <table:covered-table-cell/>
          <table:covered-table-cell/>
          <table:table-cell table:number-columns-repeated="16329"/>
        </table:table-row>
        <table:table-row table:style-name="ro10">
          <table:table-cell office:value-type="float" office:value="20" table:style-name="ce61">
            <text:p>20</text:p>
          </table:table-cell>
          <table:table-cell office:value-type="string" table:style-name="ce72">
            <text:p>m7360</text:p>
          </table:table-cell>
          <table:table-cell office:value-type="string" table:style-name="ce72">
            <text:p>m7358</text:p>
          </table:table-cell>
          <table:covered-table-cell/>
          <table:covered-table-cell/>
          <table:table-cell office:value-type="float" office:value="20" table:style-name="ce61">
            <text:p>20</text:p>
          </table:table-cell>
          <table:table-cell office:value-type="string" table:style-name="ce72">
            <text:p>m7424</text:p>
          </table:table-cell>
          <table:table-cell office:value-type="string" table:style-name="ce72">
            <text:p>m7422</text:p>
          </table:table-cell>
          <table:covered-table-cell/>
          <table:covered-table-cell/>
          <table:table-cell office:value-type="float" office:value="20" table:style-name="ce61">
            <text:p>20</text:p>
          </table:table-cell>
          <table:table-cell office:value-type="string" table:style-name="ce72">
            <text:p>m7036</text:p>
          </table:table-cell>
          <table:table-cell office:value-type="string" table:style-name="ce72">
            <text:p>m7034</text:p>
          </table:table-cell>
          <table:covered-table-cell/>
          <table:covered-table-cell/>
          <table:table-cell office:value-type="float" office:value="20" table:style-name="ce61">
            <text:p>20</text:p>
          </table:table-cell>
          <table:table-cell office:value-type="string" table:number-columns-spanned="2" table:number-rows-spanned="1" table:style-name="ce120">
            <text:p>dellmds2</text:p>
          </table:table-cell>
          <table:covered-table-cell/>
          <table:table-cell office:value-type="float" office:value="424" table:style-name="ce79">
            <text:p>424</text:p>
          </table:table-cell>
          <table:table-cell office:value-type="float" office:value="28" table:style-name="ce79">
            <text:p>28</text:p>
          </table:table-cell>
          <table:table-cell office:value-type="float" office:value="20" table:style-name="ce61">
            <text:p>20</text:p>
          </table:table-cell>
          <table:table-cell office:value-type="string" table:style-name="ce72">
            <text:p>m7100</text:p>
          </table:table-cell>
          <table:table-cell office:value-type="string" table:style-name="ce72">
            <text:p>m7098</text:p>
          </table:table-cell>
          <table:covered-table-cell/>
          <table:covered-table-cell/>
          <table:table-cell office:value-type="float" office:value="20" table:style-name="ce61">
            <text:p>20</text:p>
          </table:table-cell>
          <table:table-cell office:value-type="string" table:style-name="ce72">
            <text:p>m7184</text:p>
          </table:table-cell>
          <table:table-cell office:value-type="string" table:style-name="ce72">
            <text:p>m7182</text:p>
          </table:table-cell>
          <table:covered-table-cell/>
          <table:covered-table-cell/>
          <table:table-cell office:value-type="float" office:value="20" table:style-name="ce61">
            <text:p>20</text:p>
          </table:table-cell>
          <table:table-cell office:value-type="string" table:style-name="ce72">
            <text:p>m7248</text:p>
          </table:table-cell>
          <table:table-cell office:value-type="string" table:style-name="ce72">
            <text:p>m7246</text:p>
          </table:table-cell>
          <table:covered-table-cell/>
          <table:covered-table-cell/>
          <table:table-cell office:value-type="float" office:value="20" table:style-name="ce61">
            <text:p>20</text:p>
          </table:table-cell>
          <table:table-cell office:value-type="string" table:style-name="ce72">
            <text:p>m7312</text:p>
          </table:table-cell>
          <table:table-cell office:value-type="string" table:style-name="ce72">
            <text:p>m7310</text:p>
          </table:table-cell>
          <table:covered-table-cell/>
          <table:covered-table-cell/>
          <table:table-cell table:style-name="ce64"/>
          <table:covered-table-cell/>
          <table:covered-table-cell/>
          <table:covered-table-cell/>
          <table:covered-table-cell/>
          <table:table-cell office:value-type="float" office:value="20" table:style-name="ce61">
            <text:p>20</text:p>
          </table:table-cell>
          <table:covered-table-cell/>
          <table:covered-table-cell/>
          <table:covered-table-cell/>
          <table:covered-table-cell/>
          <table:table-cell office:value-type="float" office:value="20" table:style-name="ce61">
            <text:p>20</text:p>
          </table:table-cell>
          <table:covered-table-cell/>
          <table:covered-table-cell/>
          <table:covered-table-cell/>
          <table:covered-table-cell/>
          <table:table-cell table:number-columns-repeated="16329"/>
        </table:table-row>
        <table:table-row table:style-name="ro10">
          <table:table-cell office:value-type="float" office:value="19" table:style-name="ce61">
            <text:p>19</text:p>
          </table:table-cell>
          <table:table-cell office:value-type="string" table:style-name="ce72">
            <text:p>m7355</text:p>
          </table:table-cell>
          <table:table-cell office:value-type="string" table:style-name="ce72">
            <text:p>m7353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19" table:style-name="ce61">
            <text:p>19</text:p>
          </table:table-cell>
          <table:table-cell office:value-type="string" table:style-name="ce72">
            <text:p>m7419</text:p>
          </table:table-cell>
          <table:table-cell office:value-type="string" table:style-name="ce72">
            <text:p>m7417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19" table:style-name="ce61">
            <text:p>19</text:p>
          </table:table-cell>
          <table:table-cell office:value-type="string" table:style-name="ce72">
            <text:p>m7031</text:p>
          </table:table-cell>
          <table:table-cell office:value-type="string" table:style-name="ce72">
            <text:p>m7029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19" table:style-name="ce61">
            <text:p>19</text:p>
          </table:table-cell>
          <table:table-cell office:value-type="string" table:number-columns-spanned="2" table:number-rows-spanned="1" table:style-name="ce104">
            <text:p>console72</text:p>
          </table:table-cell>
          <table:covered-table-cell/>
          <table:table-cell office:value-type="float" office:value="345" table:style-name="ce71">
            <text:p>345</text:p>
          </table:table-cell>
          <table:table-cell office:value-type="float" office:value="28" table:style-name="ce71">
            <text:p>28</text:p>
          </table:table-cell>
          <table:table-cell office:value-type="float" office:value="19" table:style-name="ce61">
            <text:p>19</text:p>
          </table:table-cell>
          <table:table-cell office:value-type="string" table:style-name="ce72">
            <text:p>m7095</text:p>
          </table:table-cell>
          <table:table-cell office:value-type="string" table:style-name="ce72">
            <text:p>m7093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19" table:style-name="ce61">
            <text:p>19</text:p>
          </table:table-cell>
          <table:table-cell office:value-type="string" table:style-name="ce72">
            <text:p>m7179</text:p>
          </table:table-cell>
          <table:table-cell office:value-type="string" table:style-name="ce72">
            <text:p>m7177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19" table:style-name="ce61">
            <text:p>19</text:p>
          </table:table-cell>
          <table:table-cell office:value-type="string" table:style-name="ce72">
            <text:p>m7243</text:p>
          </table:table-cell>
          <table:table-cell office:value-type="string" table:style-name="ce72">
            <text:p>m7241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19" table:style-name="ce61">
            <text:p>19</text:p>
          </table:table-cell>
          <table:table-cell office:value-type="string" table:style-name="ce72">
            <text:p>m7307</text:p>
          </table:table-cell>
          <table:table-cell office:value-type="string" table:style-name="ce72">
            <text:p>m7305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table:style-name="ce64"/>
          <table:covered-table-cell/>
          <table:covered-table-cell/>
          <table:covered-table-cell/>
          <table:covered-table-cell/>
          <table:table-cell office:value-type="float" office:value="19" table:style-name="ce61">
            <text:p>19</text:p>
          </table:table-cell>
          <table:covered-table-cell/>
          <table:covered-table-cell/>
          <table:covered-table-cell/>
          <table:covered-table-cell/>
          <table:table-cell office:value-type="float" office:value="19" table:style-name="ce61">
            <text:p>19</text:p>
          </table:table-cell>
          <table:covered-table-cell/>
          <table:covered-table-cell/>
          <table:covered-table-cell/>
          <table:covered-table-cell/>
          <table:table-cell table:number-columns-repeated="16329"/>
        </table:table-row>
        <table:table-row table:style-name="ro10">
          <table:table-cell office:value-type="float" office:value="18" table:style-name="ce61">
            <text:p>18</text:p>
          </table:table-cell>
          <table:table-cell office:value-type="string" table:style-name="ce72">
            <text:p>m7356</text:p>
          </table:table-cell>
          <table:table-cell office:value-type="string" table:style-name="ce72">
            <text:p>m7354</text:p>
          </table:table-cell>
          <table:covered-table-cell/>
          <table:covered-table-cell/>
          <table:table-cell office:value-type="float" office:value="18" table:style-name="ce61">
            <text:p>18</text:p>
          </table:table-cell>
          <table:table-cell office:value-type="string" table:style-name="ce72">
            <text:p>m7420</text:p>
          </table:table-cell>
          <table:table-cell office:value-type="string" table:style-name="ce72">
            <text:p>m7418</text:p>
          </table:table-cell>
          <table:covered-table-cell/>
          <table:covered-table-cell/>
          <table:table-cell office:value-type="float" office:value="18" table:style-name="ce61">
            <text:p>18</text:p>
          </table:table-cell>
          <table:table-cell office:value-type="string" table:style-name="ce72">
            <text:p>m7032</text:p>
          </table:table-cell>
          <table:table-cell office:value-type="string" table:style-name="ce72">
            <text:p>m7030</text:p>
          </table:table-cell>
          <table:covered-table-cell/>
          <table:covered-table-cell/>
          <table:table-cell office:value-type="float" office:value="18" table:style-name="ce61">
            <text:p>18</text:p>
          </table:table-cell>
          <table:table-cell office:value-type="string" table:number-columns-spanned="2" table:number-rows-spanned="1" table:style-name="ce104">
            <text:p>console71</text:p>
          </table:table-cell>
          <table:covered-table-cell/>
          <table:table-cell office:value-type="float" office:value="345" table:style-name="ce71">
            <text:p>345</text:p>
          </table:table-cell>
          <table:table-cell office:value-type="float" office:value="28" table:style-name="ce71">
            <text:p>28</text:p>
          </table:table-cell>
          <table:table-cell office:value-type="float" office:value="18" table:style-name="ce61">
            <text:p>18</text:p>
          </table:table-cell>
          <table:table-cell office:value-type="string" table:style-name="ce72">
            <text:p>m7096</text:p>
          </table:table-cell>
          <table:table-cell office:value-type="string" table:style-name="ce72">
            <text:p>m7094</text:p>
          </table:table-cell>
          <table:covered-table-cell/>
          <table:covered-table-cell/>
          <table:table-cell office:value-type="float" office:value="18" table:style-name="ce61">
            <text:p>18</text:p>
          </table:table-cell>
          <table:table-cell office:value-type="string" table:style-name="ce72">
            <text:p>m7180</text:p>
          </table:table-cell>
          <table:table-cell office:value-type="string" table:style-name="ce72">
            <text:p>m7178</text:p>
          </table:table-cell>
          <table:covered-table-cell/>
          <table:covered-table-cell/>
          <table:table-cell office:value-type="float" office:value="18" table:style-name="ce61">
            <text:p>18</text:p>
          </table:table-cell>
          <table:table-cell office:value-type="string" table:style-name="ce72">
            <text:p>m7244</text:p>
          </table:table-cell>
          <table:table-cell office:value-type="string" table:style-name="ce72">
            <text:p>m7242</text:p>
          </table:table-cell>
          <table:covered-table-cell/>
          <table:covered-table-cell/>
          <table:table-cell office:value-type="float" office:value="18" table:style-name="ce61">
            <text:p>18</text:p>
          </table:table-cell>
          <table:table-cell office:value-type="string" table:style-name="ce72">
            <text:p>m7308</text:p>
          </table:table-cell>
          <table:table-cell office:value-type="string" table:style-name="ce72">
            <text:p>m7306</text:p>
          </table:table-cell>
          <table:covered-table-cell/>
          <table:covered-table-cell/>
          <table:table-cell table:style-name="ce64"/>
          <table:covered-table-cell/>
          <table:covered-table-cell/>
          <table:covered-table-cell/>
          <table:covered-table-cell/>
          <table:table-cell office:value-type="float" office:value="18" table:style-name="ce61">
            <text:p>18</text:p>
          </table:table-cell>
          <table:covered-table-cell/>
          <table:covered-table-cell/>
          <table:covered-table-cell/>
          <table:covered-table-cell/>
          <table:table-cell office:value-type="float" office:value="18" table:style-name="ce61">
            <text:p>18</text:p>
          </table:table-cell>
          <table:covered-table-cell/>
          <table:covered-table-cell/>
          <table:covered-table-cell/>
          <table:covered-table-cell/>
          <table:table-cell table:number-columns-repeated="16329"/>
        </table:table-row>
        <table:table-row table:style-name="ro10">
          <table:table-cell office:value-type="float" office:value="17" table:style-name="ce61">
            <text:p>17</text:p>
          </table:table-cell>
          <table:table-cell office:value-type="string" table:style-name="ce72">
            <text:p>m7351</text:p>
          </table:table-cell>
          <table:table-cell office:value-type="string" table:style-name="ce72">
            <text:p>m7349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17" table:style-name="ce61">
            <text:p>17</text:p>
          </table:table-cell>
          <table:table-cell office:value-type="string" table:style-name="ce72">
            <text:p>m7415</text:p>
          </table:table-cell>
          <table:table-cell office:value-type="string" table:style-name="ce72">
            <text:p>m7413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17" table:style-name="ce61">
            <text:p>17</text:p>
          </table:table-cell>
          <table:table-cell office:value-type="string" table:style-name="ce72">
            <text:p>m7027</text:p>
          </table:table-cell>
          <table:table-cell office:value-type="string" table:style-name="ce72">
            <text:p>m7025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17" table:style-name="ce61">
            <text:p>17</text:p>
          </table:table-cell>
          <table:table-cell office:value-type="string" table:number-columns-spanned="2" table:number-rows-spanned="2" table:style-name="ce107">
            <text:p>headary1</text:p>
          </table:table-cell>
          <table:covered-table-cell/>
          <table:table-cell office:value-type="float" office:value="358" table:number-columns-spanned="1" table:number-rows-spanned="2" table:style-name="ce107">
            <text:p>358</text:p>
          </table:table-cell>
          <table:table-cell office:value-type="float" office:value="24" table:number-columns-spanned="1" table:number-rows-spanned="2" table:style-name="ce107">
            <text:p>24</text:p>
          </table:table-cell>
          <table:table-cell office:value-type="float" office:value="17" table:style-name="ce61">
            <text:p>17</text:p>
          </table:table-cell>
          <table:table-cell office:value-type="string" table:style-name="ce72">
            <text:p>m7091</text:p>
          </table:table-cell>
          <table:table-cell office:value-type="string" table:style-name="ce72">
            <text:p>m7089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17" table:style-name="ce61">
            <text:p>17</text:p>
          </table:table-cell>
          <table:table-cell office:value-type="string" table:style-name="ce72">
            <text:p>m7175</text:p>
          </table:table-cell>
          <table:table-cell office:value-type="string" table:style-name="ce72">
            <text:p>m7173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17" table:style-name="ce61">
            <text:p>17</text:p>
          </table:table-cell>
          <table:table-cell office:value-type="string" table:style-name="ce72">
            <text:p>m7239</text:p>
          </table:table-cell>
          <table:table-cell office:value-type="string" table:style-name="ce72">
            <text:p>m7237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17" table:style-name="ce61">
            <text:p>17</text:p>
          </table:table-cell>
          <table:table-cell office:value-type="string" table:style-name="ce72">
            <text:p>m7303</text:p>
          </table:table-cell>
          <table:table-cell office:value-type="string" table:style-name="ce72">
            <text:p>m7301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table:style-name="ce64"/>
          <table:table-cell office:value-type="string" table:number-columns-spanned="2" table:number-rows-spanned="1" table:style-name="ce100">
            <text:p>delloss20</text:p>
          </table:table-cell>
          <table:covered-table-cell/>
          <table:table-cell office:value-type="float" office:value="485" table:style-name="ce68">
            <text:p>485</text:p>
          </table:table-cell>
          <table:table-cell office:value-type="float" office:value="28" table:style-name="ce68">
            <text:p>28</text:p>
          </table:table-cell>
          <table:table-cell office:value-type="float" office:value="17" table:style-name="ce61">
            <text:p>17</text:p>
          </table:table-cell>
          <table:table-cell office:value-type="string" table:number-columns-spanned="2" table:number-rows-spanned="1" table:style-name="ce100">
            <text:p>delloss19</text:p>
          </table:table-cell>
          <table:covered-table-cell/>
          <table:table-cell office:value-type="float" office:value="485" table:style-name="ce68">
            <text:p>485</text:p>
          </table:table-cell>
          <table:table-cell office:value-type="float" office:value="28" table:style-name="ce68">
            <text:p>28</text:p>
          </table:table-cell>
          <table:table-cell office:value-type="float" office:value="17" table:style-name="ce61">
            <text:p>17</text:p>
          </table:table-cell>
          <table:table-cell office:value-type="string" table:number-columns-spanned="2" table:number-rows-spanned="5" table:style-name="ce112">
            <text:p>c6ossary4</text:p>
          </table:table-cell>
          <table:covered-table-cell/>
          <table:table-cell office:value-type="float" office:value="2200" table:number-columns-spanned="1" table:number-rows-spanned="5" table:style-name="ce112">
            <text:p>2200</text:p>
          </table:table-cell>
          <table:table-cell office:value-type="float" office:value="130" table:number-columns-spanned="1" table:number-rows-spanned="5" table:style-name="ce112">
            <text:p>130</text:p>
          </table:table-cell>
          <table:table-cell table:number-columns-repeated="16329"/>
        </table:table-row>
        <table:table-row table:style-name="ro10">
          <table:table-cell office:value-type="float" office:value="16" table:style-name="ce61">
            <text:p>16</text:p>
          </table:table-cell>
          <table:table-cell office:value-type="string" table:style-name="ce72">
            <text:p>m7352</text:p>
          </table:table-cell>
          <table:table-cell office:value-type="string" table:style-name="ce72">
            <text:p>m7350</text:p>
          </table:table-cell>
          <table:covered-table-cell/>
          <table:covered-table-cell/>
          <table:table-cell office:value-type="float" office:value="16" table:style-name="ce61">
            <text:p>16</text:p>
          </table:table-cell>
          <table:table-cell office:value-type="string" table:style-name="ce72">
            <text:p>m7416</text:p>
          </table:table-cell>
          <table:table-cell office:value-type="string" table:style-name="ce72">
            <text:p>m7414</text:p>
          </table:table-cell>
          <table:covered-table-cell/>
          <table:covered-table-cell/>
          <table:table-cell office:value-type="float" office:value="16" table:style-name="ce61">
            <text:p>16</text:p>
          </table:table-cell>
          <table:table-cell office:value-type="string" table:style-name="ce72">
            <text:p>m7028</text:p>
          </table:table-cell>
          <table:table-cell office:value-type="string" table:style-name="ce72">
            <text:p>m7026</text:p>
          </table:table-cell>
          <table:covered-table-cell/>
          <table:covered-table-cell/>
          <table:table-cell office:value-type="float" office:value="16" table:style-name="ce61">
            <text:p>16</text:p>
          </table:table-cell>
          <table:covered-table-cell/>
          <table:covered-table-cell/>
          <table:covered-table-cell/>
          <table:covered-table-cell/>
          <table:table-cell office:value-type="float" office:value="16" table:style-name="ce61">
            <text:p>16</text:p>
          </table:table-cell>
          <table:table-cell office:value-type="string" table:style-name="ce72">
            <text:p>m7092</text:p>
          </table:table-cell>
          <table:table-cell office:value-type="string" table:style-name="ce72">
            <text:p>m7090</text:p>
          </table:table-cell>
          <table:covered-table-cell/>
          <table:covered-table-cell/>
          <table:table-cell office:value-type="float" office:value="16" table:style-name="ce61">
            <text:p>16</text:p>
          </table:table-cell>
          <table:table-cell office:value-type="string" table:style-name="ce72">
            <text:p>m7176</text:p>
          </table:table-cell>
          <table:table-cell office:value-type="string" table:style-name="ce72">
            <text:p>m7174</text:p>
          </table:table-cell>
          <table:covered-table-cell/>
          <table:covered-table-cell/>
          <table:table-cell office:value-type="float" office:value="16" table:style-name="ce61">
            <text:p>16</text:p>
          </table:table-cell>
          <table:table-cell office:value-type="string" table:style-name="ce72">
            <text:p>m7240</text:p>
          </table:table-cell>
          <table:table-cell office:value-type="string" table:style-name="ce72">
            <text:p>m7238</text:p>
          </table:table-cell>
          <table:covered-table-cell/>
          <table:covered-table-cell/>
          <table:table-cell office:value-type="float" office:value="16" table:style-name="ce61">
            <text:p>16</text:p>
          </table:table-cell>
          <table:table-cell office:value-type="string" table:style-name="ce72">
            <text:p>m7304</text:p>
          </table:table-cell>
          <table:table-cell office:value-type="string" table:style-name="ce72">
            <text:p>m7302</text:p>
          </table:table-cell>
          <table:covered-table-cell/>
          <table:covered-table-cell/>
          <table:table-cell table:style-name="ce64"/>
          <table:table-cell office:value-type="string" table:number-columns-spanned="2" table:number-rows-spanned="1" table:style-name="ce100">
            <text:p>delloss04</text:p>
          </table:table-cell>
          <table:covered-table-cell/>
          <table:table-cell office:value-type="float" office:value="485" table:style-name="ce68">
            <text:p>485</text:p>
          </table:table-cell>
          <table:table-cell office:value-type="float" office:value="28" table:style-name="ce68">
            <text:p>28</text:p>
          </table:table-cell>
          <table:table-cell office:value-type="float" office:value="16" table:style-name="ce61">
            <text:p>16</text:p>
          </table:table-cell>
          <table:table-cell office:value-type="string" table:number-columns-spanned="2" table:number-rows-spanned="1" table:style-name="ce100">
            <text:p>delloss12</text:p>
          </table:table-cell>
          <table:covered-table-cell/>
          <table:table-cell office:value-type="float" office:value="485" table:style-name="ce68">
            <text:p>485</text:p>
          </table:table-cell>
          <table:table-cell office:value-type="float" office:value="28" table:style-name="ce68">
            <text:p>28</text:p>
          </table:table-cell>
          <table:table-cell office:value-type="float" office:value="16" table:style-name="ce61">
            <text:p>16</text:p>
          </table:table-cell>
          <table:covered-table-cell/>
          <table:covered-table-cell/>
          <table:covered-table-cell/>
          <table:covered-table-cell/>
          <table:table-cell table:number-columns-repeated="16329"/>
        </table:table-row>
        <table:table-row table:style-name="ro10">
          <table:table-cell office:value-type="float" office:value="15" table:style-name="ce61">
            <text:p>15</text:p>
          </table:table-cell>
          <table:table-cell office:value-type="string" table:number-columns-spanned="2" table:number-rows-spanned="1" table:style-name="ce98">
            <text:p>c7ibesw17</text:p>
          </table:table-cell>
          <table:covered-table-cell/>
          <table:table-cell office:value-type="float" office:value="118" table:style-name="ce62">
            <text:p>118</text:p>
          </table:table-cell>
          <table:table-cell office:value-type="float" office:value="9" table:style-name="ce62">
            <text:p>9</text:p>
          </table:table-cell>
          <table:table-cell office:value-type="float" office:value="15" table:style-name="ce61">
            <text:p>15</text:p>
          </table:table-cell>
          <table:table-cell office:value-type="string" table:number-columns-spanned="2" table:number-rows-spanned="1" table:style-name="ce98">
            <text:p>c7ibesw20</text:p>
          </table:table-cell>
          <table:covered-table-cell/>
          <table:table-cell office:value-type="float" office:value="118" table:style-name="ce62">
            <text:p>118</text:p>
          </table:table-cell>
          <table:table-cell office:value-type="float" office:value="9" table:style-name="ce62">
            <text:p>9</text:p>
          </table:table-cell>
          <table:table-cell office:value-type="float" office:value="15" table:style-name="ce61">
            <text:p>15</text:p>
          </table:table-cell>
          <table:table-cell office:value-type="string" table:number-columns-spanned="2" table:number-rows-spanned="1" table:style-name="ce98">
            <text:p>c7ibesw01</text:p>
          </table:table-cell>
          <table:covered-table-cell/>
          <table:table-cell office:value-type="float" office:value="118" table:style-name="ce62">
            <text:p>118</text:p>
          </table:table-cell>
          <table:table-cell office:value-type="float" office:value="9" table:style-name="ce62">
            <text:p>9</text:p>
          </table:table-cell>
          <table:table-cell office:value-type="float" office:value="15" table:style-name="ce61">
            <text:p>15</text:p>
          </table:table-cell>
          <table:table-cell office:value-type="string" table:number-columns-spanned="2" table:number-rows-spanned="1" table:style-name="ce98">
            <text:p>c7ibesw07</text:p>
          </table:table-cell>
          <table:covered-table-cell/>
          <table:table-cell office:value-type="float" office:value="118" table:style-name="ce62">
            <text:p>118</text:p>
          </table:table-cell>
          <table:table-cell office:value-type="float" office:value="9" table:style-name="ce62">
            <text:p>9</text:p>
          </table:table-cell>
          <table:table-cell office:value-type="float" office:value="15" table:style-name="ce61">
            <text:p>15</text:p>
          </table:table-cell>
          <table:table-cell office:value-type="string" table:number-columns-spanned="2" table:number-rows-spanned="1" table:style-name="ce98">
            <text:p>c7ibesw04</text:p>
          </table:table-cell>
          <table:covered-table-cell/>
          <table:table-cell office:value-type="float" office:value="118" table:style-name="ce62">
            <text:p>118</text:p>
          </table:table-cell>
          <table:table-cell office:value-type="float" office:value="9" table:style-name="ce62">
            <text:p>9</text:p>
          </table:table-cell>
          <table:table-cell office:value-type="float" office:value="15" table:style-name="ce61">
            <text:p>15</text:p>
          </table:table-cell>
          <table:table-cell office:value-type="string" table:number-columns-spanned="2" table:number-rows-spanned="1" table:style-name="ce98">
            <text:p>c7ibesw09</text:p>
          </table:table-cell>
          <table:covered-table-cell/>
          <table:table-cell office:value-type="float" office:value="118" table:style-name="ce62">
            <text:p>118</text:p>
          </table:table-cell>
          <table:table-cell office:value-type="float" office:value="9" table:style-name="ce62">
            <text:p>9</text:p>
          </table:table-cell>
          <table:table-cell office:value-type="float" office:value="15" table:style-name="ce61">
            <text:p>15</text:p>
          </table:table-cell>
          <table:table-cell office:value-type="string" table:number-columns-spanned="2" table:number-rows-spanned="1" table:style-name="ce98">
            <text:p>c7ibesw12</text:p>
          </table:table-cell>
          <table:covered-table-cell/>
          <table:table-cell office:value-type="float" office:value="118" table:style-name="ce62">
            <text:p>118</text:p>
          </table:table-cell>
          <table:table-cell office:value-type="float" office:value="9" table:style-name="ce62">
            <text:p>9</text:p>
          </table:table-cell>
          <table:table-cell office:value-type="float" office:value="15" table:style-name="ce61">
            <text:p>15</text:p>
          </table:table-cell>
          <table:table-cell office:value-type="string" table:number-columns-spanned="2" table:number-rows-spanned="1" table:style-name="ce98">
            <text:p>c7ibesw15</text:p>
          </table:table-cell>
          <table:covered-table-cell/>
          <table:table-cell office:value-type="float" office:value="118" table:style-name="ce62">
            <text:p>118</text:p>
          </table:table-cell>
          <table:table-cell office:value-type="float" office:value="9" table:style-name="ce62">
            <text:p>9</text:p>
          </table:table-cell>
          <table:table-cell table:style-name="ce64"/>
          <table:table-cell office:value-type="string" table:number-columns-spanned="2" table:number-rows-spanned="1" table:style-name="ce100">
            <text:p>delloss03</text:p>
          </table:table-cell>
          <table:covered-table-cell/>
          <table:table-cell office:value-type="float" office:value="485" table:style-name="ce68">
            <text:p>485</text:p>
          </table:table-cell>
          <table:table-cell office:value-type="float" office:value="28" table:style-name="ce68">
            <text:p>28</text:p>
          </table:table-cell>
          <table:table-cell office:value-type="float" office:value="15" table:style-name="ce61">
            <text:p>15</text:p>
          </table:table-cell>
          <table:table-cell office:value-type="string" table:number-columns-spanned="2" table:number-rows-spanned="1" table:style-name="ce100">
            <text:p>delloss11</text:p>
          </table:table-cell>
          <table:covered-table-cell/>
          <table:table-cell office:value-type="float" office:value="485" table:style-name="ce68">
            <text:p>485</text:p>
          </table:table-cell>
          <table:table-cell office:value-type="float" office:value="28" table:style-name="ce68">
            <text:p>28</text:p>
          </table:table-cell>
          <table:table-cell office:value-type="float" office:value="15" table:style-name="ce61">
            <text:p>15</text:p>
          </table:table-cell>
          <table:covered-table-cell/>
          <table:covered-table-cell/>
          <table:covered-table-cell/>
          <table:covered-table-cell/>
          <table:table-cell table:number-columns-repeated="16329"/>
        </table:table-row>
        <table:table-row table:style-name="ro10">
          <table:table-cell office:value-type="float" office:value="14" table:style-name="ce61">
            <text:p>14</text:p>
          </table:table-cell>
          <table:table-cell office:value-type="string" table:number-columns-spanned="2" table:number-rows-spanned="1" table:style-name="ce99">
            <text:p>c7sw13</text:p>
          </table:table-cell>
          <table:covered-table-cell/>
          <table:table-cell office:value-type="float" office:value="40" table:style-name="ce63">
            <text:p>40</text:p>
          </table:table-cell>
          <table:table-cell office:value-type="float" office:value="4" table:style-name="ce63">
            <text:p>4</text:p>
          </table:table-cell>
          <table:table-cell office:value-type="float" office:value="14" table:style-name="ce61">
            <text:p>14</text:p>
          </table:table-cell>
          <table:table-cell office:value-type="string" table:number-columns-spanned="2" table:number-rows-spanned="1" table:style-name="ce99">
            <text:p>c7sw15</text:p>
          </table:table-cell>
          <table:covered-table-cell/>
          <table:table-cell office:value-type="float" office:value="40" table:style-name="ce63">
            <text:p>40</text:p>
          </table:table-cell>
          <table:table-cell office:value-type="float" office:value="4" table:style-name="ce63">
            <text:p>4</text:p>
          </table:table-cell>
          <table:table-cell office:value-type="float" office:value="14" table:style-name="ce61">
            <text:p>14</text:p>
          </table:table-cell>
          <table:table-cell office:value-type="string" table:number-columns-spanned="2" table:number-rows-spanned="1" table:style-name="ce99">
            <text:p>c7sw01</text:p>
          </table:table-cell>
          <table:covered-table-cell/>
          <table:table-cell office:value-type="float" office:value="40" table:style-name="ce63">
            <text:p>40</text:p>
          </table:table-cell>
          <table:table-cell office:value-type="float" office:value="4" table:style-name="ce63">
            <text:p>4</text:p>
          </table:table-cell>
          <table:table-cell office:value-type="float" office:value="14" table:style-name="ce61">
            <text:p>14</text:p>
          </table:table-cell>
          <table:table-cell office:value-type="string" table:number-columns-spanned="2" table:number-rows-spanned="1" table:style-name="ce99">
            <text:p>c7sw05</text:p>
          </table:table-cell>
          <table:covered-table-cell/>
          <table:table-cell office:value-type="float" office:value="40" table:style-name="ce63">
            <text:p>40</text:p>
          </table:table-cell>
          <table:table-cell office:value-type="float" office:value="4" table:style-name="ce63">
            <text:p>4</text:p>
          </table:table-cell>
          <table:table-cell office:value-type="float" office:value="14" table:style-name="ce61">
            <text:p>14</text:p>
          </table:table-cell>
          <table:table-cell office:value-type="string" table:number-columns-spanned="2" table:number-rows-spanned="1" table:style-name="ce99">
            <text:p>c7sw03</text:p>
          </table:table-cell>
          <table:covered-table-cell/>
          <table:table-cell office:value-type="float" office:value="40" table:style-name="ce63">
            <text:p>40</text:p>
          </table:table-cell>
          <table:table-cell office:value-type="float" office:value="4" table:style-name="ce63">
            <text:p>4</text:p>
          </table:table-cell>
          <table:table-cell office:value-type="float" office:value="14" table:style-name="ce61">
            <text:p>14</text:p>
          </table:table-cell>
          <table:table-cell office:value-type="string" table:number-columns-spanned="2" table:number-rows-spanned="1" table:style-name="ce99">
            <text:p>c7sw07</text:p>
          </table:table-cell>
          <table:covered-table-cell/>
          <table:table-cell office:value-type="float" office:value="40" table:style-name="ce63">
            <text:p>40</text:p>
          </table:table-cell>
          <table:table-cell office:value-type="float" office:value="4" table:style-name="ce63">
            <text:p>4</text:p>
          </table:table-cell>
          <table:table-cell office:value-type="float" office:value="14" table:style-name="ce61">
            <text:p>14</text:p>
          </table:table-cell>
          <table:table-cell office:value-type="string" table:number-columns-spanned="2" table:number-rows-spanned="1" table:style-name="ce99">
            <text:p>c7sw09</text:p>
          </table:table-cell>
          <table:covered-table-cell/>
          <table:table-cell office:value-type="float" office:value="40" table:style-name="ce63">
            <text:p>40</text:p>
          </table:table-cell>
          <table:table-cell office:value-type="float" office:value="4" table:style-name="ce63">
            <text:p>4</text:p>
          </table:table-cell>
          <table:table-cell office:value-type="float" office:value="14" table:style-name="ce61">
            <text:p>14</text:p>
          </table:table-cell>
          <table:table-cell office:value-type="string" table:number-columns-spanned="2" table:number-rows-spanned="1" table:style-name="ce99">
            <text:p>c7sw12</text:p>
          </table:table-cell>
          <table:covered-table-cell/>
          <table:table-cell office:value-type="float" office:value="40" table:style-name="ce63">
            <text:p>40</text:p>
          </table:table-cell>
          <table:table-cell office:value-type="float" office:value="4" table:style-name="ce63">
            <text:p>4</text:p>
          </table:table-cell>
          <table:table-cell table:style-name="ce64"/>
          <table:table-cell office:value-type="string" table:number-columns-spanned="2" table:number-rows-spanned="1" table:style-name="ce100">
            <text:p>delloss02</text:p>
          </table:table-cell>
          <table:covered-table-cell/>
          <table:table-cell office:value-type="float" office:value="485" table:style-name="ce68">
            <text:p>485</text:p>
          </table:table-cell>
          <table:table-cell office:value-type="float" office:value="28" table:style-name="ce68">
            <text:p>28</text:p>
          </table:table-cell>
          <table:table-cell office:value-type="float" office:value="14" table:style-name="ce61">
            <text:p>14</text:p>
          </table:table-cell>
          <table:table-cell office:value-type="string" table:number-columns-spanned="2" table:number-rows-spanned="1" table:style-name="ce100">
            <text:p>delloss10</text:p>
          </table:table-cell>
          <table:covered-table-cell/>
          <table:table-cell office:value-type="float" office:value="485" table:style-name="ce68">
            <text:p>485</text:p>
          </table:table-cell>
          <table:table-cell office:value-type="float" office:value="28" table:style-name="ce68">
            <text:p>28</text:p>
          </table:table-cell>
          <table:table-cell office:value-type="float" office:value="14" table:style-name="ce61">
            <text:p>14</text:p>
          </table:table-cell>
          <table:covered-table-cell/>
          <table:covered-table-cell/>
          <table:covered-table-cell/>
          <table:covered-table-cell/>
          <table:table-cell table:number-columns-repeated="16329"/>
        </table:table-row>
        <table:table-row table:style-name="ro10">
          <table:table-cell office:value-type="float" office:value="13" table:style-name="ce61">
            <text:p>13</text:p>
          </table:table-cell>
          <table:table-cell table:style-name="ce65"/>
          <table:table-cell table:style-name="ce66"/>
          <table:table-cell table:style-name="ce67"/>
          <table:table-cell table:style-name="ce66"/>
          <table:table-cell office:value-type="float" office:value="13" table:style-name="ce61">
            <text:p>13</text:p>
          </table:table-cell>
          <table:table-cell table:style-name="ce65"/>
          <table:table-cell table:style-name="ce66"/>
          <table:table-cell table:style-name="ce67"/>
          <table:table-cell table:style-name="ce66"/>
          <table:table-cell office:value-type="float" office:value="13" table:style-name="ce61">
            <text:p>13</text:p>
          </table:table-cell>
          <table:table-cell table:style-name="ce65"/>
          <table:table-cell table:style-name="ce66"/>
          <table:table-cell table:style-name="ce67"/>
          <table:table-cell table:style-name="ce66"/>
          <table:table-cell office:value-type="float" office:value="13" table:style-name="ce61">
            <text:p>13</text:p>
          </table:table-cell>
          <table:table-cell table:style-name="ce65"/>
          <table:table-cell table:style-name="ce66"/>
          <table:table-cell table:style-name="ce67"/>
          <table:table-cell table:style-name="ce66"/>
          <table:table-cell office:value-type="float" office:value="13" table:style-name="ce61">
            <text:p>13</text:p>
          </table:table-cell>
          <table:table-cell table:style-name="ce65"/>
          <table:table-cell table:style-name="ce66"/>
          <table:table-cell table:style-name="ce67"/>
          <table:table-cell table:style-name="ce66"/>
          <table:table-cell office:value-type="float" office:value="13" table:style-name="ce61">
            <text:p>13</text:p>
          </table:table-cell>
          <table:table-cell table:style-name="ce65"/>
          <table:table-cell table:style-name="ce66"/>
          <table:table-cell table:style-name="ce67"/>
          <table:table-cell table:style-name="ce66"/>
          <table:table-cell office:value-type="float" office:value="13" table:style-name="ce61">
            <text:p>13</text:p>
          </table:table-cell>
          <table:table-cell table:style-name="ce65"/>
          <table:table-cell table:style-name="ce66"/>
          <table:table-cell table:style-name="ce67"/>
          <table:table-cell table:style-name="ce66"/>
          <table:table-cell office:value-type="float" office:value="13" table:style-name="ce61">
            <text:p>13</text:p>
          </table:table-cell>
          <table:table-cell table:style-name="ce65"/>
          <table:table-cell table:style-name="ce66"/>
          <table:table-cell table:style-name="ce67"/>
          <table:table-cell table:style-name="ce66"/>
          <table:table-cell table:style-name="ce64"/>
          <table:table-cell office:value-type="string" table:number-columns-spanned="2" table:number-rows-spanned="1" table:style-name="ce100">
            <text:p>delloss01</text:p>
          </table:table-cell>
          <table:covered-table-cell/>
          <table:table-cell office:value-type="float" office:value="485" table:style-name="ce68">
            <text:p>485</text:p>
          </table:table-cell>
          <table:table-cell office:value-type="float" office:value="28" table:style-name="ce68">
            <text:p>28</text:p>
          </table:table-cell>
          <table:table-cell office:value-type="float" office:value="13" table:style-name="ce61">
            <text:p>13</text:p>
          </table:table-cell>
          <table:table-cell office:value-type="string" table:number-columns-spanned="2" table:number-rows-spanned="1" table:style-name="ce100">
            <text:p>delloss09</text:p>
          </table:table-cell>
          <table:covered-table-cell/>
          <table:table-cell office:value-type="float" office:value="485" table:style-name="ce68">
            <text:p>485</text:p>
          </table:table-cell>
          <table:table-cell office:value-type="float" office:value="28" table:style-name="ce68">
            <text:p>28</text:p>
          </table:table-cell>
          <table:table-cell office:value-type="float" office:value="13" table:style-name="ce61">
            <text:p>13</text:p>
          </table:table-cell>
          <table:covered-table-cell/>
          <table:covered-table-cell/>
          <table:covered-table-cell/>
          <table:covered-table-cell/>
          <table:table-cell table:number-columns-repeated="16329"/>
        </table:table-row>
        <table:table-row table:style-name="ro10">
          <table:table-cell office:value-type="float" office:value="12" table:style-name="ce61">
            <text:p>12</text:p>
          </table:table-cell>
          <table:table-cell office:value-type="string" table:style-name="ce72">
            <text:p>m7347</text:p>
          </table:table-cell>
          <table:table-cell office:value-type="string" table:style-name="ce72">
            <text:p>m7345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12" table:style-name="ce61">
            <text:p>12</text:p>
          </table:table-cell>
          <table:table-cell office:value-type="string" table:style-name="ce72">
            <text:p>m7411</text:p>
          </table:table-cell>
          <table:table-cell office:value-type="string" table:style-name="ce72">
            <text:p>m7409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12" table:style-name="ce61">
            <text:p>12</text:p>
          </table:table-cell>
          <table:table-cell office:value-type="string" table:style-name="ce72">
            <text:p>m7023</text:p>
          </table:table-cell>
          <table:table-cell office:value-type="string" table:style-name="ce72">
            <text:p>m7021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12" table:style-name="ce61">
            <text:p>12</text:p>
          </table:table-cell>
          <table:table-cell office:value-type="string" table:number-columns-spanned="2" table:number-rows-spanned="1" table:style-name="ce115">
            <text:p>Dell N-series redundant PSU</text:p>
          </table:table-cell>
          <table:covered-table-cell/>
          <table:table-cell office:value-type="float" office:value="40" table:style-name="ce77">
            <text:p>40</text:p>
          </table:table-cell>
          <table:table-cell office:value-type="float" office:value="4" table:style-name="ce77">
            <text:p>4</text:p>
          </table:table-cell>
          <table:table-cell office:value-type="float" office:value="12" table:style-name="ce61">
            <text:p>12</text:p>
          </table:table-cell>
          <table:table-cell office:value-type="string" table:style-name="ce72">
            <text:p>m7087</text:p>
          </table:table-cell>
          <table:table-cell office:value-type="string" table:style-name="ce72">
            <text:p>m7085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12" table:style-name="ce61">
            <text:p>12</text:p>
          </table:table-cell>
          <table:table-cell office:value-type="string" table:style-name="ce72">
            <text:p>m7171</text:p>
          </table:table-cell>
          <table:table-cell office:value-type="string" table:style-name="ce72">
            <text:p>m7169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12" table:style-name="ce61">
            <text:p>12</text:p>
          </table:table-cell>
          <table:table-cell office:value-type="string" table:style-name="ce72">
            <text:p>m7235</text:p>
          </table:table-cell>
          <table:table-cell office:value-type="string" table:style-name="ce72">
            <text:p>m7233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12" table:style-name="ce61">
            <text:p>12</text:p>
          </table:table-cell>
          <table:table-cell office:value-type="string" table:style-name="ce72">
            <text:p>m7299</text:p>
          </table:table-cell>
          <table:table-cell office:value-type="string" table:style-name="ce72">
            <text:p>m7297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table:style-name="ce64"/>
          <table:table-cell office:value-type="string" table:number-columns-spanned="2" table:number-rows-spanned="4" table:style-name="ce113">
            <text:p>ossary1</text:p>
          </table:table-cell>
          <table:covered-table-cell/>
          <table:table-cell office:value-type="float" office:value="1154" table:number-columns-spanned="1" table:number-rows-spanned="4" table:style-name="ce114">
            <text:p>1154</text:p>
          </table:table-cell>
          <table:table-cell office:value-type="float" office:value="105" table:number-columns-spanned="1" table:number-rows-spanned="4" table:style-name="ce114">
            <text:p>105</text:p>
          </table:table-cell>
          <table:table-cell office:value-type="float" office:value="12" table:style-name="ce61">
            <text:p>12</text:p>
          </table:table-cell>
          <table:table-cell office:value-type="string" table:number-columns-spanned="2" table:number-rows-spanned="4" table:style-name="ce113">
            <text:p>ossary3</text:p>
          </table:table-cell>
          <table:covered-table-cell/>
          <table:table-cell office:value-type="float" office:value="1154" table:number-columns-spanned="1" table:number-rows-spanned="4" table:style-name="ce114">
            <text:p>1154</text:p>
          </table:table-cell>
          <table:table-cell office:value-type="float" office:value="105" table:number-columns-spanned="1" table:number-rows-spanned="4" table:style-name="ce114">
            <text:p>105</text:p>
          </table:table-cell>
          <table:table-cell office:value-type="float" office:value="12" table:style-name="ce61">
            <text:p>12</text:p>
          </table:table-cell>
          <table:table-cell office:value-type="string" table:number-columns-spanned="2" table:number-rows-spanned="2" table:style-name="ce121">
            <text:p>dataweb</text:p>
          </table:table-cell>
          <table:covered-table-cell/>
          <table:table-cell table:style-name="ce80"/>
          <table:table-cell table:style-name="ce81"/>
          <table:table-cell table:number-columns-repeated="16329"/>
        </table:table-row>
        <table:table-row table:style-name="ro10">
          <table:table-cell office:value-type="float" office:value="11" table:style-name="ce61">
            <text:p>11</text:p>
          </table:table-cell>
          <table:table-cell office:value-type="string" table:style-name="ce72">
            <text:p>m7348</text:p>
          </table:table-cell>
          <table:table-cell office:value-type="string" table:style-name="ce72">
            <text:p>m7346</text:p>
          </table:table-cell>
          <table:covered-table-cell/>
          <table:covered-table-cell/>
          <table:table-cell office:value-type="float" office:value="11" table:style-name="ce61">
            <text:p>11</text:p>
          </table:table-cell>
          <table:table-cell office:value-type="string" table:style-name="ce72">
            <text:p>m7412</text:p>
          </table:table-cell>
          <table:table-cell office:value-type="string" table:style-name="ce72">
            <text:p>m7410</text:p>
          </table:table-cell>
          <table:covered-table-cell/>
          <table:covered-table-cell/>
          <table:table-cell office:value-type="float" office:value="11" table:style-name="ce61">
            <text:p>11</text:p>
          </table:table-cell>
          <table:table-cell office:value-type="string" table:style-name="ce72">
            <text:p>m7024</text:p>
          </table:table-cell>
          <table:table-cell office:value-type="string" table:style-name="ce72">
            <text:p>m7022</text:p>
          </table:table-cell>
          <table:covered-table-cell/>
          <table:covered-table-cell/>
          <table:table-cell office:value-type="float" office:value="11" table:style-name="ce61">
            <text:p>11</text:p>
          </table:table-cell>
          <table:table-cell office:value-type="string" table:number-columns-spanned="2" table:number-rows-spanned="1" table:style-name="ce120">
            <text:p>dellmds1</text:p>
          </table:table-cell>
          <table:covered-table-cell/>
          <table:table-cell office:value-type="float" office:value="424" table:style-name="ce79">
            <text:p>424</text:p>
          </table:table-cell>
          <table:table-cell office:value-type="float" office:value="28" table:style-name="ce79">
            <text:p>28</text:p>
          </table:table-cell>
          <table:table-cell office:value-type="float" office:value="11" table:style-name="ce61">
            <text:p>11</text:p>
          </table:table-cell>
          <table:table-cell office:value-type="string" table:style-name="ce72">
            <text:p>m7088</text:p>
          </table:table-cell>
          <table:table-cell office:value-type="string" table:style-name="ce72">
            <text:p>m7086</text:p>
          </table:table-cell>
          <table:covered-table-cell/>
          <table:covered-table-cell/>
          <table:table-cell office:value-type="float" office:value="11" table:style-name="ce61">
            <text:p>11</text:p>
          </table:table-cell>
          <table:table-cell office:value-type="string" table:style-name="ce72">
            <text:p>m7172</text:p>
          </table:table-cell>
          <table:table-cell office:value-type="string" table:style-name="ce72">
            <text:p>m7170</text:p>
          </table:table-cell>
          <table:covered-table-cell/>
          <table:covered-table-cell/>
          <table:table-cell office:value-type="float" office:value="11" table:style-name="ce61">
            <text:p>11</text:p>
          </table:table-cell>
          <table:table-cell office:value-type="string" table:style-name="ce72">
            <text:p>m7236</text:p>
          </table:table-cell>
          <table:table-cell office:value-type="string" table:style-name="ce72">
            <text:p>m7234</text:p>
          </table:table-cell>
          <table:covered-table-cell/>
          <table:covered-table-cell/>
          <table:table-cell office:value-type="float" office:value="11" table:style-name="ce61">
            <text:p>11</text:p>
          </table:table-cell>
          <table:table-cell office:value-type="string" table:style-name="ce72">
            <text:p>m7300</text:p>
          </table:table-cell>
          <table:table-cell office:value-type="string" table:style-name="ce72">
            <text:p>m7298</text:p>
          </table:table-cell>
          <table:covered-table-cell/>
          <table:covered-table-cell/>
          <table:table-cell table:style-name="ce64"/>
          <table:covered-table-cell/>
          <table:covered-table-cell/>
          <table:covered-table-cell/>
          <table:covered-table-cell/>
          <table:table-cell office:value-type="float" office:value="11" table:style-name="ce61">
            <text:p>11</text:p>
          </table:table-cell>
          <table:covered-table-cell/>
          <table:covered-table-cell/>
          <table:covered-table-cell/>
          <table:covered-table-cell/>
          <table:table-cell office:value-type="float" office:value="11" table:style-name="ce61">
            <text:p>11</text:p>
          </table:table-cell>
          <table:covered-table-cell/>
          <table:covered-table-cell/>
          <table:table-cell table:style-name="ce82"/>
          <table:table-cell table:style-name="ce83"/>
          <table:table-cell table:number-columns-repeated="16329"/>
        </table:table-row>
        <table:table-row table:style-name="ro10">
          <table:table-cell office:value-type="float" office:value="10" table:style-name="ce61">
            <text:p>10</text:p>
          </table:table-cell>
          <table:table-cell office:value-type="string" table:style-name="ce72">
            <text:p>m7343</text:p>
          </table:table-cell>
          <table:table-cell office:value-type="string" table:style-name="ce72">
            <text:p>m7341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10" table:style-name="ce61">
            <text:p>10</text:p>
          </table:table-cell>
          <table:table-cell office:value-type="string" table:style-name="ce72">
            <text:p>m7407</text:p>
          </table:table-cell>
          <table:table-cell office:value-type="string" table:style-name="ce72">
            <text:p>m7405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10" table:style-name="ce61">
            <text:p>10</text:p>
          </table:table-cell>
          <table:table-cell office:value-type="string" table:style-name="ce72">
            <text:p>m7019</text:p>
          </table:table-cell>
          <table:table-cell office:value-type="string" table:style-name="ce72">
            <text:p>m7017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10" table:style-name="ce61">
            <text:p>10</text:p>
          </table:table-cell>
          <table:table-cell office:value-type="string" table:style-name="ce72">
            <text:p>m7147</text:p>
          </table:table-cell>
          <table:table-cell office:value-type="string" table:style-name="ce72">
            <text:p>m7145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10" table:style-name="ce61">
            <text:p>10</text:p>
          </table:table-cell>
          <table:table-cell office:value-type="string" table:style-name="ce72">
            <text:p>m7083</text:p>
          </table:table-cell>
          <table:table-cell office:value-type="string" table:style-name="ce72">
            <text:p>m7081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10" table:style-name="ce61">
            <text:p>10</text:p>
          </table:table-cell>
          <table:table-cell office:value-type="string" table:style-name="ce72">
            <text:p>m7167</text:p>
          </table:table-cell>
          <table:table-cell office:value-type="string" table:style-name="ce72">
            <text:p>m7165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10" table:style-name="ce61">
            <text:p>10</text:p>
          </table:table-cell>
          <table:table-cell office:value-type="string" table:style-name="ce72">
            <text:p>m7231</text:p>
          </table:table-cell>
          <table:table-cell office:value-type="string" table:style-name="ce72">
            <text:p>m7229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10" table:style-name="ce61">
            <text:p>10</text:p>
          </table:table-cell>
          <table:table-cell office:value-type="string" table:style-name="ce72">
            <text:p>m7295</text:p>
          </table:table-cell>
          <table:table-cell office:value-type="string" table:style-name="ce72">
            <text:p>m7293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table:style-name="ce64"/>
          <table:covered-table-cell/>
          <table:covered-table-cell/>
          <table:covered-table-cell/>
          <table:covered-table-cell/>
          <table:table-cell office:value-type="float" office:value="10" table:style-name="ce61">
            <text:p>10</text:p>
          </table:table-cell>
          <table:covered-table-cell/>
          <table:covered-table-cell/>
          <table:covered-table-cell/>
          <table:covered-table-cell/>
          <table:table-cell office:value-type="float" office:value="10" table:style-name="ce61">
            <text:p>10</text:p>
          </table:table-cell>
          <table:table-cell office:value-type="string" table:number-columns-spanned="2" table:number-rows-spanned="2" table:style-name="ce122">
            <text:p>cosmologydb</text:p>
          </table:table-cell>
          <table:covered-table-cell/>
          <table:table-cell table:number-columns-spanned="1" table:number-rows-spanned="2" table:style-name="ce123"/>
          <table:table-cell table:number-columns-spanned="1" table:number-rows-spanned="2" table:style-name="ce123"/>
          <table:table-cell table:number-columns-repeated="16329"/>
        </table:table-row>
        <table:table-row table:style-name="ro10">
          <table:table-cell office:value-type="float" office:value="9" table:style-name="ce61">
            <text:p>9</text:p>
          </table:table-cell>
          <table:table-cell office:value-type="string" table:style-name="ce72">
            <text:p>m7344</text:p>
          </table:table-cell>
          <table:table-cell office:value-type="string" table:style-name="ce72">
            <text:p>m7342</text:p>
          </table:table-cell>
          <table:covered-table-cell/>
          <table:covered-table-cell/>
          <table:table-cell office:value-type="float" office:value="9" table:style-name="ce61">
            <text:p>9</text:p>
          </table:table-cell>
          <table:table-cell office:value-type="string" table:style-name="ce72">
            <text:p>m7408</text:p>
          </table:table-cell>
          <table:table-cell office:value-type="string" table:style-name="ce72">
            <text:p>m7406</text:p>
          </table:table-cell>
          <table:covered-table-cell/>
          <table:covered-table-cell/>
          <table:table-cell office:value-type="float" office:value="9" table:style-name="ce61">
            <text:p>9</text:p>
          </table:table-cell>
          <table:table-cell office:value-type="string" table:style-name="ce72">
            <text:p>m7020</text:p>
          </table:table-cell>
          <table:table-cell office:value-type="string" table:style-name="ce72">
            <text:p>m7018</text:p>
          </table:table-cell>
          <table:covered-table-cell/>
          <table:covered-table-cell/>
          <table:table-cell office:value-type="float" office:value="9" table:style-name="ce61">
            <text:p>9</text:p>
          </table:table-cell>
          <table:table-cell office:value-type="string" table:style-name="ce72">
            <text:p>m7148</text:p>
          </table:table-cell>
          <table:table-cell office:value-type="string" table:style-name="ce72">
            <text:p>m7146</text:p>
          </table:table-cell>
          <table:covered-table-cell/>
          <table:covered-table-cell/>
          <table:table-cell office:value-type="float" office:value="9" table:style-name="ce61">
            <text:p>9</text:p>
          </table:table-cell>
          <table:table-cell office:value-type="string" table:style-name="ce72">
            <text:p>m7084</text:p>
          </table:table-cell>
          <table:table-cell office:value-type="string" table:style-name="ce72">
            <text:p>m7082</text:p>
          </table:table-cell>
          <table:covered-table-cell/>
          <table:covered-table-cell/>
          <table:table-cell office:value-type="float" office:value="9" table:style-name="ce61">
            <text:p>9</text:p>
          </table:table-cell>
          <table:table-cell office:value-type="string" table:style-name="ce72">
            <text:p>m7168</text:p>
          </table:table-cell>
          <table:table-cell office:value-type="string" table:style-name="ce72">
            <text:p>m7166</text:p>
          </table:table-cell>
          <table:covered-table-cell/>
          <table:covered-table-cell/>
          <table:table-cell office:value-type="float" office:value="9" table:style-name="ce61">
            <text:p>9</text:p>
          </table:table-cell>
          <table:table-cell office:value-type="string" table:style-name="ce72">
            <text:p>m7232</text:p>
          </table:table-cell>
          <table:table-cell office:value-type="string" table:style-name="ce72">
            <text:p>m7230</text:p>
          </table:table-cell>
          <table:covered-table-cell/>
          <table:covered-table-cell/>
          <table:table-cell office:value-type="float" office:value="9" table:style-name="ce61">
            <text:p>9</text:p>
          </table:table-cell>
          <table:table-cell office:value-type="string" table:style-name="ce72">
            <text:p>m7296</text:p>
          </table:table-cell>
          <table:table-cell office:value-type="string" table:style-name="ce72">
            <text:p>m7294</text:p>
          </table:table-cell>
          <table:covered-table-cell/>
          <table:covered-table-cell/>
          <table:table-cell table:style-name="ce64"/>
          <table:covered-table-cell/>
          <table:covered-table-cell/>
          <table:covered-table-cell/>
          <table:covered-table-cell/>
          <table:table-cell office:value-type="float" office:value="9" table:style-name="ce61">
            <text:p>9</text:p>
          </table:table-cell>
          <table:covered-table-cell/>
          <table:covered-table-cell/>
          <table:covered-table-cell/>
          <table:covered-table-cell/>
          <table:table-cell office:value-type="float" office:value="9" table:style-name="ce61">
            <text:p>9</text:p>
          </table:table-cell>
          <table:covered-table-cell/>
          <table:covered-table-cell/>
          <table:covered-table-cell/>
          <table:covered-table-cell/>
          <table:table-cell table:number-columns-repeated="16329"/>
        </table:table-row>
        <table:table-row table:style-name="ro10">
          <table:table-cell office:value-type="float" office:value="8" table:style-name="ce61">
            <text:p>8</text:p>
          </table:table-cell>
          <table:table-cell office:value-type="string" table:style-name="ce72">
            <text:p>m7339</text:p>
          </table:table-cell>
          <table:table-cell office:value-type="string" table:style-name="ce72">
            <text:p>m7337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8" table:style-name="ce61">
            <text:p>8</text:p>
          </table:table-cell>
          <table:table-cell office:value-type="string" table:style-name="ce72">
            <text:p>m7403</text:p>
          </table:table-cell>
          <table:table-cell office:value-type="string" table:style-name="ce72">
            <text:p>m7401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8" table:style-name="ce61">
            <text:p>8</text:p>
          </table:table-cell>
          <table:table-cell office:value-type="string" table:style-name="ce72">
            <text:p>m7015</text:p>
          </table:table-cell>
          <table:table-cell office:value-type="string" table:style-name="ce72">
            <text:p>m7013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8" table:style-name="ce61">
            <text:p>8</text:p>
          </table:table-cell>
          <table:table-cell office:value-type="string" table:style-name="ce72">
            <text:p>m7143</text:p>
          </table:table-cell>
          <table:table-cell office:value-type="string" table:style-name="ce72">
            <text:p>m7141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8" table:style-name="ce61">
            <text:p>8</text:p>
          </table:table-cell>
          <table:table-cell office:value-type="string" table:style-name="ce72">
            <text:p>m7079</text:p>
          </table:table-cell>
          <table:table-cell office:value-type="string" table:style-name="ce72">
            <text:p>m7077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8" table:style-name="ce61">
            <text:p>8</text:p>
          </table:table-cell>
          <table:table-cell office:value-type="string" table:style-name="ce72">
            <text:p>m7163</text:p>
          </table:table-cell>
          <table:table-cell office:value-type="string" table:style-name="ce72">
            <text:p>m7161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8" table:style-name="ce61">
            <text:p>8</text:p>
          </table:table-cell>
          <table:table-cell office:value-type="string" table:style-name="ce72">
            <text:p>m7227</text:p>
          </table:table-cell>
          <table:table-cell office:value-type="string" table:style-name="ce72">
            <text:p>m7225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8" table:style-name="ce61">
            <text:p>8</text:p>
          </table:table-cell>
          <table:table-cell office:value-type="string" table:style-name="ce72">
            <text:p>m7291</text:p>
          </table:table-cell>
          <table:table-cell office:value-type="string" table:style-name="ce72">
            <text:p>m7289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table:style-name="ce64"/>
          <table:table-cell office:value-type="string" table:number-columns-spanned="2" table:number-rows-spanned="4" table:style-name="ce118">
            <text:p>Disk Expansion space</text:p>
          </table:table-cell>
          <table:covered-table-cell/>
          <table:table-cell office:value-type="float" office:value="0" table:number-columns-spanned="1" table:number-rows-spanned="4" table:style-name="ce112">
            <text:p>0</text:p>
          </table:table-cell>
          <table:table-cell office:value-type="float" office:value="0" table:number-columns-spanned="1" table:number-rows-spanned="4" table:style-name="ce112">
            <text:p>0</text:p>
          </table:table-cell>
          <table:table-cell office:value-type="float" office:value="8" table:style-name="ce61">
            <text:p>8</text:p>
          </table:table-cell>
          <table:table-cell office:value-type="string" table:number-columns-spanned="2" table:number-rows-spanned="4" table:style-name="ce118">
            <text:p>Expansion space</text:p>
          </table:table-cell>
          <table:covered-table-cell/>
          <table:table-cell office:value-type="float" office:value="0" table:number-columns-spanned="1" table:number-rows-spanned="4" table:style-name="ce112">
            <text:p>0</text:p>
          </table:table-cell>
          <table:table-cell office:value-type="float" office:value="0" table:number-columns-spanned="1" table:number-rows-spanned="4" table:style-name="ce112">
            <text:p>0</text:p>
          </table:table-cell>
          <table:table-cell office:value-type="float" office:value="8" table:style-name="ce61">
            <text:p>8</text:p>
          </table:table-cell>
          <table:table-cell office:value-type="string" table:number-columns-spanned="2" table:number-rows-spanned="5" table:style-name="ce112">
            <text:p>cosmodbary1</text:p>
          </table:table-cell>
          <table:covered-table-cell/>
          <table:table-cell office:value-type="float" office:value="2200" table:number-columns-spanned="1" table:number-rows-spanned="5" table:style-name="ce112">
            <text:p>2200</text:p>
          </table:table-cell>
          <table:table-cell office:value-type="float" office:value="130" table:number-columns-spanned="1" table:number-rows-spanned="5" table:style-name="ce112">
            <text:p>130</text:p>
          </table:table-cell>
          <table:table-cell table:number-columns-repeated="16329"/>
        </table:table-row>
        <table:table-row table:style-name="ro10">
          <table:table-cell office:value-type="float" office:value="7" table:style-name="ce61">
            <text:p>7</text:p>
          </table:table-cell>
          <table:table-cell office:value-type="string" table:style-name="ce72">
            <text:p>m7340</text:p>
          </table:table-cell>
          <table:table-cell office:value-type="string" table:style-name="ce72">
            <text:p>m7338</text:p>
          </table:table-cell>
          <table:covered-table-cell/>
          <table:covered-table-cell/>
          <table:table-cell office:value-type="float" office:value="7" table:style-name="ce61">
            <text:p>7</text:p>
          </table:table-cell>
          <table:table-cell office:value-type="string" table:style-name="ce72">
            <text:p>m7404</text:p>
          </table:table-cell>
          <table:table-cell office:value-type="string" table:style-name="ce72">
            <text:p>m7402</text:p>
          </table:table-cell>
          <table:covered-table-cell/>
          <table:covered-table-cell/>
          <table:table-cell office:value-type="float" office:value="7" table:style-name="ce61">
            <text:p>7</text:p>
          </table:table-cell>
          <table:table-cell office:value-type="string" table:style-name="ce72">
            <text:p>m7016</text:p>
          </table:table-cell>
          <table:table-cell office:value-type="string" table:style-name="ce72">
            <text:p>m7014</text:p>
          </table:table-cell>
          <table:covered-table-cell/>
          <table:covered-table-cell/>
          <table:table-cell office:value-type="float" office:value="7" table:style-name="ce61">
            <text:p>7</text:p>
          </table:table-cell>
          <table:table-cell office:value-type="string" table:style-name="ce72">
            <text:p>m7144</text:p>
          </table:table-cell>
          <table:table-cell office:value-type="string" table:style-name="ce72">
            <text:p>m7142</text:p>
          </table:table-cell>
          <table:covered-table-cell/>
          <table:covered-table-cell/>
          <table:table-cell office:value-type="float" office:value="7" table:style-name="ce61">
            <text:p>7</text:p>
          </table:table-cell>
          <table:table-cell office:value-type="string" table:style-name="ce72">
            <text:p>m7080</text:p>
          </table:table-cell>
          <table:table-cell office:value-type="string" table:style-name="ce72">
            <text:p>m7078</text:p>
          </table:table-cell>
          <table:covered-table-cell/>
          <table:covered-table-cell/>
          <table:table-cell office:value-type="float" office:value="7" table:style-name="ce61">
            <text:p>7</text:p>
          </table:table-cell>
          <table:table-cell office:value-type="string" table:style-name="ce72">
            <text:p>m7164</text:p>
          </table:table-cell>
          <table:table-cell office:value-type="string" table:style-name="ce72">
            <text:p>m7162</text:p>
          </table:table-cell>
          <table:covered-table-cell/>
          <table:covered-table-cell/>
          <table:table-cell office:value-type="float" office:value="7" table:style-name="ce61">
            <text:p>7</text:p>
          </table:table-cell>
          <table:table-cell office:value-type="string" table:style-name="ce72">
            <text:p>m7228</text:p>
          </table:table-cell>
          <table:table-cell office:value-type="string" table:style-name="ce72">
            <text:p>m7226</text:p>
          </table:table-cell>
          <table:covered-table-cell/>
          <table:covered-table-cell/>
          <table:table-cell office:value-type="float" office:value="7" table:style-name="ce61">
            <text:p>7</text:p>
          </table:table-cell>
          <table:table-cell office:value-type="string" table:style-name="ce72">
            <text:p>m7292</text:p>
          </table:table-cell>
          <table:table-cell office:value-type="string" table:style-name="ce72">
            <text:p>m7290</text:p>
          </table:table-cell>
          <table:covered-table-cell/>
          <table:covered-table-cell/>
          <table:table-cell table:style-name="ce64"/>
          <table:covered-table-cell/>
          <table:covered-table-cell/>
          <table:covered-table-cell/>
          <table:covered-table-cell/>
          <table:table-cell office:value-type="float" office:value="7" table:style-name="ce61">
            <text:p>7</text:p>
          </table:table-cell>
          <table:covered-table-cell/>
          <table:covered-table-cell/>
          <table:covered-table-cell/>
          <table:covered-table-cell/>
          <table:table-cell office:value-type="float" office:value="7" table:style-name="ce61">
            <text:p>7</text:p>
          </table:table-cell>
          <table:covered-table-cell/>
          <table:covered-table-cell/>
          <table:covered-table-cell/>
          <table:covered-table-cell/>
          <table:table-cell table:number-columns-repeated="16329"/>
        </table:table-row>
        <table:table-row table:style-name="ro10">
          <table:table-cell office:value-type="float" office:value="6" table:style-name="ce61">
            <text:p>6</text:p>
          </table:table-cell>
          <table:table-cell office:value-type="string" table:style-name="ce72">
            <text:p>m7335</text:p>
          </table:table-cell>
          <table:table-cell office:value-type="string" table:style-name="ce72">
            <text:p>m7333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6" table:style-name="ce61">
            <text:p>6</text:p>
          </table:table-cell>
          <table:table-cell office:value-type="string" table:style-name="ce72">
            <text:p>m7399</text:p>
          </table:table-cell>
          <table:table-cell office:value-type="string" table:style-name="ce72">
            <text:p>m7397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6" table:style-name="ce61">
            <text:p>6</text:p>
          </table:table-cell>
          <table:table-cell office:value-type="string" table:style-name="ce72">
            <text:p>m7011</text:p>
          </table:table-cell>
          <table:table-cell office:value-type="string" table:style-name="ce72">
            <text:p>m7009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6" table:style-name="ce61">
            <text:p>6</text:p>
          </table:table-cell>
          <table:table-cell office:value-type="string" table:style-name="ce72">
            <text:p>m7139</text:p>
          </table:table-cell>
          <table:table-cell office:value-type="string" table:style-name="ce72">
            <text:p>m7137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6" table:style-name="ce61">
            <text:p>6</text:p>
          </table:table-cell>
          <table:table-cell office:value-type="string" table:style-name="ce72">
            <text:p>m7075</text:p>
          </table:table-cell>
          <table:table-cell office:value-type="string" table:style-name="ce72">
            <text:p>m7073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6" table:style-name="ce61">
            <text:p>6</text:p>
          </table:table-cell>
          <table:table-cell office:value-type="string" table:style-name="ce72">
            <text:p>m7159</text:p>
          </table:table-cell>
          <table:table-cell office:value-type="string" table:style-name="ce72">
            <text:p>m7157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6" table:style-name="ce61">
            <text:p>6</text:p>
          </table:table-cell>
          <table:table-cell office:value-type="string" table:style-name="ce72">
            <text:p>m7223</text:p>
          </table:table-cell>
          <table:table-cell office:value-type="string" table:style-name="ce72">
            <text:p>m7221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6" table:style-name="ce61">
            <text:p>6</text:p>
          </table:table-cell>
          <table:table-cell office:value-type="string" table:style-name="ce72">
            <text:p>m7287</text:p>
          </table:table-cell>
          <table:table-cell office:value-type="string" table:style-name="ce72">
            <text:p>m7285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table:style-name="ce64"/>
          <table:covered-table-cell/>
          <table:covered-table-cell/>
          <table:covered-table-cell/>
          <table:covered-table-cell/>
          <table:table-cell office:value-type="float" office:value="6" table:style-name="ce61">
            <text:p>6</text:p>
          </table:table-cell>
          <table:covered-table-cell/>
          <table:covered-table-cell/>
          <table:covered-table-cell/>
          <table:covered-table-cell/>
          <table:table-cell office:value-type="float" office:value="6" table:style-name="ce61">
            <text:p>6</text:p>
          </table:table-cell>
          <table:covered-table-cell/>
          <table:covered-table-cell/>
          <table:covered-table-cell/>
          <table:covered-table-cell/>
          <table:table-cell table:number-columns-repeated="16329"/>
        </table:table-row>
        <table:table-row table:style-name="ro10">
          <table:table-cell office:value-type="float" office:value="5" table:style-name="ce61">
            <text:p>5</text:p>
          </table:table-cell>
          <table:table-cell office:value-type="string" table:style-name="ce72">
            <text:p>m7336</text:p>
          </table:table-cell>
          <table:table-cell office:value-type="string" table:style-name="ce72">
            <text:p>m7334</text:p>
          </table:table-cell>
          <table:covered-table-cell/>
          <table:covered-table-cell/>
          <table:table-cell office:value-type="float" office:value="5" table:style-name="ce61">
            <text:p>5</text:p>
          </table:table-cell>
          <table:table-cell office:value-type="string" table:style-name="ce72">
            <text:p>m7400</text:p>
          </table:table-cell>
          <table:table-cell office:value-type="string" table:style-name="ce72">
            <text:p>m7398</text:p>
          </table:table-cell>
          <table:covered-table-cell/>
          <table:covered-table-cell/>
          <table:table-cell office:value-type="float" office:value="5" table:style-name="ce61">
            <text:p>5</text:p>
          </table:table-cell>
          <table:table-cell office:value-type="string" table:style-name="ce72">
            <text:p>m7012</text:p>
          </table:table-cell>
          <table:table-cell office:value-type="string" table:style-name="ce72">
            <text:p>m7010</text:p>
          </table:table-cell>
          <table:covered-table-cell/>
          <table:covered-table-cell/>
          <table:table-cell office:value-type="float" office:value="5" table:style-name="ce61">
            <text:p>5</text:p>
          </table:table-cell>
          <table:table-cell office:value-type="string" table:style-name="ce72">
            <text:p>m7140</text:p>
          </table:table-cell>
          <table:table-cell office:value-type="string" table:style-name="ce72">
            <text:p>m7138</text:p>
          </table:table-cell>
          <table:covered-table-cell/>
          <table:covered-table-cell/>
          <table:table-cell office:value-type="float" office:value="5" table:style-name="ce61">
            <text:p>5</text:p>
          </table:table-cell>
          <table:table-cell office:value-type="string" table:style-name="ce72">
            <text:p>m7076</text:p>
          </table:table-cell>
          <table:table-cell office:value-type="string" table:style-name="ce72">
            <text:p>m7074</text:p>
          </table:table-cell>
          <table:covered-table-cell/>
          <table:covered-table-cell/>
          <table:table-cell office:value-type="float" office:value="5" table:style-name="ce61">
            <text:p>5</text:p>
          </table:table-cell>
          <table:table-cell office:value-type="string" table:style-name="ce72">
            <text:p>m7160</text:p>
          </table:table-cell>
          <table:table-cell office:value-type="string" table:style-name="ce72">
            <text:p>m7158</text:p>
          </table:table-cell>
          <table:covered-table-cell/>
          <table:covered-table-cell/>
          <table:table-cell office:value-type="float" office:value="5" table:style-name="ce61">
            <text:p>5</text:p>
          </table:table-cell>
          <table:table-cell office:value-type="string" table:style-name="ce72">
            <text:p>m7224</text:p>
          </table:table-cell>
          <table:table-cell office:value-type="string" table:style-name="ce72">
            <text:p>m7222</text:p>
          </table:table-cell>
          <table:covered-table-cell/>
          <table:covered-table-cell/>
          <table:table-cell office:value-type="float" office:value="5" table:style-name="ce61">
            <text:p>5</text:p>
          </table:table-cell>
          <table:table-cell office:value-type="string" table:style-name="ce72">
            <text:p>m7288</text:p>
          </table:table-cell>
          <table:table-cell office:value-type="string" table:style-name="ce72">
            <text:p>m7286</text:p>
          </table:table-cell>
          <table:covered-table-cell/>
          <table:covered-table-cell/>
          <table:table-cell table:style-name="ce64"/>
          <table:covered-table-cell/>
          <table:covered-table-cell/>
          <table:covered-table-cell/>
          <table:covered-table-cell/>
          <table:table-cell office:value-type="float" office:value="5" table:style-name="ce61">
            <text:p>5</text:p>
          </table:table-cell>
          <table:covered-table-cell/>
          <table:covered-table-cell/>
          <table:covered-table-cell/>
          <table:covered-table-cell/>
          <table:table-cell office:value-type="float" office:value="5" table:style-name="ce61">
            <text:p>5</text:p>
          </table:table-cell>
          <table:covered-table-cell/>
          <table:covered-table-cell/>
          <table:covered-table-cell/>
          <table:covered-table-cell/>
          <table:table-cell table:number-columns-repeated="16329"/>
        </table:table-row>
        <table:table-row table:style-name="ro10">
          <table:table-cell office:value-type="float" office:value="4" table:style-name="ce61">
            <text:p>4</text:p>
          </table:table-cell>
          <table:table-cell office:value-type="string" table:style-name="ce72">
            <text:p>m7331</text:p>
          </table:table-cell>
          <table:table-cell office:value-type="string" table:style-name="ce72">
            <text:p>m7329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4" table:style-name="ce61">
            <text:p>4</text:p>
          </table:table-cell>
          <table:table-cell office:value-type="string" table:style-name="ce72">
            <text:p>m7395</text:p>
          </table:table-cell>
          <table:table-cell office:value-type="string" table:style-name="ce72">
            <text:p>m7393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4" table:style-name="ce61">
            <text:p>4</text:p>
          </table:table-cell>
          <table:table-cell office:value-type="string" table:style-name="ce72">
            <text:p>m7007</text:p>
          </table:table-cell>
          <table:table-cell office:value-type="string" table:style-name="ce72">
            <text:p>m7005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4" table:style-name="ce61">
            <text:p>4</text:p>
          </table:table-cell>
          <table:table-cell office:value-type="string" table:style-name="ce72">
            <text:p>m7135</text:p>
          </table:table-cell>
          <table:table-cell office:value-type="string" table:style-name="ce72">
            <text:p>m7133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4" table:style-name="ce61">
            <text:p>4</text:p>
          </table:table-cell>
          <table:table-cell office:value-type="string" table:style-name="ce72">
            <text:p>m7071</text:p>
          </table:table-cell>
          <table:table-cell office:value-type="string" table:style-name="ce72">
            <text:p>m7069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4" table:style-name="ce61">
            <text:p>4</text:p>
          </table:table-cell>
          <table:table-cell office:value-type="string" table:style-name="ce72">
            <text:p>m7155</text:p>
          </table:table-cell>
          <table:table-cell office:value-type="string" table:style-name="ce72">
            <text:p>m7153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4" table:style-name="ce61">
            <text:p>4</text:p>
          </table:table-cell>
          <table:table-cell office:value-type="string" table:style-name="ce72">
            <text:p>m7219</text:p>
          </table:table-cell>
          <table:table-cell office:value-type="string" table:style-name="ce72">
            <text:p>m7217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4" table:style-name="ce61">
            <text:p>4</text:p>
          </table:table-cell>
          <table:table-cell office:value-type="string" table:style-name="ce72">
            <text:p>m7283</text:p>
          </table:table-cell>
          <table:table-cell office:value-type="string" table:style-name="ce72">
            <text:p>m7281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office:value-type="float" office:value="4" table:style-name="ce61">
            <text:p>4</text:p>
          </table:table-cell>
          <table:table-cell office:value-type="string" table:number-columns-spanned="2" table:number-rows-spanned="4" table:style-name="ce118">
            <text:p>Expansion space</text:p>
          </table:table-cell>
          <table:covered-table-cell/>
          <table:table-cell office:value-type="float" office:value="0" table:number-columns-spanned="1" table:number-rows-spanned="4" table:style-name="ce112">
            <text:p>0</text:p>
          </table:table-cell>
          <table:table-cell office:value-type="float" office:value="0" table:number-columns-spanned="1" table:number-rows-spanned="4" table:style-name="ce112">
            <text:p>0</text:p>
          </table:table-cell>
          <table:table-cell office:value-type="float" office:value="4" table:style-name="ce61">
            <text:p>4</text:p>
          </table:table-cell>
          <table:covered-table-cell/>
          <table:covered-table-cell/>
          <table:covered-table-cell/>
          <table:covered-table-cell/>
          <table:table-cell table:number-columns-repeated="16329"/>
        </table:table-row>
        <table:table-row table:style-name="ro10">
          <table:table-cell office:value-type="float" office:value="3" table:style-name="ce61">
            <text:p>3</text:p>
          </table:table-cell>
          <table:table-cell office:value-type="string" table:style-name="ce72">
            <text:p>m7332</text:p>
          </table:table-cell>
          <table:table-cell office:value-type="string" table:style-name="ce72">
            <text:p>m7330</text:p>
          </table:table-cell>
          <table:covered-table-cell/>
          <table:covered-table-cell/>
          <table:table-cell office:value-type="float" office:value="3" table:style-name="ce61">
            <text:p>3</text:p>
          </table:table-cell>
          <table:table-cell office:value-type="string" table:style-name="ce72">
            <text:p>m7396</text:p>
          </table:table-cell>
          <table:table-cell office:value-type="string" table:style-name="ce72">
            <text:p>m7394</text:p>
          </table:table-cell>
          <table:covered-table-cell/>
          <table:covered-table-cell/>
          <table:table-cell office:value-type="float" office:value="3" table:style-name="ce61">
            <text:p>3</text:p>
          </table:table-cell>
          <table:table-cell office:value-type="string" table:style-name="ce72">
            <text:p>m7008</text:p>
          </table:table-cell>
          <table:table-cell office:value-type="string" table:style-name="ce72">
            <text:p>m7006</text:p>
          </table:table-cell>
          <table:covered-table-cell/>
          <table:covered-table-cell/>
          <table:table-cell office:value-type="float" office:value="3" table:style-name="ce61">
            <text:p>3</text:p>
          </table:table-cell>
          <table:table-cell office:value-type="string" table:style-name="ce72">
            <text:p>m7136</text:p>
          </table:table-cell>
          <table:table-cell office:value-type="string" table:style-name="ce72">
            <text:p>m7134</text:p>
          </table:table-cell>
          <table:covered-table-cell/>
          <table:covered-table-cell/>
          <table:table-cell office:value-type="float" office:value="3" table:style-name="ce61">
            <text:p>3</text:p>
          </table:table-cell>
          <table:table-cell office:value-type="string" table:style-name="ce72">
            <text:p>m7072</text:p>
          </table:table-cell>
          <table:table-cell office:value-type="string" table:style-name="ce72">
            <text:p>m7070</text:p>
          </table:table-cell>
          <table:covered-table-cell/>
          <table:covered-table-cell/>
          <table:table-cell office:value-type="float" office:value="3" table:style-name="ce61">
            <text:p>3</text:p>
          </table:table-cell>
          <table:table-cell office:value-type="string" table:style-name="ce72">
            <text:p>m7156</text:p>
          </table:table-cell>
          <table:table-cell office:value-type="string" table:style-name="ce72">
            <text:p>m7154</text:p>
          </table:table-cell>
          <table:covered-table-cell/>
          <table:covered-table-cell/>
          <table:table-cell office:value-type="float" office:value="3" table:style-name="ce61">
            <text:p>3</text:p>
          </table:table-cell>
          <table:table-cell office:value-type="string" table:style-name="ce72">
            <text:p>m7220</text:p>
          </table:table-cell>
          <table:table-cell office:value-type="string" table:style-name="ce72">
            <text:p>m7218</text:p>
          </table:table-cell>
          <table:covered-table-cell/>
          <table:covered-table-cell/>
          <table:table-cell office:value-type="float" office:value="3" table:style-name="ce61">
            <text:p>3</text:p>
          </table:table-cell>
          <table:table-cell office:value-type="string" table:style-name="ce72">
            <text:p>m7284</text:p>
          </table:table-cell>
          <table:table-cell office:value-type="string" table:style-name="ce72">
            <text:p>m7282</text:p>
          </table:table-cell>
          <table:covered-table-cell/>
          <table:covered-table-cell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office:value-type="float" office:value="3" table:style-name="ce61">
            <text:p>3</text:p>
          </table:table-cell>
          <table:covered-table-cell/>
          <table:covered-table-cell/>
          <table:covered-table-cell/>
          <table:covered-table-cell/>
          <table:table-cell office:value-type="float" office:value="3" table:style-name="ce61">
            <text:p>3</text:p>
          </table:table-cell>
          <table:table-cell table:number-columns-repeated="973" table:style-name="ce64"/>
          <table:table-cell table:number-columns-repeated="15360"/>
        </table:table-row>
        <table:table-row table:style-name="ro10">
          <table:table-cell office:value-type="float" office:value="2" table:style-name="ce61">
            <text:p>2</text:p>
          </table:table-cell>
          <table:table-cell office:value-type="string" table:style-name="ce72">
            <text:p>m7327</text:p>
          </table:table-cell>
          <table:table-cell office:value-type="string" table:style-name="ce72">
            <text:p>m7325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" table:style-name="ce61">
            <text:p>2</text:p>
          </table:table-cell>
          <table:table-cell office:value-type="string" table:style-name="ce72">
            <text:p>m7391</text:p>
          </table:table-cell>
          <table:table-cell office:value-type="string" table:style-name="ce72">
            <text:p>m7389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" table:style-name="ce61">
            <text:p>2</text:p>
          </table:table-cell>
          <table:table-cell office:value-type="string" table:style-name="ce72">
            <text:p>m7003</text:p>
          </table:table-cell>
          <table:table-cell office:value-type="string" table:style-name="ce72">
            <text:p>m7001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" table:style-name="ce61">
            <text:p>2</text:p>
          </table:table-cell>
          <table:table-cell office:value-type="string" table:style-name="ce72">
            <text:p>m7131</text:p>
          </table:table-cell>
          <table:table-cell office:value-type="string" table:style-name="ce72">
            <text:p>m7129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" table:style-name="ce61">
            <text:p>2</text:p>
          </table:table-cell>
          <table:table-cell office:value-type="string" table:style-name="ce72">
            <text:p>m7067</text:p>
          </table:table-cell>
          <table:table-cell office:value-type="string" table:style-name="ce72">
            <text:p>m7065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" table:style-name="ce61">
            <text:p>2</text:p>
          </table:table-cell>
          <table:table-cell office:value-type="string" table:style-name="ce72">
            <text:p>m7151</text:p>
          </table:table-cell>
          <table:table-cell office:value-type="string" table:style-name="ce72">
            <text:p>m7149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" table:style-name="ce61">
            <text:p>2</text:p>
          </table:table-cell>
          <table:table-cell office:value-type="string" table:style-name="ce72">
            <text:p>m7215</text:p>
          </table:table-cell>
          <table:table-cell office:value-type="string" table:style-name="ce72">
            <text:p>m7213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office:value-type="float" office:value="2" table:style-name="ce61">
            <text:p>2</text:p>
          </table:table-cell>
          <table:table-cell office:value-type="string" table:style-name="ce72">
            <text:p>m7279</text:p>
          </table:table-cell>
          <table:table-cell office:value-type="string" table:style-name="ce72">
            <text:p>m7277</text:p>
          </table:table-cell>
          <table:table-cell office:value-type="float" office:value="1440" table:number-columns-spanned="1" table:number-rows-spanned="2" table:style-name="ce106">
            <text:p>1440</text:p>
          </table:table-cell>
          <table:table-cell office:value-type="float" office:value="41" table:number-columns-spanned="1" table:number-rows-spanned="2" table:style-name="ce106">
            <text:p>41</text:p>
          </table:table-cell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office:value-type="float" office:value="2" table:style-name="ce61">
            <text:p>2</text:p>
          </table:table-cell>
          <table:covered-table-cell/>
          <table:covered-table-cell/>
          <table:covered-table-cell/>
          <table:covered-table-cell/>
          <table:table-cell office:value-type="float" office:value="2" table:style-name="ce61">
            <text:p>2</text:p>
          </table:table-cell>
          <table:table-cell table:number-columns-repeated="973" table:style-name="ce64"/>
          <table:table-cell table:number-columns-repeated="15360"/>
        </table:table-row>
        <table:table-row table:style-name="ro10">
          <table:table-cell office:value-type="float" office:value="1" table:style-name="ce61">
            <text:p>1</text:p>
          </table:table-cell>
          <table:table-cell office:value-type="string" table:style-name="ce72">
            <text:p>m7328</text:p>
          </table:table-cell>
          <table:table-cell office:value-type="string" table:style-name="ce72">
            <text:p>m7326</text:p>
          </table:table-cell>
          <table:covered-table-cell/>
          <table:covered-table-cell/>
          <table:table-cell office:value-type="float" office:value="1" table:style-name="ce61">
            <text:p>1</text:p>
          </table:table-cell>
          <table:table-cell office:value-type="string" table:style-name="ce72">
            <text:p>m7392</text:p>
          </table:table-cell>
          <table:table-cell office:value-type="string" table:style-name="ce72">
            <text:p>m7390</text:p>
          </table:table-cell>
          <table:covered-table-cell/>
          <table:covered-table-cell/>
          <table:table-cell office:value-type="float" office:value="1" table:style-name="ce61">
            <text:p>1</text:p>
          </table:table-cell>
          <table:table-cell office:value-type="string" table:style-name="ce72">
            <text:p>m7004</text:p>
          </table:table-cell>
          <table:table-cell office:value-type="string" table:style-name="ce72">
            <text:p>m7002</text:p>
          </table:table-cell>
          <table:covered-table-cell/>
          <table:covered-table-cell/>
          <table:table-cell office:value-type="float" office:value="1" table:style-name="ce61">
            <text:p>1</text:p>
          </table:table-cell>
          <table:table-cell office:value-type="string" table:style-name="ce72">
            <text:p>m7132</text:p>
          </table:table-cell>
          <table:table-cell office:value-type="string" table:style-name="ce72">
            <text:p>m7130</text:p>
          </table:table-cell>
          <table:covered-table-cell/>
          <table:covered-table-cell/>
          <table:table-cell office:value-type="float" office:value="1" table:style-name="ce61">
            <text:p>1</text:p>
          </table:table-cell>
          <table:table-cell office:value-type="string" table:style-name="ce72">
            <text:p>m7068</text:p>
          </table:table-cell>
          <table:table-cell office:value-type="string" table:style-name="ce72">
            <text:p>m7066</text:p>
          </table:table-cell>
          <table:covered-table-cell/>
          <table:covered-table-cell/>
          <table:table-cell office:value-type="float" office:value="1" table:style-name="ce61">
            <text:p>1</text:p>
          </table:table-cell>
          <table:table-cell office:value-type="string" table:style-name="ce72">
            <text:p>m7152</text:p>
          </table:table-cell>
          <table:table-cell office:value-type="string" table:style-name="ce72">
            <text:p>m7150</text:p>
          </table:table-cell>
          <table:covered-table-cell/>
          <table:covered-table-cell/>
          <table:table-cell office:value-type="float" office:value="1" table:style-name="ce61">
            <text:p>1</text:p>
          </table:table-cell>
          <table:table-cell office:value-type="string" table:style-name="ce72">
            <text:p>m7216</text:p>
          </table:table-cell>
          <table:table-cell office:value-type="string" table:style-name="ce72">
            <text:p>m7214</text:p>
          </table:table-cell>
          <table:covered-table-cell/>
          <table:covered-table-cell/>
          <table:table-cell office:value-type="float" office:value="1" table:style-name="ce61">
            <text:p>1</text:p>
          </table:table-cell>
          <table:table-cell office:value-type="string" table:style-name="ce72">
            <text:p>m7280</text:p>
          </table:table-cell>
          <table:table-cell office:value-type="string" table:style-name="ce72">
            <text:p>m7278</text:p>
          </table:table-cell>
          <table:covered-table-cell/>
          <table:covered-table-cell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office:value-type="float" office:value="1" table:style-name="ce61">
            <text:p>1</text:p>
          </table:table-cell>
          <table:covered-table-cell/>
          <table:covered-table-cell/>
          <table:covered-table-cell/>
          <table:covered-table-cell/>
          <table:table-cell office:value-type="float" office:value="1" table:style-name="ce61">
            <text:p>1</text:p>
          </table:table-cell>
          <table:table-cell table:number-columns-repeated="973" table:style-name="ce64"/>
          <table:table-cell table:number-columns-repeated="15360"/>
        </table:table-row>
        <table:table-row table:style-name="ro11">
          <table:table-cell table:style-name="ce84"/>
          <table:table-cell table:style-name="ce85"/>
          <table:table-cell table:number-columns-repeated="2" table:style-name="ce84"/>
          <table:table-cell office:value-type="float" office:value="100" table:style-name="ce86">
            <text:p>100</text:p>
          </table:table-cell>
          <table:table-cell office:value-type="string" table:style-name="ce85">
            <text:p>kg</text:p>
          </table:table-cell>
          <table:table-cell table:style-name="ce85"/>
          <table:table-cell table:number-columns-repeated="2" table:style-name="ce84"/>
          <table:table-cell office:value-type="float" office:value="100" table:style-name="ce86">
            <text:p>100</text:p>
          </table:table-cell>
          <table:table-cell office:value-type="string" table:number-columns-spanned="2" table:number-rows-spanned="1" table:style-name="ce124">
            <text:p>Rack weight (kg)</text:p>
          </table:table-cell>
          <table:covered-table-cell/>
          <table:table-cell table:number-columns-repeated="2" table:style-name="ce84"/>
          <table:table-cell office:value-type="float" office:value="100" table:style-name="ce86">
            <text:p>100</text:p>
          </table:table-cell>
          <table:table-cell office:value-type="string" table:style-name="ce85">
            <text:p>kg</text:p>
          </table:table-cell>
          <table:table-cell table:style-name="ce85"/>
          <table:table-cell table:number-columns-repeated="2" table:style-name="ce84"/>
          <table:table-cell office:value-type="float" office:value="100" table:style-name="ce86">
            <text:p>100</text:p>
          </table:table-cell>
          <table:table-cell office:value-type="string" table:style-name="ce85">
            <text:p>kg</text:p>
          </table:table-cell>
          <table:table-cell table:style-name="ce85"/>
          <table:table-cell table:number-columns-repeated="2" table:style-name="ce84"/>
          <table:table-cell office:value-type="float" office:value="100" table:style-name="ce86">
            <text:p>100</text:p>
          </table:table-cell>
          <table:table-cell office:value-type="string" table:style-name="ce85">
            <text:p>kg</text:p>
          </table:table-cell>
          <table:table-cell table:style-name="ce85"/>
          <table:table-cell table:number-columns-repeated="2" table:style-name="ce84"/>
          <table:table-cell office:value-type="float" office:value="100" table:style-name="ce86">
            <text:p>100</text:p>
          </table:table-cell>
          <table:table-cell office:value-type="string" table:style-name="ce85">
            <text:p>kg</text:p>
          </table:table-cell>
          <table:table-cell table:style-name="ce85"/>
          <table:table-cell table:number-columns-repeated="2" table:style-name="ce84"/>
          <table:table-cell office:value-type="float" office:value="100" table:style-name="ce86">
            <text:p>100</text:p>
          </table:table-cell>
          <table:table-cell office:value-type="string" table:style-name="ce85">
            <text:p>kg</text:p>
          </table:table-cell>
          <table:table-cell table:style-name="ce85"/>
          <table:table-cell table:number-columns-repeated="2" table:style-name="ce84"/>
          <table:table-cell office:value-type="float" office:value="100" table:style-name="ce86">
            <text:p>100</text:p>
          </table:table-cell>
          <table:table-cell table:number-columns-repeated="16344" table:style-name="ce84"/>
        </table:table-row>
        <table:table-row table:style-name="ro12">
          <table:table-cell table:number-columns-repeated="3" table:style-name="ce87"/>
          <table:table-cell office:value-type="float" office:value="23514" table:formula="of:=SUM([.D4:.D46])" table:style-name="ce87">
            <text:p>23,514</text:p>
          </table:table-cell>
          <table:table-cell office:value-type="float" office:value="795" table:formula="of:=SUM([.E4:.E46])" table:style-name="ce87">
            <text:p>795</text:p>
          </table:table-cell>
          <table:table-cell table:number-columns-repeated="3" table:style-name="ce87"/>
          <table:table-cell office:value-type="float" office:value="23514" table:formula="of:=SUM([.I4:.I46])" table:style-name="ce87">
            <text:p>23,514</text:p>
          </table:table-cell>
          <table:table-cell office:value-type="float" office:value="795" table:formula="of:=SUM([.J4:.J46])" table:style-name="ce87">
            <text:p>795</text:p>
          </table:table-cell>
          <table:table-cell office:value-type="string" table:number-columns-spanned="2" table:number-rows-spanned="1" table:style-name="ce125">
            <text:p>Total power</text:p>
          </table:table-cell>
          <table:covered-table-cell/>
          <table:table-cell table:style-name="ce87"/>
          <table:table-cell office:value-type="float" office:value="24072" table:formula="of:=SUM([.N4:.N46])" table:style-name="ce87">
            <text:p>24,072</text:p>
          </table:table-cell>
          <table:table-cell office:value-type="float" office:value="823" table:formula="of:=SUM([.O4:.O46])" table:style-name="ce87">
            <text:p>823</text:p>
          </table:table-cell>
          <table:table-cell table:number-columns-repeated="3" table:style-name="ce87"/>
          <table:table-cell office:value-type="float" office:value="11181" table:formula="of:=SUM([.S11:.S46])" table:style-name="ce87">
            <text:p>11,181</text:p>
          </table:table-cell>
          <table:table-cell office:value-type="float" office:value="597" table:formula="of:=SUM([.T11:.T46])" table:style-name="ce87">
            <text:p>597</text:p>
          </table:table-cell>
          <table:table-cell table:number-columns-repeated="3" table:style-name="ce87"/>
          <table:table-cell office:value-type="float" office:value="24630" table:formula="of:=SUM([.X4:.X46])" table:style-name="ce87">
            <text:p>24,630</text:p>
          </table:table-cell>
          <table:table-cell office:value-type="float" office:value="851" table:formula="of:=SUM([.Y4:.Y46])" table:style-name="ce87">
            <text:p>851</text:p>
          </table:table-cell>
          <table:table-cell table:number-columns-repeated="3" table:style-name="ce87"/>
          <table:table-cell office:value-type="float" office:value="23959" table:formula="of:=SUM([.AC4:.AC46])" table:style-name="ce87">
            <text:p>23,959</text:p>
          </table:table-cell>
          <table:table-cell office:value-type="float" office:value="833" table:formula="of:=SUM([.AD4:.AD46])" table:style-name="ce87">
            <text:p>833</text:p>
          </table:table-cell>
          <table:table-cell table:number-columns-repeated="3" table:style-name="ce87"/>
          <table:table-cell office:value-type="float" office:value="20821" table:formula="of:=SUM([.AH11:.AH46])" table:style-name="ce87">
            <text:p>20,821</text:p>
          </table:table-cell>
          <table:table-cell office:value-type="float" office:value="728" table:formula="of:=SUM([.AI11:.AI46])" table:style-name="ce87">
            <text:p>728</text:p>
          </table:table-cell>
          <table:table-cell table:number-columns-repeated="3" table:style-name="ce87"/>
          <table:table-cell office:value-type="float" office:value="23136" table:formula="of:=SUM([.AM4:.AM46])" table:style-name="ce87">
            <text:p>23,136</text:p>
          </table:table-cell>
          <table:table-cell office:value-type="float" office:value="1030" table:formula="of:=SUM([.AN4:.AN46])" table:style-name="ce87">
            <text:p>1,030</text:p>
          </table:table-cell>
          <table:table-cell table:number-columns-repeated="16344" table:style-name="ce87"/>
        </table:table-row>
        <table:table-row table:style-name="ro12">
          <table:table-cell table:number-columns-repeated="3" table:style-name="ce88"/>
          <table:table-cell office:value-type="float" office:value="80229.767999999996" table:formula="of:=SUM([.D47]*3.412)" table:number-columns-spanned="2" table:number-rows-spanned="1" table:style-name="ce126">
            <text:p>80,230</text:p>
          </table:table-cell>
          <table:covered-table-cell/>
          <table:table-cell table:number-columns-repeated="3" table:style-name="ce88"/>
          <table:table-cell office:value-type="float" office:value="80229.767999999996" table:formula="of:=SUM([.I47]*3.412)" table:number-columns-spanned="2" table:number-rows-spanned="1" table:style-name="ce126">
            <text:p>80,230</text:p>
          </table:table-cell>
          <table:covered-table-cell/>
          <table:table-cell office:value-type="string" table:number-columns-spanned="3" table:number-rows-spanned="1" table:style-name="ce126">
            <text:p>Total heat (BTU/hr)</text:p>
          </table:table-cell>
          <table:covered-table-cell table:number-columns-repeated="2"/>
          <table:table-cell office:value-type="float" office:value="82133.664000000004" table:formula="of:=SUM([.N47]*3.412)" table:number-columns-spanned="2" table:number-rows-spanned="1" table:style-name="ce126">
            <text:p>82,134</text:p>
          </table:table-cell>
          <table:covered-table-cell/>
          <table:table-cell table:number-columns-repeated="3" table:style-name="ce88"/>
          <table:table-cell office:value-type="float" office:value="38149.572" table:formula="of:=SUM([.S47]*3.412)" table:number-columns-spanned="2" table:number-rows-spanned="1" table:style-name="ce126">
            <text:p>38,150</text:p>
          </table:table-cell>
          <table:covered-table-cell/>
          <table:table-cell table:number-columns-repeated="3" table:style-name="ce88"/>
          <table:table-cell office:value-type="float" office:value="84037.56" table:formula="of:=SUM([.X47]*3.412)" table:number-columns-spanned="2" table:number-rows-spanned="1" table:style-name="ce126">
            <text:p>84,038</text:p>
          </table:table-cell>
          <table:covered-table-cell/>
          <table:table-cell table:number-columns-repeated="3" table:style-name="ce88"/>
          <table:table-cell office:value-type="float" office:value="81748.107999999993" table:formula="of:=SUM([.AC47]*3.412)" table:number-columns-spanned="2" table:number-rows-spanned="1" table:style-name="ce126">
            <text:p>81,748</text:p>
          </table:table-cell>
          <table:covered-table-cell/>
          <table:table-cell table:number-columns-repeated="3" table:style-name="ce88"/>
          <table:table-cell office:value-type="float" office:value="71041.251999999993" table:formula="of:=SUM([.AH47]*3.412)" table:number-columns-spanned="2" table:number-rows-spanned="1" table:style-name="ce126">
            <text:p>71,041</text:p>
          </table:table-cell>
          <table:covered-table-cell/>
          <table:table-cell table:number-columns-repeated="3" table:style-name="ce88"/>
          <table:table-cell office:value-type="float" office:value="78940.031999999992" table:formula="of:=SUM([.AM47]*3.412)" table:number-columns-spanned="2" table:number-rows-spanned="1" table:style-name="ce126">
            <text:p>78,940</text:p>
          </table:table-cell>
          <table:covered-table-cell/>
          <table:table-cell table:number-columns-repeated="16344" table:style-name="ce88"/>
        </table:table-row>
        <table:table-row table:style-name="ro13">
          <table:table-cell table:number-columns-repeated="10" table:style-name="ce89"/>
          <table:table-cell office:value-type="string" table:number-columns-spanned="2" table:number-rows-spanned="1" table:style-name="ce127">
            <text:p>Total power (KW)</text:p>
          </table:table-cell>
          <table:covered-table-cell/>
          <table:table-cell office:value-type="float" office:value="67158" table:formula="of:=[.N47]+[.S47]+[.X47]+(485*15)" table:style-name="ce89">
            <text:p>67,158</text:p>
          </table:table-cell>
          <table:table-cell table:number-columns-repeated="14" table:style-name="ce89"/>
          <table:table-cell office:value-type="float" office:value="75191" table:formula="of:=[.AC47]+[.AH47]+[.AM47]+(485*15)" table:style-name="ce89">
            <text:p>75,191</text:p>
          </table:table-cell>
          <table:table-cell table:number-columns-repeated="16356" table:style-name="ce89"/>
        </table:table-row>
        <table:table-row table:style-name="ro5">
          <table:table-cell table:number-columns-repeated="10"/>
          <table:table-cell table:style-name="ce90"/>
          <table:table-cell table:number-columns-repeated="4" table:style-name="ce91"/>
          <table:table-cell table:number-columns-repeated="11" table:style-name="ce64"/>
          <table:table-cell table:number-columns-repeated="4" table:style-name="ce91"/>
          <table:table-cell table:number-columns-repeated="16354"/>
        </table:table-row>
        <table:table-row table:number-rows-repeated="9" table:style-name="ro14">
          <table:table-cell table:number-columns-repeated="10"/>
          <table:table-cell table:style-name="ce90"/>
          <table:table-cell table:number-columns-repeated="4" table:style-name="ce91"/>
          <table:table-cell table:number-columns-repeated="11" table:style-name="ce64"/>
          <table:table-cell table:number-columns-repeated="4" table:style-name="ce91"/>
          <table:table-cell table:number-columns-repeated="16354"/>
        </table:table-row>
        <table:table-row table:number-rows-repeated="1048517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1" svg:font-family="Arial1"/>
    <style:font-face style:name="DejaVu Sans Condensed" svg:font-family="&quot;DejaVu Sans Condensed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Alastair Basden</meta:initial-creator>
    <dc:creator>Finlay Wojtan</dc:creator>
    <meta:creation-date>2021-05-04T11:12:40Z</meta:creation-date>
    <dc:date>2021-05-19T19:29:43Z</dc:date>
    <meta:editing-cycles>2</meta:editing-cycles>
    <meta:editing-duration>PT283S</meta:editing-duration>
  </office:meta>
</office:document-meta>
</file>